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4.0846in"/>
    </style:style>
    <style:style style:name="co3" style:family="table-column">
      <style:table-column-properties fo:break-before="auto" style:column-width="0.7937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3.0909in"/>
    </style:style>
    <style:style style:name="co7" style:family="table-column">
      <style:table-column-properties fo:break-before="auto" style:column-width="1.8945in"/>
    </style:style>
    <style:style style:name="co8" style:family="table-column">
      <style:table-column-properties fo:break-before="auto" style:column-width="2.5571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9909in"/>
    </style:style>
    <style:style style:name="co11" style:family="table-column">
      <style:table-column-properties fo:break-before="auto" style:column-width="1.8091in"/>
    </style:style>
    <style:style style:name="co12" style:family="table-column">
      <style:table-column-properties fo:break-before="auto" style:column-width="0.8583in"/>
    </style:style>
    <style:style style:name="co13" style:family="table-column">
      <style:table-column-properties fo:break-before="auto" style:column-width="1.2638in"/>
    </style:style>
    <style:style style:name="co14" style:family="table-column">
      <style:table-column-properties fo:break-before="auto" style:column-width="2.4819in"/>
    </style:style>
    <style:style style:name="co15" style:family="table-column">
      <style:table-column-properties fo:break-before="auto" style:column-width="1.852in"/>
    </style:style>
    <style:style style:name="co16" style:family="table-column">
      <style:table-column-properties fo:break-before="auto" style:column-width="0.5807in"/>
    </style:style>
    <style:style style:name="co17" style:family="table-column">
      <style:table-column-properties fo:break-before="auto" style:column-width="0.5591in"/>
    </style:style>
    <style:style style:name="co18" style:family="table-column">
      <style:table-column-properties fo:break-before="auto" style:column-width="0.7402in"/>
    </style:style>
    <style:style style:name="co19" style:family="table-column">
      <style:table-column-properties fo:break-before="auto" style:column-width="0.9118in"/>
    </style:style>
    <style:style style:name="co20" style:family="table-column">
      <style:table-column-properties fo:break-before="auto" style:column-width="0.6661in"/>
    </style:style>
    <style:style style:name="co21" style:family="table-column">
      <style:table-column-properties fo:break-before="auto" style:column-width="0.7299in"/>
    </style:style>
    <style:style style:name="co22" style:family="table-column">
      <style:table-column-properties fo:break-before="auto" style:column-width="0.7618in"/>
    </style:style>
    <style:style style:name="co23" style:family="table-column">
      <style:table-column-properties fo:break-before="auto" style:column-width="0.4736in"/>
    </style:style>
    <style:style style:name="co24" style:family="table-column">
      <style:table-column-properties fo:break-before="auto" style:column-width="2.9953in"/>
    </style:style>
    <style:style style:name="co25" style:family="table-column">
      <style:table-column-properties fo:break-before="auto" style:column-width="1.1146in"/>
    </style:style>
    <style:style style:name="co26" style:family="table-column">
      <style:table-column-properties fo:break-before="auto" style:column-width="1.1681in"/>
    </style:style>
    <style:style style:name="co27" style:family="table-column">
      <style:table-column-properties fo:break-before="auto" style:column-width="1.3173in"/>
    </style:style>
    <style:style style:name="co28" style:family="table-column">
      <style:table-column-properties fo:break-before="auto" style:column-width="0.922in"/>
    </style:style>
    <style:style style:name="co29" style:family="table-column">
      <style:table-column-properties fo:break-before="auto" style:column-width="1.6272in"/>
    </style:style>
    <style:style style:name="co30" style:family="table-column">
      <style:table-column-properties fo:break-before="auto" style:column-width="1.1252in"/>
    </style:style>
    <style:style style:name="co31" style:family="table-column">
      <style:table-column-properties fo:break-before="auto" style:column-width="3in"/>
    </style:style>
    <style:style style:name="co32" style:family="table-column">
      <style:table-column-properties fo:break-before="auto" style:column-width="0.9972in"/>
    </style:style>
    <style:style style:name="co33" style:family="table-column">
      <style:table-column-properties fo:break-before="auto" style:column-width="1.9055in"/>
    </style:style>
    <style:style style:name="co3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number-columns-repeated="4" table:default-cell-style-name="Default"/>
        <table:table-row table:style-name="ro1">
          <table:table-cell office:value-type="string">
            <text:p>School_Year</text:p>
          </table:table-cell>
          <table:table-cell office:value-type="string">
            <text:p>LEA_Name</text:p>
          </table:table-cell>
          <table:table-cell office:value-type="string">
            <text:p>School_Name</text:p>
          </table:table-cell>
          <table:table-cell office:value-type="string">
            <text:p>LEA_Code</text:p>
          </table:table-cell>
          <table:table-cell office:value-type="string">
            <text:p>School_Code</text:p>
          </table:table-cell>
          <table:table-cell office:value-type="string">
            <text:p>LEA_ID_NCES</text:p>
          </table:table-cell>
          <table:table-cell office:value-type="string">
            <text:p>School_Type_State</text:p>
          </table:table-cell>
          <table:table-cell office:value-type="string">
            <text:p>School_Type_NCES</text:p>
          </table:table-cell>
          <table:table-cell office:value-type="string">
            <text:p>Web_Site</text:p>
          </table:table-cell>
          <table:table-cell office:value-type="string">
            <text:p>Charter_Status</text:p>
          </table:table-cell>
          <table:table-cell office:value-type="string">
            <text:p>SY_Start_School_Opp_Status</text:p>
          </table:table-cell>
          <table:table-cell office:value-type="string">
            <text:p>School_Address_Mailing_2</text:p>
          </table:table-cell>
          <table:table-cell office:value-type="string">
            <text:p>School_City</text:p>
          </table:table-cell>
          <table:table-cell office:value-type="string">
            <text:p>ZIP_Code_Mailing</text:p>
          </table:table-cell>
          <table:table-cell office:value-type="string">
            <text:p>School_Address_Location_1</text:p>
          </table:table-cell>
          <table:table-cell office:value-type="string">
            <text:p>School_Address_Location_2</text:p>
          </table:table-cell>
          <table:table-cell office:value-type="string">
            <text:p>School_ZIP_Code_Location</text:p>
          </table:table-cell>
          <table:table-cell office:value-type="string">
            <text:p>PreK_3</text:p>
          </table:table-cell>
          <table:table-cell office:value-type="string">
            <text:p>Prek_4</text:p>
          </table:table-cell>
          <table:table-cell office:value-type="string">
            <text:p>Preschool</text:p>
          </table:table-cell>
          <table:table-cell office:value-type="string">
            <text:p>Kindergarten</text:p>
          </table:table-cell>
          <table:table-cell office:value-type="string">
            <text:p>Grade_1</text:p>
          </table:table-cell>
          <table:table-cell office:value-type="string">
            <text:p>Grade_2</text:p>
          </table:table-cell>
          <table:table-cell office:value-type="string">
            <text:p>Grade_3</text:p>
          </table:table-cell>
          <table:table-cell office:value-type="string">
            <text:p>Grade_4</text:p>
          </table:table-cell>
          <table:table-cell office:value-type="string">
            <text:p>Grade_5</text:p>
          </table:table-cell>
          <table:table-cell office:value-type="string">
            <text:p>Grade_6</text:p>
          </table:table-cell>
          <table:table-cell office:value-type="string">
            <text:p>Grade_7</text:p>
          </table:table-cell>
          <table:table-cell office:value-type="string">
            <text:p>Grade_8</text:p>
          </table:table-cell>
          <table:table-cell office:value-type="string">
            <text:p>Grade_9</text:p>
          </table:table-cell>
          <table:table-cell office:value-type="string">
            <text:p>Grade_10</text:p>
          </table:table-cell>
          <table:table-cell office:value-type="string">
            <text:p>Grade_11</text:p>
          </table:table-cell>
          <table:table-cell office:value-type="string">
            <text:p>Grade_12</text:p>
          </table:table-cell>
          <table:table-cell office:value-type="string">
            <text:p>Ungraded</text:p>
          </table:table-cell>
          <table:table-cell office:value-type="string">
            <text:p>No_Grade</text:p>
          </table:table-cell>
          <table:table-cell office:value-type="string">
            <text:p>Grade_Adult</text:p>
          </table:table-cell>
          <table:table-cell office:value-type="string">
            <text:p>F53</text:p>
          </table:table-cell>
          <table:table-cell office:value-type="string">
            <text:p>MAR_MATCHADDRESS</text:p>
          </table:table-cell>
          <table:table-cell office:value-type="string">
            <text:p>MAR_XCOORD</text:p>
          </table:table-cell>
          <table:table-cell office:value-type="string">
            <text:p>MAR_YCOORD</text:p>
          </table:table-cell>
          <table:table-cell office:value-type="string">
            <text:p>MAR_LATITUDE</text:p>
          </table:table-cell>
          <table:table-cell office:value-type="string">
            <text:p>MAR_LONGITUDE</text:p>
          </table:table-cell>
          <table:table-cell office:value-type="string">
            <text:p>MAR_WARD</text:p>
          </table:table-cell>
          <table:table-cell office:value-type="string">
            <text:p>MAR_CENSUS_TRACT</text:p>
          </table:table-cell>
          <table:table-cell office:value-type="string">
            <text:p>MAR_ZIPCODE</text:p>
          </table:table-cell>
          <table:table-cell office:value-type="string">
            <text:p>MARID</text:p>
          </table:table-cell>
          <table:table-cell office:value-type="string">
            <text:p>MAR_ERROR</text:p>
          </table:table-cell>
          <table:table-cell office:value-type="string">
            <text:p>MAR_SCORE</text:p>
          </table:table-cell>
          <table:table-cell office:value-type="string">
            <text:p>MAR_SOURCEOPERATION</text:p>
          </table:table-cell>
          <table:table-cell office:value-type="string">
            <text:p>MAR_IGNOR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ward</text:p>
          </table:table-cell>
          <table:table-cell office:value-type="string">
            <text:p>census_tract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William E. Doar Jr PCS</text:p>
          </table:table-cell>
          <table:table-cell office:value-type="string">
            <text:p>William E. Doar Jr PCS</text:p>
          </table:table-cell>
          <table:table-cell office:value-type="float" office:value="153">
            <text:p>153</text:p>
          </table:table-cell>
          <table:table-cell office:value-type="float" office:value="210">
            <text:p>210</text:p>
          </table:table-cell>
          <table:table-cell office:value-type="float" office:value="1100053">
            <text:p>1100053</text:p>
          </table:table-cell>
          <table:table-cell table:number-columns-repeated="2" office:value-type="string">
            <text:p>Regular School</text:p>
          </table:table-cell>
          <table:table-cell office:value-type="string">
            <text:p>http://www.wedjschool.us/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705 Edgewood St 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05 EDGEWOOD STREET NE</text:p>
          </table:table-cell>
          <table:table-cell office:value-type="float" office:value="400359.57">
            <text:p>400359.57</text:p>
          </table:table-cell>
          <table:table-cell office:value-type="float" office:value="139530.04">
            <text:p>139530.04</text:p>
          </table:table-cell>
          <table:table-cell office:value-type="float" office:value="38.9236448">
            <text:p>38.9236448</text:p>
          </table:table-cell>
          <table:table-cell office:value-type="float" office:value="-76.99585343">
            <text:p>-76.99585343</text:p>
          </table:table-cell>
          <table:table-cell office:value-type="string">
            <text:p>Ward 5</text:p>
          </table:table-cell>
          <table:table-cell office:value-type="float" office:value="9204">
            <text:p>9204</text:p>
          </table:table-cell>
          <table:table-cell office:value-type="float" office:value="20017">
            <text:p>20017</text:p>
          </table:table-cell>
          <table:table-cell office:value-type="float" office:value="289576">
            <text:p>28957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]" office:value-type="float" office:value="38.9236448">
            <text:p>38.9236448</text:p>
          </table:table-cell>
          <table:table-cell table:formula="of:=[.AP2]" office:value-type="float" office:value="-76.99585343">
            <text:p>-76.99585343</text:p>
          </table:table-cell>
          <table:table-cell table:formula="of:=[.AQ2]" office:value-type="string" office:string-value="Ward 5">
            <text:p>Ward 5</text:p>
          </table:table-cell>
          <table:table-cell table:formula="of:=[.AR2]" office:value-type="float" office:value="9204">
            <text:p>92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Latin American Youth Center (LAYC) Career Academy</text:p>
          </table:table-cell>
          <table:table-cell office:value-type="string">
            <text:p>Latin American Youth Center Career Academy</text:p>
          </table:table-cell>
          <table:table-cell office:value-type="float" office:value="172">
            <text:p>172</text:p>
          </table:table-cell>
          <table:table-cell office:value-type="float" office:value="104">
            <text:p>104</text:p>
          </table:table-cell>
          <table:table-cell office:value-type="float" office:value="1100059">
            <text:p>1100059</text:p>
          </table:table-cell>
          <table:table-cell table:number-columns-repeated="2" office:value-type="string">
            <text:p>Regular School</text:p>
          </table:table-cell>
          <table:table-cell office:value-type="string">
            <text:p>www.laycca.org/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3047 15th S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1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3047 15TH STREET NW</text:p>
          </table:table-cell>
          <table:table-cell office:value-type="float" office:value="396892.23">
            <text:p>396892.23</text:p>
          </table:table-cell>
          <table:table-cell office:value-type="float" office:value="140071.02">
            <text:p>140071.02</text:p>
          </table:table-cell>
          <table:table-cell office:value-type="float" office:value="38.92851269">
            <text:p>38.92851269</text:p>
          </table:table-cell>
          <table:table-cell office:value-type="float" office:value="-77.0358413">
            <text:p>-77.0358413</text:p>
          </table:table-cell>
          <table:table-cell office:value-type="string">
            <text:p>Ward 1</text:p>
          </table:table-cell>
          <table:table-cell office:value-type="float" office:value="2802">
            <text:p>2802</text:p>
          </table:table-cell>
          <table:table-cell office:value-type="float" office:value="20009">
            <text:p>20009</text:p>
          </table:table-cell>
          <table:table-cell office:value-type="float" office:value="243343">
            <text:p>24334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3]" office:value-type="float" office:value="38.92851269">
            <text:p>38.92851269</text:p>
          </table:table-cell>
          <table:table-cell table:formula="of:=[.AP3]" office:value-type="float" office:value="-77.0358413">
            <text:p>-77.0358413</text:p>
          </table:table-cell>
          <table:table-cell table:formula="of:=[.AQ3]" office:value-type="string" office:string-value="Ward 1">
            <text:p>Ward 1</text:p>
          </table:table-cell>
          <table:table-cell table:formula="of:=[.AR3]" office:value-type="float" office:value="2802">
            <text:p>28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Langley EC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01 T Stree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1 T STREET NE</text:p>
          </table:table-cell>
          <table:table-cell office:value-type="float" office:value="399489.48">
            <text:p>399489.48</text:p>
          </table:table-cell>
          <table:table-cell office:value-type="float" office:value="138589.14">
            <text:p>138589.14</text:p>
          </table:table-cell>
          <table:table-cell office:value-type="float" office:value="38.91516879">
            <text:p>38.91516879</text:p>
          </table:table-cell>
          <table:table-cell office:value-type="float" office:value="-77.00588662">
            <text:p>-77.00588662</text:p>
          </table:table-cell>
          <table:table-cell office:value-type="string">
            <text:p>Ward 5</text:p>
          </table:table-cell>
          <table:table-cell office:value-type="float" office:value="8701">
            <text:p>8701</text:p>
          </table:table-cell>
          <table:table-cell office:value-type="float" office:value="20002">
            <text:p>20002</text:p>
          </table:table-cell>
          <table:table-cell office:value-type="float" office:value="285757">
            <text:p>28575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]" office:value-type="float" office:value="38.91516879">
            <text:p>38.91516879</text:p>
          </table:table-cell>
          <table:table-cell table:formula="of:=[.AP4]" office:value-type="float" office:value="-77.00588662">
            <text:p>-77.00588662</text:p>
          </table:table-cell>
          <table:table-cell table:formula="of:=[.AQ4]" office:value-type="string" office:string-value="Ward 5">
            <text:p>Ward 5</text:p>
          </table:table-cell>
          <table:table-cell table:formula="of:=[.AR4]" office:value-type="float" office:value="8701">
            <text:p>87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Maya Angelou PCS</text:p>
          </table:table-cell>
          <table:table-cell office:value-type="string">
            <text:p>Maya Angelou Evans Campus PCS</text:p>
          </table:table-cell>
          <table:table-cell office:value-type="float" office:value="133">
            <text:p>133</text:p>
          </table:table-cell>
          <table:table-cell office:value-type="float" office:value="101">
            <text:p>101</text:p>
          </table:table-cell>
          <table:table-cell office:value-type="float" office:value="1100014">
            <text:p>1100014</text:p>
          </table:table-cell>
          <table:table-cell table:number-columns-repeated="2" office:value-type="string">
            <text:p>Alternative Education School</text:p>
          </table:table-cell>
          <table:table-cell office:value-type="string">
            <text:p>www.seeforever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5600 East Capitol Street NE</text:p>
          </table:table-cell>
          <table:table-cell office:value-type="string">
            <text:p>3rd Floor</text:p>
          </table:table-cell>
          <table:table-cell office:value-type="float" office:value="20019">
            <text:p>20019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5600 EAST CAPITOL STREET NE</text:p>
          </table:table-cell>
          <table:table-cell office:value-type="float" office:value="406885.34">
            <text:p>406885.34</text:p>
          </table:table-cell>
          <table:table-cell office:value-type="float" office:value="135830.53">
            <text:p>135830.53</text:p>
          </table:table-cell>
          <table:table-cell office:value-type="float" office:value="38.89029144">
            <text:p>38.89029144</text:p>
          </table:table-cell>
          <table:table-cell office:value-type="float" office:value="-76.92063526">
            <text:p>-76.92063526</text:p>
          </table:table-cell>
          <table:table-cell office:value-type="string">
            <text:p>Ward 7</text:p>
          </table:table-cell>
          <table:table-cell office:value-type="float" office:value="7808">
            <text:p>7808</text:p>
          </table:table-cell>
          <table:table-cell office:value-type="float" office:value="20019">
            <text:p>20019</text:p>
          </table:table-cell>
          <table:table-cell office:value-type="float" office:value="289793">
            <text:p>28979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]" office:value-type="float" office:value="38.89029144">
            <text:p>38.89029144</text:p>
          </table:table-cell>
          <table:table-cell table:formula="of:=[.AP5]" office:value-type="float" office:value="-76.92063526">
            <text:p>-76.92063526</text:p>
          </table:table-cell>
          <table:table-cell table:formula="of:=[.AQ5]" office:value-type="string" office:string-value="Ward 7">
            <text:p>Ward 7</text:p>
          </table:table-cell>
          <table:table-cell table:formula="of:=[.AR5]" office:value-type="float" office:value="7808">
            <text:p>7808</text:p>
          </table:table-cell>
        </table:table-row>
        <table:table-row table:style-name="ro2">
          <table:table-cell office:value-type="string">
            <text:p>2012-2013</text:p>
          </table:table-cell>
          <table:table-cell office:value-type="string">
            <text:p>Cesar Chavez PCS</text:p>
          </table:table-cell>
          <table:table-cell office:value-type="string">
            <text:p>Cesar Chavez Parkside MS PCS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100005">
            <text:p>1100005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havez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3701 Haynes St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Street Name: Not Valid</text:p>
          </table:table-cell>
          <table:table-cell office:value-type="float" office:value="98.44">
            <text:p>98.44</text:p>
          </table:table-cell>
          <table:table-cell office:value-type="string">
            <text:p>DC Address</text:p>
          </table:table-cell>
          <table:table-cell/>
          <table:table-cell office:value-type="float" office:value="38.9018">
            <text:p>38.9018</text:p>
          </table:table-cell>
          <table:table-cell office:value-type="float" office:value="-76.9495">
            <text:p>-76.9495</text:p>
          </table:table-cell>
          <table:table-cell office:value-type="string">
            <text:p>Ward 7</text:p>
          </table:table-cell>
          <table:table-cell/>
        </table:table-row>
        <table:table-row table:style-name="ro1">
          <table:table-cell office:value-type="string">
            <text:p>2012-2013</text:p>
          </table:table-cell>
          <table:table-cell office:value-type="string">
            <text:p>St. Coletta Special Education PCS</text:p>
          </table:table-cell>
          <table:table-cell office:value-type="string">
            <text:p>St. Coletta Special Education PCS</text:p>
          </table:table-cell>
          <table:table-cell office:value-type="float" office:value="143">
            <text:p>143</text:p>
          </table:table-cell>
          <table:table-cell office:value-type="float" office:value="1047">
            <text:p>1047</text:p>
          </table:table-cell>
          <table:table-cell office:value-type="float" office:value="1100064">
            <text:p>1100064</text:p>
          </table:table-cell>
          <table:table-cell table:number-columns-repeated="2" office:value-type="string">
            <text:p>Special education school</text:p>
          </table:table-cell>
          <table:table-cell office:value-type="string">
            <text:p>www.stcoletta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1901 Independence Avenue 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17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901 INDEPENDENCE AVENUE SE</text:p>
          </table:table-cell>
          <table:table-cell office:value-type="float" office:value="402023.67">
            <text:p>402023.67</text:p>
          </table:table-cell>
          <table:table-cell office:value-type="float" office:value="135486.49">
            <text:p>135486.49</text:p>
          </table:table-cell>
          <table:table-cell office:value-type="float" office:value="38.88721683">
            <text:p>38.88721683</text:p>
          </table:table-cell>
          <table:table-cell office:value-type="float" office:value="-76.97667492">
            <text:p>-76.97667492</text:p>
          </table:table-cell>
          <table:table-cell office:value-type="string">
            <text:p>Ward 7</text:p>
          </table:table-cell>
          <table:table-cell office:value-type="float" office:value="6804">
            <text:p>6804</text:p>
          </table:table-cell>
          <table:table-cell office:value-type="float" office:value="20003">
            <text:p>20003</text:p>
          </table:table-cell>
          <table:table-cell office:value-type="float" office:value="302511">
            <text:p>30251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]" office:value-type="float" office:value="38.88721683">
            <text:p>38.88721683</text:p>
          </table:table-cell>
          <table:table-cell table:formula="of:=[.AP7]" office:value-type="float" office:value="-76.97667492">
            <text:p>-76.97667492</text:p>
          </table:table-cell>
          <table:table-cell table:formula="of:=[.AQ7]" office:value-type="string" office:string-value="Ward 7">
            <text:p>Ward 7</text:p>
          </table:table-cell>
          <table:table-cell table:formula="of:=[.AR7]" office:value-type="float" office:value="6804">
            <text:p>68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ommunity Academy PCS</text:p>
          </table:table-cell>
          <table:table-cell office:value-type="string">
            <text:p>Community Academy Amos I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1100007">
            <text:p>110000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a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300 Allison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00 ALLISON STREET NW</text:p>
          </table:table-cell>
          <table:table-cell office:value-type="float" office:value="397352.45">
            <text:p>397352.45</text:p>
          </table:table-cell>
          <table:table-cell office:value-type="float" office:value="141867.84">
            <text:p>141867.84</text:p>
          </table:table-cell>
          <table:table-cell office:value-type="float" office:value="38.94470049">
            <text:p>38.94470049</text:p>
          </table:table-cell>
          <table:table-cell office:value-type="float" office:value="-77.03054061">
            <text:p>-77.03054061</text:p>
          </table:table-cell>
          <table:table-cell office:value-type="string">
            <text:p>Ward 4</text:p>
          </table:table-cell>
          <table:table-cell office:value-type="float" office:value="2501">
            <text:p>2501</text:p>
          </table:table-cell>
          <table:table-cell office:value-type="float" office:value="20011">
            <text:p>20011</text:p>
          </table:table-cell>
          <table:table-cell office:value-type="float" office:value="255251">
            <text:p>25525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]" office:value-type="float" office:value="38.94470049">
            <text:p>38.94470049</text:p>
          </table:table-cell>
          <table:table-cell table:formula="of:=[.AP8]" office:value-type="float" office:value="-77.03054061">
            <text:p>-77.03054061</text:p>
          </table:table-cell>
          <table:table-cell table:formula="of:=[.AQ8]" office:value-type="string" office:string-value="Ward 4">
            <text:p>Ward 4</text:p>
          </table:table-cell>
          <table:table-cell table:formula="of:=[.AR8]" office:value-type="float" office:value="2501">
            <text:p>25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ommunity Academy PCS</text:p>
          </table:table-cell>
          <table:table-cell office:value-type="string">
            <text:p>Community Academy Butler Bilingual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1100007">
            <text:p>110000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a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5">
            <text:p>20005</text:p>
          </table:table-cell>
          <table:table-cell office:value-type="string">
            <text:p>5 Thomas Circle NW</text:p>
          </table:table-cell>
          <table:table-cell office:value-type="string">
            <text:p>NULL</text:p>
          </table:table-cell>
          <table:table-cell office:value-type="float" office:value="20005">
            <text:p>20005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 THOMAS CIRCLE NW</text:p>
          </table:table-cell>
          <table:table-cell office:value-type="float" office:value="397172.36">
            <text:p>397172.36</text:p>
          </table:table-cell>
          <table:table-cell office:value-type="float" office:value="137624.15">
            <text:p>137624.15</text:p>
          </table:table-cell>
          <table:table-cell office:value-type="float" office:value="38.90647143">
            <text:p>38.90647143</text:p>
          </table:table-cell>
          <table:table-cell office:value-type="float" office:value="-77.03260054">
            <text:p>-77.03260054</text:p>
          </table:table-cell>
          <table:table-cell office:value-type="string">
            <text:p>Ward 2</text:p>
          </table:table-cell>
          <table:table-cell office:value-type="float" office:value="5201">
            <text:p>5201</text:p>
          </table:table-cell>
          <table:table-cell office:value-type="float" office:value="20005">
            <text:p>20005</text:p>
          </table:table-cell>
          <table:table-cell office:value-type="float" office:value="243014">
            <text:p>24301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]" office:value-type="float" office:value="38.90647143">
            <text:p>38.90647143</text:p>
          </table:table-cell>
          <table:table-cell table:formula="of:=[.AP9]" office:value-type="float" office:value="-77.03260054">
            <text:p>-77.03260054</text:p>
          </table:table-cell>
          <table:table-cell table:formula="of:=[.AQ9]" office:value-type="string" office:string-value="Ward 2">
            <text:p>Ward 2</text:p>
          </table:table-cell>
          <table:table-cell table:formula="of:=[.AR9]" office:value-type="float" office:value="5201">
            <text:p>52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The Next Step PCS</text:p>
          </table:table-cell>
          <table:table-cell office:value-type="string">
            <text:p>The Next Step PCS- Adult</text:p>
          </table:table-cell>
          <table:table-cell office:value-type="float" office:value="145">
            <text:p>145</text:p>
          </table:table-cell>
          <table:table-cell office:value-type="float" office:value="1061">
            <text:p>1061</text:p>
          </table:table-cell>
          <table:table-cell office:value-type="float" office:value="1100017">
            <text:p>110001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nextstep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3047 15th S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3047 15TH STREET NW</text:p>
          </table:table-cell>
          <table:table-cell office:value-type="float" office:value="396892.23">
            <text:p>396892.23</text:p>
          </table:table-cell>
          <table:table-cell office:value-type="float" office:value="140071.02">
            <text:p>140071.02</text:p>
          </table:table-cell>
          <table:table-cell office:value-type="float" office:value="38.92851269">
            <text:p>38.92851269</text:p>
          </table:table-cell>
          <table:table-cell office:value-type="float" office:value="-77.0358413">
            <text:p>-77.0358413</text:p>
          </table:table-cell>
          <table:table-cell office:value-type="string">
            <text:p>Ward 1</text:p>
          </table:table-cell>
          <table:table-cell office:value-type="float" office:value="2802">
            <text:p>2802</text:p>
          </table:table-cell>
          <table:table-cell office:value-type="float" office:value="20009">
            <text:p>20009</text:p>
          </table:table-cell>
          <table:table-cell office:value-type="float" office:value="243343">
            <text:p>24334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]" office:value-type="float" office:value="38.92851269">
            <text:p>38.92851269</text:p>
          </table:table-cell>
          <table:table-cell table:formula="of:=[.AP10]" office:value-type="float" office:value="-77.0358413">
            <text:p>-77.0358413</text:p>
          </table:table-cell>
          <table:table-cell table:formula="of:=[.AQ10]" office:value-type="string" office:string-value="Ward 1">
            <text:p>Ward 1</text:p>
          </table:table-cell>
          <table:table-cell table:formula="of:=[.AR10]" office:value-type="float" office:value="2802">
            <text:p>28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ommunity Academy PCS</text:p>
          </table:table-cell>
          <table:table-cell office:value-type="string">
            <text:p>Community Academy Online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100007">
            <text:p>110000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12.com/capcs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351 Nicholson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3"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51 NICHOLSON STREET NW</text:p>
          </table:table-cell>
          <table:table-cell office:value-type="float" office:value="397261.57">
            <text:p>397261.57</text:p>
          </table:table-cell>
          <table:table-cell office:value-type="float" office:value="143623.99">
            <text:p>143623.99</text:p>
          </table:table-cell>
          <table:table-cell office:value-type="float" office:value="38.96052008">
            <text:p>38.96052008</text:p>
          </table:table-cell>
          <table:table-cell office:value-type="float" office:value="-77.03159596">
            <text:p>-77.03159596</text:p>
          </table:table-cell>
          <table:table-cell office:value-type="string">
            <text:p>Ward 4</text:p>
          </table:table-cell>
          <table:table-cell office:value-type="float" office:value="2001">
            <text:p>2001</text:p>
          </table:table-cell>
          <table:table-cell office:value-type="float" office:value="20011">
            <text:p>20011</text:p>
          </table:table-cell>
          <table:table-cell office:value-type="float" office:value="257768">
            <text:p>25776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]" office:value-type="float" office:value="38.96052008">
            <text:p>38.96052008</text:p>
          </table:table-cell>
          <table:table-cell table:formula="of:=[.AP11]" office:value-type="float" office:value="-77.03159596">
            <text:p>-77.03159596</text:p>
          </table:table-cell>
          <table:table-cell table:formula="of:=[.AQ11]" office:value-type="string" office:string-value="Ward 4">
            <text:p>Ward 4</text:p>
          </table:table-cell>
          <table:table-cell table:formula="of:=[.AR11]" office:value-type="float" office:value="2001">
            <text:p>2001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Achievement Preparatory Academy PCS</text:p>
          </table:table-cell>
          <table:table-cell office:value-type="float" office:value="155">
            <text:p>155</text:p>
          </table:table-cell>
          <table:table-cell office:value-type="float" office:value="1100">
            <text:p>1100</text:p>
          </table:table-cell>
          <table:table-cell office:value-type="float" office:value="1100072">
            <text:p>1100072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aprepacademy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2nd Floor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908 Wahler Pl <text:s/>SE</text:p>
          </table:table-cell>
          <table:table-cell office:value-type="string">
            <text:p>Second Floor</text:p>
          </table:table-cell>
          <table:table-cell office:value-type="float" office:value="20032">
            <text:p>20032</text:p>
          </table:table-cell>
          <table:table-cell table:number-columns-repeated="7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908 WAHLER PLACE SE</text:p>
          </table:table-cell>
          <table:table-cell office:value-type="float" office:value="400671.25">
            <text:p>400671.25</text:p>
          </table:table-cell>
          <table:table-cell office:value-type="float" office:value="129615.24">
            <text:p>129615.24</text:p>
          </table:table-cell>
          <table:table-cell office:value-type="float" office:value="38.83432822">
            <text:p>38.83432822</text:p>
          </table:table-cell>
          <table:table-cell office:value-type="float" office:value="-76.99226882">
            <text:p>-76.99226882</text:p>
          </table:table-cell>
          <table:table-cell office:value-type="string">
            <text:p>Ward 8</text:p>
          </table:table-cell>
          <table:table-cell office:value-type="float" office:value="9801">
            <text:p>9801</text:p>
          </table:table-cell>
          <table:table-cell office:value-type="float" office:value="20032">
            <text:p>20032</text:p>
          </table:table-cell>
          <table:table-cell office:value-type="float" office:value="294502">
            <text:p>29450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]" office:value-type="float" office:value="38.83432822">
            <text:p>38.83432822</text:p>
          </table:table-cell>
          <table:table-cell table:formula="of:=[.AP12]" office:value-type="float" office:value="-76.99226882">
            <text:p>-76.99226882</text:p>
          </table:table-cell>
          <table:table-cell table:formula="of:=[.AQ12]" office:value-type="string" office:string-value="Ward 8">
            <text:p>Ward 8</text:p>
          </table:table-cell>
          <table:table-cell table:formula="of:=[.AR12]" office:value-type="float" office:value="9801">
            <text:p>98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apital City PCS</text:p>
          </table:table-cell>
          <table:table-cell office:value-type="string">
            <text:p>Capital City High School PCS</text:p>
          </table:table-cell>
          <table:table-cell office:value-type="float" office:value="108">
            <text:p>108</text:p>
          </table:table-cell>
          <table:table-cell office:value-type="float" office:value="1101">
            <text:p>1101</text:p>
          </table:table-cell>
          <table:table-cell office:value-type="float" office:value="1100035">
            <text:p>1100035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c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00 Peabody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0 PEABODY STREET NW</text:p>
          </table:table-cell>
          <table:table-cell office:value-type="float" office:value="398884.8">
            <text:p>398884.8</text:p>
          </table:table-cell>
          <table:table-cell office:value-type="float" office:value="143806.18">
            <text:p>143806.18</text:p>
          </table:table-cell>
          <table:table-cell office:value-type="float" office:value="38.96216486">
            <text:p>38.96216486</text:p>
          </table:table-cell>
          <table:table-cell office:value-type="float" office:value="-77.01286745">
            <text:p>-77.01286745</text:p>
          </table:table-cell>
          <table:table-cell office:value-type="string">
            <text:p>Ward 4</text:p>
          </table:table-cell>
          <table:table-cell office:value-type="float" office:value="1902">
            <text:p>1902</text:p>
          </table:table-cell>
          <table:table-cell office:value-type="float" office:value="20011">
            <text:p>20011</text:p>
          </table:table-cell>
          <table:table-cell office:value-type="float" office:value="277545">
            <text:p>27754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]" office:value-type="float" office:value="38.96216486">
            <text:p>38.96216486</text:p>
          </table:table-cell>
          <table:table-cell table:formula="of:=[.AP13]" office:value-type="float" office:value="-77.01286745">
            <text:p>-77.01286745</text:p>
          </table:table-cell>
          <table:table-cell table:formula="of:=[.AQ13]" office:value-type="string" office:string-value="Ward 4">
            <text:p>Ward 4</text:p>
          </table:table-cell>
          <table:table-cell table:formula="of:=[.AR13]" office:value-type="float" office:value="1902">
            <text:p>19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enter City PCS</text:p>
          </table:table-cell>
          <table:table-cell office:value-type="string">
            <text:p>Center City Brightwood Campus PCS</text:p>
          </table:table-cell>
          <table:table-cell office:value-type="float" office:value="156">
            <text:p>156</text:p>
          </table:table-cell>
          <table:table-cell office:value-type="float" office:value="1103">
            <text:p>1103</text:p>
          </table:table-cell>
          <table:table-cell office:value-type="float" office:value="1100073">
            <text:p>1100073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entercity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6008 Georgia Ave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008 GEORGIA AVENUE NW</text:p>
          </table:table-cell>
          <table:table-cell office:value-type="float" office:value="397544.85">
            <text:p>397544.85</text:p>
          </table:table-cell>
          <table:table-cell office:value-type="float" office:value="143920.5">
            <text:p>143920.5</text:p>
          </table:table-cell>
          <table:table-cell office:value-type="float" office:value="38.96319196">
            <text:p>38.96319196</text:p>
          </table:table-cell>
          <table:table-cell office:value-type="float" office:value="-77.02832854">
            <text:p>-77.02832854</text:p>
          </table:table-cell>
          <table:table-cell office:value-type="string">
            <text:p>Ward 4</text:p>
          </table:table-cell>
          <table:table-cell office:value-type="float" office:value="1804">
            <text:p>1804</text:p>
          </table:table-cell>
          <table:table-cell office:value-type="float" office:value="20011">
            <text:p>20011</text:p>
          </table:table-cell>
          <table:table-cell office:value-type="float" office:value="253198">
            <text:p>25319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]" office:value-type="float" office:value="38.96319196">
            <text:p>38.96319196</text:p>
          </table:table-cell>
          <table:table-cell table:formula="of:=[.AP14]" office:value-type="float" office:value="-77.02832854">
            <text:p>-77.02832854</text:p>
          </table:table-cell>
          <table:table-cell table:formula="of:=[.AQ14]" office:value-type="string" office:string-value="Ward 4">
            <text:p>Ward 4</text:p>
          </table:table-cell>
          <table:table-cell table:formula="of:=[.AR14]" office:value-type="float" office:value="1804">
            <text:p>18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enter City PCS</text:p>
          </table:table-cell>
          <table:table-cell office:value-type="string">
            <text:p>Center City Capitol Hill Campus PCS</text:p>
          </table:table-cell>
          <table:table-cell office:value-type="float" office:value="156">
            <text:p>156</text:p>
          </table:table-cell>
          <table:table-cell office:value-type="float" office:value="1104">
            <text:p>1104</text:p>
          </table:table-cell>
          <table:table-cell office:value-type="float" office:value="1100073">
            <text:p>1100073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entercity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1503 East Capitol St 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503 EAST CAPITOL STREET SE</text:p>
          </table:table-cell>
          <table:table-cell office:value-type="float" office:value="401448.44">
            <text:p>401448.44</text:p>
          </table:table-cell>
          <table:table-cell office:value-type="float" office:value="135742.68">
            <text:p>135742.68</text:p>
          </table:table-cell>
          <table:table-cell office:value-type="float" office:value="38.88952582">
            <text:p>38.88952582</text:p>
          </table:table-cell>
          <table:table-cell office:value-type="float" office:value="-76.98330456">
            <text:p>-76.98330456</text:p>
          </table:table-cell>
          <table:table-cell office:value-type="string">
            <text:p>Ward 6</text:p>
          </table:table-cell>
          <table:table-cell office:value-type="float" office:value="6801">
            <text:p>6801</text:p>
          </table:table-cell>
          <table:table-cell office:value-type="float" office:value="20003">
            <text:p>20003</text:p>
          </table:table-cell>
          <table:table-cell office:value-type="float" office:value="295125">
            <text:p>29512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5]" office:value-type="float" office:value="38.88952582">
            <text:p>38.88952582</text:p>
          </table:table-cell>
          <table:table-cell table:formula="of:=[.AP15]" office:value-type="float" office:value="-76.98330456">
            <text:p>-76.98330456</text:p>
          </table:table-cell>
          <table:table-cell table:formula="of:=[.AQ15]" office:value-type="string" office:string-value="Ward 6">
            <text:p>Ward 6</text:p>
          </table:table-cell>
          <table:table-cell table:formula="of:=[.AR15]" office:value-type="float" office:value="6801">
            <text:p>68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enter City PCS</text:p>
          </table:table-cell>
          <table:table-cell office:value-type="string">
            <text:p>Center City Congress Heights Campus PCS</text:p>
          </table:table-cell>
          <table:table-cell office:value-type="float" office:value="156">
            <text:p>156</text:p>
          </table:table-cell>
          <table:table-cell office:value-type="float" office:value="1105">
            <text:p>1105</text:p>
          </table:table-cell>
          <table:table-cell office:value-type="float" office:value="1100073">
            <text:p>1100073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entercity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220 High View Pl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table:number-columns-repeated="6"/>
          <table:table-cell/>
          <table:table-cell table:number-columns-repeated="2"/>
          <table:table-cell office:value-type="string">
            <text:p>Street Name: Not Valid</text:p>
          </table:table-cell>
          <table:table-cell office:value-type="float" office:value="99.11">
            <text:p>99.11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84166">
            <text:p>38.84166</text:p>
          </table:table-cell>
          <table:table-cell table:style-name="ce1" office:value-type="float" office:value="-77.00421">
            <text:p>-77.00421</text:p>
          </table:table-cell>
          <table:table-cell office:value-type="string">
            <text:p>Ward 8</text:p>
          </table:table-cell>
          <table:table-cell table:formula="of:=[.AR16]" office:value-type="float" office:value="0">
            <text:p>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enter City PCS</text:p>
          </table:table-cell>
          <table:table-cell office:value-type="string">
            <text:p>Center City Petworth Campus PCS</text:p>
          </table:table-cell>
          <table:table-cell office:value-type="float" office:value="156">
            <text:p>156</text:p>
          </table:table-cell>
          <table:table-cell office:value-type="float" office:value="1106">
            <text:p>1106</text:p>
          </table:table-cell>
          <table:table-cell office:value-type="float" office:value="1100073">
            <text:p>1100073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entercity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510 Webster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10 WEBSTER STREET NW</text:p>
          </table:table-cell>
          <table:table-cell office:value-type="float" office:value="398187.59">
            <text:p>398187.59</text:p>
          </table:table-cell>
          <table:table-cell office:value-type="float" office:value="141775.54">
            <text:p>141775.54</text:p>
          </table:table-cell>
          <table:table-cell office:value-type="float" office:value="38.94387114">
            <text:p>38.94387114</text:p>
          </table:table-cell>
          <table:table-cell office:value-type="float" office:value="-77.02090667">
            <text:p>-77.02090667</text:p>
          </table:table-cell>
          <table:table-cell office:value-type="string">
            <text:p>Ward 4</text:p>
          </table:table-cell>
          <table:table-cell office:value-type="float" office:value="2400">
            <text:p>2400</text:p>
          </table:table-cell>
          <table:table-cell office:value-type="float" office:value="20011">
            <text:p>20011</text:p>
          </table:table-cell>
          <table:table-cell office:value-type="float" office:value="303332">
            <text:p>30333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]" office:value-type="float" office:value="38.94387114">
            <text:p>38.94387114</text:p>
          </table:table-cell>
          <table:table-cell table:formula="of:=[.AP17]" office:value-type="float" office:value="-77.02090667">
            <text:p>-77.02090667</text:p>
          </table:table-cell>
          <table:table-cell table:formula="of:=[.AQ17]" office:value-type="string" office:string-value="Ward 4">
            <text:p>Ward 4</text:p>
          </table:table-cell>
          <table:table-cell table:formula="of:=[.AR17]" office:value-type="float" office:value="2400">
            <text:p>24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enter City PCS</text:p>
          </table:table-cell>
          <table:table-cell office:value-type="string">
            <text:p>Center City Shaw Campus PCS</text:p>
          </table:table-cell>
          <table:table-cell office:value-type="float" office:value="156">
            <text:p>156</text:p>
          </table:table-cell>
          <table:table-cell office:value-type="float" office:value="1107">
            <text:p>1107</text:p>
          </table:table-cell>
          <table:table-cell office:value-type="float" office:value="1100073">
            <text:p>1100073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entercity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711 N Street 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11 N STREET NW</text:p>
          </table:table-cell>
          <table:table-cell office:value-type="float" office:value="398034.11">
            <text:p>398034.11</text:p>
          </table:table-cell>
          <table:table-cell office:value-type="float" office:value="137731.91">
            <text:p>137731.91</text:p>
          </table:table-cell>
          <table:table-cell office:value-type="float" office:value="38.90744452">
            <text:p>38.90744452</text:p>
          </table:table-cell>
          <table:table-cell office:value-type="float" office:value="-77.02266552">
            <text:p>-77.02266552</text:p>
          </table:table-cell>
          <table:table-cell office:value-type="string">
            <text:p>Ward 6</text:p>
          </table:table-cell>
          <table:table-cell office:value-type="float" office:value="4902">
            <text:p>4902</text:p>
          </table:table-cell>
          <table:table-cell office:value-type="float" office:value="20001">
            <text:p>20001</text:p>
          </table:table-cell>
          <table:table-cell office:value-type="float" office:value="290191">
            <text:p>29019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]" office:value-type="float" office:value="38.90744452">
            <text:p>38.90744452</text:p>
          </table:table-cell>
          <table:table-cell table:formula="of:=[.AP18]" office:value-type="float" office:value="-77.02266552">
            <text:p>-77.02266552</text:p>
          </table:table-cell>
          <table:table-cell table:formula="of:=[.AQ18]" office:value-type="string" office:string-value="Ward 6">
            <text:p>Ward 6</text:p>
          </table:table-cell>
          <table:table-cell table:formula="of:=[.AR18]" office:value-type="float" office:value="4902">
            <text:p>49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enter City PCS</text:p>
          </table:table-cell>
          <table:table-cell office:value-type="string">
            <text:p>Center City Trinidad Campus PCS</text:p>
          </table:table-cell>
          <table:table-cell office:value-type="float" office:value="156">
            <text:p>156</text:p>
          </table:table-cell>
          <table:table-cell office:value-type="float" office:value="1108">
            <text:p>1108</text:p>
          </table:table-cell>
          <table:table-cell office:value-type="float" office:value="1100073">
            <text:p>1100073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entercity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217 W <text:s/>Virginia Ave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217 WEST VIRGINIA AVENUE NE</text:p>
          </table:table-cell>
          <table:table-cell office:value-type="float" office:value="400763.1">
            <text:p>400763.1</text:p>
          </table:table-cell>
          <table:table-cell office:value-type="float" office:value="137493.55">
            <text:p>137493.55</text:p>
          </table:table-cell>
          <table:table-cell office:value-type="float" office:value="38.90529915">
            <text:p>38.90529915</text:p>
          </table:table-cell>
          <table:table-cell office:value-type="float" office:value="-76.99120218">
            <text:p>-76.99120218</text:p>
          </table:table-cell>
          <table:table-cell office:value-type="string">
            <text:p>Ward 5</text:p>
          </table:table-cell>
          <table:table-cell office:value-type="float" office:value="8802">
            <text:p>8802</text:p>
          </table:table-cell>
          <table:table-cell office:value-type="float" office:value="20002">
            <text:p>20002</text:p>
          </table:table-cell>
          <table:table-cell office:value-type="float" office:value="285938">
            <text:p>28593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]" office:value-type="float" office:value="38.90529915">
            <text:p>38.90529915</text:p>
          </table:table-cell>
          <table:table-cell table:formula="of:=[.AP19]" office:value-type="float" office:value="-76.99120218">
            <text:p>-76.99120218</text:p>
          </table:table-cell>
          <table:table-cell table:formula="of:=[.AQ19]" office:value-type="string" office:string-value="Ward 5">
            <text:p>Ward 5</text:p>
          </table:table-cell>
          <table:table-cell table:formula="of:=[.AR19]" office:value-type="float" office:value="8802">
            <text:p>88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ommunity Academy PCS</text:p>
          </table:table-cell>
          <table:table-cell office:value-type="string">
            <text:p>Community Academy Amos III Amstrong</text:p>
          </table:table-cell>
          <table:table-cell office:value-type="float" office:value="113">
            <text:p>113</text:p>
          </table:table-cell>
          <table:table-cell office:value-type="float" office:value="1109">
            <text:p>1109</text:p>
          </table:table-cell>
          <table:table-cell office:value-type="float" office:value="1100007">
            <text:p>110000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a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1400 1st St 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400 1ST STREET NW</text:p>
          </table:table-cell>
          <table:table-cell office:value-type="float" office:value="398853.47">
            <text:p>398853.47</text:p>
          </table:table-cell>
          <table:table-cell office:value-type="float" office:value="137913.33">
            <text:p>137913.33</text:p>
          </table:table-cell>
          <table:table-cell office:value-type="float" office:value="38.90908026">
            <text:p>38.90908026</text:p>
          </table:table-cell>
          <table:table-cell office:value-type="float" office:value="-77.0132191">
            <text:p>-77.0132191</text:p>
          </table:table-cell>
          <table:table-cell office:value-type="string">
            <text:p>Ward 5</text:p>
          </table:table-cell>
          <table:table-cell office:value-type="float" office:value="4600">
            <text:p>4600</text:p>
          </table:table-cell>
          <table:table-cell office:value-type="float" office:value="20001">
            <text:p>20001</text:p>
          </table:table-cell>
          <table:table-cell office:value-type="float" office:value="238253">
            <text:p>23825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]" office:value-type="float" office:value="38.90908026">
            <text:p>38.90908026</text:p>
          </table:table-cell>
          <table:table-cell table:formula="of:=[.AP20]" office:value-type="float" office:value="-77.0132191">
            <text:p>-77.0132191</text:p>
          </table:table-cell>
          <table:table-cell table:formula="of:=[.AQ20]" office:value-type="string" office:string-value="Ward 5">
            <text:p>Ward 5</text:p>
          </table:table-cell>
          <table:table-cell table:formula="of:=[.AR20]" office:value-type="float" office:value="4600">
            <text:p>46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.C. Preparatory Academy PCS</text:p>
          </table:table-cell>
          <table:table-cell office:value-type="string">
            <text:p>D C <text:s/>Preparatory Benning Campus PCS</text:p>
          </table:table-cell>
          <table:table-cell office:value-type="float" office:value="115">
            <text:p>115</text:p>
          </table:table-cell>
          <table:table-cell office:value-type="float" office:value="1110">
            <text:p>1110</text:p>
          </table:table-cell>
          <table:table-cell office:value-type="float" office:value="1100048">
            <text:p>1100048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rep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100 41st St 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0 41ST STREET NE</text:p>
          </table:table-cell>
          <table:table-cell office:value-type="float" office:value="404787">
            <text:p>404787</text:p>
          </table:table-cell>
          <table:table-cell office:value-type="float" office:value="135910.06">
            <text:p>135910.06</text:p>
          </table:table-cell>
          <table:table-cell office:value-type="float" office:value="38.8910218">
            <text:p>38.8910218</text:p>
          </table:table-cell>
          <table:table-cell office:value-type="float" office:value="-76.94482148">
            <text:p>-76.94482148</text:p>
          </table:table-cell>
          <table:table-cell office:value-type="string">
            <text:p>Ward 7</text:p>
          </table:table-cell>
          <table:table-cell office:value-type="float" office:value="9603">
            <text:p>9603</text:p>
          </table:table-cell>
          <table:table-cell office:value-type="float" office:value="20019">
            <text:p>20019</text:p>
          </table:table-cell>
          <table:table-cell office:value-type="float" office:value="294468">
            <text:p>29446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]" office:value-type="float" office:value="38.8910218">
            <text:p>38.8910218</text:p>
          </table:table-cell>
          <table:table-cell table:formula="of:=[.AP21]" office:value-type="float" office:value="-76.94482148">
            <text:p>-76.94482148</text:p>
          </table:table-cell>
          <table:table-cell table:formula="of:=[.AQ21]" office:value-type="string" office:string-value="Ward 7">
            <text:p>Ward 7</text:p>
          </table:table-cell>
          <table:table-cell table:formula="of:=[.AR21]" office:value-type="float" office:value="9603">
            <text:p>9603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Early Childhood Academy PCS</text:p>
          </table:table-cell>
          <table:table-cell office:value-type="string">
            <text:p>Early Childhood Academy PCS Walter Washington</text:p>
          </table:table-cell>
          <table:table-cell office:value-type="float" office:value="118">
            <text:p>118</text:p>
          </table:table-cell>
          <table:table-cell office:value-type="float" office:value="1112">
            <text:p>1112</text:p>
          </table:table-cell>
          <table:table-cell office:value-type="float" office:value="1100057">
            <text:p>110005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eca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4301 9th St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1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301 9TH STREET SE</text:p>
          </table:table-cell>
          <table:table-cell office:value-type="float" office:value="400902.69">
            <text:p>400902.69</text:p>
          </table:table-cell>
          <table:table-cell office:value-type="float" office:value="129245.01">
            <text:p>129245.01</text:p>
          </table:table-cell>
          <table:table-cell office:value-type="float" office:value="38.83099281">
            <text:p>38.83099281</text:p>
          </table:table-cell>
          <table:table-cell office:value-type="float" office:value="-76.98960367">
            <text:p>-76.98960367</text:p>
          </table:table-cell>
          <table:table-cell office:value-type="string">
            <text:p>Ward 8</text:p>
          </table:table-cell>
          <table:table-cell office:value-type="float" office:value="9700">
            <text:p>9700</text:p>
          </table:table-cell>
          <table:table-cell office:value-type="float" office:value="20032">
            <text:p>20032</text:p>
          </table:table-cell>
          <table:table-cell office:value-type="float" office:value="298086">
            <text:p>29808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2]" office:value-type="float" office:value="38.83099281">
            <text:p>38.83099281</text:p>
          </table:table-cell>
          <table:table-cell table:formula="of:=[.AP22]" office:value-type="float" office:value="-76.98960367">
            <text:p>-76.98960367</text:p>
          </table:table-cell>
          <table:table-cell table:formula="of:=[.AQ22]" office:value-type="string" office:string-value="Ward 8">
            <text:p>Ward 8</text:p>
          </table:table-cell>
          <table:table-cell table:formula="of:=[.AR22]" office:value-type="float" office:value="9700">
            <text:p>9700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Excel Academy PCS</text:p>
          </table:table-cell>
          <table:table-cell office:value-type="float" office:value="158">
            <text:p>158</text:p>
          </table:table-cell>
          <table:table-cell office:value-type="float" office:value="1113">
            <text:p>1113</text:p>
          </table:table-cell>
          <table:table-cell office:value-type="float" office:value="1100076">
            <text:p>1100076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excel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501 Martin Luther King Jr Ave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501 MARTIN LUTHER KING JR AVENUE SE</text:p>
          </table:table-cell>
          <table:table-cell office:value-type="float" office:value="400403.19">
            <text:p>400403.19</text:p>
          </table:table-cell>
          <table:table-cell office:value-type="float" office:value="132438.56">
            <text:p>132438.56</text:p>
          </table:table-cell>
          <table:table-cell office:value-type="float" office:value="38.85976209">
            <text:p>38.85976209</text:p>
          </table:table-cell>
          <table:table-cell office:value-type="float" office:value="-76.99535457">
            <text:p>-76.99535457</text:p>
          </table:table-cell>
          <table:table-cell office:value-type="string">
            <text:p>Ward 8</text:p>
          </table:table-cell>
          <table:table-cell office:value-type="float" office:value="7401">
            <text:p>7401</text:p>
          </table:table-cell>
          <table:table-cell office:value-type="float" office:value="20020">
            <text:p>20020</text:p>
          </table:table-cell>
          <table:table-cell office:value-type="float" office:value="278172">
            <text:p>27817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]" office:value-type="float" office:value="38.85976209">
            <text:p>38.85976209</text:p>
          </table:table-cell>
          <table:table-cell table:formula="of:=[.AP23]" office:value-type="float" office:value="-76.99535457">
            <text:p>-76.99535457</text:p>
          </table:table-cell>
          <table:table-cell table:formula="of:=[.AQ23]" office:value-type="string" office:string-value="Ward 8">
            <text:p>Ward 8</text:p>
          </table:table-cell>
          <table:table-cell table:formula="of:=[.AR23]" office:value-type="float" office:value="7401">
            <text:p>74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Howard Road Academy PCS</text:p>
          </table:table-cell>
          <table:table-cell office:value-type="string">
            <text:p>Howard Road Academy PCS Pennsylvania Ave</text:p>
          </table:table-cell>
          <table:table-cell office:value-type="float" office:value="123">
            <text:p>123</text:p>
          </table:table-cell>
          <table:table-cell office:value-type="float" office:value="1114">
            <text:p>1114</text:p>
          </table:table-cell>
          <table:table-cell office:value-type="float" office:value="1100029">
            <text:p>110002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HowardRoadAcademy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3000 Pennsylvania Av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000 PENNSYLVANIA AVENUE SE</text:p>
          </table:table-cell>
          <table:table-cell office:value-type="float" office:value="403140.27">
            <text:p>403140.27</text:p>
          </table:table-cell>
          <table:table-cell office:value-type="float" office:value="133701.05">
            <text:p>133701.05</text:p>
          </table:table-cell>
          <table:table-cell office:value-type="float" office:value="38.87112961">
            <text:p>38.87112961</text:p>
          </table:table-cell>
          <table:table-cell office:value-type="float" office:value="-76.96381301">
            <text:p>-76.96381301</text:p>
          </table:table-cell>
          <table:table-cell office:value-type="string">
            <text:p>Ward 7</text:p>
          </table:table-cell>
          <table:table-cell office:value-type="float" office:value="9901">
            <text:p>9901</text:p>
          </table:table-cell>
          <table:table-cell office:value-type="float" office:value="20020">
            <text:p>20020</text:p>
          </table:table-cell>
          <table:table-cell office:value-type="float" office:value="42549">
            <text:p>4254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4]" office:value-type="float" office:value="38.87112961">
            <text:p>38.87112961</text:p>
          </table:table-cell>
          <table:table-cell table:formula="of:=[.AP24]" office:value-type="float" office:value="-76.96381301">
            <text:p>-76.96381301</text:p>
          </table:table-cell>
          <table:table-cell table:formula="of:=[.AQ24]" office:value-type="string" office:string-value="Ward 7">
            <text:p>Ward 7</text:p>
          </table:table-cell>
          <table:table-cell table:formula="of:=[.AR24]" office:value-type="float" office:value="9901">
            <text:p>9901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Imagine Southeast PCS</text:p>
          </table:table-cell>
          <table:table-cell office:value-type="float" office:value="159">
            <text:p>159</text:p>
          </table:table-cell>
          <table:table-cell office:value-type="float" office:value="1116">
            <text:p>1116</text:p>
          </table:table-cell>
          <table:table-cell office:value-type="float" office:value="1100074">
            <text:p>110007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imaginesoutheast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3100 Martin Luther King Jr Ave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8"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100 MARTIN LUTHER KING JR AVENUE SE</text:p>
          </table:table-cell>
          <table:table-cell office:value-type="float" office:value="400161.23">
            <text:p>400161.23</text:p>
          </table:table-cell>
          <table:table-cell office:value-type="float" office:value="130633.04">
            <text:p>130633.04</text:p>
          </table:table-cell>
          <table:table-cell office:value-type="float" office:value="38.84349726">
            <text:p>38.84349726</text:p>
          </table:table-cell>
          <table:table-cell office:value-type="float" office:value="-76.99814278">
            <text:p>-76.99814278</text:p>
          </table:table-cell>
          <table:table-cell office:value-type="string">
            <text:p>Ward 8</text:p>
          </table:table-cell>
          <table:table-cell office:value-type="float" office:value="10400">
            <text:p>10400</text:p>
          </table:table-cell>
          <table:table-cell office:value-type="float" office:value="20032">
            <text:p>20032</text:p>
          </table:table-cell>
          <table:table-cell office:value-type="float" office:value="301280">
            <text:p>30128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5]" office:value-type="float" office:value="38.84349726">
            <text:p>38.84349726</text:p>
          </table:table-cell>
          <table:table-cell table:formula="of:=[.AP25]" office:value-type="float" office:value="-76.99814278">
            <text:p>-76.99814278</text:p>
          </table:table-cell>
          <table:table-cell table:formula="of:=[.AQ25]" office:value-type="string" office:string-value="Ward 8">
            <text:p>Ward 8</text:p>
          </table:table-cell>
          <table:table-cell table:formula="of:=[.AR25]" office:value-type="float" office:value="10400">
            <text:p>104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Washington Yu Ying PCS</text:p>
          </table:table-cell>
          <table:table-cell office:value-type="string">
            <text:p>Washington Yu Ying PCS</text:p>
          </table:table-cell>
          <table:table-cell office:value-type="float" office:value="160">
            <text:p>160</text:p>
          </table:table-cell>
          <table:table-cell office:value-type="float" office:value="1117">
            <text:p>1117</text:p>
          </table:table-cell>
          <table:table-cell office:value-type="float" office:value="1100077">
            <text:p>110007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washingtonyuying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220 Taylor Street 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20 TAYLOR STREET NE</text:p>
          </table:table-cell>
          <table:table-cell office:value-type="float" office:value="399680.78">
            <text:p>399680.78</text:p>
          </table:table-cell>
          <table:table-cell office:value-type="float" office:value="141482.69">
            <text:p>141482.69</text:p>
          </table:table-cell>
          <table:table-cell office:value-type="float" office:value="38.94123488">
            <text:p>38.94123488</text:p>
          </table:table-cell>
          <table:table-cell office:value-type="float" office:value="-77.00368216">
            <text:p>-77.00368216</text:p>
          </table:table-cell>
          <table:table-cell office:value-type="string">
            <text:p>Ward 5</text:p>
          </table:table-cell>
          <table:table-cell office:value-type="float" office:value="9501">
            <text:p>9501</text:p>
          </table:table-cell>
          <table:table-cell office:value-type="float" office:value="20017">
            <text:p>20017</text:p>
          </table:table-cell>
          <table:table-cell office:value-type="float" office:value="50738">
            <text:p>5073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6]" office:value-type="float" office:value="38.94123488">
            <text:p>38.94123488</text:p>
          </table:table-cell>
          <table:table-cell table:formula="of:=[.AP26]" office:value-type="float" office:value="-77.00368216">
            <text:p>-77.00368216</text:p>
          </table:table-cell>
          <table:table-cell table:formula="of:=[.AQ26]" office:value-type="string" office:string-value="Ward 5">
            <text:p>Ward 5</text:p>
          </table:table-cell>
          <table:table-cell table:formula="of:=[.AR26]" office:value-type="float" office:value="9501">
            <text:p>95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Washington Latin PCS</text:p>
          </table:table-cell>
          <table:table-cell office:value-type="string">
            <text:p>Washington Latin PCS HS</text:p>
          </table:table-cell>
          <table:table-cell office:value-type="float" office:value="151">
            <text:p>151</text:p>
          </table:table-cell>
          <table:table-cell office:value-type="float" office:value="1118">
            <text:p>1118</text:p>
          </table:table-cell>
          <table:table-cell office:value-type="float" office:value="1100019">
            <text:p>110001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latin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4715 16th Stree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715 16TH STREET NW</text:p>
          </table:table-cell>
          <table:table-cell office:value-type="float" office:value="396875.21">
            <text:p>396875.21</text:p>
          </table:table-cell>
          <table:table-cell office:value-type="float" office:value="142239.02">
            <text:p>142239.02</text:p>
          </table:table-cell>
          <table:table-cell office:value-type="float" office:value="38.94804261">
            <text:p>38.94804261</text:p>
          </table:table-cell>
          <table:table-cell office:value-type="float" office:value="-77.03604746">
            <text:p>-77.03604746</text:p>
          </table:table-cell>
          <table:table-cell office:value-type="string">
            <text:p>Ward 4</text:p>
          </table:table-cell>
          <table:table-cell office:value-type="float" office:value="2501">
            <text:p>2501</text:p>
          </table:table-cell>
          <table:table-cell office:value-type="float" office:value="20011">
            <text:p>20011</text:p>
          </table:table-cell>
          <table:table-cell office:value-type="float" office:value="255699">
            <text:p>25569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7]" office:value-type="float" office:value="38.94804261">
            <text:p>38.94804261</text:p>
          </table:table-cell>
          <table:table-cell table:formula="of:=[.AP27]" office:value-type="float" office:value="-77.03604746">
            <text:p>-77.03604746</text:p>
          </table:table-cell>
          <table:table-cell table:formula="of:=[.AQ27]" office:value-type="string" office:string-value="Ward 4">
            <text:p>Ward 4</text:p>
          </table:table-cell>
          <table:table-cell table:formula="of:=[.AR27]" office:value-type="float" office:value="2501">
            <text:p>25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arlos Rosario International PCS</text:p>
          </table:table-cell>
          <table:table-cell office:value-type="string">
            <text:p>Carlos Rosario International PCS Harvard Street Campus</text:p>
          </table:table-cell>
          <table:table-cell office:value-type="float" office:value="162">
            <text:p>162</text:p>
          </table:table-cell>
          <table:table-cell office:value-type="float" office:value="1119">
            <text:p>1119</text:p>
          </table:table-cell>
          <table:table-cell office:value-type="float" office:value="1100004">
            <text:p>1100004</text:p>
          </table:table-cell>
          <table:table-cell office:value-type="string">
            <text:p>Adult Education</text:p>
          </table:table-cell>
          <table:table-cell office:value-type="string">
            <text:p>Regular School</text:p>
          </table:table-cell>
          <table:table-cell office:value-type="string">
            <text:p>www.carlosrosario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1100 Harvard S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1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1100 HARVARD STREET NW</text:p>
          </table:table-cell>
          <table:table-cell office:value-type="float" office:value="397610.44">
            <text:p>397610.44</text:p>
          </table:table-cell>
          <table:table-cell office:value-type="float" office:value="139843.33">
            <text:p>139843.33</text:p>
          </table:table-cell>
          <table:table-cell office:value-type="float" office:value="38.92646384">
            <text:p>38.92646384</text:p>
          </table:table-cell>
          <table:table-cell office:value-type="float" office:value="-77.02755753">
            <text:p>-77.02755753</text:p>
          </table:table-cell>
          <table:table-cell office:value-type="string">
            <text:p>Ward 1</text:p>
          </table:table-cell>
          <table:table-cell office:value-type="float" office:value="3600">
            <text:p>3600</text:p>
          </table:table-cell>
          <table:table-cell office:value-type="float" office:value="20009">
            <text:p>20009</text:p>
          </table:table-cell>
          <table:table-cell office:value-type="float" office:value="300733">
            <text:p>30073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8]" office:value-type="float" office:value="38.92646384">
            <text:p>38.92646384</text:p>
          </table:table-cell>
          <table:table-cell table:formula="of:=[.AP28]" office:value-type="float" office:value="-77.02755753">
            <text:p>-77.02755753</text:p>
          </table:table-cell>
          <table:table-cell table:formula="of:=[.AQ28]" office:value-type="string" office:string-value="Ward 1">
            <text:p>Ward 1</text:p>
          </table:table-cell>
          <table:table-cell table:formula="of:=[.AR28]" office:value-type="float" office:value="3600">
            <text:p>36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National Collegiate Preparatory PCS</text:p>
          </table:table-cell>
          <table:table-cell office:value-type="string">
            <text:p>National Collegiate Prep PCS</text:p>
          </table:table-cell>
          <table:table-cell office:value-type="float" office:value="163">
            <text:p>163</text:p>
          </table:table-cell>
          <table:table-cell office:value-type="float" office:value="1120">
            <text:p>1120</text:p>
          </table:table-cell>
          <table:table-cell office:value-type="float" office:value="1100079">
            <text:p>110007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nationalpre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4600 Livingston Rd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600 LIVINGSTON ROAD SE</text:p>
          </table:table-cell>
          <table:table-cell office:value-type="float" office:value="399731.95">
            <text:p>399731.95</text:p>
          </table:table-cell>
          <table:table-cell office:value-type="float" office:value="128458.05">
            <text:p>128458.05</text:p>
          </table:table-cell>
          <table:table-cell office:value-type="float" office:value="38.82390393">
            <text:p>38.82390393</text:p>
          </table:table-cell>
          <table:table-cell office:value-type="float" office:value="-77.00308684">
            <text:p>-77.00308684</text:p>
          </table:table-cell>
          <table:table-cell office:value-type="string">
            <text:p>Ward 8</text:p>
          </table:table-cell>
          <table:table-cell office:value-type="float" office:value="9810">
            <text:p>9810</text:p>
          </table:table-cell>
          <table:table-cell office:value-type="float" office:value="20032">
            <text:p>20032</text:p>
          </table:table-cell>
          <table:table-cell office:value-type="float" office:value="294600">
            <text:p>2946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9]" office:value-type="float" office:value="38.82390393">
            <text:p>38.82390393</text:p>
          </table:table-cell>
          <table:table-cell table:formula="of:=[.AP29]" office:value-type="float" office:value="-77.00308684">
            <text:p>-77.00308684</text:p>
          </table:table-cell>
          <table:table-cell table:formula="of:=[.AQ29]" office:value-type="string" office:string-value="Ward 8">
            <text:p>Ward 8</text:p>
          </table:table-cell>
          <table:table-cell table:formula="of:=[.AR29]" office:value-type="float" office:value="9810">
            <text:p>981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Promise PCS</text:p>
          </table:table-cell>
          <table:table-cell office:value-type="float" office:value="129">
            <text:p>129</text:p>
          </table:table-cell>
          <table:table-cell office:value-type="float" office:value="1121">
            <text:p>1121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4801 Benning Rd 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801 BENNING ROAD SE</text:p>
          </table:table-cell>
          <table:table-cell office:value-type="float" office:value="405692.28">
            <text:p>405692.28</text:p>
          </table:table-cell>
          <table:table-cell office:value-type="float" office:value="134978.83">
            <text:p>134978.83</text:p>
          </table:table-cell>
          <table:table-cell office:value-type="float" office:value="38.88262754">
            <text:p>38.88262754</text:p>
          </table:table-cell>
          <table:table-cell office:value-type="float" office:value="-76.93439427">
            <text:p>-76.93439427</text:p>
          </table:table-cell>
          <table:table-cell office:value-type="string">
            <text:p>Ward 7</text:p>
          </table:table-cell>
          <table:table-cell office:value-type="float" office:value="9907">
            <text:p>9907</text:p>
          </table:table-cell>
          <table:table-cell office:value-type="float" office:value="20019">
            <text:p>20019</text:p>
          </table:table-cell>
          <table:table-cell office:value-type="float" office:value="17421">
            <text:p>1742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30]" office:value-type="float" office:value="38.88262754">
            <text:p>38.88262754</text:p>
          </table:table-cell>
          <table:table-cell table:formula="of:=[.AP30]" office:value-type="float" office:value="-76.93439427">
            <text:p>-76.93439427</text:p>
          </table:table-cell>
          <table:table-cell table:formula="of:=[.AQ30]" office:value-type="string" office:string-value="Ward 7">
            <text:p>Ward 7</text:p>
          </table:table-cell>
          <table:table-cell table:formula="of:=[.AR30]" office:value-type="float" office:value="9907">
            <text:p>9907</text:p>
          </table:table-cell>
        </table:table-row>
        <table:table-row table:style-name="ro2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Discover PCS</text:p>
          </table:table-cell>
          <table:table-cell office:value-type="float" office:value="129">
            <text:p>129</text:p>
          </table:table-cell>
          <table:table-cell office:value-type="float" office:value="1122">
            <text:p>1122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600 Douglass Place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Address Number/Street Name: Not ValidStreet Name/Street Type: Not ValidStreet Name/Street Type/Quad: Not Valid</text:p>
          </table:table-cell>
          <table:table-cell office:value-type="float" office:value="80.25">
            <text:p>80.25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85654">
            <text:p>38.85654</text:p>
          </table:table-cell>
          <table:table-cell table:style-name="ce1" office:value-type="float" office:value="-76.99144">
            <text:p>-76.99144</text:p>
          </table:table-cell>
          <table:table-cell office:value-type="string">
            <text:p>Ward 8</text:p>
          </table:table-cell>
          <table:table-cell/>
        </table:table-row>
        <table:table-row table:style-name="ro2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College Prep PCS</text:p>
          </table:table-cell>
          <table:table-cell office:value-type="float" office:value="129">
            <text:p>129</text:p>
          </table:table-cell>
          <table:table-cell office:value-type="float" office:value="1123">
            <text:p>1123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600 Douglass Place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Address Number/Street Name: Not ValidStreet Name/Street Type: Not ValidStreet Name/Street Type/Quad: Not Valid</text:p>
          </table:table-cell>
          <table:table-cell office:value-type="float" office:value="80.25">
            <text:p>80.25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85654">
            <text:p>38.85654</text:p>
          </table:table-cell>
          <table:table-cell table:style-name="ce1" office:value-type="float" office:value="-76.99144">
            <text:p>-76.99144</text:p>
          </table:table-cell>
          <table:table-cell office:value-type="string">
            <text:p>Ward 8</text:p>
          </table:table-cell>
          <table:table-cell/>
        </table:table-row>
        <table:table-row table:style-name="ro2">
          <table:table-cell office:value-type="string">
            <text:p>2012-2013</text:p>
          </table:table-cell>
          <table:table-cell office:value-type="string">
            <text:p>Friendship PCS</text:p>
          </table:table-cell>
          <table:table-cell office:value-type="string">
            <text:p>Friendship PCS Tech Prep</text:p>
          </table:table-cell>
          <table:table-cell office:value-type="float" office:value="120">
            <text:p>120</text:p>
          </table:table-cell>
          <table:table-cell office:value-type="float" office:value="1124">
            <text:p>1124</text:p>
          </table:table-cell>
          <table:table-cell office:value-type="float" office:value="1100008">
            <text:p>1100008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friendship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1601 16th St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9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Quad: Missing</text:p>
          </table:table-cell>
          <table:table-cell office:value-type="float" office:value="85">
            <text:p>85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87101">
            <text:p>38.87101</text:p>
          </table:table-cell>
          <table:table-cell table:style-name="ce1" office:value-type="float" office:value="-76.98243">
            <text:p>-76.98243</text:p>
          </table:table-cell>
          <table:table-cell office:value-type="string">
            <text:p>Ward 8</text:p>
          </table:table-cell>
          <table:table-cell/>
        </table:table-row>
        <table:table-row table:style-name="ro1">
          <table:table-cell office:value-type="string">
            <text:p>2012-2013</text:p>
          </table:table-cell>
          <table:table-cell office:value-type="string">
            <text:p>Eagle Academy PCS</text:p>
          </table:table-cell>
          <table:table-cell office:value-type="string">
            <text:p>Eagle Academy PCS New Jersey Avenue Campus</text:p>
          </table:table-cell>
          <table:table-cell office:value-type="float" office:value="117">
            <text:p>117</text:p>
          </table:table-cell>
          <table:table-cell office:value-type="float" office:value="1125">
            <text:p>1125</text:p>
          </table:table-cell>
          <table:table-cell office:value-type="float" office:value="1100049">
            <text:p>110004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eagleacademy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1017 New Jersey Ave 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17 NEW JERSEY AVENUE SE</text:p>
          </table:table-cell>
          <table:table-cell office:value-type="float" office:value="399558.98">
            <text:p>399558.98</text:p>
          </table:table-cell>
          <table:table-cell office:value-type="float" office:value="134445.1">
            <text:p>134445.1</text:p>
          </table:table-cell>
          <table:table-cell office:value-type="float" office:value="38.8778378">
            <text:p>38.8778378</text:p>
          </table:table-cell>
          <table:table-cell office:value-type="float" office:value="-77.00508258">
            <text:p>-77.00508258</text:p>
          </table:table-cell>
          <table:table-cell office:value-type="string">
            <text:p>Ward 6</text:p>
          </table:table-cell>
          <table:table-cell office:value-type="float" office:value="7200">
            <text:p>7200</text:p>
          </table:table-cell>
          <table:table-cell office:value-type="float" office:value="20003">
            <text:p>20003</text:p>
          </table:table-cell>
          <table:table-cell office:value-type="float" office:value="276169">
            <text:p>27616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34]" office:value-type="float" office:value="38.8778378">
            <text:p>38.8778378</text:p>
          </table:table-cell>
          <table:table-cell table:formula="of:=[.AP34]" office:value-type="float" office:value="-77.00508258">
            <text:p>-77.00508258</text:p>
          </table:table-cell>
          <table:table-cell table:formula="of:=[.AQ34]" office:value-type="string" office:string-value="Ward 6">
            <text:p>Ward 6</text:p>
          </table:table-cell>
          <table:table-cell table:formula="of:=[.AR34]" office:value-type="float" office:value="7200">
            <text:p>72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Howard Road Academy PCS</text:p>
          </table:table-cell>
          <table:table-cell office:value-type="string">
            <text:p>Howard Road Academy PCS <text:s/>MLK Campus</text:p>
          </table:table-cell>
          <table:table-cell office:value-type="float" office:value="123">
            <text:p>123</text:p>
          </table:table-cell>
          <table:table-cell office:value-type="float" office:value="1126">
            <text:p>1126</text:p>
          </table:table-cell>
          <table:table-cell office:value-type="float" office:value="1100029">
            <text:p>110002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HowardRoadAcademy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405 ML King Ave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10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405 MARTIN LUTHER KING JR AVENUE SE</text:p>
          </table:table-cell>
          <table:table-cell office:value-type="float" office:value="400639.64">
            <text:p>400639.64</text:p>
          </table:table-cell>
          <table:table-cell office:value-type="float" office:value="132770.45">
            <text:p>132770.45</text:p>
          </table:table-cell>
          <table:table-cell office:value-type="float" office:value="38.86275176">
            <text:p>38.86275176</text:p>
          </table:table-cell>
          <table:table-cell office:value-type="float" office:value="-76.99262996">
            <text:p>-76.99262996</text:p>
          </table:table-cell>
          <table:table-cell office:value-type="string">
            <text:p>Ward 8</text:p>
          </table:table-cell>
          <table:table-cell office:value-type="float" office:value="7401">
            <text:p>7401</text:p>
          </table:table-cell>
          <table:table-cell office:value-type="float" office:value="20020">
            <text:p>20020</text:p>
          </table:table-cell>
          <table:table-cell office:value-type="float" office:value="147816">
            <text:p>14781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35]" office:value-type="float" office:value="38.86275176">
            <text:p>38.86275176</text:p>
          </table:table-cell>
          <table:table-cell table:formula="of:=[.AP35]" office:value-type="float" office:value="-76.99262996">
            <text:p>-76.99262996</text:p>
          </table:table-cell>
          <table:table-cell table:formula="of:=[.AQ35]" office:value-type="string" office:string-value="Ward 8">
            <text:p>Ward 8</text:p>
          </table:table-cell>
          <table:table-cell table:formula="of:=[.AR35]" office:value-type="float" office:value="7401">
            <text:p>74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GROW Academy PCS</text:p>
          </table:table-cell>
          <table:table-cell office:value-type="float" office:value="129">
            <text:p>129</text:p>
          </table:table-cell>
          <table:table-cell office:value-type="float" office:value="1129">
            <text:p>1129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421 P St 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21 P STREET NW</text:p>
          </table:table-cell>
          <table:table-cell office:value-type="float" office:value="398428.65">
            <text:p>398428.65</text:p>
          </table:table-cell>
          <table:table-cell office:value-type="float" office:value="138002.89">
            <text:p>138002.89</text:p>
          </table:table-cell>
          <table:table-cell office:value-type="float" office:value="38.90988639">
            <text:p>38.90988639</text:p>
          </table:table-cell>
          <table:table-cell office:value-type="float" office:value="-77.01811734">
            <text:p>-77.01811734</text:p>
          </table:table-cell>
          <table:table-cell office:value-type="string">
            <text:p>Ward 6</text:p>
          </table:table-cell>
          <table:table-cell office:value-type="float" office:value="4801">
            <text:p>4801</text:p>
          </table:table-cell>
          <table:table-cell office:value-type="float" office:value="20001">
            <text:p>20001</text:p>
          </table:table-cell>
          <table:table-cell office:value-type="float" office:value="294487">
            <text:p>29448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36]" office:value-type="float" office:value="38.90988639">
            <text:p>38.90988639</text:p>
          </table:table-cell>
          <table:table-cell table:formula="of:=[.AP36]" office:value-type="float" office:value="-77.01811734">
            <text:p>-77.01811734</text:p>
          </table:table-cell>
          <table:table-cell table:formula="of:=[.AQ36]" office:value-type="string" office:string-value="Ward 6">
            <text:p>Ward 6</text:p>
          </table:table-cell>
          <table:table-cell table:formula="of:=[.AR36]" office:value-type="float" office:value="4801">
            <text:p>48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Friendship PCS</text:p>
          </table:table-cell>
          <table:table-cell office:value-type="string">
            <text:p>Friendship PCS SouthEast Academy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1100008">
            <text:p>1100008</text:p>
          </table:table-cell>
          <table:table-cell office:value-type="string">
            <text:p>Special Education school</text:p>
          </table:table-cell>
          <table:table-cell office:value-type="string">
            <text:p>Special education school</text:p>
          </table:table-cell>
          <table:table-cell office:value-type="string">
            <text:p>www.friendship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645 Milwaukee Place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45 MILWAUKEE PLACE SE</text:p>
          </table:table-cell>
          <table:table-cell office:value-type="float" office:value="400259.75">
            <text:p>400259.75</text:p>
          </table:table-cell>
          <table:table-cell office:value-type="float" office:value="131109.73">
            <text:p>131109.73</text:p>
          </table:table-cell>
          <table:table-cell office:value-type="float" office:value="38.84779147">
            <text:p>38.84779147</text:p>
          </table:table-cell>
          <table:table-cell office:value-type="float" office:value="-76.99700774">
            <text:p>-76.99700774</text:p>
          </table:table-cell>
          <table:table-cell office:value-type="string">
            <text:p>Ward 8</text:p>
          </table:table-cell>
          <table:table-cell office:value-type="float" office:value="10400">
            <text:p>10400</text:p>
          </table:table-cell>
          <table:table-cell office:value-type="float" office:value="20032">
            <text:p>20032</text:p>
          </table:table-cell>
          <table:table-cell office:value-type="float" office:value="1655">
            <text:p>165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37]" office:value-type="float" office:value="38.84779147">
            <text:p>38.84779147</text:p>
          </table:table-cell>
          <table:table-cell table:formula="of:=[.AP37]" office:value-type="float" office:value="-76.99700774">
            <text:p>-76.99700774</text:p>
          </table:table-cell>
          <table:table-cell table:formula="of:=[.AQ37]" office:value-type="string" office:string-value="Ward 8">
            <text:p>Ward 8</text:p>
          </table:table-cell>
          <table:table-cell table:formula="of:=[.AR37]" office:value-type="float" office:value="10400">
            <text:p>104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arlos Rosario International PCS</text:p>
          </table:table-cell>
          <table:table-cell office:value-type="string">
            <text:p>Carlos Rosario International PCS S Street Campus</text:p>
          </table:table-cell>
          <table:table-cell office:value-type="float" office:value="162">
            <text:p>162</text:p>
          </table:table-cell>
          <table:table-cell office:value-type="float" office:value="1134">
            <text:p>1134</text:p>
          </table:table-cell>
          <table:table-cell office:value-type="float" office:value="1100004">
            <text:p>1100004</text:p>
          </table:table-cell>
          <table:table-cell office:value-type="string">
            <text:p>Adult Education</text:p>
          </table:table-cell>
          <table:table-cell office:value-type="string">
            <text:p>Regular School</text:p>
          </table:table-cell>
          <table:table-cell office:value-type="string">
            <text:p>www.carlosrosario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1501 Columbia Rd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1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1501 COLUMBIA ROAD NW</text:p>
          </table:table-cell>
          <table:table-cell office:value-type="float" office:value="396874.22">
            <text:p>396874.22</text:p>
          </table:table-cell>
          <table:table-cell office:value-type="float" office:value="139902.78">
            <text:p>139902.78</text:p>
          </table:table-cell>
          <table:table-cell office:value-type="float" office:value="38.92699707">
            <text:p>38.92699707</text:p>
          </table:table-cell>
          <table:table-cell office:value-type="float" office:value="-77.03604824">
            <text:p>-77.03604824</text:p>
          </table:table-cell>
          <table:table-cell office:value-type="string">
            <text:p>Ward 1</text:p>
          </table:table-cell>
          <table:table-cell office:value-type="float" office:value="2802">
            <text:p>2802</text:p>
          </table:table-cell>
          <table:table-cell office:value-type="float" office:value="20009">
            <text:p>20009</text:p>
          </table:table-cell>
          <table:table-cell office:value-type="float" office:value="297688">
            <text:p>29768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38]" office:value-type="float" office:value="38.92699707">
            <text:p>38.92699707</text:p>
          </table:table-cell>
          <table:table-cell table:formula="of:=[.AP38]" office:value-type="float" office:value="-77.03604824">
            <text:p>-77.03604824</text:p>
          </table:table-cell>
          <table:table-cell table:formula="of:=[.AQ38]" office:value-type="string" office:string-value="Ward 1">
            <text:p>Ward 1</text:p>
          </table:table-cell>
          <table:table-cell table:formula="of:=[.AR38]" office:value-type="float" office:value="2802">
            <text:p>28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AppleTree Early Learning Center PCS</text:p>
          </table:table-cell>
          <table:table-cell office:value-type="string">
            <text:p>AppleTree Early Learning Center PCS Oklahoma</text:p>
          </table:table-cell>
          <table:table-cell office:value-type="float" office:value="103">
            <text:p>103</text:p>
          </table:table-cell>
          <table:table-cell office:value-type="float" office:value="1137">
            <text:p>1137</text:p>
          </table:table-cell>
          <table:table-cell office:value-type="float" office:value="1100054">
            <text:p>110005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appletreeinstitute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320 21st Stree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20 21ST STREET NE</text:p>
          </table:table-cell>
          <table:table-cell office:value-type="float" office:value="402129.08">
            <text:p>402129.08</text:p>
          </table:table-cell>
          <table:table-cell office:value-type="float" office:value="136264.62">
            <text:p>136264.62</text:p>
          </table:table-cell>
          <table:table-cell office:value-type="float" office:value="38.89422626">
            <text:p>38.89422626</text:p>
          </table:table-cell>
          <table:table-cell office:value-type="float" office:value="-76.97545754">
            <text:p>-76.97545754</text:p>
          </table:table-cell>
          <table:table-cell office:value-type="string">
            <text:p>Ward 7</text:p>
          </table:table-cell>
          <table:table-cell office:value-type="float" office:value="7903">
            <text:p>7903</text:p>
          </table:table-cell>
          <table:table-cell office:value-type="float" office:value="20002">
            <text:p>20002</text:p>
          </table:table-cell>
          <table:table-cell office:value-type="float" office:value="287504">
            <text:p>28750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39]" office:value-type="float" office:value="38.89422626">
            <text:p>38.89422626</text:p>
          </table:table-cell>
          <table:table-cell table:formula="of:=[.AP39]" office:value-type="float" office:value="-76.97545754">
            <text:p>-76.97545754</text:p>
          </table:table-cell>
          <table:table-cell table:formula="of:=[.AQ39]" office:value-type="string" office:string-value="Ward 7">
            <text:p>Ward 7</text:p>
          </table:table-cell>
          <table:table-cell table:formula="of:=[.AR39]" office:value-type="float" office:value="7903">
            <text:p>7903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E.L. Haynes PCS</text:p>
          </table:table-cell>
          <table:table-cell office:value-type="string">
            <text:p>E.L. Haynes Kansas Avenue - High School</text:p>
          </table:table-cell>
          <table:table-cell office:value-type="float" office:value="116">
            <text:p>116</text:p>
          </table:table-cell>
          <table:table-cell office:value-type="float" office:value="1138">
            <text:p>1138</text:p>
          </table:table-cell>
          <table:table-cell office:value-type="float" office:value="1100043">
            <text:p>1100043</text:p>
          </table:table-cell>
          <table:table-cell table:number-columns-repeated="2" office:value-type="string">
            <text:p>Regular School</text:p>
          </table:table-cell>
          <table:table-cell office:value-type="string">
            <text:p>www.elhayne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4501 Kansas Ave 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5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501 KANSAS AVENUE NW</text:p>
          </table:table-cell>
          <table:table-cell office:value-type="float" office:value="398056.76">
            <text:p>398056.76</text:p>
          </table:table-cell>
          <table:table-cell office:value-type="float" office:value="141967.7">
            <text:p>141967.7</text:p>
          </table:table-cell>
          <table:table-cell office:value-type="float" office:value="38.94560189">
            <text:p>38.94560189</text:p>
          </table:table-cell>
          <table:table-cell office:value-type="float" office:value="-77.02241638">
            <text:p>-77.02241638</text:p>
          </table:table-cell>
          <table:table-cell office:value-type="string">
            <text:p>Ward 4</text:p>
          </table:table-cell>
          <table:table-cell office:value-type="float" office:value="2400">
            <text:p>2400</text:p>
          </table:table-cell>
          <table:table-cell office:value-type="float" office:value="20011">
            <text:p>20011</text:p>
          </table:table-cell>
          <table:table-cell office:value-type="float" office:value="284930">
            <text:p>28493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0]" office:value-type="float" office:value="38.94560189">
            <text:p>38.94560189</text:p>
          </table:table-cell>
          <table:table-cell table:formula="of:=[.AP40]" office:value-type="float" office:value="-77.02241638">
            <text:p>-77.02241638</text:p>
          </table:table-cell>
          <table:table-cell table:formula="of:=[.AQ40]" office:value-type="string" office:string-value="Ward 4">
            <text:p>Ward 4</text:p>
          </table:table-cell>
          <table:table-cell table:formula="of:=[.AR40]" office:value-type="float" office:value="2400">
            <text:p>24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Hope Community Academy PCS</text:p>
          </table:table-cell>
          <table:table-cell office:value-type="string">
            <text:p>Hope Community PCS Tolson Campus</text:p>
          </table:table-cell>
          <table:table-cell office:value-type="float" office:value="121">
            <text:p>121</text:p>
          </table:table-cell>
          <table:table-cell office:value-type="float" office:value="114">
            <text:p>114</text:p>
          </table:table-cell>
          <table:table-cell office:value-type="float" office:value="1100051">
            <text:p>110005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hopecommunity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2917 8th St 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917 8TH STREET NE</text:p>
          </table:table-cell>
          <table:table-cell office:value-type="float" office:value="400466.83">
            <text:p>400466.83</text:p>
          </table:table-cell>
          <table:table-cell office:value-type="float" office:value="139897.04">
            <text:p>139897.04</text:p>
          </table:table-cell>
          <table:table-cell office:value-type="float" office:value="38.9269508">
            <text:p>38.9269508</text:p>
          </table:table-cell>
          <table:table-cell office:value-type="float" office:value="-76.99461626">
            <text:p>-76.99461626</text:p>
          </table:table-cell>
          <table:table-cell office:value-type="string">
            <text:p>Ward 5</text:p>
          </table:table-cell>
          <table:table-cell office:value-type="float" office:value="9201">
            <text:p>9201</text:p>
          </table:table-cell>
          <table:table-cell office:value-type="float" office:value="20017">
            <text:p>20017</text:p>
          </table:table-cell>
          <table:table-cell office:value-type="float" office:value="43392">
            <text:p>4339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1]" office:value-type="float" office:value="38.9269508">
            <text:p>38.9269508</text:p>
          </table:table-cell>
          <table:table-cell table:formula="of:=[.AP41]" office:value-type="float" office:value="-76.99461626">
            <text:p>-76.99461626</text:p>
          </table:table-cell>
          <table:table-cell table:formula="of:=[.AQ41]" office:value-type="string" office:string-value="Ward 5">
            <text:p>Ward 5</text:p>
          </table:table-cell>
          <table:table-cell table:formula="of:=[.AR41]" office:value-type="float" office:value="9201">
            <text:p>92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Howard University Middle School of Math and Science</text:p>
          </table:table-cell>
          <table:table-cell office:value-type="string">
            <text:p>Howard University Middle School of Math and Science PCS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100058">
            <text:p>1100058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howard.edu/ms2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59">
            <text:p>20059</text:p>
          </table:table-cell>
          <table:table-cell office:value-type="string">
            <text:p>405 Howard Pl NW</text:p>
          </table:table-cell>
          <table:table-cell office:value-type="string">
            <text:p>NULL</text:p>
          </table:table-cell>
          <table:table-cell office:value-type="float" office:value="20059">
            <text:p>20059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05 HOWARD PLACE NW</text:p>
          </table:table-cell>
          <table:table-cell office:value-type="float" office:value="398341.18">
            <text:p>398341.18</text:p>
          </table:table-cell>
          <table:table-cell office:value-type="float" office:value="139441.04">
            <text:p>139441.04</text:p>
          </table:table-cell>
          <table:table-cell office:value-type="float" office:value="38.92284156">
            <text:p>38.92284156</text:p>
          </table:table-cell>
          <table:table-cell office:value-type="float" office:value="-77.01912932">
            <text:p>-77.01912932</text:p>
          </table:table-cell>
          <table:table-cell office:value-type="string">
            <text:p>Ward 1</text:p>
          </table:table-cell>
          <table:table-cell office:value-type="float" office:value="3400">
            <text:p>3400</text:p>
          </table:table-cell>
          <table:table-cell office:value-type="float" office:value="20059">
            <text:p>20059</text:p>
          </table:table-cell>
          <table:table-cell office:value-type="float" office:value="291490">
            <text:p>29149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2]" office:value-type="float" office:value="38.92284156">
            <text:p>38.92284156</text:p>
          </table:table-cell>
          <table:table-cell table:formula="of:=[.AP42]" office:value-type="float" office:value="-77.01912932">
            <text:p>-77.01912932</text:p>
          </table:table-cell>
          <table:table-cell table:formula="of:=[.AQ42]" office:value-type="string" office:string-value="Ward 1">
            <text:p>Ward 1</text:p>
          </table:table-cell>
          <table:table-cell table:formula="of:=[.AR42]" office:value-type="float" office:value="3400">
            <text:p>3400</text:p>
          </table:table-cell>
        </table:table-row>
        <table:table-row table:style-name="ro2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AIM PCS Academy PCS</text:p>
          </table:table-cell>
          <table:table-cell office:value-type="float" office:value="129">
            <text:p>129</text:p>
          </table:table-cell>
          <table:table-cell office:value-type="float" office:value="116">
            <text:p>116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600 Douglass Rd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table:number-columns-repeated="6"/>
          <table:table-cell/>
          <table:table-cell table:number-columns-repeated="2"/>
          <table:table-cell office:value-type="string">
            <text:p>sion URL: http://dcatlas.dcgis.dc.gov/mar/submit_info.aspx?addressid=2600&amp;addsuf=&amp;stnm=DOUGLASS&amp;sttype=ROAD&amp;stquad=SE&amp;Flag=YSubmission URL: http://dcatlas.dcgis.dc.gov/mar/submit_info.aspx?addressid=2600&amp;addsuf=&amp;stnm=DOUGLASS&amp;sttype=ROAD&amp;stquad=SE&amp;Flag=Y</text:p>
          </table:table-cell>
          <table:table-cell office:value-type="float" office:value="88">
            <text:p>88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85654">
            <text:p>38.85654</text:p>
          </table:table-cell>
          <table:table-cell table:style-name="ce1" office:value-type="float" office:value="-76.99144">
            <text:p>-76.99144</text:p>
          </table:table-cell>
          <table:table-cell office:value-type="string">
            <text:p>Ward 8</text:p>
          </table:table-cell>
          <table:table-cell table:formula="of:=[.AR43]" office:value-type="float" office:value="0">
            <text:p>0</text:p>
          </table:table-cell>
        </table:table-row>
        <table:table-row table:style-name="ro3">
          <table:table-cell office:value-type="string">
            <text:p>2012-2013</text:p>
          </table:table-cell>
          <table:table-cell table:number-columns-repeated="2" office:value-type="string">
            <text:p>Potomac Lighthouse PCS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1100060">
            <text:p>110006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lighthouse-academie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4401 8th Street 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8"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401 8TH STREET NE</text:p>
          </table:table-cell>
          <table:table-cell office:value-type="float" office:value="400474.03">
            <text:p>400474.03</text:p>
          </table:table-cell>
          <table:table-cell office:value-type="float" office:value="141675.39">
            <text:p>141675.39</text:p>
          </table:table-cell>
          <table:table-cell office:value-type="float" office:value="38.9429707">
            <text:p>38.9429707</text:p>
          </table:table-cell>
          <table:table-cell office:value-type="float" office:value="-76.994532">
            <text:p>-76.994532</text:p>
          </table:table-cell>
          <table:table-cell office:value-type="string">
            <text:p>Ward 5</text:p>
          </table:table-cell>
          <table:table-cell office:value-type="float" office:value="9504">
            <text:p>9504</text:p>
          </table:table-cell>
          <table:table-cell office:value-type="float" office:value="20017">
            <text:p>20017</text:p>
          </table:table-cell>
          <table:table-cell office:value-type="float" office:value="22543">
            <text:p>2254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4]" office:value-type="float" office:value="38.9429707">
            <text:p>38.9429707</text:p>
          </table:table-cell>
          <table:table-cell table:formula="of:=[.AP44]" office:value-type="float" office:value="-76.994532">
            <text:p>-76.994532</text:p>
          </table:table-cell>
          <table:table-cell table:formula="of:=[.AQ44]" office:value-type="string" office:string-value="Ward 5">
            <text:p>Ward 5</text:p>
          </table:table-cell>
          <table:table-cell table:formula="of:=[.AR44]" office:value-type="float" office:value="9504">
            <text:p>95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WILL Academy PCS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421 P St 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7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21 P STREET NW</text:p>
          </table:table-cell>
          <table:table-cell office:value-type="float" office:value="398428.65">
            <text:p>398428.65</text:p>
          </table:table-cell>
          <table:table-cell office:value-type="float" office:value="138002.89">
            <text:p>138002.89</text:p>
          </table:table-cell>
          <table:table-cell office:value-type="float" office:value="38.90988639">
            <text:p>38.90988639</text:p>
          </table:table-cell>
          <table:table-cell office:value-type="float" office:value="-77.01811734">
            <text:p>-77.01811734</text:p>
          </table:table-cell>
          <table:table-cell office:value-type="string">
            <text:p>Ward 6</text:p>
          </table:table-cell>
          <table:table-cell office:value-type="float" office:value="4801">
            <text:p>4801</text:p>
          </table:table-cell>
          <table:table-cell office:value-type="float" office:value="20001">
            <text:p>20001</text:p>
          </table:table-cell>
          <table:table-cell office:value-type="float" office:value="294487">
            <text:p>29448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5]" office:value-type="float" office:value="38.90988639">
            <text:p>38.90988639</text:p>
          </table:table-cell>
          <table:table-cell table:formula="of:=[.AP45]" office:value-type="float" office:value="-77.01811734">
            <text:p>-77.01811734</text:p>
          </table:table-cell>
          <table:table-cell table:formula="of:=[.AQ45]" office:value-type="string" office:string-value="Ward 6">
            <text:p>Ward 6</text:p>
          </table:table-cell>
          <table:table-cell table:formula="of:=[.AR45]" office:value-type="float" office:value="4801">
            <text:p>48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Septima Clark PCS</text:p>
          </table:table-cell>
          <table:table-cell office:value-type="string">
            <text:p>Septima Clark PCS</text:p>
          </table:table-cell>
          <table:table-cell office:value-type="float" office:value="161">
            <text:p>161</text:p>
          </table:table-cell>
          <table:table-cell office:value-type="float" office:value="123">
            <text:p>123</text:p>
          </table:table-cell>
          <table:table-cell office:value-type="float" office:value="1100066">
            <text:p>1100066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buildingexcelent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501 Martin Luther King Jr Avenue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501 MARTIN LUTHER KING JR AVENUE SE</text:p>
          </table:table-cell>
          <table:table-cell office:value-type="float" office:value="400403.19">
            <text:p>400403.19</text:p>
          </table:table-cell>
          <table:table-cell office:value-type="float" office:value="132438.56">
            <text:p>132438.56</text:p>
          </table:table-cell>
          <table:table-cell office:value-type="float" office:value="38.85976209">
            <text:p>38.85976209</text:p>
          </table:table-cell>
          <table:table-cell office:value-type="float" office:value="-76.99535457">
            <text:p>-76.99535457</text:p>
          </table:table-cell>
          <table:table-cell office:value-type="string">
            <text:p>Ward 8</text:p>
          </table:table-cell>
          <table:table-cell office:value-type="float" office:value="7401">
            <text:p>7401</text:p>
          </table:table-cell>
          <table:table-cell office:value-type="float" office:value="20020">
            <text:p>20020</text:p>
          </table:table-cell>
          <table:table-cell office:value-type="float" office:value="278172">
            <text:p>27817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6]" office:value-type="float" office:value="38.85976209">
            <text:p>38.85976209</text:p>
          </table:table-cell>
          <table:table-cell table:formula="of:=[.AP46]" office:value-type="float" office:value="-76.99535457">
            <text:p>-76.99535457</text:p>
          </table:table-cell>
          <table:table-cell table:formula="of:=[.AQ46]" office:value-type="string" office:string-value="Ward 8">
            <text:p>Ward 8</text:p>
          </table:table-cell>
          <table:table-cell table:formula="of:=[.AR46]" office:value-type="float" office:value="7401">
            <text:p>74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Washington Latin PCS</text:p>
          </table:table-cell>
          <table:table-cell office:value-type="string">
            <text:p>Washington Latin PCS MS</text:p>
          </table:table-cell>
          <table:table-cell office:value-type="float" office:value="151">
            <text:p>151</text:p>
          </table:table-cell>
          <table:table-cell office:value-type="float" office:value="125">
            <text:p>125</text:p>
          </table:table-cell>
          <table:table-cell office:value-type="float" office:value="1100019">
            <text:p>110001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latin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4115 16th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115 16TH STREET NW</text:p>
          </table:table-cell>
          <table:table-cell office:value-type="float" office:value="396874.3">
            <text:p>396874.3</text:p>
          </table:table-cell>
          <table:table-cell office:value-type="float" office:value="141487.48">
            <text:p>141487.48</text:p>
          </table:table-cell>
          <table:table-cell office:value-type="float" office:value="38.94127252">
            <text:p>38.94127252</text:p>
          </table:table-cell>
          <table:table-cell office:value-type="float" office:value="-77.03605453">
            <text:p>-77.03605453</text:p>
          </table:table-cell>
          <table:table-cell office:value-type="string">
            <text:p>Ward 4</text:p>
          </table:table-cell>
          <table:table-cell office:value-type="float" office:value="2502">
            <text:p>2502</text:p>
          </table:table-cell>
          <table:table-cell office:value-type="float" office:value="20011">
            <text:p>20011</text:p>
          </table:table-cell>
          <table:table-cell office:value-type="float" office:value="259140">
            <text:p>25914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7]" office:value-type="float" office:value="38.94127252">
            <text:p>38.94127252</text:p>
          </table:table-cell>
          <table:table-cell table:formula="of:=[.AP47]" office:value-type="float" office:value="-77.03605453">
            <text:p>-77.03605453</text:p>
          </table:table-cell>
          <table:table-cell table:formula="of:=[.AQ47]" office:value-type="string" office:string-value="Ward 4">
            <text:p>Ward 4</text:p>
          </table:table-cell>
          <table:table-cell table:formula="of:=[.AR47]" office:value-type="float" office:value="2502">
            <text:p>25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Briya Public Charter School</text:p>
          </table:table-cell>
          <table:table-cell office:value-type="string">
            <text:p>Briya Public Charter School</text:p>
          </table:table-cell>
          <table:table-cell office:value-type="float" office:value="119">
            <text:p>119</text:p>
          </table:table-cell>
          <table:table-cell office:value-type="float" office:value="126">
            <text:p>126</text:p>
          </table:table-cell>
          <table:table-cell office:value-type="float" office:value="1100016">
            <text:p>1100016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http://briya.org/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2333 Ontario Rd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2333 ONTARIO ROAD NW</text:p>
          </table:table-cell>
          <table:table-cell office:value-type="float" office:value="396548.08">
            <text:p>396548.08</text:p>
          </table:table-cell>
          <table:table-cell office:value-type="float" office:value="139234.16">
            <text:p>139234.16</text:p>
          </table:table-cell>
          <table:table-cell office:value-type="float" office:value="38.92097271">
            <text:p>38.92097271</text:p>
          </table:table-cell>
          <table:table-cell office:value-type="float" office:value="-77.0398061">
            <text:p>-77.0398061</text:p>
          </table:table-cell>
          <table:table-cell office:value-type="string">
            <text:p>Ward 1</text:p>
          </table:table-cell>
          <table:table-cell office:value-type="float" office:value="3800">
            <text:p>3800</text:p>
          </table:table-cell>
          <table:table-cell office:value-type="float" office:value="20009">
            <text:p>20009</text:p>
          </table:table-cell>
          <table:table-cell office:value-type="float" office:value="284370">
            <text:p>28437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8]" office:value-type="float" office:value="38.92097271">
            <text:p>38.92097271</text:p>
          </table:table-cell>
          <table:table-cell table:formula="of:=[.AP48]" office:value-type="float" office:value="-77.0398061">
            <text:p>-77.0398061</text:p>
          </table:table-cell>
          <table:table-cell table:formula="of:=[.AQ48]" office:value-type="string" office:string-value="Ward 1">
            <text:p>Ward 1</text:p>
          </table:table-cell>
          <table:table-cell table:formula="of:=[.AR48]" office:value-type="float" office:value="3800">
            <text:p>38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esar Chavez PCS</text:p>
          </table:table-cell>
          <table:table-cell office:value-type="string">
            <text:p>Cesar Chavez PCS Chavez Prep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  <table:table-cell office:value-type="float" office:value="1100005">
            <text:p>1100005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havez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770 Kenyon St 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70 KENYON STREET NW</text:p>
          </table:table-cell>
          <table:table-cell office:value-type="float" office:value="397756.37">
            <text:p>397756.37</text:p>
          </table:table-cell>
          <table:table-cell office:value-type="float" office:value="140192.11">
            <text:p>140192.11</text:p>
          </table:table-cell>
          <table:table-cell office:value-type="float" office:value="38.92960614">
            <text:p>38.92960614</text:p>
          </table:table-cell>
          <table:table-cell office:value-type="float" office:value="-77.02587574">
            <text:p>-77.02587574</text:p>
          </table:table-cell>
          <table:table-cell office:value-type="string">
            <text:p>Ward 1</text:p>
          </table:table-cell>
          <table:table-cell office:value-type="float" office:value="3100">
            <text:p>3100</text:p>
          </table:table-cell>
          <table:table-cell office:value-type="float" office:value="20010">
            <text:p>20010</text:p>
          </table:table-cell>
          <table:table-cell office:value-type="float" office:value="285409">
            <text:p>28540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49]" office:value-type="float" office:value="38.92960614">
            <text:p>38.92960614</text:p>
          </table:table-cell>
          <table:table-cell table:formula="of:=[.AP49]" office:value-type="float" office:value="-77.02587574">
            <text:p>-77.02587574</text:p>
          </table:table-cell>
          <table:table-cell table:formula="of:=[.AQ49]" office:value-type="string" office:string-value="Ward 1">
            <text:p>Ward 1</text:p>
          </table:table-cell>
          <table:table-cell table:formula="of:=[.AR49]" office:value-type="float" office:value="3100">
            <text:p>31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Youthbuild PCS</text:p>
          </table:table-cell>
          <table:table-cell office:value-type="string">
            <text:p>Youthbuild PCS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1100059">
            <text:p>1100059</text:p>
          </table:table-cell>
          <table:table-cell table:number-columns-repeated="2" office:value-type="string">
            <text:p>Alternative Education School</text:p>
          </table:table-cell>
          <table:table-cell office:value-type="string">
            <text:p>www.youthbuild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3014 14th S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3014 14TH STREET NW</text:p>
          </table:table-cell>
          <table:table-cell office:value-type="float" office:value="397159.96">
            <text:p>397159.96</text:p>
          </table:table-cell>
          <table:table-cell office:value-type="float" office:value="139985.56">
            <text:p>139985.56</text:p>
          </table:table-cell>
          <table:table-cell office:value-type="float" office:value="38.92774375">
            <text:p>38.92774375</text:p>
          </table:table-cell>
          <table:table-cell office:value-type="float" office:value="-77.03275327">
            <text:p>-77.03275327</text:p>
          </table:table-cell>
          <table:table-cell office:value-type="string">
            <text:p>Ward 1</text:p>
          </table:table-cell>
          <table:table-cell office:value-type="float" office:value="2802">
            <text:p>2802</text:p>
          </table:table-cell>
          <table:table-cell office:value-type="float" office:value="20009">
            <text:p>20009</text:p>
          </table:table-cell>
          <table:table-cell office:value-type="float" office:value="302258">
            <text:p>30225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0]" office:value-type="float" office:value="38.92774375">
            <text:p>38.92774375</text:p>
          </table:table-cell>
          <table:table-cell table:formula="of:=[.AP50]" office:value-type="float" office:value="-77.03275327">
            <text:p>-77.03275327</text:p>
          </table:table-cell>
          <table:table-cell table:formula="of:=[.AQ50]" office:value-type="string" office:string-value="Ward 1">
            <text:p>Ward 1</text:p>
          </table:table-cell>
          <table:table-cell table:formula="of:=[.AR50]" office:value-type="float" office:value="2802">
            <text:p>28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.C. Preparatory Academy PCS</text:p>
          </table:table-cell>
          <table:table-cell office:value-type="string">
            <text:p>D C <text:s/>Preparatory Edgewood Elementary Campus PCS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100048">
            <text:p>1100048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rep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707 Edgewood St 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07 EDGEWOOD STREET NE</text:p>
          </table:table-cell>
          <table:table-cell office:value-type="float" office:value="400369.83">
            <text:p>400369.83</text:p>
          </table:table-cell>
          <table:table-cell office:value-type="float" office:value="139600.22">
            <text:p>139600.22</text:p>
          </table:table-cell>
          <table:table-cell office:value-type="float" office:value="38.92427699">
            <text:p>38.92427699</text:p>
          </table:table-cell>
          <table:table-cell office:value-type="float" office:value="-76.99573508">
            <text:p>-76.99573508</text:p>
          </table:table-cell>
          <table:table-cell office:value-type="string">
            <text:p>Ward 5</text:p>
          </table:table-cell>
          <table:table-cell office:value-type="float" office:value="9204">
            <text:p>9204</text:p>
          </table:table-cell>
          <table:table-cell office:value-type="float" office:value="20017">
            <text:p>20017</text:p>
          </table:table-cell>
          <table:table-cell office:value-type="float" office:value="289577">
            <text:p>28957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1]" office:value-type="float" office:value="38.92427699">
            <text:p>38.92427699</text:p>
          </table:table-cell>
          <table:table-cell table:formula="of:=[.AP51]" office:value-type="float" office:value="-76.99573508">
            <text:p>-76.99573508</text:p>
          </table:table-cell>
          <table:table-cell table:formula="of:=[.AQ51]" office:value-type="string" office:string-value="Ward 5">
            <text:p>Ward 5</text:p>
          </table:table-cell>
          <table:table-cell table:formula="of:=[.AR51]" office:value-type="float" office:value="9204">
            <text:p>92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Hope Community Academy PCS</text:p>
          </table:table-cell>
          <table:table-cell office:value-type="string">
            <text:p>Hope Community PCS Lamond Campus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100051">
            <text:p>110005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hopecommunity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6200 Kansas Avenue NE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7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200 KANSAS AVENUE NE</text:p>
          </table:table-cell>
          <table:table-cell office:value-type="float" office:value="399254.07">
            <text:p>399254.07</text:p>
          </table:table-cell>
          <table:table-cell office:value-type="float" office:value="144200.69">
            <text:p>144200.69</text:p>
          </table:table-cell>
          <table:table-cell office:value-type="float" office:value="38.96571909">
            <text:p>38.96571909</text:p>
          </table:table-cell>
          <table:table-cell office:value-type="float" office:value="-77.00860715">
            <text:p>-77.00860715</text:p>
          </table:table-cell>
          <table:table-cell office:value-type="string">
            <text:p>Ward 4</text:p>
          </table:table-cell>
          <table:table-cell office:value-type="float" office:value="9505">
            <text:p>9505</text:p>
          </table:table-cell>
          <table:table-cell office:value-type="float" office:value="20011">
            <text:p>20011</text:p>
          </table:table-cell>
          <table:table-cell office:value-type="float" office:value="304055">
            <text:p>30405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2]" office:value-type="float" office:value="38.96571909">
            <text:p>38.96571909</text:p>
          </table:table-cell>
          <table:table-cell table:formula="of:=[.AP52]" office:value-type="float" office:value="-77.00860715">
            <text:p>-77.00860715</text:p>
          </table:table-cell>
          <table:table-cell table:formula="of:=[.AQ52]" office:value-type="string" office:string-value="Ward 4">
            <text:p>Ward 4</text:p>
          </table:table-cell>
          <table:table-cell table:formula="of:=[.AR52]" office:value-type="float" office:value="9505">
            <text:p>9505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LEAP Academy PCS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4801 Benning Rd 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801 BENNING ROAD SE</text:p>
          </table:table-cell>
          <table:table-cell office:value-type="float" office:value="405692.28">
            <text:p>405692.28</text:p>
          </table:table-cell>
          <table:table-cell office:value-type="float" office:value="134978.83">
            <text:p>134978.83</text:p>
          </table:table-cell>
          <table:table-cell office:value-type="float" office:value="38.88262754">
            <text:p>38.88262754</text:p>
          </table:table-cell>
          <table:table-cell office:value-type="float" office:value="-76.93439427">
            <text:p>-76.93439427</text:p>
          </table:table-cell>
          <table:table-cell office:value-type="string">
            <text:p>Ward 7</text:p>
          </table:table-cell>
          <table:table-cell office:value-type="float" office:value="9907">
            <text:p>9907</text:p>
          </table:table-cell>
          <table:table-cell office:value-type="float" office:value="20019">
            <text:p>20019</text:p>
          </table:table-cell>
          <table:table-cell office:value-type="float" office:value="17421">
            <text:p>1742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3]" office:value-type="float" office:value="38.88262754">
            <text:p>38.88262754</text:p>
          </table:table-cell>
          <table:table-cell table:formula="of:=[.AP53]" office:value-type="float" office:value="-76.93439427">
            <text:p>-76.93439427</text:p>
          </table:table-cell>
          <table:table-cell table:formula="of:=[.AQ53]" office:value-type="string" office:string-value="Ward 7">
            <text:p>Ward 7</text:p>
          </table:table-cell>
          <table:table-cell table:formula="of:=[.AR53]" office:value-type="float" office:value="9907">
            <text:p>9907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Maya Angelou PCS</text:p>
          </table:table-cell>
          <table:table-cell office:value-type="string">
            <text:p>Maya Angelou Middle Campus PCS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100014">
            <text:p>110001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seeforever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5600 East Capitol Street NE</text:p>
          </table:table-cell>
          <table:table-cell office:value-type="string">
            <text:p>1st Floor</text:p>
          </table:table-cell>
          <table:table-cell office:value-type="float" office:value="20019">
            <text:p>20019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600 EAST CAPITOL STREET NE</text:p>
          </table:table-cell>
          <table:table-cell office:value-type="float" office:value="406885.34">
            <text:p>406885.34</text:p>
          </table:table-cell>
          <table:table-cell office:value-type="float" office:value="135830.53">
            <text:p>135830.53</text:p>
          </table:table-cell>
          <table:table-cell office:value-type="float" office:value="38.89029144">
            <text:p>38.89029144</text:p>
          </table:table-cell>
          <table:table-cell office:value-type="float" office:value="-76.92063526">
            <text:p>-76.92063526</text:p>
          </table:table-cell>
          <table:table-cell office:value-type="string">
            <text:p>Ward 7</text:p>
          </table:table-cell>
          <table:table-cell office:value-type="float" office:value="7808">
            <text:p>7808</text:p>
          </table:table-cell>
          <table:table-cell office:value-type="float" office:value="20019">
            <text:p>20019</text:p>
          </table:table-cell>
          <table:table-cell office:value-type="float" office:value="289793">
            <text:p>28979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4]" office:value-type="float" office:value="38.89029144">
            <text:p>38.89029144</text:p>
          </table:table-cell>
          <table:table-cell table:formula="of:=[.AP54]" office:value-type="float" office:value="-76.92063526">
            <text:p>-76.92063526</text:p>
          </table:table-cell>
          <table:table-cell table:formula="of:=[.AQ54]" office:value-type="string" office:string-value="Ward 7">
            <text:p>Ward 7</text:p>
          </table:table-cell>
          <table:table-cell table:formula="of:=[.AR54]" office:value-type="float" office:value="7808">
            <text:p>7808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Ideal Academy PCS</text:p>
          </table:table-cell>
          <table:table-cell office:value-type="string">
            <text:p>Ideal Academy PCS North Capitol Street Campus ES</text:p>
          </table:table-cell>
          <table:table-cell office:value-type="float" office:value="127">
            <text:p>127</text:p>
          </table:table-cell>
          <table:table-cell office:value-type="float" office:value="134">
            <text:p>134</text:p>
          </table:table-cell>
          <table:table-cell office:value-type="float" office:value="1100012">
            <text:p>1100012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iapcs.com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6130 N Capitol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130 NORTH CAPITOL STREET NW</text:p>
          </table:table-cell>
          <table:table-cell office:value-type="float" office:value="399139.13">
            <text:p>399139.13</text:p>
          </table:table-cell>
          <table:table-cell office:value-type="float" office:value="144111.98">
            <text:p>144111.98</text:p>
          </table:table-cell>
          <table:table-cell office:value-type="float" office:value="38.96491986">
            <text:p>38.96491986</text:p>
          </table:table-cell>
          <table:table-cell office:value-type="float" office:value="-77.00993332">
            <text:p>-77.00993332</text:p>
          </table:table-cell>
          <table:table-cell office:value-type="string">
            <text:p>Ward 4</text:p>
          </table:table-cell>
          <table:table-cell office:value-type="float" office:value="1702">
            <text:p>1702</text:p>
          </table:table-cell>
          <table:table-cell office:value-type="float" office:value="20011">
            <text:p>20011</text:p>
          </table:table-cell>
          <table:table-cell office:value-type="float" office:value="285311">
            <text:p>28531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5]" office:value-type="float" office:value="38.96491986">
            <text:p>38.96491986</text:p>
          </table:table-cell>
          <table:table-cell table:formula="of:=[.AP55]" office:value-type="float" office:value="-77.00993332">
            <text:p>-77.00993332</text:p>
          </table:table-cell>
          <table:table-cell table:formula="of:=[.AQ55]" office:value-type="string" office:string-value="Ward 4">
            <text:p>Ward 4</text:p>
          </table:table-cell>
          <table:table-cell table:formula="of:=[.AR55]" office:value-type="float" office:value="1702">
            <text:p>17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Mary McLeod Bethune <text:s/>PCS</text:p>
          </table:table-cell>
          <table:table-cell office:value-type="string">
            <text:p>Mary McLeod Bethune Day Academy PCS Slowe Campus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100044">
            <text:p>110004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mmbethune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1404 Jackson Street 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404 JACKSON STREET NE</text:p>
          </table:table-cell>
          <table:table-cell office:value-type="float" office:value="401138.94">
            <text:p>401138.94</text:p>
          </table:table-cell>
          <table:table-cell office:value-type="float" office:value="140191.85">
            <text:p>140191.85</text:p>
          </table:table-cell>
          <table:table-cell office:value-type="float" office:value="38.92960592">
            <text:p>38.92960592</text:p>
          </table:table-cell>
          <table:table-cell office:value-type="float" office:value="-76.98686463">
            <text:p>-76.98686463</text:p>
          </table:table-cell>
          <table:table-cell office:value-type="string">
            <text:p>Ward 5</text:p>
          </table:table-cell>
          <table:table-cell office:value-type="float" office:value="9301">
            <text:p>9301</text:p>
          </table:table-cell>
          <table:table-cell office:value-type="float" office:value="20017">
            <text:p>20017</text:p>
          </table:table-cell>
          <table:table-cell office:value-type="float" office:value="294522">
            <text:p>29452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6]" office:value-type="float" office:value="38.92960592">
            <text:p>38.92960592</text:p>
          </table:table-cell>
          <table:table-cell table:formula="of:=[.AP56]" office:value-type="float" office:value="-76.98686463">
            <text:p>-76.98686463</text:p>
          </table:table-cell>
          <table:table-cell table:formula="of:=[.AQ56]" office:value-type="string" office:string-value="Ward 5">
            <text:p>Ward 5</text:p>
          </table:table-cell>
          <table:table-cell table:formula="of:=[.AR56]" office:value-type="float" office:value="9301">
            <text:p>93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Early Childhood Academy PCS</text:p>
          </table:table-cell>
          <table:table-cell office:value-type="string">
            <text:p>Early Childhood Academy PCS Johenning Campus</text:p>
          </table:table-cell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  <table:table-cell office:value-type="float" office:value="1100057">
            <text:p>110005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eca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4025 9th St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025 9TH STREET SE</text:p>
          </table:table-cell>
          <table:table-cell office:value-type="float" office:value="400822.11">
            <text:p>400822.11</text:p>
          </table:table-cell>
          <table:table-cell office:value-type="float" office:value="129329.27">
            <text:p>129329.27</text:p>
          </table:table-cell>
          <table:table-cell office:value-type="float" office:value="38.83175194">
            <text:p>38.83175194</text:p>
          </table:table-cell>
          <table:table-cell office:value-type="float" office:value="-76.99053162">
            <text:p>-76.99053162</text:p>
          </table:table-cell>
          <table:table-cell office:value-type="string">
            <text:p>Ward 8</text:p>
          </table:table-cell>
          <table:table-cell office:value-type="float" office:value="9700">
            <text:p>9700</text:p>
          </table:table-cell>
          <table:table-cell office:value-type="float" office:value="20032">
            <text:p>20032</text:p>
          </table:table-cell>
          <table:table-cell office:value-type="float" office:value="278471">
            <text:p>27847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7]" office:value-type="float" office:value="38.83175194">
            <text:p>38.83175194</text:p>
          </table:table-cell>
          <table:table-cell table:formula="of:=[.AP57]" office:value-type="float" office:value="-76.99053162">
            <text:p>-76.99053162</text:p>
          </table:table-cell>
          <table:table-cell table:formula="of:=[.AQ57]" office:value-type="string" office:string-value="Ward 8">
            <text:p>Ward 8</text:p>
          </table:table-cell>
          <table:table-cell table:formula="of:=[.AR57]" office:value-type="float" office:value="9700">
            <text:p>97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AppleTree Early Learning Center PCS</text:p>
          </table:table-cell>
          <table:table-cell office:value-type="string">
            <text:p>AppleTree Early Learning Center PCS Amidon</text:p>
          </table:table-cell>
          <table:table-cell office:value-type="float" office:value="103">
            <text:p>103</text:p>
          </table:table-cell>
          <table:table-cell office:value-type="float" office:value="139">
            <text:p>139</text:p>
          </table:table-cell>
          <table:table-cell office:value-type="float" office:value="1100054">
            <text:p>110005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appletreeinstitute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4">
            <text:p>20024</text:p>
          </table:table-cell>
          <table:table-cell office:value-type="string">
            <text:p>401 I Street SW</text:p>
          </table:table-cell>
          <table:table-cell office:value-type="string">
            <text:p>NULL</text:p>
          </table:table-cell>
          <table:table-cell office:value-type="float" office:value="20024">
            <text:p>20024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01 I STREET SW</text:p>
          </table:table-cell>
          <table:table-cell office:value-type="float" office:value="398427.29">
            <text:p>398427.29</text:p>
          </table:table-cell>
          <table:table-cell office:value-type="float" office:value="134631.47">
            <text:p>134631.47</text:p>
          </table:table-cell>
          <table:table-cell office:value-type="float" office:value="38.8795154">
            <text:p>38.8795154</text:p>
          </table:table-cell>
          <table:table-cell office:value-type="float" office:value="-77.0181253">
            <text:p>-77.0181253</text:p>
          </table:table-cell>
          <table:table-cell office:value-type="string">
            <text:p>Ward 6</text:p>
          </table:table-cell>
          <table:table-cell office:value-type="float" office:value="10200">
            <text:p>10200</text:p>
          </table:table-cell>
          <table:table-cell office:value-type="float" office:value="20024">
            <text:p>20024</text:p>
          </table:table-cell>
          <table:table-cell office:value-type="float" office:value="294482">
            <text:p>29448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8]" office:value-type="float" office:value="38.8795154">
            <text:p>38.8795154</text:p>
          </table:table-cell>
          <table:table-cell table:formula="of:=[.AP58]" office:value-type="float" office:value="-77.0181253">
            <text:p>-77.0181253</text:p>
          </table:table-cell>
          <table:table-cell table:formula="of:=[.AQ58]" office:value-type="string" office:string-value="Ward 6">
            <text:p>Ward 6</text:p>
          </table:table-cell>
          <table:table-cell table:formula="of:=[.AR58]" office:value-type="float" office:value="10200">
            <text:p>102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AppleTree Early Learning Center PCS</text:p>
          </table:table-cell>
          <table:table-cell office:value-type="string">
            <text:p>AppleTree Early Learning Center PCS Columbia Heights</text:p>
          </table:table-cell>
          <table:table-cell office:value-type="float" office:value="103">
            <text:p>103</text:p>
          </table:table-cell>
          <table:table-cell office:value-type="float" office:value="140">
            <text:p>140</text:p>
          </table:table-cell>
          <table:table-cell office:value-type="float" office:value="1100054">
            <text:p>110005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appletreeinstitute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2750 14th Stree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750 14TH STREET NW</text:p>
          </table:table-cell>
          <table:table-cell office:value-type="float" office:value="397160.68">
            <text:p>397160.68</text:p>
          </table:table-cell>
          <table:table-cell office:value-type="float" office:value="139708.07">
            <text:p>139708.07</text:p>
          </table:table-cell>
          <table:table-cell office:value-type="float" office:value="38.92524403">
            <text:p>38.92524403</text:p>
          </table:table-cell>
          <table:table-cell office:value-type="float" office:value="-77.03274382">
            <text:p>-77.03274382</text:p>
          </table:table-cell>
          <table:table-cell office:value-type="string">
            <text:p>Ward 1</text:p>
          </table:table-cell>
          <table:table-cell office:value-type="float" office:value="3700">
            <text:p>3700</text:p>
          </table:table-cell>
          <table:table-cell office:value-type="float" office:value="20009">
            <text:p>20009</text:p>
          </table:table-cell>
          <table:table-cell office:value-type="float" office:value="297626">
            <text:p>29762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59]" office:value-type="float" office:value="38.92524403">
            <text:p>38.92524403</text:p>
          </table:table-cell>
          <table:table-cell table:formula="of:=[.AP59]" office:value-type="float" office:value="-77.03274382">
            <text:p>-77.03274382</text:p>
          </table:table-cell>
          <table:table-cell table:formula="of:=[.AQ59]" office:value-type="string" office:string-value="Ward 1">
            <text:p>Ward 1</text:p>
          </table:table-cell>
          <table:table-cell table:formula="of:=[.AR59]" office:value-type="float" office:value="3700">
            <text:p>37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AppleTree Early Learning Center PCS</text:p>
          </table:table-cell>
          <table:table-cell office:value-type="string">
            <text:p>AppleTree Early Learning Center PCS Riverside</text:p>
          </table:table-cell>
          <table:table-cell office:value-type="float" office:value="103">
            <text:p>103</text:p>
          </table:table-cell>
          <table:table-cell office:value-type="float" office:value="141">
            <text:p>141</text:p>
          </table:table-cell>
          <table:table-cell office:value-type="float" office:value="1100054">
            <text:p>110005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appletreeinstitute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4">
            <text:p>20024</text:p>
          </table:table-cell>
          <table:table-cell office:value-type="string">
            <text:p>680 I Street SW</text:p>
          </table:table-cell>
          <table:table-cell office:value-type="string">
            <text:p>NULL</text:p>
          </table:table-cell>
          <table:table-cell office:value-type="float" office:value="20024">
            <text:p>20024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80 I STREET SW</text:p>
          </table:table-cell>
          <table:table-cell office:value-type="float" office:value="398098.08">
            <text:p>398098.08</text:p>
          </table:table-cell>
          <table:table-cell office:value-type="float" office:value="134559.17">
            <text:p>134559.17</text:p>
          </table:table-cell>
          <table:table-cell office:value-type="float" office:value="38.87886344">
            <text:p>38.87886344</text:p>
          </table:table-cell>
          <table:table-cell office:value-type="float" office:value="-77.02191921">
            <text:p>-77.02191921</text:p>
          </table:table-cell>
          <table:table-cell office:value-type="string">
            <text:p>Ward 6</text:p>
          </table:table-cell>
          <table:table-cell office:value-type="float" office:value="10200">
            <text:p>10200</text:p>
          </table:table-cell>
          <table:table-cell office:value-type="float" office:value="20024">
            <text:p>20024</text:p>
          </table:table-cell>
          <table:table-cell office:value-type="float" office:value="276717">
            <text:p>27671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0]" office:value-type="float" office:value="38.87886344">
            <text:p>38.87886344</text:p>
          </table:table-cell>
          <table:table-cell table:formula="of:=[.AP60]" office:value-type="float" office:value="-77.02191921">
            <text:p>-77.02191921</text:p>
          </table:table-cell>
          <table:table-cell table:formula="of:=[.AQ60]" office:value-type="string" office:string-value="Ward 6">
            <text:p>Ward 6</text:p>
          </table:table-cell>
          <table:table-cell table:formula="of:=[.AR60]" office:value-type="float" office:value="10200">
            <text:p>10200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Bridges PCS</text:p>
          </table:table-cell>
          <table:table-cell office:value-type="float" office:value="107">
            <text:p>107</text:p>
          </table:table-cell>
          <table:table-cell office:value-type="float" office:value="142">
            <text:p>142</text:p>
          </table:table-cell>
          <table:table-cell office:value-type="float" office:value="1100055">
            <text:p>1100055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bridges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250 Taylor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250 TAYLOR STREET NW</text:p>
          </table:table-cell>
          <table:table-cell office:value-type="float" office:value="397518.47">
            <text:p>397518.47</text:p>
          </table:table-cell>
          <table:table-cell office:value-type="float" office:value="141401.5">
            <text:p>141401.5</text:p>
          </table:table-cell>
          <table:table-cell office:value-type="float" office:value="38.94050005">
            <text:p>38.94050005</text:p>
          </table:table-cell>
          <table:table-cell office:value-type="float" office:value="-77.02862381">
            <text:p>-77.02862381</text:p>
          </table:table-cell>
          <table:table-cell office:value-type="string">
            <text:p>Ward 4</text:p>
          </table:table-cell>
          <table:table-cell office:value-type="float" office:value="2502">
            <text:p>2502</text:p>
          </table:table-cell>
          <table:table-cell office:value-type="float" office:value="20011">
            <text:p>20011</text:p>
          </table:table-cell>
          <table:table-cell office:value-type="float" office:value="224852">
            <text:p>22485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1]" office:value-type="float" office:value="38.94050005">
            <text:p>38.94050005</text:p>
          </table:table-cell>
          <table:table-cell table:formula="of:=[.AP61]" office:value-type="float" office:value="-77.02862381">
            <text:p>-77.02862381</text:p>
          </table:table-cell>
          <table:table-cell table:formula="of:=[.AQ61]" office:value-type="string" office:string-value="Ward 4">
            <text:p>Ward 4</text:p>
          </table:table-cell>
          <table:table-cell table:formula="of:=[.AR61]" office:value-type="float" office:value="2502">
            <text:p>25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E.L. Haynes PCS</text:p>
          </table:table-cell>
          <table:table-cell office:value-type="string">
            <text:p>E L <text:s/>Haynes PCS Georgia Avenue</text:p>
          </table:table-cell>
          <table:table-cell office:value-type="float" office:value="116">
            <text:p>116</text:p>
          </table:table-cell>
          <table:table-cell office:value-type="float" office:value="146">
            <text:p>146</text:p>
          </table:table-cell>
          <table:table-cell office:value-type="float" office:value="1100043">
            <text:p>1100043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elhayne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3600 Georgia Ave. 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7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600 GEORGIA AVENUE NW</text:p>
          </table:table-cell>
          <table:table-cell office:value-type="float" office:value="397898.05">
            <text:p>397898.05</text:p>
          </table:table-cell>
          <table:table-cell office:value-type="float" office:value="140715.53">
            <text:p>140715.53</text:p>
          </table:table-cell>
          <table:table-cell office:value-type="float" office:value="38.93432162">
            <text:p>38.93432162</text:p>
          </table:table-cell>
          <table:table-cell office:value-type="float" office:value="-77.02424335">
            <text:p>-77.02424335</text:p>
          </table:table-cell>
          <table:table-cell office:value-type="string">
            <text:p>Ward 1</text:p>
          </table:table-cell>
          <table:table-cell office:value-type="float" office:value="3100">
            <text:p>3100</text:p>
          </table:table-cell>
          <table:table-cell office:value-type="float" office:value="20010">
            <text:p>20010</text:p>
          </table:table-cell>
          <table:table-cell office:value-type="float" office:value="306085">
            <text:p>30608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2]" office:value-type="float" office:value="38.93432162">
            <text:p>38.93432162</text:p>
          </table:table-cell>
          <table:table-cell table:formula="of:=[.AP62]" office:value-type="float" office:value="-77.02424335">
            <text:p>-77.02424335</text:p>
          </table:table-cell>
          <table:table-cell table:formula="of:=[.AQ62]" office:value-type="string" office:string-value="Ward 1">
            <text:p>Ward 1</text:p>
          </table:table-cell>
          <table:table-cell table:formula="of:=[.AR62]" office:value-type="float" office:value="3100">
            <text:p>31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Booker T. Washington PCS</text:p>
          </table:table-cell>
          <table:table-cell office:value-type="string">
            <text:p>Booker T <text:s/>Washington PCS</text:p>
          </table:table-cell>
          <table:table-cell office:value-type="float" office:value="106">
            <text:p>106</text:p>
          </table:table-cell>
          <table:table-cell office:value-type="float" office:value="151">
            <text:p>151</text:p>
          </table:table-cell>
          <table:table-cell office:value-type="float" office:value="1100003">
            <text:p>1100003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btwschool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1346 Florida Av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1346 FLORIDA AVENUE NW</text:p>
          </table:table-cell>
          <table:table-cell office:value-type="float" office:value="397295.64">
            <text:p>397295.64</text:p>
          </table:table-cell>
          <table:table-cell office:value-type="float" office:value="139117.57">
            <text:p>139117.57</text:p>
          </table:table-cell>
          <table:table-cell office:value-type="float" office:value="38.91992504">
            <text:p>38.91992504</text:p>
          </table:table-cell>
          <table:table-cell office:value-type="float" office:value="-77.03118509">
            <text:p>-77.03118509</text:p>
          </table:table-cell>
          <table:table-cell office:value-type="string">
            <text:p>Ward 1</text:p>
          </table:table-cell>
          <table:table-cell office:value-type="float" office:value="4400">
            <text:p>4400</text:p>
          </table:table-cell>
          <table:table-cell office:value-type="float" office:value="20009">
            <text:p>20009</text:p>
          </table:table-cell>
          <table:table-cell office:value-type="float" office:value="240288">
            <text:p>24028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3]" office:value-type="float" office:value="38.91992504">
            <text:p>38.91992504</text:p>
          </table:table-cell>
          <table:table-cell table:formula="of:=[.AP63]" office:value-type="float" office:value="-77.03118509">
            <text:p>-77.03118509</text:p>
          </table:table-cell>
          <table:table-cell table:formula="of:=[.AQ63]" office:value-type="string" office:string-value="Ward 1">
            <text:p>Ward 1</text:p>
          </table:table-cell>
          <table:table-cell table:formula="of:=[.AR63]" office:value-type="float" office:value="4400">
            <text:p>44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esar Chavez PCS</text:p>
          </table:table-cell>
          <table:table-cell office:value-type="string">
            <text:p>Cesar Chavez Capitol Hill PCS</text:p>
          </table:table-cell>
          <table:table-cell office:value-type="float" office:value="109">
            <text:p>109</text:p>
          </table:table-cell>
          <table:table-cell office:value-type="float" office:value="153">
            <text:p>153</text:p>
          </table:table-cell>
          <table:table-cell office:value-type="float" office:value="1100005">
            <text:p>1100005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havez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709 12th St 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09 12TH STREET SE</text:p>
          </table:table-cell>
          <table:table-cell office:value-type="float" office:value="400812.11">
            <text:p>400812.11</text:p>
          </table:table-cell>
          <table:table-cell office:value-type="float" office:value="134762.27">
            <text:p>134762.27</text:p>
          </table:table-cell>
          <table:table-cell office:value-type="float" office:value="38.88069473">
            <text:p>38.88069473</text:p>
          </table:table-cell>
          <table:table-cell office:value-type="float" office:value="-76.99064037">
            <text:p>-76.99064037</text:p>
          </table:table-cell>
          <table:table-cell office:value-type="string">
            <text:p>Ward 6</text:p>
          </table:table-cell>
          <table:table-cell office:value-type="float" office:value="7100">
            <text:p>7100</text:p>
          </table:table-cell>
          <table:table-cell office:value-type="float" office:value="20003">
            <text:p>20003</text:p>
          </table:table-cell>
          <table:table-cell office:value-type="float" office:value="76726">
            <text:p>7672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4]" office:value-type="float" office:value="38.88069473">
            <text:p>38.88069473</text:p>
          </table:table-cell>
          <table:table-cell table:formula="of:=[.AP64]" office:value-type="float" office:value="-76.99064037">
            <text:p>-76.99064037</text:p>
          </table:table-cell>
          <table:table-cell table:formula="of:=[.AQ64]" office:value-type="string" office:string-value="Ward 6">
            <text:p>Ward 6</text:p>
          </table:table-cell>
          <table:table-cell table:formula="of:=[.AR64]" office:value-type="float" office:value="7100">
            <text:p>71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Friendship PCS</text:p>
          </table:table-cell>
          <table:table-cell office:value-type="string">
            <text:p>Friendship PCS Chamberlain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100008">
            <text:p>1100008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friendship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1345 Potomac Avenue 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1345 POTOMAC AVENUE SE</text:p>
          </table:table-cell>
          <table:table-cell office:value-type="float" office:value="401145.15">
            <text:p>401145.15</text:p>
          </table:table-cell>
          <table:table-cell office:value-type="float" office:value="134616.92">
            <text:p>134616.92</text:p>
          </table:table-cell>
          <table:table-cell office:value-type="float" office:value="38.87938499">
            <text:p>38.87938499</text:p>
          </table:table-cell>
          <table:table-cell office:value-type="float" office:value="-76.9868023">
            <text:p>-76.9868023</text:p>
          </table:table-cell>
          <table:table-cell office:value-type="string">
            <text:p>Ward 6</text:p>
          </table:table-cell>
          <table:table-cell office:value-type="float" office:value="7100">
            <text:p>7100</text:p>
          </table:table-cell>
          <table:table-cell office:value-type="float" office:value="20003">
            <text:p>20003</text:p>
          </table:table-cell>
          <table:table-cell office:value-type="float" office:value="66334">
            <text:p>6633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5]" office:value-type="float" office:value="38.87938499">
            <text:p>38.87938499</text:p>
          </table:table-cell>
          <table:table-cell table:formula="of:=[.AP65]" office:value-type="float" office:value="-76.9868023">
            <text:p>-76.9868023</text:p>
          </table:table-cell>
          <table:table-cell table:formula="of:=[.AQ65]" office:value-type="string" office:string-value="Ward 6">
            <text:p>Ward 6</text:p>
          </table:table-cell>
          <table:table-cell table:formula="of:=[.AR65]" office:value-type="float" office:value="7100">
            <text:p>71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Friendship PCS</text:p>
          </table:table-cell>
          <table:table-cell office:value-type="string">
            <text:p>Friendship PCS Woodridge Campus</text:p>
          </table:table-cell>
          <table:table-cell office:value-type="float" office:value="120">
            <text:p>120</text:p>
          </table:table-cell>
          <table:table-cell office:value-type="float" office:value="156">
            <text:p>156</text:p>
          </table:table-cell>
          <table:table-cell office:value-type="float" office:value="1100008">
            <text:p>1100008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friendship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8">
            <text:p>20018</text:p>
          </table:table-cell>
          <table:table-cell office:value-type="string">
            <text:p>2959 Carlton Avenue NE</text:p>
          </table:table-cell>
          <table:table-cell office:value-type="string">
            <text:p>NULL</text:p>
          </table:table-cell>
          <table:table-cell office:value-type="float" office:value="20018">
            <text:p>20018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959 CARLTON AVENUE NE</text:p>
          </table:table-cell>
          <table:table-cell office:value-type="float" office:value="402903.45">
            <text:p>402903.45</text:p>
          </table:table-cell>
          <table:table-cell office:value-type="float" office:value="140185.72">
            <text:p>140185.72</text:p>
          </table:table-cell>
          <table:table-cell office:value-type="float" office:value="38.92954664">
            <text:p>38.92954664</text:p>
          </table:table-cell>
          <table:table-cell office:value-type="float" office:value="-76.9665146">
            <text:p>-76.9665146</text:p>
          </table:table-cell>
          <table:table-cell office:value-type="string">
            <text:p>Ward 5</text:p>
          </table:table-cell>
          <table:table-cell office:value-type="float" office:value="11100">
            <text:p>11100</text:p>
          </table:table-cell>
          <table:table-cell office:value-type="float" office:value="20018">
            <text:p>20018</text:p>
          </table:table-cell>
          <table:table-cell office:value-type="float" office:value="42808">
            <text:p>4280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6]" office:value-type="float" office:value="38.92954664">
            <text:p>38.92954664</text:p>
          </table:table-cell>
          <table:table-cell table:formula="of:=[.AP66]" office:value-type="float" office:value="-76.9665146">
            <text:p>-76.9665146</text:p>
          </table:table-cell>
          <table:table-cell table:formula="of:=[.AQ66]" office:value-type="string" office:string-value="Ward 5">
            <text:p>Ward 5</text:p>
          </table:table-cell>
          <table:table-cell table:formula="of:=[.AR66]" office:value-type="float" office:value="11100">
            <text:p>111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Friendship PCS</text:p>
          </table:table-cell>
          <table:table-cell office:value-type="string">
            <text:p>Friendship PCS Blow Pierce</text:p>
          </table:table-cell>
          <table:table-cell office:value-type="float" office:value="120">
            <text:p>120</text:p>
          </table:table-cell>
          <table:table-cell office:value-type="float" office:value="157">
            <text:p>157</text:p>
          </table:table-cell>
          <table:table-cell office:value-type="float" office:value="1100008">
            <text:p>1100008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friendship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725 19th St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25 19TH STREET NE</text:p>
          </table:table-cell>
          <table:table-cell office:value-type="float" office:value="402040.17">
            <text:p>402040.17</text:p>
          </table:table-cell>
          <table:table-cell office:value-type="float" office:value="136663.58">
            <text:p>136663.58</text:p>
          </table:table-cell>
          <table:table-cell office:value-type="float" office:value="38.89782045">
            <text:p>38.89782045</text:p>
          </table:table-cell>
          <table:table-cell office:value-type="float" office:value="-76.97648125">
            <text:p>-76.97648125</text:p>
          </table:table-cell>
          <table:table-cell office:value-type="string">
            <text:p>Ward 7</text:p>
          </table:table-cell>
          <table:table-cell office:value-type="float" office:value="7903">
            <text:p>7903</text:p>
          </table:table-cell>
          <table:table-cell office:value-type="float" office:value="20002">
            <text:p>20002</text:p>
          </table:table-cell>
          <table:table-cell office:value-type="float" office:value="288919">
            <text:p>28891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7]" office:value-type="float" office:value="38.89782045">
            <text:p>38.89782045</text:p>
          </table:table-cell>
          <table:table-cell table:formula="of:=[.AP67]" office:value-type="float" office:value="-76.97648125">
            <text:p>-76.97648125</text:p>
          </table:table-cell>
          <table:table-cell table:formula="of:=[.AQ67]" office:value-type="string" office:string-value="Ward 7">
            <text:p>Ward 7</text:p>
          </table:table-cell>
          <table:table-cell table:formula="of:=[.AR67]" office:value-type="float" office:value="7903">
            <text:p>7903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Community Academy PCS</text:p>
          </table:table-cell>
          <table:table-cell office:value-type="string">
            <text:p>Community Academy Amos II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1100007">
            <text:p>110000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a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33 Riggs Rd NE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3 RIGGS ROAD NE</text:p>
          </table:table-cell>
          <table:table-cell office:value-type="float" office:value="399424.65">
            <text:p>399424.65</text:p>
          </table:table-cell>
          <table:table-cell office:value-type="float" office:value="143002.17">
            <text:p>143002.17</text:p>
          </table:table-cell>
          <table:table-cell office:value-type="float" office:value="38.95492264">
            <text:p>38.95492264</text:p>
          </table:table-cell>
          <table:table-cell office:value-type="float" office:value="-77.00663786">
            <text:p>-77.00663786</text:p>
          </table:table-cell>
          <table:table-cell office:value-type="string">
            <text:p>Ward 5</text:p>
          </table:table-cell>
          <table:table-cell office:value-type="float" office:value="9508">
            <text:p>9508</text:p>
          </table:table-cell>
          <table:table-cell office:value-type="float" office:value="20011">
            <text:p>20011</text:p>
          </table:table-cell>
          <table:table-cell office:value-type="float" office:value="155991">
            <text:p>15599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8]" office:value-type="float" office:value="38.95492264">
            <text:p>38.95492264</text:p>
          </table:table-cell>
          <table:table-cell table:formula="of:=[.AP68]" office:value-type="float" office:value="-77.00663786">
            <text:p>-77.00663786</text:p>
          </table:table-cell>
          <table:table-cell table:formula="of:=[.AQ68]" office:value-type="string" office:string-value="Ward 5">
            <text:p>Ward 5</text:p>
          </table:table-cell>
          <table:table-cell table:formula="of:=[.AR68]" office:value-type="float" office:value="9508">
            <text:p>9508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Elsie Whitlow Stokes Communtiy Freedom PCS</text:p>
          </table:table-cell>
          <table:table-cell office:value-type="string">
            <text:p>Elsie Whitlow Stokes Communtiy Freedom PCS</text:p>
          </table:table-cell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float" office:value="1100009">
            <text:p>110000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ewstoke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3700 Oakview Terrace 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7"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3700 OAKVIEW TERRACE NE</text:p>
          </table:table-cell>
          <table:table-cell office:value-type="float" office:value="400859.44">
            <text:p>400859.44</text:p>
          </table:table-cell>
          <table:table-cell office:value-type="float" office:value="140789.48">
            <text:p>140789.48</text:p>
          </table:table-cell>
          <table:table-cell office:value-type="float" office:value="38.93498987">
            <text:p>38.93498987</text:p>
          </table:table-cell>
          <table:table-cell office:value-type="float" office:value="-76.99008735">
            <text:p>-76.99008735</text:p>
          </table:table-cell>
          <table:table-cell office:value-type="string">
            <text:p>Ward 5</text:p>
          </table:table-cell>
          <table:table-cell office:value-type="float" office:value="9504">
            <text:p>9504</text:p>
          </table:table-cell>
          <table:table-cell office:value-type="float" office:value="20017">
            <text:p>20017</text:p>
          </table:table-cell>
          <table:table-cell office:value-type="float" office:value="289754">
            <text:p>28975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69]" office:value-type="float" office:value="38.93498987">
            <text:p>38.93498987</text:p>
          </table:table-cell>
          <table:table-cell table:formula="of:=[.AP69]" office:value-type="float" office:value="-76.99008735">
            <text:p>-76.99008735</text:p>
          </table:table-cell>
          <table:table-cell table:formula="of:=[.AQ69]" office:value-type="string" office:string-value="Ward 5">
            <text:p>Ward 5</text:p>
          </table:table-cell>
          <table:table-cell table:formula="of:=[.AR69]" office:value-type="float" office:value="9504">
            <text:p>9504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Hospitality PCS</text:p>
          </table:table-cell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100010">
            <text:p>110001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washingtonhospitality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3rd Floor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4301 13th Street NW</text:p>
          </table:table-cell>
          <table:table-cell office:value-type="string">
            <text:p>3rd Floor</text:p>
          </table:table-cell>
          <table:table-cell office:value-type="float" office:value="20011">
            <text:p>20011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301 13TH STREET NW</text:p>
          </table:table-cell>
          <table:table-cell office:value-type="float" office:value="397468.88">
            <text:p>397468.88</text:p>
          </table:table-cell>
          <table:table-cell office:value-type="float" office:value="141682.3">
            <text:p>141682.3</text:p>
          </table:table-cell>
          <table:table-cell office:value-type="float" office:value="38.94302943">
            <text:p>38.94302943</text:p>
          </table:table-cell>
          <table:table-cell office:value-type="float" office:value="-77.02919685">
            <text:p>-77.02919685</text:p>
          </table:table-cell>
          <table:table-cell office:value-type="string">
            <text:p>Ward 4</text:p>
          </table:table-cell>
          <table:table-cell office:value-type="float" office:value="2501">
            <text:p>2501</text:p>
          </table:table-cell>
          <table:table-cell office:value-type="float" office:value="20011">
            <text:p>20011</text:p>
          </table:table-cell>
          <table:table-cell office:value-type="float" office:value="252605">
            <text:p>25260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0]" office:value-type="float" office:value="38.94302943">
            <text:p>38.94302943</text:p>
          </table:table-cell>
          <table:table-cell table:formula="of:=[.AP70]" office:value-type="float" office:value="-77.02919685">
            <text:p>-77.02919685</text:p>
          </table:table-cell>
          <table:table-cell table:formula="of:=[.AQ70]" office:value-type="string" office:string-value="Ward 4">
            <text:p>Ward 4</text:p>
          </table:table-cell>
          <table:table-cell table:formula="of:=[.AR70]" office:value-type="float" office:value="2501">
            <text:p>2501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Perry Street Prep PCS</text:p>
          </table:table-cell>
          <table:table-cell office:value-type="float" office:value="125">
            <text:p>125</text:p>
          </table:table-cell>
          <table:table-cell office:value-type="float" office:value="161">
            <text:p>161</text:p>
          </table:table-cell>
          <table:table-cell office:value-type="float" office:value="1100011">
            <text:p>110001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ps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8">
            <text:p>20018</text:p>
          </table:table-cell>
          <table:table-cell office:value-type="string">
            <text:p>1800 Perry Street NE</text:p>
          </table:table-cell>
          <table:table-cell office:value-type="string">
            <text:p>NULL</text:p>
          </table:table-cell>
          <table:table-cell office:value-type="float" office:value="20018">
            <text:p>20018</text:p>
          </table:table-cell>
          <table:table-cell table:number-columns-repeated="16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800 PERRY STREET NE</text:p>
          </table:table-cell>
          <table:table-cell office:value-type="float" office:value="401855.75">
            <text:p>401855.75</text:p>
          </table:table-cell>
          <table:table-cell office:value-type="float" office:value="140990.2">
            <text:p>140990.2</text:p>
          </table:table-cell>
          <table:table-cell office:value-type="float" office:value="38.93679648">
            <text:p>38.93679648</text:p>
          </table:table-cell>
          <table:table-cell office:value-type="float" office:value="-76.97859551">
            <text:p>-76.97859551</text:p>
          </table:table-cell>
          <table:table-cell office:value-type="string">
            <text:p>Ward 5</text:p>
          </table:table-cell>
          <table:table-cell office:value-type="float" office:value="9400">
            <text:p>9400</text:p>
          </table:table-cell>
          <table:table-cell office:value-type="float" office:value="20018">
            <text:p>20018</text:p>
          </table:table-cell>
          <table:table-cell office:value-type="float" office:value="294529">
            <text:p>29452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1]" office:value-type="float" office:value="38.93679648">
            <text:p>38.93679648</text:p>
          </table:table-cell>
          <table:table-cell table:formula="of:=[.AP71]" office:value-type="float" office:value="-76.97859551">
            <text:p>-76.97859551</text:p>
          </table:table-cell>
          <table:table-cell table:formula="of:=[.AQ71]" office:value-type="string" office:string-value="Ward 5">
            <text:p>Ward 5</text:p>
          </table:table-cell>
          <table:table-cell table:formula="of:=[.AR71]" office:value-type="float" office:value="9400">
            <text:p>94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Integrated Design Electronics Academy (IDEA) PCS</text:p>
          </table:table-cell>
          <table:table-cell office:value-type="string">
            <text:p>Integrated Design Electronics Academy IDEA PCS</text:p>
          </table:table-cell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100013">
            <text:p>1100013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idea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1027 45th St 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10"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27 45TH STREET NE</text:p>
          </table:table-cell>
          <table:table-cell office:value-type="float" office:value="405455.53">
            <text:p>405455.53</text:p>
          </table:table-cell>
          <table:table-cell office:value-type="float" office:value="137412.11">
            <text:p>137412.11</text:p>
          </table:table-cell>
          <table:table-cell office:value-type="float" office:value="38.90454891">
            <text:p>38.90454891</text:p>
          </table:table-cell>
          <table:table-cell office:value-type="float" office:value="-76.93710358">
            <text:p>-76.93710358</text:p>
          </table:table-cell>
          <table:table-cell office:value-type="string">
            <text:p>Ward 7</text:p>
          </table:table-cell>
          <table:table-cell office:value-type="float" office:value="7806">
            <text:p>7806</text:p>
          </table:table-cell>
          <table:table-cell office:value-type="float" office:value="20019">
            <text:p>20019</text:p>
          </table:table-cell>
          <table:table-cell office:value-type="float" office:value="75296">
            <text:p>7529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2]" office:value-type="float" office:value="38.90454891">
            <text:p>38.90454891</text:p>
          </table:table-cell>
          <table:table-cell table:formula="of:=[.AP72]" office:value-type="float" office:value="-76.93710358">
            <text:p>-76.93710358</text:p>
          </table:table-cell>
          <table:table-cell table:formula="of:=[.AQ72]" office:value-type="string" office:string-value="Ward 7">
            <text:p>Ward 7</text:p>
          </table:table-cell>
          <table:table-cell table:formula="of:=[.AR72]" office:value-type="float" office:value="7806">
            <text:p>7806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Meridian PCS</text:p>
          </table:table-cell>
          <table:table-cell office:value-type="float" office:value="135">
            <text:p>135</text:p>
          </table:table-cell>
          <table:table-cell office:value-type="float" office:value="165">
            <text:p>165</text:p>
          </table:table-cell>
          <table:table-cell office:value-type="float" office:value="1100015">
            <text:p>1100015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https://mpcs.learningstation.com/school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2120 13th S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120 13TH STREET NW</text:p>
          </table:table-cell>
          <table:table-cell office:value-type="float" office:value="397402.4">
            <text:p>397402.4</text:p>
          </table:table-cell>
          <table:table-cell office:value-type="float" office:value="138987.03">
            <text:p>138987.03</text:p>
          </table:table-cell>
          <table:table-cell office:value-type="float" office:value="38.91874942">
            <text:p>38.91874942</text:p>
          </table:table-cell>
          <table:table-cell office:value-type="float" office:value="-77.02995351">
            <text:p>-77.02995351</text:p>
          </table:table-cell>
          <table:table-cell office:value-type="string">
            <text:p>Ward 1</text:p>
          </table:table-cell>
          <table:table-cell office:value-type="float" office:value="4400">
            <text:p>4400</text:p>
          </table:table-cell>
          <table:table-cell office:value-type="float" office:value="20009">
            <text:p>20009</text:p>
          </table:table-cell>
          <table:table-cell office:value-type="float" office:value="310205">
            <text:p>31020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3]" office:value-type="float" office:value="38.91874942">
            <text:p>38.91874942</text:p>
          </table:table-cell>
          <table:table-cell table:formula="of:=[.AP73]" office:value-type="float" office:value="-77.02995351">
            <text:p>-77.02995351</text:p>
          </table:table-cell>
          <table:table-cell table:formula="of:=[.AQ73]" office:value-type="string" office:string-value="Ward 1">
            <text:p>Ward 1</text:p>
          </table:table-cell>
          <table:table-cell table:formula="of:=[.AR73]" office:value-type="float" office:value="4400">
            <text:p>4400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The Next Step PCS</text:p>
          </table:table-cell>
          <table:table-cell office:value-type="float" office:value="145">
            <text:p>145</text:p>
          </table:table-cell>
          <table:table-cell office:value-type="float" office:value="168">
            <text:p>168</text:p>
          </table:table-cell>
          <table:table-cell office:value-type="float" office:value="1100017">
            <text:p>1100017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nextstep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3047 15th S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3047 15TH STREET NW</text:p>
          </table:table-cell>
          <table:table-cell office:value-type="float" office:value="396892.23">
            <text:p>396892.23</text:p>
          </table:table-cell>
          <table:table-cell office:value-type="float" office:value="140071.02">
            <text:p>140071.02</text:p>
          </table:table-cell>
          <table:table-cell office:value-type="float" office:value="38.92851269">
            <text:p>38.92851269</text:p>
          </table:table-cell>
          <table:table-cell office:value-type="float" office:value="-77.0358413">
            <text:p>-77.0358413</text:p>
          </table:table-cell>
          <table:table-cell office:value-type="string">
            <text:p>Ward 1</text:p>
          </table:table-cell>
          <table:table-cell office:value-type="float" office:value="2802">
            <text:p>2802</text:p>
          </table:table-cell>
          <table:table-cell office:value-type="float" office:value="20009">
            <text:p>20009</text:p>
          </table:table-cell>
          <table:table-cell office:value-type="float" office:value="243343">
            <text:p>24334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4]" office:value-type="float" office:value="38.92851269">
            <text:p>38.92851269</text:p>
          </table:table-cell>
          <table:table-cell table:formula="of:=[.AP74]" office:value-type="float" office:value="-77.0358413">
            <text:p>-77.0358413</text:p>
          </table:table-cell>
          <table:table-cell table:formula="of:=[.AQ74]" office:value-type="string" office:string-value="Ward 1">
            <text:p>Ward 1</text:p>
          </table:table-cell>
          <table:table-cell table:formula="of:=[.AR74]" office:value-type="float" office:value="2802">
            <text:p>2802</text:p>
          </table:table-cell>
        </table:table-row>
        <table:table-row table:style-name="ro3">
          <table:table-cell office:value-type="string">
            <text:p>2012-2013</text:p>
          </table:table-cell>
          <table:table-cell table:number-columns-repeated="2" office:value-type="string">
            <text:p>Options PCS</text:p>
          </table:table-cell>
          <table:table-cell office:value-type="float" office:value="137">
            <text:p>137</text:p>
          </table:table-cell>
          <table:table-cell office:value-type="float" office:value="169">
            <text:p>169</text:p>
          </table:table-cell>
          <table:table-cell office:value-type="float" office:value="1100018">
            <text:p>1100018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optionsschool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375 E Stree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9" office:value-type="string">
            <text:p>N</text:p>
          </table:table-cell>
          <table:table-cell table:number-columns-repeated="7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75 E STREET NE</text:p>
          </table:table-cell>
          <table:table-cell office:value-type="float" office:value="401195.97">
            <text:p>401195.97</text:p>
          </table:table-cell>
          <table:table-cell office:value-type="float" office:value="136444.7">
            <text:p>136444.7</text:p>
          </table:table-cell>
          <table:table-cell office:value-type="float" office:value="38.89585026">
            <text:p>38.89585026</text:p>
          </table:table-cell>
          <table:table-cell office:value-type="float" office:value="-76.98621343">
            <text:p>-76.98621343</text:p>
          </table:table-cell>
          <table:table-cell office:value-type="string">
            <text:p>Ward 6</text:p>
          </table:table-cell>
          <table:table-cell office:value-type="float" office:value="8001">
            <text:p>8001</text:p>
          </table:table-cell>
          <table:table-cell office:value-type="float" office:value="20002">
            <text:p>20002</text:p>
          </table:table-cell>
          <table:table-cell office:value-type="float" office:value="286107">
            <text:p>28610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5]" office:value-type="float" office:value="38.89585026">
            <text:p>38.89585026</text:p>
          </table:table-cell>
          <table:table-cell table:formula="of:=[.AP75]" office:value-type="float" office:value="-76.98621343">
            <text:p>-76.98621343</text:p>
          </table:table-cell>
          <table:table-cell table:formula="of:=[.AQ75]" office:value-type="string" office:string-value="Ward 6">
            <text:p>Ward 6</text:p>
          </table:table-cell>
          <table:table-cell table:formula="of:=[.AR75]" office:value-type="float" office:value="8001">
            <text:p>80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Paul PCS</text:p>
          </table:table-cell>
          <table:table-cell office:value-type="string">
            <text:p>Paul JHS PCS</text:p>
          </table:table-cell>
          <table:table-cell office:value-type="float" office:value="138">
            <text:p>138</text:p>
          </table:table-cell>
          <table:table-cell office:value-type="float" office:value="170">
            <text:p>170</text:p>
          </table:table-cell>
          <table:table-cell office:value-type="float" office:value="1100039">
            <text:p>110003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paulcharter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5800 8th Stree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800 8TH STREET NW</text:p>
          </table:table-cell>
          <table:table-cell office:value-type="float" office:value="397857.27">
            <text:p>397857.27</text:p>
          </table:table-cell>
          <table:table-cell office:value-type="float" office:value="143717.65">
            <text:p>143717.65</text:p>
          </table:table-cell>
          <table:table-cell office:value-type="float" office:value="38.96136545">
            <text:p>38.96136545</text:p>
          </table:table-cell>
          <table:table-cell office:value-type="float" office:value="-77.02472307">
            <text:p>-77.02472307</text:p>
          </table:table-cell>
          <table:table-cell office:value-type="string">
            <text:p>Ward 4</text:p>
          </table:table-cell>
          <table:table-cell office:value-type="float" office:value="1901">
            <text:p>1901</text:p>
          </table:table-cell>
          <table:table-cell office:value-type="float" office:value="20011">
            <text:p>20011</text:p>
          </table:table-cell>
          <table:table-cell office:value-type="float" office:value="294613">
            <text:p>29461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6]" office:value-type="float" office:value="38.96136545">
            <text:p>38.96136545</text:p>
          </table:table-cell>
          <table:table-cell table:formula="of:=[.AP76]" office:value-type="float" office:value="-77.02472307">
            <text:p>-77.02472307</text:p>
          </table:table-cell>
          <table:table-cell table:formula="of:=[.AQ76]" office:value-type="string" office:string-value="Ward 4">
            <text:p>Ward 4</text:p>
          </table:table-cell>
          <table:table-cell table:formula="of:=[.AR76]" office:value-type="float" office:value="1901">
            <text:p>1901</text:p>
          </table:table-cell>
        </table:table-row>
        <table:table-row table:style-name="ro3">
          <table:table-cell office:value-type="string">
            <text:p>2012-2013</text:p>
          </table:table-cell>
          <table:table-cell table:number-columns-repeated="2" office:value-type="string">
            <text:p>Roots PCS</text:p>
          </table:table-cell>
          <table:table-cell office:value-type="float" office:value="140">
            <text:p>140</text:p>
          </table:table-cell>
          <table:table-cell office:value-type="float" office:value="173">
            <text:p>173</text:p>
          </table:table-cell>
          <table:table-cell office:value-type="float" office:value="1100020">
            <text:p>110002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roots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5 Kennedy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5 KENNEDY STREET NW</text:p>
          </table:table-cell>
          <table:table-cell office:value-type="float" office:value="399106.42">
            <text:p>399106.42</text:p>
          </table:table-cell>
          <table:table-cell office:value-type="float" office:value="143217.68">
            <text:p>143217.68</text:p>
          </table:table-cell>
          <table:table-cell office:value-type="float" office:value="38.95686375">
            <text:p>38.95686375</text:p>
          </table:table-cell>
          <table:table-cell office:value-type="float" office:value="-77.01030958">
            <text:p>-77.01030958</text:p>
          </table:table-cell>
          <table:table-cell office:value-type="string">
            <text:p>Ward 4</text:p>
          </table:table-cell>
          <table:table-cell office:value-type="float" office:value="2102">
            <text:p>2102</text:p>
          </table:table-cell>
          <table:table-cell office:value-type="float" office:value="20011">
            <text:p>20011</text:p>
          </table:table-cell>
          <table:table-cell office:value-type="float" office:value="259404">
            <text:p>25940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7]" office:value-type="float" office:value="38.95686375">
            <text:p>38.95686375</text:p>
          </table:table-cell>
          <table:table-cell table:formula="of:=[.AP77]" office:value-type="float" office:value="-77.01030958">
            <text:p>-77.01030958</text:p>
          </table:table-cell>
          <table:table-cell table:formula="of:=[.AQ77]" office:value-type="string" office:string-value="Ward 4">
            <text:p>Ward 4</text:p>
          </table:table-cell>
          <table:table-cell table:formula="of:=[.AR77]" office:value-type="float" office:value="2102">
            <text:p>2102</text:p>
          </table:table-cell>
        </table:table-row>
        <table:table-row table:style-name="ro3">
          <table:table-cell office:value-type="string">
            <text:p>2012-2013</text:p>
          </table:table-cell>
          <table:table-cell table:number-columns-repeated="2" office:value-type="string">
            <text:p>School for Educational Evolution and Development (SEED) PCS</text:p>
          </table:table-cell>
          <table:table-cell office:value-type="float" office:value="142">
            <text:p>142</text:p>
          </table:table-cell>
          <table:table-cell office:value-type="float" office:value="174">
            <text:p>174</text:p>
          </table:table-cell>
          <table:table-cell office:value-type="float" office:value="1100022">
            <text:p>1100022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seedschool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4300 C Street 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9" office:value-type="string">
            <text:p>N</text:p>
          </table:table-cell>
          <table:table-cell table:number-columns-repeated="7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300 C STREET SE</text:p>
          </table:table-cell>
          <table:table-cell office:value-type="float" office:value="404658.72">
            <text:p>404658.72</text:p>
          </table:table-cell>
          <table:table-cell office:value-type="float" office:value="135477.99">
            <text:p>135477.99</text:p>
          </table:table-cell>
          <table:table-cell office:value-type="float" office:value="38.88713024">
            <text:p>38.88713024</text:p>
          </table:table-cell>
          <table:table-cell office:value-type="float" office:value="-76.94630306">
            <text:p>-76.94630306</text:p>
          </table:table-cell>
          <table:table-cell office:value-type="string">
            <text:p>Ward 7</text:p>
          </table:table-cell>
          <table:table-cell office:value-type="float" office:value="7703">
            <text:p>7703</text:p>
          </table:table-cell>
          <table:table-cell office:value-type="float" office:value="20019">
            <text:p>20019</text:p>
          </table:table-cell>
          <table:table-cell office:value-type="float" office:value="288154">
            <text:p>28815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8]" office:value-type="float" office:value="38.88713024">
            <text:p>38.88713024</text:p>
          </table:table-cell>
          <table:table-cell table:formula="of:=[.AP78]" office:value-type="float" office:value="-76.94630306">
            <text:p>-76.94630306</text:p>
          </table:table-cell>
          <table:table-cell table:formula="of:=[.AQ78]" office:value-type="string" office:string-value="Ward 7">
            <text:p>Ward 7</text:p>
          </table:table-cell>
          <table:table-cell table:formula="of:=[.AR78]" office:value-type="float" office:value="7703">
            <text:p>7703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Washington Math Science &amp; Technology (WMST) PCS</text:p>
          </table:table-cell>
          <table:table-cell office:value-type="string">
            <text:p>Washington Math Science Tech PCS</text:p>
          </table:table-cell>
          <table:table-cell office:value-type="float" office:value="152">
            <text:p>152</text:p>
          </table:table-cell>
          <table:table-cell office:value-type="float" office:value="178">
            <text:p>178</text:p>
          </table:table-cell>
          <table:table-cell office:value-type="float" office:value="1100026">
            <text:p>1100026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wmstpchs.net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920 Bladensburg Road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920 BLADENSBURG ROAD NE</text:p>
          </table:table-cell>
          <table:table-cell office:value-type="float" office:value="402273.07">
            <text:p>402273.07</text:p>
          </table:table-cell>
          <table:table-cell office:value-type="float" office:value="138728.17">
            <text:p>138728.17</text:p>
          </table:table-cell>
          <table:table-cell office:value-type="float" office:value="38.91641842">
            <text:p>38.91641842</text:p>
          </table:table-cell>
          <table:table-cell office:value-type="float" office:value="-76.97378958">
            <text:p>-76.97378958</text:p>
          </table:table-cell>
          <table:table-cell office:value-type="string">
            <text:p>Ward 5</text:p>
          </table:table-cell>
          <table:table-cell office:value-type="float" office:value="11100">
            <text:p>11100</text:p>
          </table:table-cell>
          <table:table-cell office:value-type="float" office:value="20002">
            <text:p>20002</text:p>
          </table:table-cell>
          <table:table-cell office:value-type="float" office:value="286539">
            <text:p>28653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79]" office:value-type="float" office:value="38.91641842">
            <text:p>38.91641842</text:p>
          </table:table-cell>
          <table:table-cell table:formula="of:=[.AP79]" office:value-type="float" office:value="-76.97378958">
            <text:p>-76.97378958</text:p>
          </table:table-cell>
          <table:table-cell table:formula="of:=[.AQ79]" office:value-type="string" office:string-value="Ward 5">
            <text:p>Ward 5</text:p>
          </table:table-cell>
          <table:table-cell table:formula="of:=[.AR79]" office:value-type="float" office:value="11100">
            <text:p>11100</text:p>
          </table:table-cell>
        </table:table-row>
        <table:table-row table:style-name="ro3">
          <table:table-cell office:value-type="string">
            <text:p>2012-2013</text:p>
          </table:table-cell>
          <table:table-cell table:number-columns-repeated="2" office:value-type="string">
            <text:p>Arts and Technology PCS</text:p>
          </table:table-cell>
          <table:table-cell office:value-type="float" office:value="104">
            <text:p>104</text:p>
          </table:table-cell>
          <table:table-cell office:value-type="float" office:value="181">
            <text:p>181</text:p>
          </table:table-cell>
          <table:table-cell office:value-type="float" office:value="1100001">
            <text:p>110000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artstechacademy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5300 Blaine Street 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300 BLAINE STREET NE</text:p>
          </table:table-cell>
          <table:table-cell office:value-type="float" office:value="406537.33">
            <text:p>406537.33</text:p>
          </table:table-cell>
          <table:table-cell office:value-type="float" office:value="136014.15">
            <text:p>136014.15</text:p>
          </table:table-cell>
          <table:table-cell office:value-type="float" office:value="38.89194821">
            <text:p>38.89194821</text:p>
          </table:table-cell>
          <table:table-cell office:value-type="float" office:value="-76.9246449">
            <text:p>-76.9246449</text:p>
          </table:table-cell>
          <table:table-cell office:value-type="string">
            <text:p>Ward 7</text:p>
          </table:table-cell>
          <table:table-cell office:value-type="float" office:value="7808">
            <text:p>7808</text:p>
          </table:table-cell>
          <table:table-cell office:value-type="float" office:value="20019">
            <text:p>20019</text:p>
          </table:table-cell>
          <table:table-cell office:value-type="float" office:value="304054">
            <text:p>30405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0]" office:value-type="float" office:value="38.89194821">
            <text:p>38.89194821</text:p>
          </table:table-cell>
          <table:table-cell table:formula="of:=[.AP80]" office:value-type="float" office:value="-76.9246449">
            <text:p>-76.9246449</text:p>
          </table:table-cell>
          <table:table-cell table:formula="of:=[.AQ80]" office:value-type="string" office:string-value="Ward 7">
            <text:p>Ward 7</text:p>
          </table:table-cell>
          <table:table-cell table:formula="of:=[.AR80]" office:value-type="float" office:value="7808">
            <text:p>7808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Tree of Life PCS</text:p>
          </table:table-cell>
          <table:table-cell office:value-type="string">
            <text:p>Tree of Life Community PCS</text:p>
          </table:table-cell>
          <table:table-cell office:value-type="float" office:value="147">
            <text:p>147</text:p>
          </table:table-cell>
          <table:table-cell office:value-type="float" office:value="183">
            <text:p>183</text:p>
          </table:table-cell>
          <table:table-cell office:value-type="float" office:value="1100040">
            <text:p>110004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treeoflife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8">
            <text:p>20018</text:p>
          </table:table-cell>
          <table:table-cell office:value-type="string">
            <text:p>2315 18th Pl NE</text:p>
          </table:table-cell>
          <table:table-cell office:value-type="string">
            <text:p>NULL</text:p>
          </table:table-cell>
          <table:table-cell office:value-type="float" office:value="20018">
            <text:p>20018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315 18TH PLACE NE</text:p>
          </table:table-cell>
          <table:table-cell office:value-type="float" office:value="401921.82">
            <text:p>401921.82</text:p>
          </table:table-cell>
          <table:table-cell office:value-type="float" office:value="139212.16">
            <text:p>139212.16</text:p>
          </table:table-cell>
          <table:table-cell office:value-type="float" office:value="38.9207792">
            <text:p>38.9207792</text:p>
          </table:table-cell>
          <table:table-cell office:value-type="float" office:value="-76.97783843">
            <text:p>-76.97783843</text:p>
          </table:table-cell>
          <table:table-cell office:value-type="string">
            <text:p>Ward 5</text:p>
          </table:table-cell>
          <table:table-cell office:value-type="float" office:value="11100">
            <text:p>11100</text:p>
          </table:table-cell>
          <table:table-cell office:value-type="float" office:value="20018">
            <text:p>20018</text:p>
          </table:table-cell>
          <table:table-cell office:value-type="float" office:value="48796">
            <text:p>4879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1]" office:value-type="float" office:value="38.9207792">
            <text:p>38.9207792</text:p>
          </table:table-cell>
          <table:table-cell table:formula="of:=[.AP81]" office:value-type="float" office:value="-76.97783843">
            <text:p>-76.97783843</text:p>
          </table:table-cell>
          <table:table-cell table:formula="of:=[.AQ81]" office:value-type="string" office:string-value="Ward 5">
            <text:p>Ward 5</text:p>
          </table:table-cell>
          <table:table-cell table:formula="of:=[.AR81]" office:value-type="float" office:value="11100">
            <text:p>111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Capital City PCS</text:p>
          </table:table-cell>
          <table:table-cell office:value-type="string">
            <text:p>Capital City Lower PCS</text:p>
          </table:table-cell>
          <table:table-cell office:value-type="float" office:value="108">
            <text:p>108</text:p>
          </table:table-cell>
          <table:table-cell office:value-type="float" office:value="184">
            <text:p>184</text:p>
          </table:table-cell>
          <table:table-cell office:value-type="float" office:value="1100035">
            <text:p>1100035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c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00 Peabody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0 PEABODY STREET NW</text:p>
          </table:table-cell>
          <table:table-cell office:value-type="float" office:value="398884.8">
            <text:p>398884.8</text:p>
          </table:table-cell>
          <table:table-cell office:value-type="float" office:value="143806.18">
            <text:p>143806.18</text:p>
          </table:table-cell>
          <table:table-cell office:value-type="float" office:value="38.96216486">
            <text:p>38.96216486</text:p>
          </table:table-cell>
          <table:table-cell office:value-type="float" office:value="-77.01286745">
            <text:p>-77.01286745</text:p>
          </table:table-cell>
          <table:table-cell office:value-type="string">
            <text:p>Ward 4</text:p>
          </table:table-cell>
          <table:table-cell office:value-type="float" office:value="1902">
            <text:p>1902</text:p>
          </table:table-cell>
          <table:table-cell office:value-type="float" office:value="20011">
            <text:p>20011</text:p>
          </table:table-cell>
          <table:table-cell office:value-type="float" office:value="277545">
            <text:p>27754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2]" office:value-type="float" office:value="38.96216486">
            <text:p>38.96216486</text:p>
          </table:table-cell>
          <table:table-cell table:formula="of:=[.AP82]" office:value-type="float" office:value="-77.01286745">
            <text:p>-77.01286745</text:p>
          </table:table-cell>
          <table:table-cell table:formula="of:=[.AQ82]" office:value-type="string" office:string-value="Ward 4">
            <text:p>Ward 4</text:p>
          </table:table-cell>
          <table:table-cell table:formula="of:=[.AR82]" office:value-type="float" office:value="1902">
            <text:p>1902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Friendship PCS</text:p>
          </table:table-cell>
          <table:table-cell office:value-type="string">
            <text:p>Friendship PCS Woodson Collegiate Academy</text:p>
          </table:table-cell>
          <table:table-cell office:value-type="float" office:value="120">
            <text:p>120</text:p>
          </table:table-cell>
          <table:table-cell office:value-type="float" office:value="186">
            <text:p>186</text:p>
          </table:table-cell>
          <table:table-cell office:value-type="float" office:value="1100008">
            <text:p>1100008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friendshipschool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4095 Minnesota Avenue 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095 MINNESOTA AVENUE NE</text:p>
          </table:table-cell>
          <table:table-cell office:value-type="float" office:value="404654.26">
            <text:p>404654.26</text:p>
          </table:table-cell>
          <table:table-cell office:value-type="float" office:value="136634.64">
            <text:p>136634.64</text:p>
          </table:table-cell>
          <table:table-cell office:value-type="float" office:value="38.8975498">
            <text:p>38.8975498</text:p>
          </table:table-cell>
          <table:table-cell office:value-type="float" office:value="-76.94634663">
            <text:p>-76.94634663</text:p>
          </table:table-cell>
          <table:table-cell office:value-type="string">
            <text:p>Ward 7</text:p>
          </table:table-cell>
          <table:table-cell office:value-type="float" office:value="7803">
            <text:p>7803</text:p>
          </table:table-cell>
          <table:table-cell office:value-type="float" office:value="20019">
            <text:p>20019</text:p>
          </table:table-cell>
          <table:table-cell office:value-type="float" office:value="288100">
            <text:p>288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3]" office:value-type="float" office:value="38.8975498">
            <text:p>38.8975498</text:p>
          </table:table-cell>
          <table:table-cell table:formula="of:=[.AP83]" office:value-type="float" office:value="-76.94634663">
            <text:p>-76.94634663</text:p>
          </table:table-cell>
          <table:table-cell table:formula="of:=[.AQ83]" office:value-type="string" office:string-value="Ward 7">
            <text:p>Ward 7</text:p>
          </table:table-cell>
          <table:table-cell table:formula="of:=[.AR83]" office:value-type="float" office:value="7803">
            <text:p>7803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Howard Road Academy PCS</text:p>
          </table:table-cell>
          <table:table-cell office:value-type="string">
            <text:p>Howard Road Academy PCS <text:s text:c="2"/>Main Campus</text:p>
          </table:table-cell>
          <table:table-cell office:value-type="float" office:value="123">
            <text:p>123</text:p>
          </table:table-cell>
          <table:table-cell office:value-type="float" office:value="188">
            <text:p>188</text:p>
          </table:table-cell>
          <table:table-cell office:value-type="float" office:value="1100029">
            <text:p>110002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HowardRoadAcademy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701 Howard Road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3" office:value-type="string">
            <text:p>N</text:p>
          </table:table-cell>
          <table:table-cell table:number-columns-repeated="7" office:value-type="string">
            <text:p>Y</text:p>
          </table:table-cell>
          <table:table-cell table:number-columns-repeated="9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01 HOWARD ROAD SE</text:p>
          </table:table-cell>
          <table:table-cell office:value-type="float" office:value="400069.95">
            <text:p>400069.95</text:p>
          </table:table-cell>
          <table:table-cell office:value-type="float" office:value="132932.97">
            <text:p>132932.97</text:p>
          </table:table-cell>
          <table:table-cell office:value-type="float" office:value="38.86421603">
            <text:p>38.86421603</text:p>
          </table:table-cell>
          <table:table-cell office:value-type="float" office:value="-76.99919401">
            <text:p>-76.99919401</text:p>
          </table:table-cell>
          <table:table-cell office:value-type="string">
            <text:p>Ward 8</text:p>
          </table:table-cell>
          <table:table-cell office:value-type="float" office:value="7401">
            <text:p>7401</text:p>
          </table:table-cell>
          <table:table-cell office:value-type="float" office:value="20020">
            <text:p>20020</text:p>
          </table:table-cell>
          <table:table-cell office:value-type="float" office:value="300872">
            <text:p>30087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4]" office:value-type="float" office:value="38.86421603">
            <text:p>38.86421603</text:p>
          </table:table-cell>
          <table:table-cell table:formula="of:=[.AP84]" office:value-type="float" office:value="-76.99919401">
            <text:p>-76.99919401</text:p>
          </table:table-cell>
          <table:table-cell table:formula="of:=[.AQ84]" office:value-type="string" office:string-value="Ward 8">
            <text:p>Ward 8</text:p>
          </table:table-cell>
          <table:table-cell table:formula="of:=[.AR84]" office:value-type="float" office:value="7401">
            <text:p>74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KEY Academy PCS</text:p>
          </table:table-cell>
          <table:table-cell office:value-type="float" office:value="129">
            <text:p>129</text:p>
          </table:table-cell>
          <table:table-cell office:value-type="float" office:value="189">
            <text:p>189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4801 Benning Rd 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7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801 BENNING ROAD SE</text:p>
          </table:table-cell>
          <table:table-cell office:value-type="float" office:value="405692.28">
            <text:p>405692.28</text:p>
          </table:table-cell>
          <table:table-cell office:value-type="float" office:value="134978.83">
            <text:p>134978.83</text:p>
          </table:table-cell>
          <table:table-cell office:value-type="float" office:value="38.88262754">
            <text:p>38.88262754</text:p>
          </table:table-cell>
          <table:table-cell office:value-type="float" office:value="-76.93439427">
            <text:p>-76.93439427</text:p>
          </table:table-cell>
          <table:table-cell office:value-type="string">
            <text:p>Ward 7</text:p>
          </table:table-cell>
          <table:table-cell office:value-type="float" office:value="9907">
            <text:p>9907</text:p>
          </table:table-cell>
          <table:table-cell office:value-type="float" office:value="20019">
            <text:p>20019</text:p>
          </table:table-cell>
          <table:table-cell office:value-type="float" office:value="17421">
            <text:p>1742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5]" office:value-type="float" office:value="38.88262754">
            <text:p>38.88262754</text:p>
          </table:table-cell>
          <table:table-cell table:formula="of:=[.AP85]" office:value-type="float" office:value="-76.93439427">
            <text:p>-76.93439427</text:p>
          </table:table-cell>
          <table:table-cell table:formula="of:=[.AQ85]" office:value-type="string" office:string-value="Ward 7">
            <text:p>Ward 7</text:p>
          </table:table-cell>
          <table:table-cell table:formula="of:=[.AR85]" office:value-type="float" office:value="9907">
            <text:p>9907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Thurgood Marshall Academy PCS</text:p>
          </table:table-cell>
          <table:table-cell office:value-type="string">
            <text:p>Thurgood Marshall Academy PCS</text:p>
          </table:table-cell>
          <table:table-cell office:value-type="float" office:value="146">
            <text:p>146</text:p>
          </table:table-cell>
          <table:table-cell office:value-type="float" office:value="191">
            <text:p>191</text:p>
          </table:table-cell>
          <table:table-cell office:value-type="float" office:value="1100034">
            <text:p>110003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thurgoodmarshallacademy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427 Martin Luther King Jr Av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427 MARTIN LUTHER KING JR AVENUE SE</text:p>
          </table:table-cell>
          <table:table-cell office:value-type="float" office:value="400548.01">
            <text:p>400548.01</text:p>
          </table:table-cell>
          <table:table-cell office:value-type="float" office:value="132717.75">
            <text:p>132717.75</text:p>
          </table:table-cell>
          <table:table-cell office:value-type="float" office:value="38.86227707">
            <text:p>38.86227707</text:p>
          </table:table-cell>
          <table:table-cell office:value-type="float" office:value="-76.99368577">
            <text:p>-76.99368577</text:p>
          </table:table-cell>
          <table:table-cell office:value-type="string">
            <text:p>Ward 8</text:p>
          </table:table-cell>
          <table:table-cell office:value-type="float" office:value="7401">
            <text:p>7401</text:p>
          </table:table-cell>
          <table:table-cell office:value-type="float" office:value="20020">
            <text:p>20020</text:p>
          </table:table-cell>
          <table:table-cell office:value-type="float" office:value="278159">
            <text:p>27815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6]" office:value-type="float" office:value="38.86227707">
            <text:p>38.86227707</text:p>
          </table:table-cell>
          <table:table-cell table:formula="of:=[.AP86]" office:value-type="float" office:value="-76.99368577">
            <text:p>-76.99368577</text:p>
          </table:table-cell>
          <table:table-cell table:formula="of:=[.AQ86]" office:value-type="string" office:string-value="Ward 8">
            <text:p>Ward 8</text:p>
          </table:table-cell>
          <table:table-cell table:formula="of:=[.AR86]" office:value-type="float" office:value="7401">
            <text:p>7401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Latin American Montessori Bilingual (LAMB) PCS</text:p>
          </table:table-cell>
          <table:table-cell office:value-type="float" office:value="130">
            <text:p>130</text:p>
          </table:table-cell>
          <table:table-cell office:value-type="float" office:value="193">
            <text:p>193</text:p>
          </table:table-cell>
          <table:table-cell office:value-type="float" office:value="1100032">
            <text:p>1100032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lamb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375 Missouri Ave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75 MISSOURI AVENUE NW</text:p>
          </table:table-cell>
          <table:table-cell office:value-type="float" office:value="397192.03">
            <text:p>397192.03</text:p>
          </table:table-cell>
          <table:table-cell office:value-type="float" office:value="143806.16">
            <text:p>143806.16</text:p>
          </table:table-cell>
          <table:table-cell office:value-type="float" office:value="38.96216089">
            <text:p>38.96216089</text:p>
          </table:table-cell>
          <table:table-cell office:value-type="float" office:value="-77.03239905">
            <text:p>-77.03239905</text:p>
          </table:table-cell>
          <table:table-cell office:value-type="string">
            <text:p>Ward 4</text:p>
          </table:table-cell>
          <table:table-cell office:value-type="float" office:value="1804">
            <text:p>1804</text:p>
          </table:table-cell>
          <table:table-cell office:value-type="float" office:value="20011">
            <text:p>20011</text:p>
          </table:table-cell>
          <table:table-cell office:value-type="float" office:value="284010">
            <text:p>28401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7]" office:value-type="float" office:value="38.96216089">
            <text:p>38.96216089</text:p>
          </table:table-cell>
          <table:table-cell table:formula="of:=[.AP87]" office:value-type="float" office:value="-77.03239905">
            <text:p>-77.03239905</text:p>
          </table:table-cell>
          <table:table-cell table:formula="of:=[.AQ87]" office:value-type="string" office:string-value="Ward 4">
            <text:p>Ward 4</text:p>
          </table:table-cell>
          <table:table-cell table:formula="of:=[.AR87]" office:value-type="float" office:value="1804">
            <text:p>18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Eagle Academy PCS</text:p>
          </table:table-cell>
          <table:table-cell office:value-type="string">
            <text:p>Eagle Center</text:p>
          </table:table-cell>
          <table:table-cell office:value-type="float" office:value="117">
            <text:p>117</text:p>
          </table:table-cell>
          <table:table-cell office:value-type="float" office:value="195">
            <text:p>195</text:p>
          </table:table-cell>
          <table:table-cell office:value-type="float" office:value="1100049">
            <text:p>110004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eagleacademy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3400 Wheeler Rd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400 WHEELER ROAD SE</text:p>
          </table:table-cell>
          <table:table-cell office:value-type="float" office:value="400604.46">
            <text:p>400604.46</text:p>
          </table:table-cell>
          <table:table-cell office:value-type="float" office:value="130274.71">
            <text:p>130274.71</text:p>
          </table:table-cell>
          <table:table-cell office:value-type="float" office:value="38.84026907">
            <text:p>38.84026907</text:p>
          </table:table-cell>
          <table:table-cell office:value-type="float" office:value="-76.9930375">
            <text:p>-76.9930375</text:p>
          </table:table-cell>
          <table:table-cell office:value-type="string">
            <text:p>Ward 8</text:p>
          </table:table-cell>
          <table:table-cell office:value-type="float" office:value="7304">
            <text:p>7304</text:p>
          </table:table-cell>
          <table:table-cell office:value-type="float" office:value="20032">
            <text:p>20032</text:p>
          </table:table-cell>
          <table:table-cell office:value-type="float" office:value="294566">
            <text:p>29456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8]" office:value-type="float" office:value="38.84026907">
            <text:p>38.84026907</text:p>
          </table:table-cell>
          <table:table-cell table:formula="of:=[.AP88]" office:value-type="float" office:value="-76.9930375">
            <text:p>-76.9930375</text:p>
          </table:table-cell>
          <table:table-cell table:formula="of:=[.AQ88]" office:value-type="string" office:string-value="Ward 8">
            <text:p>Ward 8</text:p>
          </table:table-cell>
          <table:table-cell table:formula="of:=[.AR88]" office:value-type="float" office:value="7304">
            <text:p>73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.C. Preparatory Academy PCS</text:p>
          </table:table-cell>
          <table:table-cell office:value-type="string">
            <text:p>D C <text:s/>Preparatory Edgewood Middle Campus PCS</text:p>
          </table:table-cell>
          <table:table-cell office:value-type="float" office:value="115">
            <text:p>115</text:p>
          </table:table-cell>
          <table:table-cell office:value-type="float" office:value="196">
            <text:p>196</text:p>
          </table:table-cell>
          <table:table-cell office:value-type="float" office:value="1100048">
            <text:p>1100048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rep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701 Edgewood St 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7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01 EDGEWOOD STREET NE</text:p>
          </table:table-cell>
          <table:table-cell office:value-type="float" office:value="400346.07">
            <text:p>400346.07</text:p>
          </table:table-cell>
          <table:table-cell office:value-type="float" office:value="139651.51">
            <text:p>139651.51</text:p>
          </table:table-cell>
          <table:table-cell office:value-type="float" office:value="38.92473904">
            <text:p>38.92473904</text:p>
          </table:table-cell>
          <table:table-cell office:value-type="float" office:value="-76.99600905">
            <text:p>-76.99600905</text:p>
          </table:table-cell>
          <table:table-cell office:value-type="string">
            <text:p>Ward 5</text:p>
          </table:table-cell>
          <table:table-cell office:value-type="float" office:value="9204">
            <text:p>9204</text:p>
          </table:table-cell>
          <table:table-cell office:value-type="float" office:value="20017">
            <text:p>20017</text:p>
          </table:table-cell>
          <table:table-cell office:value-type="float" office:value="289579">
            <text:p>28957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89]" office:value-type="float" office:value="38.92473904">
            <text:p>38.92473904</text:p>
          </table:table-cell>
          <table:table-cell table:formula="of:=[.AP89]" office:value-type="float" office:value="-76.99600905">
            <text:p>-76.99600905</text:p>
          </table:table-cell>
          <table:table-cell table:formula="of:=[.AQ89]" office:value-type="string" office:string-value="Ward 5">
            <text:p>Ward 5</text:p>
          </table:table-cell>
          <table:table-cell table:formula="of:=[.AR89]" office:value-type="float" office:value="9204">
            <text:p>9204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Two Rivers PCS</text:p>
          </table:table-cell>
          <table:table-cell office:value-type="float" office:value="149">
            <text:p>149</text:p>
          </table:table-cell>
          <table:table-cell office:value-type="float" office:value="198">
            <text:p>198</text:p>
          </table:table-cell>
          <table:table-cell office:value-type="float" office:value="1100045">
            <text:p>1100045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tworivers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227 4th Stree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227 4TH STREET NE</text:p>
          </table:table-cell>
          <table:table-cell office:value-type="float" office:value="399974.01">
            <text:p>399974.01</text:p>
          </table:table-cell>
          <table:table-cell office:value-type="float" office:value="137654.97">
            <text:p>137654.97</text:p>
          </table:table-cell>
          <table:table-cell office:value-type="float" office:value="38.90675361">
            <text:p>38.90675361</text:p>
          </table:table-cell>
          <table:table-cell office:value-type="float" office:value="-77.00029965">
            <text:p>-77.00029965</text:p>
          </table:table-cell>
          <table:table-cell office:value-type="string">
            <text:p>Ward 6</text:p>
          </table:table-cell>
          <table:table-cell office:value-type="float" office:value="10600">
            <text:p>10600</text:p>
          </table:table-cell>
          <table:table-cell office:value-type="float" office:value="20002">
            <text:p>20002</text:p>
          </table:table-cell>
          <table:table-cell office:value-type="float" office:value="306605">
            <text:p>30660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0]" office:value-type="float" office:value="38.90675361">
            <text:p>38.90675361</text:p>
          </table:table-cell>
          <table:table-cell table:formula="of:=[.AP90]" office:value-type="float" office:value="-77.00029965">
            <text:p>-77.00029965</text:p>
          </table:table-cell>
          <table:table-cell table:formula="of:=[.AQ90]" office:value-type="string" office:string-value="Ward 6">
            <text:p>Ward 6</text:p>
          </table:table-cell>
          <table:table-cell table:formula="of:=[.AR90]" office:value-type="float" office:value="10600">
            <text:p>106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.C. Bilingual PCS</text:p>
          </table:table-cell>
          <table:table-cell office:value-type="string">
            <text:p>D C <text:s/>Bilingual PCS</text:p>
          </table:table-cell>
          <table:table-cell office:value-type="float" office:value="114">
            <text:p>114</text:p>
          </table:table-cell>
          <table:table-cell office:value-type="float" office:value="199">
            <text:p>199</text:p>
          </table:table-cell>
          <table:table-cell office:value-type="float" office:value="1100042">
            <text:p>1100042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bilingual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1420 Columbia Rd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420 COLUMBIA ROAD NW</text:p>
          </table:table-cell>
          <table:table-cell office:value-type="float" office:value="397111.88">
            <text:p>397111.88</text:p>
          </table:table-cell>
          <table:table-cell office:value-type="float" office:value="139924.73">
            <text:p>139924.73</text:p>
          </table:table-cell>
          <table:table-cell office:value-type="float" office:value="38.92719562">
            <text:p>38.92719562</text:p>
          </table:table-cell>
          <table:table-cell office:value-type="float" office:value="-77.0333075">
            <text:p>-77.0333075</text:p>
          </table:table-cell>
          <table:table-cell office:value-type="string">
            <text:p>Ward 1</text:p>
          </table:table-cell>
          <table:table-cell office:value-type="float" office:value="2802">
            <text:p>2802</text:p>
          </table:table-cell>
          <table:table-cell office:value-type="float" office:value="20009">
            <text:p>20009</text:p>
          </table:table-cell>
          <table:table-cell office:value-type="float" office:value="234355">
            <text:p>23435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1]" office:value-type="float" office:value="38.92719562">
            <text:p>38.92719562</text:p>
          </table:table-cell>
          <table:table-cell table:formula="of:=[.AP91]" office:value-type="float" office:value="-77.0333075">
            <text:p>-77.0333075</text:p>
          </table:table-cell>
          <table:table-cell table:formula="of:=[.AQ91]" office:value-type="string" office:string-value="Ward 1">
            <text:p>Ward 1</text:p>
          </table:table-cell>
          <table:table-cell table:formula="of:=[.AR91]" office:value-type="float" office:value="2802">
            <text:p>28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Aiton ES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533 48th Pl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33 48TH PLACE NE</text:p>
          </table:table-cell>
          <table:table-cell office:value-type="float" office:value="405751.28">
            <text:p>405751.28</text:p>
          </table:table-cell>
          <table:table-cell office:value-type="float" office:value="136574.53">
            <text:p>136574.53</text:p>
          </table:table-cell>
          <table:table-cell office:value-type="float" office:value="38.89700181">
            <text:p>38.89700181</text:p>
          </table:table-cell>
          <table:table-cell office:value-type="float" office:value="-76.93370092">
            <text:p>-76.93370092</text:p>
          </table:table-cell>
          <table:table-cell office:value-type="string">
            <text:p>Ward 7</text:p>
          </table:table-cell>
          <table:table-cell office:value-type="float" office:value="7804">
            <text:p>7804</text:p>
          </table:table-cell>
          <table:table-cell office:value-type="float" office:value="20019">
            <text:p>20019</text:p>
          </table:table-cell>
          <table:table-cell office:value-type="float" office:value="294490">
            <text:p>29449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2]" office:value-type="float" office:value="38.89700181">
            <text:p>38.89700181</text:p>
          </table:table-cell>
          <table:table-cell table:formula="of:=[.AP92]" office:value-type="float" office:value="-76.93370092">
            <text:p>-76.93370092</text:p>
          </table:table-cell>
          <table:table-cell table:formula="of:=[.AQ92]" office:value-type="string" office:string-value="Ward 7">
            <text:p>Ward 7</text:p>
          </table:table-cell>
          <table:table-cell table:formula="of:=[.AR92]" office:value-type="float" office:value="7804">
            <text:p>78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Amidon Bowen <text:s/>ES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4">
            <text:p>20024</text:p>
          </table:table-cell>
          <table:table-cell office:value-type="string">
            <text:p>401 Eye St <text:s/>SW</text:p>
          </table:table-cell>
          <table:table-cell office:value-type="string">
            <text:p>NULL</text:p>
          </table:table-cell>
          <table:table-cell office:value-type="float" office:value="20024">
            <text:p>20024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01 I STREET SW</text:p>
          </table:table-cell>
          <table:table-cell office:value-type="float" office:value="398427.29">
            <text:p>398427.29</text:p>
          </table:table-cell>
          <table:table-cell office:value-type="float" office:value="134631.47">
            <text:p>134631.47</text:p>
          </table:table-cell>
          <table:table-cell office:value-type="float" office:value="38.8795154">
            <text:p>38.8795154</text:p>
          </table:table-cell>
          <table:table-cell office:value-type="float" office:value="-77.0181253">
            <text:p>-77.0181253</text:p>
          </table:table-cell>
          <table:table-cell office:value-type="string">
            <text:p>Ward 6</text:p>
          </table:table-cell>
          <table:table-cell office:value-type="float" office:value="10200">
            <text:p>10200</text:p>
          </table:table-cell>
          <table:table-cell office:value-type="float" office:value="20024">
            <text:p>20024</text:p>
          </table:table-cell>
          <table:table-cell office:value-type="float" office:value="294482">
            <text:p>29448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3]" office:value-type="float" office:value="38.8795154">
            <text:p>38.8795154</text:p>
          </table:table-cell>
          <table:table-cell table:formula="of:=[.AP93]" office:value-type="float" office:value="-77.0181253">
            <text:p>-77.0181253</text:p>
          </table:table-cell>
          <table:table-cell table:formula="of:=[.AQ93]" office:value-type="string" office:string-value="Ward 6">
            <text:p>Ward 6</text:p>
          </table:table-cell>
          <table:table-cell table:formula="of:=[.AR93]" office:value-type="float" office:value="10200">
            <text:p>102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ancroft ES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1755 Newton St <text:s/>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755 NEWTON STREET NW</text:p>
          </table:table-cell>
          <table:table-cell office:value-type="float" office:value="396483.93">
            <text:p>396483.93</text:p>
          </table:table-cell>
          <table:table-cell office:value-type="float" office:value="140715.67">
            <text:p>140715.67</text:p>
          </table:table-cell>
          <table:table-cell office:value-type="float" office:value="38.93431836">
            <text:p>38.93431836</text:p>
          </table:table-cell>
          <table:table-cell office:value-type="float" office:value="-77.04055344">
            <text:p>-77.04055344</text:p>
          </table:table-cell>
          <table:table-cell office:value-type="string">
            <text:p>Ward 1</text:p>
          </table:table-cell>
          <table:table-cell office:value-type="float" office:value="2701">
            <text:p>2701</text:p>
          </table:table-cell>
          <table:table-cell office:value-type="float" office:value="20010">
            <text:p>20010</text:p>
          </table:table-cell>
          <table:table-cell office:value-type="float" office:value="294528">
            <text:p>29452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4]" office:value-type="float" office:value="38.93431836">
            <text:p>38.93431836</text:p>
          </table:table-cell>
          <table:table-cell table:formula="of:=[.AP94]" office:value-type="float" office:value="-77.04055344">
            <text:p>-77.04055344</text:p>
          </table:table-cell>
          <table:table-cell table:formula="of:=[.AQ94]" office:value-type="string" office:string-value="Ward 1">
            <text:p>Ward 1</text:p>
          </table:table-cell>
          <table:table-cell table:formula="of:=[.AR94]" office:value-type="float" office:value="2701">
            <text:p>27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arnard ES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430 Decatur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30 DECATUR STREET NW</text:p>
          </table:table-cell>
          <table:table-cell office:value-type="float" office:value="398458.99">
            <text:p>398458.99</text:p>
          </table:table-cell>
          <table:table-cell office:value-type="float" office:value="142259.46">
            <text:p>142259.46</text:p>
          </table:table-cell>
          <table:table-cell office:value-type="float" office:value="38.94823095">
            <text:p>38.94823095</text:p>
          </table:table-cell>
          <table:table-cell office:value-type="float" office:value="-77.01777708">
            <text:p>-77.01777708</text:p>
          </table:table-cell>
          <table:table-cell office:value-type="string">
            <text:p>Ward 4</text:p>
          </table:table-cell>
          <table:table-cell office:value-type="float" office:value="2202">
            <text:p>2202</text:p>
          </table:table-cell>
          <table:table-cell office:value-type="float" office:value="20011">
            <text:p>20011</text:p>
          </table:table-cell>
          <table:table-cell office:value-type="float" office:value="248305">
            <text:p>24830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5]" office:value-type="float" office:value="38.94823095">
            <text:p>38.94823095</text:p>
          </table:table-cell>
          <table:table-cell table:formula="of:=[.AP95]" office:value-type="float" office:value="-77.01777708">
            <text:p>-77.01777708</text:p>
          </table:table-cell>
          <table:table-cell table:formula="of:=[.AQ95]" office:value-type="string" office:string-value="Ward 4">
            <text:p>Ward 4</text:p>
          </table:table-cell>
          <table:table-cell table:formula="of:=[.AR95]" office:value-type="float" office:value="2202">
            <text:p>22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eers ES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3600 Alabama Ave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600 ALABAMA AVENUE SE</text:p>
          </table:table-cell>
          <table:table-cell office:value-type="float" office:value="403852.94">
            <text:p>403852.94</text:p>
          </table:table-cell>
          <table:table-cell office:value-type="float" office:value="132948.76">
            <text:p>132948.76</text:p>
          </table:table-cell>
          <table:table-cell office:value-type="float" office:value="38.86434984">
            <text:p>38.86434984</text:p>
          </table:table-cell>
          <table:table-cell office:value-type="float" office:value="-76.95560475">
            <text:p>-76.95560475</text:p>
          </table:table-cell>
          <table:table-cell office:value-type="string">
            <text:p>Ward 7</text:p>
          </table:table-cell>
          <table:table-cell office:value-type="float" office:value="7604">
            <text:p>7604</text:p>
          </table:table-cell>
          <table:table-cell office:value-type="float" office:value="20020">
            <text:p>20020</text:p>
          </table:table-cell>
          <table:table-cell office:value-type="float" office:value="278406">
            <text:p>27840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6]" office:value-type="float" office:value="38.86434984">
            <text:p>38.86434984</text:p>
          </table:table-cell>
          <table:table-cell table:formula="of:=[.AP96]" office:value-type="float" office:value="-76.95560475">
            <text:p>-76.95560475</text:p>
          </table:table-cell>
          <table:table-cell table:formula="of:=[.AQ96]" office:value-type="string" office:string-value="Ward 7">
            <text:p>Ward 7</text:p>
          </table:table-cell>
          <table:table-cell table:formula="of:=[.AR96]" office:value-type="float" office:value="7604">
            <text:p>76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rent ES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301 North Carolina Ave <text:s/>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01 NORTH CAROLINA AVENUE SE</text:p>
          </table:table-cell>
          <table:table-cell office:value-type="float" office:value="399873.34">
            <text:p>399873.34</text:p>
          </table:table-cell>
          <table:table-cell office:value-type="float" office:value="135218.08">
            <text:p>135218.08</text:p>
          </table:table-cell>
          <table:table-cell office:value-type="float" office:value="38.88480121">
            <text:p>38.88480121</text:p>
          </table:table-cell>
          <table:table-cell office:value-type="float" office:value="-77.00145985">
            <text:p>-77.00145985</text:p>
          </table:table-cell>
          <table:table-cell office:value-type="string">
            <text:p>Ward 6</text:p>
          </table:table-cell>
          <table:table-cell office:value-type="float" office:value="6500">
            <text:p>6500</text:p>
          </table:table-cell>
          <table:table-cell office:value-type="float" office:value="20003">
            <text:p>20003</text:p>
          </table:table-cell>
          <table:table-cell office:value-type="float" office:value="294479">
            <text:p>29447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7]" office:value-type="float" office:value="38.88480121">
            <text:p>38.88480121</text:p>
          </table:table-cell>
          <table:table-cell table:formula="of:=[.AP97]" office:value-type="float" office:value="-77.00145985">
            <text:p>-77.00145985</text:p>
          </table:table-cell>
          <table:table-cell table:formula="of:=[.AQ97]" office:value-type="string" office:string-value="Ward 6">
            <text:p>Ward 6</text:p>
          </table:table-cell>
          <table:table-cell table:formula="of:=[.AR97]" office:value-type="float" office:value="6500">
            <text:p>65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rightwood EC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300 Nicholson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00 NICHOLSON STREET NW</text:p>
          </table:table-cell>
          <table:table-cell office:value-type="float" office:value="397340.19">
            <text:p>397340.19</text:p>
          </table:table-cell>
          <table:table-cell office:value-type="float" office:value="143625.7">
            <text:p>143625.7</text:p>
          </table:table-cell>
          <table:table-cell office:value-type="float" office:value="38.96053573">
            <text:p>38.96053573</text:p>
          </table:table-cell>
          <table:table-cell office:value-type="float" office:value="-77.03068885">
            <text:p>-77.03068885</text:p>
          </table:table-cell>
          <table:table-cell office:value-type="string">
            <text:p>Ward 4</text:p>
          </table:table-cell>
          <table:table-cell office:value-type="float" office:value="2001">
            <text:p>2001</text:p>
          </table:table-cell>
          <table:table-cell office:value-type="float" office:value="20011">
            <text:p>20011</text:p>
          </table:table-cell>
          <table:table-cell office:value-type="float" office:value="294515">
            <text:p>29451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8]" office:value-type="float" office:value="38.96053573">
            <text:p>38.96053573</text:p>
          </table:table-cell>
          <table:table-cell table:formula="of:=[.AP98]" office:value-type="float" office:value="-77.03068885">
            <text:p>-77.03068885</text:p>
          </table:table-cell>
          <table:table-cell table:formula="of:=[.AQ98]" office:value-type="string" office:string-value="Ward 4">
            <text:p>Ward 4</text:p>
          </table:table-cell>
          <table:table-cell table:formula="of:=[.AR98]" office:value-type="float" office:value="2001">
            <text:p>20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urroughs EC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8">
            <text:p>20018</text:p>
          </table:table-cell>
          <table:table-cell office:value-type="string">
            <text:p>1820 Monroe St <text:s/>NE</text:p>
          </table:table-cell>
          <table:table-cell office:value-type="string">
            <text:p>NULL</text:p>
          </table:table-cell>
          <table:table-cell office:value-type="float" office:value="20018">
            <text:p>20018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820 MONROE STREET NE</text:p>
          </table:table-cell>
          <table:table-cell office:value-type="float" office:value="401867.9">
            <text:p>401867.9</text:p>
          </table:table-cell>
          <table:table-cell office:value-type="float" office:value="140624.56">
            <text:p>140624.56</text:p>
          </table:table-cell>
          <table:table-cell office:value-type="float" office:value="38.93350266">
            <text:p>38.93350266</text:p>
          </table:table-cell>
          <table:table-cell office:value-type="float" office:value="-76.97845637">
            <text:p>-76.97845637</text:p>
          </table:table-cell>
          <table:table-cell office:value-type="string">
            <text:p>Ward 5</text:p>
          </table:table-cell>
          <table:table-cell office:value-type="float" office:value="9400">
            <text:p>9400</text:p>
          </table:table-cell>
          <table:table-cell office:value-type="float" office:value="20018">
            <text:p>20018</text:p>
          </table:table-cell>
          <table:table-cell office:value-type="float" office:value="294530">
            <text:p>29453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99]" office:value-type="float" office:value="38.93350266">
            <text:p>38.93350266</text:p>
          </table:table-cell>
          <table:table-cell table:formula="of:=[.AP99]" office:value-type="float" office:value="-76.97845637">
            <text:p>-76.97845637</text:p>
          </table:table-cell>
          <table:table-cell table:formula="of:=[.AQ99]" office:value-type="string" office:string-value="Ward 5">
            <text:p>Ward 5</text:p>
          </table:table-cell>
          <table:table-cell table:formula="of:=[.AR99]" office:value-type="float" office:value="9400">
            <text:p>94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urrville ES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801 Division Ave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801 DIVISION AVENUE NE</text:p>
          </table:table-cell>
          <table:table-cell office:value-type="float" office:value="406552.65">
            <text:p>406552.65</text:p>
          </table:table-cell>
          <table:table-cell office:value-type="float" office:value="136970.78">
            <text:p>136970.78</text:p>
          </table:table-cell>
          <table:table-cell office:value-type="float" office:value="38.90056577">
            <text:p>38.90056577</text:p>
          </table:table-cell>
          <table:table-cell office:value-type="float" office:value="-76.92445918">
            <text:p>-76.92445918</text:p>
          </table:table-cell>
          <table:table-cell office:value-type="string">
            <text:p>Ward 7</text:p>
          </table:table-cell>
          <table:table-cell office:value-type="float" office:value="7807">
            <text:p>7807</text:p>
          </table:table-cell>
          <table:table-cell office:value-type="float" office:value="20019">
            <text:p>20019</text:p>
          </table:table-cell>
          <table:table-cell office:value-type="float" office:value="289787">
            <text:p>28978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0]" office:value-type="float" office:value="38.90056577">
            <text:p>38.90056577</text:p>
          </table:table-cell>
          <table:table-cell table:formula="of:=[.AP100]" office:value-type="float" office:value="-76.92445918">
            <text:p>-76.92445918</text:p>
          </table:table-cell>
          <table:table-cell table:formula="of:=[.AQ100]" office:value-type="string" office:string-value="Ward 7">
            <text:p>Ward 7</text:p>
          </table:table-cell>
          <table:table-cell table:formula="of:=[.AR100]" office:value-type="float" office:value="7807">
            <text:p>7807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Cleveland ES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1825 8th St <text:s/>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825 8TH STREET NW</text:p>
          </table:table-cell>
          <table:table-cell office:value-type="float" office:value="398030.71">
            <text:p>398030.71</text:p>
          </table:table-cell>
          <table:table-cell office:value-type="float" office:value="138586.76">
            <text:p>138586.76</text:p>
          </table:table-cell>
          <table:table-cell office:value-type="float" office:value="38.91514529">
            <text:p>38.91514529</text:p>
          </table:table-cell>
          <table:table-cell office:value-type="float" office:value="-77.02270718">
            <text:p>-77.02270718</text:p>
          </table:table-cell>
          <table:table-cell office:value-type="string">
            <text:p>Ward 1</text:p>
          </table:table-cell>
          <table:table-cell office:value-type="float" office:value="4400">
            <text:p>4400</text:p>
          </table:table-cell>
          <table:table-cell office:value-type="float" office:value="20001">
            <text:p>20001</text:p>
          </table:table-cell>
          <table:table-cell office:value-type="float" office:value="294531">
            <text:p>29453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1]" office:value-type="float" office:value="38.91514529">
            <text:p>38.91514529</text:p>
          </table:table-cell>
          <table:table-cell table:formula="of:=[.AP101]" office:value-type="float" office:value="-77.02270718">
            <text:p>-77.02270718</text:p>
          </table:table-cell>
          <table:table-cell table:formula="of:=[.AQ101]" office:value-type="string" office:string-value="Ward 1">
            <text:p>Ward 1</text:p>
          </table:table-cell>
          <table:table-cell table:formula="of:=[.AR101]" office:value-type="float" office:value="4400">
            <text:p>44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H D Cooke ES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2525 17th S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525 17TH STREET NW</text:p>
          </table:table-cell>
          <table:table-cell office:value-type="float" office:value="396634.55">
            <text:p>396634.55</text:p>
          </table:table-cell>
          <table:table-cell office:value-type="float" office:value="139563.86">
            <text:p>139563.86</text:p>
          </table:table-cell>
          <table:table-cell office:value-type="float" office:value="38.92394309">
            <text:p>38.92394309</text:p>
          </table:table-cell>
          <table:table-cell office:value-type="float" office:value="-77.03881058">
            <text:p>-77.03881058</text:p>
          </table:table-cell>
          <table:table-cell office:value-type="string">
            <text:p>Ward 1</text:p>
          </table:table-cell>
          <table:table-cell office:value-type="float" office:value="3800">
            <text:p>3800</text:p>
          </table:table-cell>
          <table:table-cell office:value-type="float" office:value="20009">
            <text:p>20009</text:p>
          </table:table-cell>
          <table:table-cell office:value-type="float" office:value="235863">
            <text:p>23586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2]" office:value-type="float" office:value="38.92394309">
            <text:p>38.92394309</text:p>
          </table:table-cell>
          <table:table-cell table:formula="of:=[.AP102]" office:value-type="float" office:value="-77.03881058">
            <text:p>-77.03881058</text:p>
          </table:table-cell>
          <table:table-cell table:formula="of:=[.AQ102]" office:value-type="string" office:string-value="Ward 1">
            <text:p>Ward 1</text:p>
          </table:table-cell>
          <table:table-cell table:formula="of:=[.AR102]" office:value-type="float" office:value="3800">
            <text:p>38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Davis ES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4430 H St <text:s/>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430 H STREET SE</text:p>
          </table:table-cell>
          <table:table-cell office:value-type="float" office:value="405412.99">
            <text:p>405412.99</text:p>
          </table:table-cell>
          <table:table-cell office:value-type="float" office:value="134583.53">
            <text:p>134583.53</text:p>
          </table:table-cell>
          <table:table-cell office:value-type="float" office:value="38.87906828">
            <text:p>38.87906828</text:p>
          </table:table-cell>
          <table:table-cell office:value-type="float" office:value="-76.93761631">
            <text:p>-76.93761631</text:p>
          </table:table-cell>
          <table:table-cell office:value-type="string">
            <text:p>Ward 7</text:p>
          </table:table-cell>
          <table:table-cell office:value-type="float" office:value="7707">
            <text:p>7707</text:p>
          </table:table-cell>
          <table:table-cell office:value-type="float" office:value="20019">
            <text:p>20019</text:p>
          </table:table-cell>
          <table:table-cell office:value-type="float" office:value="294598">
            <text:p>29459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3]" office:value-type="float" office:value="38.87906828">
            <text:p>38.87906828</text:p>
          </table:table-cell>
          <table:table-cell table:formula="of:=[.AP103]" office:value-type="float" office:value="-76.93761631">
            <text:p>-76.93761631</text:p>
          </table:table-cell>
          <table:table-cell table:formula="of:=[.AQ103]" office:value-type="string" office:string-value="Ward 7">
            <text:p>Ward 7</text:p>
          </table:table-cell>
          <table:table-cell table:formula="of:=[.AR103]" office:value-type="float" office:value="7707">
            <text:p>7707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Drew ES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5600 Eads St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600 EADS STREET NE</text:p>
          </table:table-cell>
          <table:table-cell office:value-type="float" office:value="406946.23">
            <text:p>406946.23</text:p>
          </table:table-cell>
          <table:table-cell office:value-type="float" office:value="136463.61">
            <text:p>136463.61</text:p>
          </table:table-cell>
          <table:table-cell office:value-type="float" office:value="38.89599397">
            <text:p>38.89599397</text:p>
          </table:table-cell>
          <table:table-cell office:value-type="float" office:value="-76.91992701">
            <text:p>-76.91992701</text:p>
          </table:table-cell>
          <table:table-cell office:value-type="string">
            <text:p>Ward 7</text:p>
          </table:table-cell>
          <table:table-cell office:value-type="float" office:value="7807">
            <text:p>7807</text:p>
          </table:table-cell>
          <table:table-cell office:value-type="float" office:value="20019">
            <text:p>20019</text:p>
          </table:table-cell>
          <table:table-cell office:value-type="float" office:value="277686">
            <text:p>27768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4]" office:value-type="float" office:value="38.89599397">
            <text:p>38.89599397</text:p>
          </table:table-cell>
          <table:table-cell table:formula="of:=[.AP104]" office:value-type="float" office:value="-76.91992701">
            <text:p>-76.91992701</text:p>
          </table:table-cell>
          <table:table-cell table:formula="of:=[.AQ104]" office:value-type="string" office:string-value="Ward 7">
            <text:p>Ward 7</text:p>
          </table:table-cell>
          <table:table-cell table:formula="of:=[.AR104]" office:value-type="float" office:value="7807">
            <text:p>7807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Eaton ES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8">
            <text:p>20008</text:p>
          </table:table-cell>
          <table:table-cell office:value-type="string">
            <text:p>3301 Lowell St <text:s/>NW</text:p>
          </table:table-cell>
          <table:table-cell office:value-type="string">
            <text:p>NULL</text:p>
          </table:table-cell>
          <table:table-cell office:value-type="float" office:value="20008">
            <text:p>20008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301 LOWELL STREET NW</text:p>
          </table:table-cell>
          <table:table-cell office:value-type="float" office:value="394293.04">
            <text:p>394293.04</text:p>
          </table:table-cell>
          <table:table-cell office:value-type="float" office:value="140540.3">
            <text:p>140540.3</text:p>
          </table:table-cell>
          <table:table-cell office:value-type="float" office:value="38.93272707">
            <text:p>38.93272707</text:p>
          </table:table-cell>
          <table:table-cell office:value-type="float" office:value="-77.06582114">
            <text:p>-77.06582114</text:p>
          </table:table-cell>
          <table:table-cell office:value-type="string">
            <text:p>Ward 3</text:p>
          </table:table-cell>
          <table:table-cell office:value-type="float" office:value="600">
            <text:p>600</text:p>
          </table:table-cell>
          <table:table-cell office:value-type="float" office:value="20008">
            <text:p>20008</text:p>
          </table:table-cell>
          <table:table-cell office:value-type="float" office:value="294562">
            <text:p>29456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5]" office:value-type="float" office:value="38.93272707">
            <text:p>38.93272707</text:p>
          </table:table-cell>
          <table:table-cell table:formula="of:=[.AP105]" office:value-type="float" office:value="-77.06582114">
            <text:p>-77.06582114</text:p>
          </table:table-cell>
          <table:table-cell table:formula="of:=[.AQ105]" office:value-type="string" office:string-value="Ward 3">
            <text:p>Ward 3</text:p>
          </table:table-cell>
          <table:table-cell table:formula="of:=[.AR105]" office:value-type="float" office:value="600">
            <text:p>6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Garfield ES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435 Alabama Ave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435 ALABAMA AVENUE SE</text:p>
          </table:table-cell>
          <table:table-cell office:value-type="float" office:value="402534.22">
            <text:p>402534.22</text:p>
          </table:table-cell>
          <table:table-cell office:value-type="float" office:value="131547.71">
            <text:p>131547.71</text:p>
          </table:table-cell>
          <table:table-cell office:value-type="float" office:value="38.85173338">
            <text:p>38.85173338</text:p>
          </table:table-cell>
          <table:table-cell office:value-type="float" office:value="-76.97080478">
            <text:p>-76.97080478</text:p>
          </table:table-cell>
          <table:table-cell office:value-type="string">
            <text:p>Ward 8</text:p>
          </table:table-cell>
          <table:table-cell office:value-type="float" office:value="7408">
            <text:p>7408</text:p>
          </table:table-cell>
          <table:table-cell office:value-type="float" office:value="20020">
            <text:p>20020</text:p>
          </table:table-cell>
          <table:table-cell office:value-type="float" office:value="278160">
            <text:p>27816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6]" office:value-type="float" office:value="38.85173338">
            <text:p>38.85173338</text:p>
          </table:table-cell>
          <table:table-cell table:formula="of:=[.AP106]" office:value-type="float" office:value="-76.97080478">
            <text:p>-76.97080478</text:p>
          </table:table-cell>
          <table:table-cell table:formula="of:=[.AQ106]" office:value-type="string" office:string-value="Ward 8">
            <text:p>Ward 8</text:p>
          </table:table-cell>
          <table:table-cell table:formula="of:=[.AR106]" office:value-type="float" office:value="7408">
            <text:p>7408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Garrison ES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1200 S St <text:s/>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200 S STREET NW</text:p>
          </table:table-cell>
          <table:table-cell office:value-type="float" office:value="397518.52">
            <text:p>397518.52</text:p>
          </table:table-cell>
          <table:table-cell office:value-type="float" office:value="138448.81">
            <text:p>138448.81</text:p>
          </table:table-cell>
          <table:table-cell office:value-type="float" office:value="38.91390129">
            <text:p>38.91390129</text:p>
          </table:table-cell>
          <table:table-cell office:value-type="float" office:value="-77.02861256">
            <text:p>-77.02861256</text:p>
          </table:table-cell>
          <table:table-cell office:value-type="string">
            <text:p>Ward 2</text:p>
          </table:table-cell>
          <table:table-cell office:value-type="float" office:value="5001">
            <text:p>5001</text:p>
          </table:table-cell>
          <table:table-cell office:value-type="float" office:value="20009">
            <text:p>20009</text:p>
          </table:table-cell>
          <table:table-cell office:value-type="float" office:value="294509">
            <text:p>29450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7]" office:value-type="float" office:value="38.91390129">
            <text:p>38.91390129</text:p>
          </table:table-cell>
          <table:table-cell table:formula="of:=[.AP107]" office:value-type="float" office:value="-77.02861256">
            <text:p>-77.02861256</text:p>
          </table:table-cell>
          <table:table-cell table:formula="of:=[.AQ107]" office:value-type="string" office:string-value="Ward 2">
            <text:p>Ward 2</text:p>
          </table:table-cell>
          <table:table-cell table:formula="of:=[.AR107]" office:value-type="float" office:value="5001">
            <text:p>50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Hardy MS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7">
            <text:p>20007</text:p>
          </table:table-cell>
          <table:table-cell office:value-type="string">
            <text:p>1819 35th St <text:s/>NW</text:p>
          </table:table-cell>
          <table:table-cell office:value-type="string">
            <text:p>NULL</text:p>
          </table:table-cell>
          <table:table-cell office:value-type="float" office:value="20007">
            <text:p>20007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819 35TH STREET NW</text:p>
          </table:table-cell>
          <table:table-cell office:value-type="float" office:value="394049.46">
            <text:p>394049.46</text:p>
          </table:table-cell>
          <table:table-cell office:value-type="float" office:value="138629.13">
            <text:p>138629.13</text:p>
          </table:table-cell>
          <table:table-cell office:value-type="float" office:value="38.91550903">
            <text:p>38.91550903</text:p>
          </table:table-cell>
          <table:table-cell office:value-type="float" office:value="-77.0686139">
            <text:p>-77.0686139</text:p>
          </table:table-cell>
          <table:table-cell office:value-type="string">
            <text:p>Ward 2</text:p>
          </table:table-cell>
          <table:table-cell office:value-type="float" office:value="202">
            <text:p>202</text:p>
          </table:table-cell>
          <table:table-cell office:value-type="float" office:value="20007">
            <text:p>20007</text:p>
          </table:table-cell>
          <table:table-cell office:value-type="float" office:value="274432">
            <text:p>27443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8]" office:value-type="float" office:value="38.91550903">
            <text:p>38.91550903</text:p>
          </table:table-cell>
          <table:table-cell table:formula="of:=[.AP108]" office:value-type="float" office:value="-77.0686139">
            <text:p>-77.0686139</text:p>
          </table:table-cell>
          <table:table-cell table:formula="of:=[.AQ108]" office:value-type="string" office:string-value="Ward 2">
            <text:p>Ward 2</text:p>
          </table:table-cell>
          <table:table-cell table:formula="of:=[.AR108]" office:value-type="float" office:value="202">
            <text:p>2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C W <text:s/>Harris ES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301 53rd St <text:s/>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01 53RD STREET SE</text:p>
          </table:table-cell>
          <table:table-cell office:value-type="float" office:value="406410.5">
            <text:p>406410.5</text:p>
          </table:table-cell>
          <table:table-cell office:value-type="float" office:value="135087.2">
            <text:p>135087.2</text:p>
          </table:table-cell>
          <table:table-cell office:value-type="float" office:value="38.88359883">
            <text:p>38.88359883</text:p>
          </table:table-cell>
          <table:table-cell office:value-type="float" office:value="-76.9261155">
            <text:p>-76.9261155</text:p>
          </table:table-cell>
          <table:table-cell office:value-type="string">
            <text:p>Ward 7</text:p>
          </table:table-cell>
          <table:table-cell office:value-type="float" office:value="9905">
            <text:p>9905</text:p>
          </table:table-cell>
          <table:table-cell office:value-type="float" office:value="20019">
            <text:p>20019</text:p>
          </table:table-cell>
          <table:table-cell office:value-type="float" office:value="289801">
            <text:p>28980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09]" office:value-type="float" office:value="38.88359883">
            <text:p>38.88359883</text:p>
          </table:table-cell>
          <table:table-cell table:formula="of:=[.AP109]" office:value-type="float" office:value="-76.9261155">
            <text:p>-76.9261155</text:p>
          </table:table-cell>
          <table:table-cell table:formula="of:=[.AQ109]" office:value-type="string" office:string-value="Ward 7">
            <text:p>Ward 7</text:p>
          </table:table-cell>
          <table:table-cell table:formula="of:=[.AR109]" office:value-type="float" office:value="9905">
            <text:p>9905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Hendley ES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425 Chesapeake St <text:s/>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25 CHESAPEAKE STREET SE</text:p>
          </table:table-cell>
          <table:table-cell office:value-type="float" office:value="400070.78">
            <text:p>400070.78</text:p>
          </table:table-cell>
          <table:table-cell office:value-type="float" office:value="129022.18">
            <text:p>129022.18</text:p>
          </table:table-cell>
          <table:table-cell office:value-type="float" office:value="38.82898591">
            <text:p>38.82898591</text:p>
          </table:table-cell>
          <table:table-cell office:value-type="float" office:value="-76.99918485">
            <text:p>-76.99918485</text:p>
          </table:table-cell>
          <table:table-cell office:value-type="string">
            <text:p>Ward 8</text:p>
          </table:table-cell>
          <table:table-cell office:value-type="float" office:value="9811">
            <text:p>9811</text:p>
          </table:table-cell>
          <table:table-cell office:value-type="float" office:value="20032">
            <text:p>20032</text:p>
          </table:table-cell>
          <table:table-cell office:value-type="float" office:value="24445">
            <text:p>2444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0]" office:value-type="float" office:value="38.82898591">
            <text:p>38.82898591</text:p>
          </table:table-cell>
          <table:table-cell table:formula="of:=[.AP110]" office:value-type="float" office:value="-76.99918485">
            <text:p>-76.99918485</text:p>
          </table:table-cell>
          <table:table-cell table:formula="of:=[.AQ110]" office:value-type="string" office:string-value="Ward 8">
            <text:p>Ward 8</text:p>
          </table:table-cell>
          <table:table-cell table:formula="of:=[.AR110]" office:value-type="float" office:value="9811">
            <text:p>981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Houston ES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1100 50th Pl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100 50TH PLACE NE</text:p>
          </table:table-cell>
          <table:table-cell office:value-type="float" office:value="406076.15">
            <text:p>406076.15</text:p>
          </table:table-cell>
          <table:table-cell office:value-type="float" office:value="137508.74">
            <text:p>137508.74</text:p>
          </table:table-cell>
          <table:table-cell office:value-type="float" office:value="38.90541532">
            <text:p>38.90541532</text:p>
          </table:table-cell>
          <table:table-cell office:value-type="float" office:value="-76.92994765">
            <text:p>-76.92994765</text:p>
          </table:table-cell>
          <table:table-cell office:value-type="string">
            <text:p>Ward 7</text:p>
          </table:table-cell>
          <table:table-cell office:value-type="float" office:value="7806">
            <text:p>7806</text:p>
          </table:table-cell>
          <table:table-cell office:value-type="float" office:value="20019">
            <text:p>20019</text:p>
          </table:table-cell>
          <table:table-cell office:value-type="float" office:value="156316">
            <text:p>15631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1]" office:value-type="float" office:value="38.90541532">
            <text:p>38.90541532</text:p>
          </table:table-cell>
          <table:table-cell table:formula="of:=[.AP111]" office:value-type="float" office:value="-76.92994765">
            <text:p>-76.92994765</text:p>
          </table:table-cell>
          <table:table-cell table:formula="of:=[.AQ111]" office:value-type="string" office:string-value="Ward 7">
            <text:p>Ward 7</text:p>
          </table:table-cell>
          <table:table-cell table:formula="of:=[.AR111]" office:value-type="float" office:value="7806">
            <text:p>7806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Hyde Addison ES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7">
            <text:p>20007</text:p>
          </table:table-cell>
          <table:table-cell office:value-type="string">
            <text:p>3219 O St <text:s/>NW</text:p>
          </table:table-cell>
          <table:table-cell office:value-type="string">
            <text:p>NULL</text:p>
          </table:table-cell>
          <table:table-cell office:value-type="float" office:value="20007">
            <text:p>20007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219 O STREET NW</text:p>
          </table:table-cell>
          <table:table-cell office:value-type="float" office:value="394402.37">
            <text:p>394402.37</text:p>
          </table:table-cell>
          <table:table-cell office:value-type="float" office:value="137797.48">
            <text:p>137797.48</text:p>
          </table:table-cell>
          <table:table-cell office:value-type="float" office:value="38.90801957">
            <text:p>38.90801957</text:p>
          </table:table-cell>
          <table:table-cell office:value-type="float" office:value="-77.06453782">
            <text:p>-77.06453782</text:p>
          </table:table-cell>
          <table:table-cell office:value-type="string">
            <text:p>Ward 2</text:p>
          </table:table-cell>
          <table:table-cell office:value-type="float" office:value="202">
            <text:p>202</text:p>
          </table:table-cell>
          <table:table-cell office:value-type="float" office:value="20007">
            <text:p>20007</text:p>
          </table:table-cell>
          <table:table-cell office:value-type="float" office:value="294558">
            <text:p>29455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2]" office:value-type="float" office:value="38.90801957">
            <text:p>38.90801957</text:p>
          </table:table-cell>
          <table:table-cell table:formula="of:=[.AP112]" office:value-type="float" office:value="-77.06453782">
            <text:p>-77.06453782</text:p>
          </table:table-cell>
          <table:table-cell table:formula="of:=[.AQ112]" office:value-type="string" office:string-value="Ward 2">
            <text:p>Ward 2</text:p>
          </table:table-cell>
          <table:table-cell table:formula="of:=[.AR112]" office:value-type="float" office:value="202">
            <text:p>2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Janney ES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6">
            <text:p>20016</text:p>
          </table:table-cell>
          <table:table-cell office:value-type="string">
            <text:p>4130 Albemarle St <text:s/>NW</text:p>
          </table:table-cell>
          <table:table-cell office:value-type="string">
            <text:p>NULL</text:p>
          </table:table-cell>
          <table:table-cell office:value-type="float" office:value="20016">
            <text:p>2001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130 ALBEMARLE STREET NW</text:p>
          </table:table-cell>
          <table:table-cell office:value-type="float" office:value="392978.88">
            <text:p>392978.88</text:p>
          </table:table-cell>
          <table:table-cell office:value-type="float" office:value="142186.88">
            <text:p>142186.88</text:p>
          </table:table-cell>
          <table:table-cell office:value-type="float" office:value="38.94755042">
            <text:p>38.94755042</text:p>
          </table:table-cell>
          <table:table-cell office:value-type="float" office:value="-77.08099483">
            <text:p>-77.08099483</text:p>
          </table:table-cell>
          <table:table-cell office:value-type="string">
            <text:p>Ward 3</text:p>
          </table:table-cell>
          <table:table-cell office:value-type="float" office:value="1001">
            <text:p>1001</text:p>
          </table:table-cell>
          <table:table-cell office:value-type="float" office:value="20016">
            <text:p>20016</text:p>
          </table:table-cell>
          <table:table-cell office:value-type="float" office:value="285713">
            <text:p>28571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3]" office:value-type="float" office:value="38.94755042">
            <text:p>38.94755042</text:p>
          </table:table-cell>
          <table:table-cell table:formula="of:=[.AP113]" office:value-type="float" office:value="-77.08099483">
            <text:p>-77.08099483</text:p>
          </table:table-cell>
          <table:table-cell table:formula="of:=[.AQ113]" office:value-type="string" office:string-value="Ward 3">
            <text:p>Ward 3</text:p>
          </table:table-cell>
          <table:table-cell table:formula="of:=[.AR113]" office:value-type="float" office:value="1001">
            <text:p>10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Kenilworth ES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1300 44th St 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00 44TH STREET NE</text:p>
          </table:table-cell>
          <table:table-cell office:value-type="float" office:value="405161.97">
            <text:p>405161.97</text:p>
          </table:table-cell>
          <table:table-cell office:value-type="float" office:value="137820.44">
            <text:p>137820.44</text:p>
          </table:table-cell>
          <table:table-cell office:value-type="float" office:value="38.90822907">
            <text:p>38.90822907</text:p>
          </table:table-cell>
          <table:table-cell office:value-type="float" office:value="-76.94048494">
            <text:p>-76.94048494</text:p>
          </table:table-cell>
          <table:table-cell office:value-type="string">
            <text:p>Ward 7</text:p>
          </table:table-cell>
          <table:table-cell office:value-type="float" office:value="9601">
            <text:p>9601</text:p>
          </table:table-cell>
          <table:table-cell office:value-type="float" office:value="20019">
            <text:p>20019</text:p>
          </table:table-cell>
          <table:table-cell office:value-type="float" office:value="294516">
            <text:p>29451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4]" office:value-type="float" office:value="38.90822907">
            <text:p>38.90822907</text:p>
          </table:table-cell>
          <table:table-cell table:formula="of:=[.AP114]" office:value-type="float" office:value="-76.94048494">
            <text:p>-76.94048494</text:p>
          </table:table-cell>
          <table:table-cell table:formula="of:=[.AQ114]" office:value-type="string" office:string-value="Ward 7">
            <text:p>Ward 7</text:p>
          </table:table-cell>
          <table:table-cell table:formula="of:=[.AR114]" office:value-type="float" office:value="9601">
            <text:p>96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Ketcham ES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1919 15th St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919 15TH STREET SE</text:p>
          </table:table-cell>
          <table:table-cell office:value-type="float" office:value="401421.44">
            <text:p>401421.44</text:p>
          </table:table-cell>
          <table:table-cell office:value-type="float" office:value="133135.87">
            <text:p>133135.87</text:p>
          </table:table-cell>
          <table:table-cell office:value-type="float" office:value="38.86604269">
            <text:p>38.86604269</text:p>
          </table:table-cell>
          <table:table-cell office:value-type="float" office:value="-76.98362116">
            <text:p>-76.98362116</text:p>
          </table:table-cell>
          <table:table-cell office:value-type="string">
            <text:p>Ward 8</text:p>
          </table:table-cell>
          <table:table-cell office:value-type="float" office:value="7503">
            <text:p>7503</text:p>
          </table:table-cell>
          <table:table-cell office:value-type="float" office:value="20020">
            <text:p>20020</text:p>
          </table:table-cell>
          <table:table-cell office:value-type="float" office:value="286537">
            <text:p>28653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5]" office:value-type="float" office:value="38.86604269">
            <text:p>38.86604269</text:p>
          </table:table-cell>
          <table:table-cell table:formula="of:=[.AP115]" office:value-type="float" office:value="-76.98362116">
            <text:p>-76.98362116</text:p>
          </table:table-cell>
          <table:table-cell table:formula="of:=[.AQ115]" office:value-type="string" office:string-value="Ward 8">
            <text:p>Ward 8</text:p>
          </table:table-cell>
          <table:table-cell table:formula="of:=[.AR115]" office:value-type="float" office:value="7503">
            <text:p>7503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Hearst ES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8">
            <text:p>20008</text:p>
          </table:table-cell>
          <table:table-cell office:value-type="string">
            <text:p>3950 37th St <text:s/>NW</text:p>
          </table:table-cell>
          <table:table-cell office:value-type="string">
            <text:p>NULL</text:p>
          </table:table-cell>
          <table:table-cell office:value-type="float" office:value="20008">
            <text:p>20008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950 37TH STREET NW</text:p>
          </table:table-cell>
          <table:table-cell office:value-type="float" office:value="393761.89">
            <text:p>393761.89</text:p>
          </table:table-cell>
          <table:table-cell office:value-type="float" office:value="141428.28">
            <text:p>141428.28</text:p>
          </table:table-cell>
          <table:table-cell office:value-type="float" office:value="38.94072265">
            <text:p>38.94072265</text:p>
          </table:table-cell>
          <table:table-cell office:value-type="float" office:value="-77.07195522">
            <text:p>-77.07195522</text:p>
          </table:table-cell>
          <table:table-cell office:value-type="string">
            <text:p>Ward 3</text:p>
          </table:table-cell>
          <table:table-cell office:value-type="float" office:value="600">
            <text:p>600</text:p>
          </table:table-cell>
          <table:table-cell office:value-type="float" office:value="20008">
            <text:p>20008</text:p>
          </table:table-cell>
          <table:table-cell office:value-type="float" office:value="294586">
            <text:p>29458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6]" office:value-type="float" office:value="38.94072265">
            <text:p>38.94072265</text:p>
          </table:table-cell>
          <table:table-cell table:formula="of:=[.AP116]" office:value-type="float" office:value="-77.07195522">
            <text:p>-77.07195522</text:p>
          </table:table-cell>
          <table:table-cell table:formula="of:=[.AQ116]" office:value-type="string" office:string-value="Ward 3">
            <text:p>Ward 3</text:p>
          </table:table-cell>
          <table:table-cell table:formula="of:=[.AR116]" office:value-type="float" office:value="600">
            <text:p>6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Kimball ES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3375 Minnesota Ave <text:s/>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375 MINNESOTA AVENUE SE</text:p>
          </table:table-cell>
          <table:table-cell office:value-type="float" office:value="403681.18">
            <text:p>403681.18</text:p>
          </table:table-cell>
          <table:table-cell office:value-type="float" office:value="135028.21">
            <text:p>135028.21</text:p>
          </table:table-cell>
          <table:table-cell office:value-type="float" office:value="38.88308309">
            <text:p>38.88308309</text:p>
          </table:table-cell>
          <table:table-cell office:value-type="float" office:value="-76.95757271">
            <text:p>-76.95757271</text:p>
          </table:table-cell>
          <table:table-cell office:value-type="string">
            <text:p>Ward 7</text:p>
          </table:table-cell>
          <table:table-cell office:value-type="float" office:value="9901">
            <text:p>9901</text:p>
          </table:table-cell>
          <table:table-cell office:value-type="float" office:value="20019">
            <text:p>20019</text:p>
          </table:table-cell>
          <table:table-cell office:value-type="float" office:value="294565">
            <text:p>29456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7]" office:value-type="float" office:value="38.88308309">
            <text:p>38.88308309</text:p>
          </table:table-cell>
          <table:table-cell table:formula="of:=[.AP117]" office:value-type="float" office:value="-76.95757271">
            <text:p>-76.95757271</text:p>
          </table:table-cell>
          <table:table-cell table:formula="of:=[.AQ117]" office:value-type="string" office:string-value="Ward 7">
            <text:p>Ward 7</text:p>
          </table:table-cell>
          <table:table-cell table:formula="of:=[.AR117]" office:value-type="float" office:value="9901">
            <text:p>99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Lafayette ES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5">
            <text:p>20015</text:p>
          </table:table-cell>
          <table:table-cell office:value-type="string">
            <text:p>5701 Broad Branch Rd <text:s/>NW</text:p>
          </table:table-cell>
          <table:table-cell office:value-type="string">
            <text:p>NULL</text:p>
          </table:table-cell>
          <table:table-cell office:value-type="float" office:value="20015">
            <text:p>2001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701 BROAD BRANCH ROAD NW</text:p>
          </table:table-cell>
          <table:table-cell office:value-type="float" office:value="394103.71">
            <text:p>394103.71</text:p>
          </table:table-cell>
          <table:table-cell office:value-type="float" office:value="144303.7">
            <text:p>144303.7</text:p>
          </table:table-cell>
          <table:table-cell office:value-type="float" office:value="38.96662755">
            <text:p>38.96662755</text:p>
          </table:table-cell>
          <table:table-cell office:value-type="float" office:value="-77.06803712">
            <text:p>-77.06803712</text:p>
          </table:table-cell>
          <table:table-cell office:value-type="string">
            <text:p>Ward 4</text:p>
          </table:table-cell>
          <table:table-cell office:value-type="float" office:value="1500">
            <text:p>1500</text:p>
          </table:table-cell>
          <table:table-cell office:value-type="float" office:value="20015">
            <text:p>20015</text:p>
          </table:table-cell>
          <table:table-cell office:value-type="float" office:value="294611">
            <text:p>29461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8]" office:value-type="float" office:value="38.96662755">
            <text:p>38.96662755</text:p>
          </table:table-cell>
          <table:table-cell table:formula="of:=[.AP118]" office:value-type="float" office:value="-77.06803712">
            <text:p>-77.06803712</text:p>
          </table:table-cell>
          <table:table-cell table:formula="of:=[.AQ118]" office:value-type="string" office:string-value="Ward 4">
            <text:p>Ward 4</text:p>
          </table:table-cell>
          <table:table-cell table:formula="of:=[.AR118]" office:value-type="float" office:value="1500">
            <text:p>15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Langdon EC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8">
            <text:p>20018</text:p>
          </table:table-cell>
          <table:table-cell office:value-type="string">
            <text:p>1900 Evarts St <text:s/>NE</text:p>
          </table:table-cell>
          <table:table-cell office:value-type="string">
            <text:p>NULL</text:p>
          </table:table-cell>
          <table:table-cell office:value-type="float" office:value="20018">
            <text:p>20018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900 EVARTS STREET NE</text:p>
          </table:table-cell>
          <table:table-cell office:value-type="float" office:value="401987.32">
            <text:p>401987.32</text:p>
          </table:table-cell>
          <table:table-cell office:value-type="float" office:value="139647.88">
            <text:p>139647.88</text:p>
          </table:table-cell>
          <table:table-cell office:value-type="float" office:value="38.92470416">
            <text:p>38.92470416</text:p>
          </table:table-cell>
          <table:table-cell office:value-type="float" office:value="-76.97708185">
            <text:p>-76.97708185</text:p>
          </table:table-cell>
          <table:table-cell office:value-type="string">
            <text:p>Ward 5</text:p>
          </table:table-cell>
          <table:table-cell office:value-type="float" office:value="11100">
            <text:p>11100</text:p>
          </table:table-cell>
          <table:table-cell office:value-type="float" office:value="20018">
            <text:p>20018</text:p>
          </table:table-cell>
          <table:table-cell office:value-type="float" office:value="294532">
            <text:p>29453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19]" office:value-type="float" office:value="38.92470416">
            <text:p>38.92470416</text:p>
          </table:table-cell>
          <table:table-cell table:formula="of:=[.AP119]" office:value-type="float" office:value="-76.97708185">
            <text:p>-76.97708185</text:p>
          </table:table-cell>
          <table:table-cell table:formula="of:=[.AQ119]" office:value-type="string" office:string-value="Ward 5">
            <text:p>Ward 5</text:p>
          </table:table-cell>
          <table:table-cell table:formula="of:=[.AR119]" office:value-type="float" office:value="11100">
            <text:p>111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LaSalle Backus EC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501 Riggs Road NE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01 RIGGS ROAD NE</text:p>
          </table:table-cell>
          <table:table-cell office:value-type="float" office:value="400010.18">
            <text:p>400010.18</text:p>
          </table:table-cell>
          <table:table-cell office:value-type="float" office:value="143562.69">
            <text:p>143562.69</text:p>
          </table:table-cell>
          <table:table-cell office:value-type="float" office:value="38.95997214">
            <text:p>38.95997214</text:p>
          </table:table-cell>
          <table:table-cell office:value-type="float" office:value="-76.99988254">
            <text:p>-76.99988254</text:p>
          </table:table-cell>
          <table:table-cell office:value-type="string">
            <text:p>Ward 4</text:p>
          </table:table-cell>
          <table:table-cell office:value-type="float" office:value="9507">
            <text:p>9507</text:p>
          </table:table-cell>
          <table:table-cell office:value-type="float" office:value="20011">
            <text:p>20011</text:p>
          </table:table-cell>
          <table:table-cell office:value-type="float" office:value="294489">
            <text:p>29448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0]" office:value-type="float" office:value="38.95997214">
            <text:p>38.95997214</text:p>
          </table:table-cell>
          <table:table-cell table:formula="of:=[.AP120]" office:value-type="float" office:value="-76.99988254">
            <text:p>-76.99988254</text:p>
          </table:table-cell>
          <table:table-cell table:formula="of:=[.AQ120]" office:value-type="string" office:string-value="Ward 4">
            <text:p>Ward 4</text:p>
          </table:table-cell>
          <table:table-cell table:formula="of:=[.AR120]" office:value-type="float" office:value="9507">
            <text:p>9507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amie D Lee School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Special Education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00 Gallatin St <text:s/>NE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0 GALLATIN STREET NE</text:p>
          </table:table-cell>
          <table:table-cell office:value-type="float" office:value="399373.74">
            <text:p>399373.74</text:p>
          </table:table-cell>
          <table:table-cell office:value-type="float" office:value="142734.73">
            <text:p>142734.73</text:p>
          </table:table-cell>
          <table:table-cell office:value-type="float" office:value="38.95251344">
            <text:p>38.95251344</text:p>
          </table:table-cell>
          <table:table-cell office:value-type="float" office:value="-77.00722496">
            <text:p>-77.00722496</text:p>
          </table:table-cell>
          <table:table-cell office:value-type="string">
            <text:p>Ward 5</text:p>
          </table:table-cell>
          <table:table-cell office:value-type="float" office:value="9508">
            <text:p>9508</text:p>
          </table:table-cell>
          <table:table-cell office:value-type="float" office:value="20011">
            <text:p>20011</text:p>
          </table:table-cell>
          <table:table-cell office:value-type="float" office:value="294470">
            <text:p>29447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1]" office:value-type="float" office:value="38.95251344">
            <text:p>38.95251344</text:p>
          </table:table-cell>
          <table:table-cell table:formula="of:=[.AP121]" office:value-type="float" office:value="-77.00722496">
            <text:p>-77.00722496</text:p>
          </table:table-cell>
          <table:table-cell table:formula="of:=[.AQ121]" office:value-type="string" office:string-value="Ward 5">
            <text:p>Ward 5</text:p>
          </table:table-cell>
          <table:table-cell table:formula="of:=[.AR121]" office:value-type="float" office:value="9508">
            <text:p>9508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Leckie ES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4201 M L <text:s/>King Ave <text:s/>SW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201 MARTIN LUTHER KING JR AVENUE SW</text:p>
          </table:table-cell>
          <table:table-cell office:value-type="float" office:value="398880.58">
            <text:p>398880.58</text:p>
          </table:table-cell>
          <table:table-cell office:value-type="float" office:value="128934.66">
            <text:p>128934.66</text:p>
          </table:table-cell>
          <table:table-cell office:value-type="float" office:value="38.82819678">
            <text:p>38.82819678</text:p>
          </table:table-cell>
          <table:table-cell office:value-type="float" office:value="-77.01289191">
            <text:p>-77.01289191</text:p>
          </table:table-cell>
          <table:table-cell office:value-type="string">
            <text:p>Ward 8</text:p>
          </table:table-cell>
          <table:table-cell office:value-type="float" office:value="9807">
            <text:p>9807</text:p>
          </table:table-cell>
          <table:table-cell office:value-type="float" office:value="20032">
            <text:p>20032</text:p>
          </table:table-cell>
          <table:table-cell office:value-type="float" office:value="294592">
            <text:p>29459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2]" office:value-type="float" office:value="38.82819678">
            <text:p>38.82819678</text:p>
          </table:table-cell>
          <table:table-cell table:formula="of:=[.AP122]" office:value-type="float" office:value="-77.01289191">
            <text:p>-77.01289191</text:p>
          </table:table-cell>
          <table:table-cell table:formula="of:=[.AQ122]" office:value-type="string" office:string-value="Ward 8">
            <text:p>Ward 8</text:p>
          </table:table-cell>
          <table:table-cell table:formula="of:=[.AR122]" office:value-type="float" office:value="9807">
            <text:p>9807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Ludlow Taylor ES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659 G St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59 G STREET NE</text:p>
          </table:table-cell>
          <table:table-cell office:value-type="float" office:value="400304.26">
            <text:p>400304.26</text:p>
          </table:table-cell>
          <table:table-cell office:value-type="float" office:value="136765.86">
            <text:p>136765.86</text:p>
          </table:table-cell>
          <table:table-cell office:value-type="float" office:value="38.89874414">
            <text:p>38.89874414</text:p>
          </table:table-cell>
          <table:table-cell office:value-type="float" office:value="-76.99649249">
            <text:p>-76.99649249</text:p>
          </table:table-cell>
          <table:table-cell office:value-type="string">
            <text:p>Ward 6</text:p>
          </table:table-cell>
          <table:table-cell office:value-type="float" office:value="8302">
            <text:p>8302</text:p>
          </table:table-cell>
          <table:table-cell office:value-type="float" office:value="20002">
            <text:p>20002</text:p>
          </table:table-cell>
          <table:table-cell office:value-type="float" office:value="294494">
            <text:p>29449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3]" office:value-type="float" office:value="38.89874414">
            <text:p>38.89874414</text:p>
          </table:table-cell>
          <table:table-cell table:formula="of:=[.AP123]" office:value-type="float" office:value="-76.99649249">
            <text:p>-76.99649249</text:p>
          </table:table-cell>
          <table:table-cell table:formula="of:=[.AQ123]" office:value-type="string" office:string-value="Ward 6">
            <text:p>Ward 6</text:p>
          </table:table-cell>
          <table:table-cell table:formula="of:=[.AR123]" office:value-type="float" office:value="8302">
            <text:p>83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Key ES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6">
            <text:p>20016</text:p>
          </table:table-cell>
          <table:table-cell office:value-type="string">
            <text:p>5001 Dana Pl <text:s/>NW</text:p>
          </table:table-cell>
          <table:table-cell office:value-type="string">
            <text:p>NULL</text:p>
          </table:table-cell>
          <table:table-cell office:value-type="float" office:value="20016">
            <text:p>20016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001 DANA PLACE NW</text:p>
          </table:table-cell>
          <table:table-cell office:value-type="float" office:value="391283.15">
            <text:p>391283.15</text:p>
          </table:table-cell>
          <table:table-cell office:value-type="float" office:value="139885.29">
            <text:p>139885.29</text:p>
          </table:table-cell>
          <table:table-cell office:value-type="float" office:value="38.92680184">
            <text:p>38.92680184</text:p>
          </table:table-cell>
          <table:table-cell office:value-type="float" office:value="-77.10052732">
            <text:p>-77.10052732</text:p>
          </table:table-cell>
          <table:table-cell office:value-type="string">
            <text:p>Ward 3</text:p>
          </table:table-cell>
          <table:table-cell office:value-type="float" office:value="902">
            <text:p>902</text:p>
          </table:table-cell>
          <table:table-cell office:value-type="float" office:value="20016">
            <text:p>20016</text:p>
          </table:table-cell>
          <table:table-cell office:value-type="float" office:value="294605">
            <text:p>29460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4]" office:value-type="float" office:value="38.92680184">
            <text:p>38.92680184</text:p>
          </table:table-cell>
          <table:table-cell table:formula="of:=[.AP124]" office:value-type="float" office:value="-77.10052732">
            <text:p>-77.10052732</text:p>
          </table:table-cell>
          <table:table-cell table:formula="of:=[.AQ124]" office:value-type="string" office:string-value="Ward 3">
            <text:p>Ward 3</text:p>
          </table:table-cell>
          <table:table-cell table:formula="of:=[.AR124]" office:value-type="float" office:value="902">
            <text:p>9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ann ES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6">
            <text:p>20016</text:p>
          </table:table-cell>
          <table:table-cell office:value-type="string">
            <text:p>4430 Newark St <text:s/>NW</text:p>
          </table:table-cell>
          <table:table-cell office:value-type="string">
            <text:p>NULL</text:p>
          </table:table-cell>
          <table:table-cell office:value-type="float" office:value="20016">
            <text:p>2001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430 NEWARK STREET NW</text:p>
          </table:table-cell>
          <table:table-cell office:value-type="float" office:value="392385.28">
            <text:p>392385.28</text:p>
          </table:table-cell>
          <table:table-cell office:value-type="float" office:value="140715.66">
            <text:p>140715.66</text:p>
          </table:table-cell>
          <table:table-cell office:value-type="float" office:value="38.93429231">
            <text:p>38.93429231</text:p>
          </table:table-cell>
          <table:table-cell office:value-type="float" office:value="-77.08782619">
            <text:p>-77.08782619</text:p>
          </table:table-cell>
          <table:table-cell office:value-type="string">
            <text:p>Ward 3</text:p>
          </table:table-cell>
          <table:table-cell office:value-type="float" office:value="801">
            <text:p>801</text:p>
          </table:table-cell>
          <table:table-cell office:value-type="float" office:value="20016">
            <text:p>20016</text:p>
          </table:table-cell>
          <table:table-cell office:value-type="float" office:value="294597">
            <text:p>29459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5]" office:value-type="float" office:value="38.93429231">
            <text:p>38.93429231</text:p>
          </table:table-cell>
          <table:table-cell table:formula="of:=[.AP125]" office:value-type="float" office:value="-77.08782619">
            <text:p>-77.08782619</text:p>
          </table:table-cell>
          <table:table-cell table:formula="of:=[.AQ125]" office:value-type="string" office:string-value="Ward 3">
            <text:p>Ward 3</text:p>
          </table:table-cell>
          <table:table-cell table:formula="of:=[.AR125]" office:value-type="float" office:value="801">
            <text:p>8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aury ES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250 Constitution Ave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250 CONSTITUTION AVENUE NE</text:p>
          </table:table-cell>
          <table:table-cell office:value-type="float" office:value="400984">
            <text:p>400984</text:p>
          </table:table-cell>
          <table:table-cell office:value-type="float" office:value="136037.82">
            <text:p>136037.82</text:p>
          </table:table-cell>
          <table:table-cell office:value-type="float" office:value="38.89218519">
            <text:p>38.89218519</text:p>
          </table:table-cell>
          <table:table-cell office:value-type="float" office:value="-76.9886575">
            <text:p>-76.9886575</text:p>
          </table:table-cell>
          <table:table-cell office:value-type="string">
            <text:p>Ward 6</text:p>
          </table:table-cell>
          <table:table-cell office:value-type="float" office:value="8002">
            <text:p>8002</text:p>
          </table:table-cell>
          <table:table-cell office:value-type="float" office:value="20002">
            <text:p>20002</text:p>
          </table:table-cell>
          <table:table-cell office:value-type="float" office:value="294511">
            <text:p>29451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6]" office:value-type="float" office:value="38.89218519">
            <text:p>38.89218519</text:p>
          </table:table-cell>
          <table:table-cell table:formula="of:=[.AP126]" office:value-type="float" office:value="-76.9886575">
            <text:p>-76.9886575</text:p>
          </table:table-cell>
          <table:table-cell table:formula="of:=[.AQ126]" office:value-type="string" office:string-value="Ward 6">
            <text:p>Ward 6</text:p>
          </table:table-cell>
          <table:table-cell table:formula="of:=[.AR126]" office:value-type="float" office:value="8002">
            <text:p>80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iner ES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601 15th St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01 15TH STREET NE</text:p>
          </table:table-cell>
          <table:table-cell office:value-type="float" office:value="401483">
            <text:p>401483</text:p>
          </table:table-cell>
          <table:table-cell office:value-type="float" office:value="136614.12">
            <text:p>136614.12</text:p>
          </table:table-cell>
          <table:table-cell office:value-type="float" office:value="38.89737602">
            <text:p>38.89737602</text:p>
          </table:table-cell>
          <table:table-cell office:value-type="float" office:value="-76.98290432">
            <text:p>-76.98290432</text:p>
          </table:table-cell>
          <table:table-cell office:value-type="string">
            <text:p>Ward 6</text:p>
          </table:table-cell>
          <table:table-cell office:value-type="float" office:value="7901">
            <text:p>7901</text:p>
          </table:table-cell>
          <table:table-cell office:value-type="float" office:value="20002">
            <text:p>20002</text:p>
          </table:table-cell>
          <table:table-cell office:value-type="float" office:value="289548">
            <text:p>28954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7]" office:value-type="float" office:value="38.89737602">
            <text:p>38.89737602</text:p>
          </table:table-cell>
          <table:table-cell table:formula="of:=[.AP127]" office:value-type="float" office:value="-76.98290432">
            <text:p>-76.98290432</text:p>
          </table:table-cell>
          <table:table-cell table:formula="of:=[.AQ127]" office:value-type="string" office:string-value="Ward 6">
            <text:p>Ward 6</text:p>
          </table:table-cell>
          <table:table-cell table:formula="of:=[.AR127]" office:value-type="float" office:value="7901">
            <text:p>79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arie Reed ES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2201 18th S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201 18TH STREET NW</text:p>
          </table:table-cell>
          <table:table-cell office:value-type="float" office:value="396459.87">
            <text:p>396459.87</text:p>
          </table:table-cell>
          <table:table-cell office:value-type="float" office:value="139027.66">
            <text:p>139027.66</text:p>
          </table:table-cell>
          <table:table-cell office:value-type="float" office:value="38.91911214">
            <text:p>38.91911214</text:p>
          </table:table-cell>
          <table:table-cell office:value-type="float" office:value="-77.04082224">
            <text:p>-77.04082224</text:p>
          </table:table-cell>
          <table:table-cell office:value-type="string">
            <text:p>Ward 1</text:p>
          </table:table-cell>
          <table:table-cell office:value-type="float" office:value="3800">
            <text:p>3800</text:p>
          </table:table-cell>
          <table:table-cell office:value-type="float" office:value="20009">
            <text:p>20009</text:p>
          </table:table-cell>
          <table:table-cell office:value-type="float" office:value="310614">
            <text:p>31061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8]" office:value-type="float" office:value="38.91911214">
            <text:p>38.91911214</text:p>
          </table:table-cell>
          <table:table-cell table:formula="of:=[.AP128]" office:value-type="float" office:value="-77.04082224">
            <text:p>-77.04082224</text:p>
          </table:table-cell>
          <table:table-cell table:formula="of:=[.AQ128]" office:value-type="string" office:string-value="Ward 1">
            <text:p>Ward 1</text:p>
          </table:table-cell>
          <table:table-cell table:formula="of:=[.AR128]" office:value-type="float" office:value="3800">
            <text:p>38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oten ES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1565 Morris Rd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565 MORRIS ROAD SE</text:p>
          </table:table-cell>
          <table:table-cell office:value-type="float" office:value="401480.43">
            <text:p>401480.43</text:p>
          </table:table-cell>
          <table:table-cell office:value-type="float" office:value="132093.89">
            <text:p>132093.89</text:p>
          </table:table-cell>
          <table:table-cell office:value-type="float" office:value="38.856656">
            <text:p>38.856656</text:p>
          </table:table-cell>
          <table:table-cell office:value-type="float" office:value="-76.98294368">
            <text:p>-76.98294368</text:p>
          </table:table-cell>
          <table:table-cell office:value-type="string">
            <text:p>Ward 8</text:p>
          </table:table-cell>
          <table:table-cell office:value-type="float" office:value="7407">
            <text:p>7407</text:p>
          </table:table-cell>
          <table:table-cell office:value-type="float" office:value="20020">
            <text:p>20020</text:p>
          </table:table-cell>
          <table:table-cell office:value-type="float" office:value="294524">
            <text:p>29452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29]" office:value-type="float" office:value="38.856656">
            <text:p>38.856656</text:p>
          </table:table-cell>
          <table:table-cell table:formula="of:=[.AP129]" office:value-type="float" office:value="-76.98294368">
            <text:p>-76.98294368</text:p>
          </table:table-cell>
          <table:table-cell table:formula="of:=[.AQ129]" office:value-type="string" office:string-value="Ward 8">
            <text:p>Ward 8</text:p>
          </table:table-cell>
          <table:table-cell table:formula="of:=[.AR129]" office:value-type="float" office:value="7407">
            <text:p>7407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urch ES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8">
            <text:p>20008</text:p>
          </table:table-cell>
          <table:table-cell office:value-type="string">
            <text:p>4810 36th St <text:s/>NW</text:p>
          </table:table-cell>
          <table:table-cell office:value-type="string">
            <text:p>NULL</text:p>
          </table:table-cell>
          <table:table-cell office:value-type="float" office:value="20008">
            <text:p>20008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810 36TH STREET NW</text:p>
          </table:table-cell>
          <table:table-cell office:value-type="float" office:value="393925.57">
            <text:p>393925.57</text:p>
          </table:table-cell>
          <table:table-cell office:value-type="float" office:value="142783.67">
            <text:p>142783.67</text:p>
          </table:table-cell>
          <table:table-cell office:value-type="float" office:value="38.95293352">
            <text:p>38.95293352</text:p>
          </table:table-cell>
          <table:table-cell office:value-type="float" office:value="-77.07007921">
            <text:p>-77.07007921</text:p>
          </table:table-cell>
          <table:table-cell office:value-type="string">
            <text:p>Ward 3</text:p>
          </table:table-cell>
          <table:table-cell office:value-type="float" office:value="1100">
            <text:p>1100</text:p>
          </table:table-cell>
          <table:table-cell office:value-type="float" office:value="20008">
            <text:p>20008</text:p>
          </table:table-cell>
          <table:table-cell office:value-type="float" office:value="294602">
            <text:p>29460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0]" office:value-type="float" office:value="38.95293352">
            <text:p>38.95293352</text:p>
          </table:table-cell>
          <table:table-cell table:formula="of:=[.AP130]" office:value-type="float" office:value="-77.07007921">
            <text:p>-77.07007921</text:p>
          </table:table-cell>
          <table:table-cell table:formula="of:=[.AQ130]" office:value-type="string" office:string-value="Ward 3">
            <text:p>Ward 3</text:p>
          </table:table-cell>
          <table:table-cell table:formula="of:=[.AR130]" office:value-type="float" office:value="1100">
            <text:p>11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Nalle ES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219 50th St <text:s/>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19 50TH STREET SE</text:p>
          </table:table-cell>
          <table:table-cell office:value-type="float" office:value="406004.16">
            <text:p>406004.16</text:p>
          </table:table-cell>
          <table:table-cell office:value-type="float" office:value="135348.37">
            <text:p>135348.37</text:p>
          </table:table-cell>
          <table:table-cell office:value-type="float" office:value="38.88595442">
            <text:p>38.88595442</text:p>
          </table:table-cell>
          <table:table-cell office:value-type="float" office:value="-76.93079651">
            <text:p>-76.93079651</text:p>
          </table:table-cell>
          <table:table-cell office:value-type="string">
            <text:p>Ward 7</text:p>
          </table:table-cell>
          <table:table-cell office:value-type="float" office:value="9904">
            <text:p>9904</text:p>
          </table:table-cell>
          <table:table-cell office:value-type="float" office:value="20019">
            <text:p>20019</text:p>
          </table:table-cell>
          <table:table-cell office:value-type="float" office:value="294474">
            <text:p>29447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1]" office:value-type="float" office:value="38.88595442">
            <text:p>38.88595442</text:p>
          </table:table-cell>
          <table:table-cell table:formula="of:=[.AP131]" office:value-type="float" office:value="-76.93079651">
            <text:p>-76.93079651</text:p>
          </table:table-cell>
          <table:table-cell table:formula="of:=[.AQ131]" office:value-type="string" office:string-value="Ward 7">
            <text:p>Ward 7</text:p>
          </table:table-cell>
          <table:table-cell table:formula="of:=[.AR131]" office:value-type="float" office:value="9904">
            <text:p>99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Noyes EC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8">
            <text:p>20018</text:p>
          </table:table-cell>
          <table:table-cell office:value-type="string">
            <text:p>2725 10th St <text:s/>NE</text:p>
          </table:table-cell>
          <table:table-cell office:value-type="string">
            <text:p>NULL</text:p>
          </table:table-cell>
          <table:table-cell office:value-type="float" office:value="20018">
            <text:p>20018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725 10TH STREET NE</text:p>
          </table:table-cell>
          <table:table-cell office:value-type="float" office:value="400707.33">
            <text:p>400707.33</text:p>
          </table:table-cell>
          <table:table-cell office:value-type="float" office:value="139700.26">
            <text:p>139700.26</text:p>
          </table:table-cell>
          <table:table-cell office:value-type="float" office:value="38.92517798">
            <text:p>38.92517798</text:p>
          </table:table-cell>
          <table:table-cell office:value-type="float" office:value="-76.99184288">
            <text:p>-76.99184288</text:p>
          </table:table-cell>
          <table:table-cell office:value-type="string">
            <text:p>Ward 5</text:p>
          </table:table-cell>
          <table:table-cell office:value-type="float" office:value="9302">
            <text:p>9302</text:p>
          </table:table-cell>
          <table:table-cell office:value-type="float" office:value="20018">
            <text:p>20018</text:p>
          </table:table-cell>
          <table:table-cell office:value-type="float" office:value="289594">
            <text:p>28959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2]" office:value-type="float" office:value="38.92517798">
            <text:p>38.92517798</text:p>
          </table:table-cell>
          <table:table-cell table:formula="of:=[.AP132]" office:value-type="float" office:value="-76.99184288">
            <text:p>-76.99184288</text:p>
          </table:table-cell>
          <table:table-cell table:formula="of:=[.AQ132]" office:value-type="string" office:string-value="Ward 5">
            <text:p>Ward 5</text:p>
          </table:table-cell>
          <table:table-cell table:formula="of:=[.AR132]" office:value-type="float" office:value="9302">
            <text:p>93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Orr ES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200 Minnesota Ave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200 MINNESOTA AVENUE SE</text:p>
          </table:table-cell>
          <table:table-cell office:value-type="float" office:value="402214.23">
            <text:p>402214.23</text:p>
          </table:table-cell>
          <table:table-cell office:value-type="float" office:value="133774.84">
            <text:p>133774.84</text:p>
          </table:table-cell>
          <table:table-cell office:value-type="float" office:value="38.87179716">
            <text:p>38.87179716</text:p>
          </table:table-cell>
          <table:table-cell office:value-type="float" office:value="-76.97448402">
            <text:p>-76.97448402</text:p>
          </table:table-cell>
          <table:table-cell office:value-type="string">
            <text:p>Ward 8</text:p>
          </table:table-cell>
          <table:table-cell office:value-type="float" office:value="7601">
            <text:p>7601</text:p>
          </table:table-cell>
          <table:table-cell office:value-type="float" office:value="20020">
            <text:p>20020</text:p>
          </table:table-cell>
          <table:table-cell office:value-type="float" office:value="294539">
            <text:p>29453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3]" office:value-type="float" office:value="38.87179716">
            <text:p>38.87179716</text:p>
          </table:table-cell>
          <table:table-cell table:formula="of:=[.AP133]" office:value-type="float" office:value="-76.97448402">
            <text:p>-76.97448402</text:p>
          </table:table-cell>
          <table:table-cell table:formula="of:=[.AQ133]" office:value-type="string" office:string-value="Ward 8">
            <text:p>Ward 8</text:p>
          </table:table-cell>
          <table:table-cell table:formula="of:=[.AR133]" office:value-type="float" office:value="7601">
            <text:p>76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Oyster Adams Bilingual School (Oyster)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8">
            <text:p>20008</text:p>
          </table:table-cell>
          <table:table-cell office:value-type="string">
            <text:p>2801 Calvert St NW</text:p>
          </table:table-cell>
          <table:table-cell office:value-type="string">
            <text:p>NULL</text:p>
          </table:table-cell>
          <table:table-cell office:value-type="float" office:value="20008">
            <text:p>20008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801 CALVERT STREET NW</text:p>
          </table:table-cell>
          <table:table-cell office:value-type="float" office:value="395039.6">
            <text:p>395039.6</text:p>
          </table:table-cell>
          <table:table-cell office:value-type="float" office:value="139526.15">
            <text:p>139526.15</text:p>
          </table:table-cell>
          <table:table-cell office:value-type="float" office:value="38.92359583">
            <text:p>38.92359583</text:p>
          </table:table-cell>
          <table:table-cell office:value-type="float" office:value="-77.05720337">
            <text:p>-77.05720337</text:p>
          </table:table-cell>
          <table:table-cell office:value-type="string">
            <text:p>Ward 3</text:p>
          </table:table-cell>
          <table:table-cell office:value-type="float" office:value="501">
            <text:p>501</text:p>
          </table:table-cell>
          <table:table-cell office:value-type="float" office:value="20008">
            <text:p>20008</text:p>
          </table:table-cell>
          <table:table-cell office:value-type="float" office:value="275944">
            <text:p>27594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4]" office:value-type="float" office:value="38.92359583">
            <text:p>38.92359583</text:p>
          </table:table-cell>
          <table:table-cell table:formula="of:=[.AP134]" office:value-type="float" office:value="-77.05720337">
            <text:p>-77.05720337</text:p>
          </table:table-cell>
          <table:table-cell table:formula="of:=[.AQ134]" office:value-type="string" office:string-value="Ward 3">
            <text:p>Ward 3</text:p>
          </table:table-cell>
          <table:table-cell table:formula="of:=[.AR134]" office:value-type="float" office:value="501">
            <text:p>5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Patterson ES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4399 S Capitol Terr <text:s/>SW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399 SOUTH CAPITOL TERRACE SW</text:p>
          </table:table-cell>
          <table:table-cell office:value-type="float" office:value="399263.25">
            <text:p>399263.25</text:p>
          </table:table-cell>
          <table:table-cell office:value-type="float" office:value="128798.03">
            <text:p>128798.03</text:p>
          </table:table-cell>
          <table:table-cell office:value-type="float" office:value="38.82696636">
            <text:p>38.82696636</text:p>
          </table:table-cell>
          <table:table-cell office:value-type="float" office:value="-77.00848471">
            <text:p>-77.00848471</text:p>
          </table:table-cell>
          <table:table-cell office:value-type="string">
            <text:p>Ward 8</text:p>
          </table:table-cell>
          <table:table-cell office:value-type="float" office:value="9807">
            <text:p>9807</text:p>
          </table:table-cell>
          <table:table-cell office:value-type="float" office:value="20032">
            <text:p>20032</text:p>
          </table:table-cell>
          <table:table-cell office:value-type="float" office:value="301073">
            <text:p>30107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5]" office:value-type="float" office:value="38.82696636">
            <text:p>38.82696636</text:p>
          </table:table-cell>
          <table:table-cell table:formula="of:=[.AP135]" office:value-type="float" office:value="-77.00848471">
            <text:p>-77.00848471</text:p>
          </table:table-cell>
          <table:table-cell table:formula="of:=[.AQ135]" office:value-type="string" office:string-value="Ward 8">
            <text:p>Ward 8</text:p>
          </table:table-cell>
          <table:table-cell table:formula="of:=[.AR135]" office:value-type="float" office:value="9807">
            <text:p>9807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Payne ES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1445 C St 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445 C STREET SE</text:p>
          </table:table-cell>
          <table:table-cell office:value-type="float" office:value="401302.84">
            <text:p>401302.84</text:p>
          </table:table-cell>
          <table:table-cell office:value-type="float" office:value="135259.2">
            <text:p>135259.2</text:p>
          </table:table-cell>
          <table:table-cell office:value-type="float" office:value="38.88517068">
            <text:p>38.88517068</text:p>
          </table:table-cell>
          <table:table-cell office:value-type="float" office:value="-76.98498373">
            <text:p>-76.98498373</text:p>
          </table:table-cell>
          <table:table-cell office:value-type="string">
            <text:p>Ward 6</text:p>
          </table:table-cell>
          <table:table-cell office:value-type="float" office:value="6900">
            <text:p>6900</text:p>
          </table:table-cell>
          <table:table-cell office:value-type="float" office:value="20003">
            <text:p>20003</text:p>
          </table:table-cell>
          <table:table-cell office:value-type="float" office:value="289721">
            <text:p>28972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6]" office:value-type="float" office:value="38.88517068">
            <text:p>38.88517068</text:p>
          </table:table-cell>
          <table:table-cell table:formula="of:=[.AP136]" office:value-type="float" office:value="-76.98498373">
            <text:p>-76.98498373</text:p>
          </table:table-cell>
          <table:table-cell table:formula="of:=[.AQ136]" office:value-type="string" office:string-value="Ward 6">
            <text:p>Ward 6</text:p>
          </table:table-cell>
          <table:table-cell table:formula="of:=[.AR136]" office:value-type="float" office:value="6900">
            <text:p>69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ruce Monroe ES at Park View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3560 Warder St <text:s/>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560 WARDER STREET NW</text:p>
          </table:table-cell>
          <table:table-cell office:value-type="float" office:value="398163.16">
            <text:p>398163.16</text:p>
          </table:table-cell>
          <table:table-cell office:value-type="float" office:value="140725.73">
            <text:p>140725.73</text:p>
          </table:table-cell>
          <table:table-cell office:value-type="float" office:value="38.9344141">
            <text:p>38.9344141</text:p>
          </table:table-cell>
          <table:table-cell office:value-type="float" office:value="-77.02118567">
            <text:p>-77.02118567</text:p>
          </table:table-cell>
          <table:table-cell office:value-type="string">
            <text:p>Ward 1</text:p>
          </table:table-cell>
          <table:table-cell office:value-type="float" office:value="3200">
            <text:p>3200</text:p>
          </table:table-cell>
          <table:table-cell office:value-type="float" office:value="20010">
            <text:p>20010</text:p>
          </table:table-cell>
          <table:table-cell office:value-type="float" office:value="294583">
            <text:p>29458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7]" office:value-type="float" office:value="38.9344141">
            <text:p>38.9344141</text:p>
          </table:table-cell>
          <table:table-cell table:formula="of:=[.AP137]" office:value-type="float" office:value="-77.02118567">
            <text:p>-77.02118567</text:p>
          </table:table-cell>
          <table:table-cell table:formula="of:=[.AQ137]" office:value-type="string" office:string-value="Ward 1">
            <text:p>Ward 1</text:p>
          </table:table-cell>
          <table:table-cell table:formula="of:=[.AR137]" office:value-type="float" office:value="3200">
            <text:p>32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Plummer ES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4601 Texas Ave <text:s/>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601 TEXAS AVENUE SE</text:p>
          </table:table-cell>
          <table:table-cell office:value-type="float" office:value="405211.23">
            <text:p>405211.23</text:p>
          </table:table-cell>
          <table:table-cell office:value-type="float" office:value="135490.54">
            <text:p>135490.54</text:p>
          </table:table-cell>
          <table:table-cell office:value-type="float" office:value="38.8872402">
            <text:p>38.8872402</text:p>
          </table:table-cell>
          <table:table-cell office:value-type="float" office:value="-76.93993468">
            <text:p>-76.93993468</text:p>
          </table:table-cell>
          <table:table-cell office:value-type="string">
            <text:p>Ward 7</text:p>
          </table:table-cell>
          <table:table-cell office:value-type="float" office:value="9906">
            <text:p>9906</text:p>
          </table:table-cell>
          <table:table-cell office:value-type="float" office:value="20019">
            <text:p>20019</text:p>
          </table:table-cell>
          <table:table-cell office:value-type="float" office:value="19536">
            <text:p>1953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8]" office:value-type="float" office:value="38.8872402">
            <text:p>38.8872402</text:p>
          </table:table-cell>
          <table:table-cell table:formula="of:=[.AP138]" office:value-type="float" office:value="-76.93993468">
            <text:p>-76.93993468</text:p>
          </table:table-cell>
          <table:table-cell table:formula="of:=[.AQ138]" office:value-type="string" office:string-value="Ward 7">
            <text:p>Ward 7</text:p>
          </table:table-cell>
          <table:table-cell table:formula="of:=[.AR138]" office:value-type="float" office:value="9906">
            <text:p>9906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Powell ES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350 Upshur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50 UPSHUR STREET NW</text:p>
          </table:table-cell>
          <table:table-cell office:value-type="float" office:value="397292.79">
            <text:p>397292.79</text:p>
          </table:table-cell>
          <table:table-cell office:value-type="float" office:value="141516.39">
            <text:p>141516.39</text:p>
          </table:table-cell>
          <table:table-cell office:value-type="float" office:value="38.94153434">
            <text:p>38.94153434</text:p>
          </table:table-cell>
          <table:table-cell office:value-type="float" office:value="-77.03122742">
            <text:p>-77.03122742</text:p>
          </table:table-cell>
          <table:table-cell office:value-type="string">
            <text:p>Ward 4</text:p>
          </table:table-cell>
          <table:table-cell office:value-type="float" office:value="2502">
            <text:p>2502</text:p>
          </table:table-cell>
          <table:table-cell office:value-type="float" office:value="20011">
            <text:p>20011</text:p>
          </table:table-cell>
          <table:table-cell office:value-type="float" office:value="255302">
            <text:p>25530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39]" office:value-type="float" office:value="38.94153434">
            <text:p>38.94153434</text:p>
          </table:table-cell>
          <table:table-cell table:formula="of:=[.AP139]" office:value-type="float" office:value="-77.03122742">
            <text:p>-77.03122742</text:p>
          </table:table-cell>
          <table:table-cell table:formula="of:=[.AQ139]" office:value-type="string" office:string-value="Ward 4">
            <text:p>Ward 4</text:p>
          </table:table-cell>
          <table:table-cell table:formula="of:=[.AR139]" office:value-type="float" office:value="2502">
            <text:p>25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Peabody ES (Capitol Hill Cluster)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425 C St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25 C STREET NE</text:p>
          </table:table-cell>
          <table:table-cell office:value-type="float" office:value="400012.32">
            <text:p>400012.32</text:p>
          </table:table-cell>
          <table:table-cell office:value-type="float" office:value="136116.7">
            <text:p>136116.7</text:p>
          </table:table-cell>
          <table:table-cell office:value-type="float" office:value="38.89289632">
            <text:p>38.89289632</text:p>
          </table:table-cell>
          <table:table-cell office:value-type="float" office:value="-76.99985799">
            <text:p>-76.99985799</text:p>
          </table:table-cell>
          <table:table-cell office:value-type="string">
            <text:p>Ward 6</text:p>
          </table:table-cell>
          <table:table-cell office:value-type="float" office:value="8200">
            <text:p>8200</text:p>
          </table:table-cell>
          <table:table-cell office:value-type="float" office:value="20002">
            <text:p>20002</text:p>
          </table:table-cell>
          <table:table-cell office:value-type="float" office:value="288145">
            <text:p>28814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0]" office:value-type="float" office:value="38.89289632">
            <text:p>38.89289632</text:p>
          </table:table-cell>
          <table:table-cell table:formula="of:=[.AP140]" office:value-type="float" office:value="-76.99985799">
            <text:p>-76.99985799</text:p>
          </table:table-cell>
          <table:table-cell table:formula="of:=[.AQ140]" office:value-type="string" office:string-value="Ward 6">
            <text:p>Ward 6</text:p>
          </table:table-cell>
          <table:table-cell table:formula="of:=[.AR140]" office:value-type="float" office:value="8200">
            <text:p>82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Raymond EC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915 Spring Rd <text:s/>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915 SPRING ROAD NW</text:p>
          </table:table-cell>
          <table:table-cell office:value-type="float" office:value="397708.28">
            <text:p>397708.28</text:p>
          </table:table-cell>
          <table:table-cell office:value-type="float" office:value="140880.94">
            <text:p>140880.94</text:p>
          </table:table-cell>
          <table:table-cell office:value-type="float" office:value="38.93581121">
            <text:p>38.93581121</text:p>
          </table:table-cell>
          <table:table-cell office:value-type="float" office:value="-77.02643266">
            <text:p>-77.02643266</text:p>
          </table:table-cell>
          <table:table-cell office:value-type="string">
            <text:p>Ward 4</text:p>
          </table:table-cell>
          <table:table-cell office:value-type="float" office:value="2502">
            <text:p>2502</text:p>
          </table:table-cell>
          <table:table-cell office:value-type="float" office:value="20010">
            <text:p>20010</text:p>
          </table:table-cell>
          <table:table-cell office:value-type="float" office:value="226682">
            <text:p>22668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1]" office:value-type="float" office:value="38.93581121">
            <text:p>38.93581121</text:p>
          </table:table-cell>
          <table:table-cell table:formula="of:=[.AP141]" office:value-type="float" office:value="-77.02643266">
            <text:p>-77.02643266</text:p>
          </table:table-cell>
          <table:table-cell table:formula="of:=[.AQ141]" office:value-type="string" office:string-value="Ward 4">
            <text:p>Ward 4</text:p>
          </table:table-cell>
          <table:table-cell table:formula="of:=[.AR141]" office:value-type="float" office:value="2502">
            <text:p>25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Ross ES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1730 R St <text:s/>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730 R STREET NW</text:p>
          </table:table-cell>
          <table:table-cell office:value-type="float" office:value="396560.15">
            <text:p>396560.15</text:p>
          </table:table-cell>
          <table:table-cell office:value-type="float" office:value="138281.53">
            <text:p>138281.53</text:p>
          </table:table-cell>
          <table:table-cell office:value-type="float" office:value="38.91239115">
            <text:p>38.91239115</text:p>
          </table:table-cell>
          <table:table-cell office:value-type="float" office:value="-77.03966214">
            <text:p>-77.03966214</text:p>
          </table:table-cell>
          <table:table-cell office:value-type="string">
            <text:p>Ward 2</text:p>
          </table:table-cell>
          <table:table-cell office:value-type="float" office:value="5301">
            <text:p>5301</text:p>
          </table:table-cell>
          <table:table-cell office:value-type="float" office:value="20009">
            <text:p>20009</text:p>
          </table:table-cell>
          <table:table-cell office:value-type="float" office:value="241714">
            <text:p>24171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2]" office:value-type="float" office:value="38.91239115">
            <text:p>38.91239115</text:p>
          </table:table-cell>
          <table:table-cell table:formula="of:=[.AP142]" office:value-type="float" office:value="-77.03966214">
            <text:p>-77.03966214</text:p>
          </table:table-cell>
          <table:table-cell table:formula="of:=[.AQ142]" office:value-type="string" office:string-value="Ward 2">
            <text:p>Ward 2</text:p>
          </table:table-cell>
          <table:table-cell table:formula="of:=[.AR142]" office:value-type="float" office:value="5301">
            <text:p>5301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Inspired Teaching Demonstration PCS</text:p>
          </table:table-cell>
          <table:table-cell office:value-type="float" office:value="165">
            <text:p>165</text:p>
          </table:table-cell>
          <table:table-cell office:value-type="float" office:value="3064">
            <text:p>3064</text:p>
          </table:table-cell>
          <table:table-cell office:value-type="float" office:value="1100080">
            <text:p>110008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inspiredteachingschool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1328 Florida Ave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11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28 FLORIDA AVENUE NW</text:p>
          </table:table-cell>
          <table:table-cell office:value-type="float" office:value="397329.2">
            <text:p>397329.2</text:p>
          </table:table-cell>
          <table:table-cell office:value-type="float" office:value="139135.4">
            <text:p>139135.4</text:p>
          </table:table-cell>
          <table:table-cell office:value-type="float" office:value="38.92008577">
            <text:p>38.92008577</text:p>
          </table:table-cell>
          <table:table-cell office:value-type="float" office:value="-77.03079817">
            <text:p>-77.03079817</text:p>
          </table:table-cell>
          <table:table-cell office:value-type="string">
            <text:p>Ward 1</text:p>
          </table:table-cell>
          <table:table-cell office:value-type="float" office:value="4400">
            <text:p>4400</text:p>
          </table:table-cell>
          <table:table-cell office:value-type="float" office:value="20009">
            <text:p>20009</text:p>
          </table:table-cell>
          <table:table-cell office:value-type="float" office:value="240295">
            <text:p>24029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3]" office:value-type="float" office:value="38.92008577">
            <text:p>38.92008577</text:p>
          </table:table-cell>
          <table:table-cell table:formula="of:=[.AP143]" office:value-type="float" office:value="-77.03079817">
            <text:p>-77.03079817</text:p>
          </table:table-cell>
          <table:table-cell table:formula="of:=[.AQ143]" office:value-type="string" office:string-value="Ward 1">
            <text:p>Ward 1</text:p>
          </table:table-cell>
          <table:table-cell table:formula="of:=[.AR143]" office:value-type="float" office:value="4400">
            <text:p>44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Mundo Verde Bilingual PCS</text:p>
          </table:table-cell>
          <table:table-cell office:value-type="string">
            <text:p>Mundo Verde Bilingual PCS</text:p>
          </table:table-cell>
          <table:table-cell office:value-type="float" office:value="171">
            <text:p>171</text:p>
          </table:table-cell>
          <table:table-cell office:value-type="float" office:value="3065">
            <text:p>3065</text:p>
          </table:table-cell>
          <table:table-cell office:value-type="float" office:value="1100086">
            <text:p>1100086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mundoverde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3220 16th St 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4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220 16TH STREET NW</text:p>
          </table:table-cell>
          <table:table-cell office:value-type="float" office:value="396808.36">
            <text:p>396808.36</text:p>
          </table:table-cell>
          <table:table-cell office:value-type="float" office:value="140381.96">
            <text:p>140381.96</text:p>
          </table:table-cell>
          <table:table-cell office:value-type="float" office:value="38.93131343">
            <text:p>38.93131343</text:p>
          </table:table-cell>
          <table:table-cell office:value-type="float" office:value="-77.03681">
            <text:p>-77.03681</text:p>
          </table:table-cell>
          <table:table-cell office:value-type="string">
            <text:p>Ward 1</text:p>
          </table:table-cell>
          <table:table-cell office:value-type="float" office:value="2702">
            <text:p>2702</text:p>
          </table:table-cell>
          <table:table-cell office:value-type="float" office:value="20010">
            <text:p>20010</text:p>
          </table:table-cell>
          <table:table-cell office:value-type="float" office:value="301528">
            <text:p>30152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4]" office:value-type="float" office:value="38.93131343">
            <text:p>38.93131343</text:p>
          </table:table-cell>
          <table:table-cell table:formula="of:=[.AP144]" office:value-type="float" office:value="-77.03681">
            <text:p>-77.03681</text:p>
          </table:table-cell>
          <table:table-cell table:formula="of:=[.AQ144]" office:value-type="string" office:string-value="Ward 1">
            <text:p>Ward 1</text:p>
          </table:table-cell>
          <table:table-cell table:formula="of:=[.AR144]" office:value-type="float" office:value="2702">
            <text:p>2702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Shining Stars Montessori PCS</text:p>
          </table:table-cell>
          <table:table-cell office:value-type="float" office:value="166">
            <text:p>166</text:p>
          </table:table-cell>
          <table:table-cell office:value-type="float" office:value="3066">
            <text:p>3066</text:p>
          </table:table-cell>
          <table:table-cell office:value-type="float" office:value="1100081">
            <text:p>110008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shiningstars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1328 Florida Ave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4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28 FLORIDA AVENUE NW</text:p>
          </table:table-cell>
          <table:table-cell office:value-type="float" office:value="397329.2">
            <text:p>397329.2</text:p>
          </table:table-cell>
          <table:table-cell office:value-type="float" office:value="139135.4">
            <text:p>139135.4</text:p>
          </table:table-cell>
          <table:table-cell office:value-type="float" office:value="38.92008577">
            <text:p>38.92008577</text:p>
          </table:table-cell>
          <table:table-cell office:value-type="float" office:value="-77.03079817">
            <text:p>-77.03079817</text:p>
          </table:table-cell>
          <table:table-cell office:value-type="string">
            <text:p>Ward 1</text:p>
          </table:table-cell>
          <table:table-cell office:value-type="float" office:value="4400">
            <text:p>4400</text:p>
          </table:table-cell>
          <table:table-cell office:value-type="float" office:value="20009">
            <text:p>20009</text:p>
          </table:table-cell>
          <table:table-cell office:value-type="float" office:value="240295">
            <text:p>24029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5]" office:value-type="float" office:value="38.92008577">
            <text:p>38.92008577</text:p>
          </table:table-cell>
          <table:table-cell table:formula="of:=[.AP145]" office:value-type="float" office:value="-77.03079817">
            <text:p>-77.03079817</text:p>
          </table:table-cell>
          <table:table-cell table:formula="of:=[.AQ145]" office:value-type="string" office:string-value="Ward 1">
            <text:p>Ward 1</text:p>
          </table:table-cell>
          <table:table-cell table:formula="of:=[.AR145]" office:value-type="float" office:value="4400">
            <text:p>4400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Richard Wright PCS for Journalism and Media Arts</text:p>
          </table:table-cell>
          <table:table-cell office:value-type="float" office:value="167">
            <text:p>167</text:p>
          </table:table-cell>
          <table:table-cell office:value-type="float" office:value="3067">
            <text:p>3067</text:p>
          </table:table-cell>
          <table:table-cell office:value-type="float" office:value="1100082">
            <text:p>1100082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richardwright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2nd f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770 M Street 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11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70 M STREET SE</text:p>
          </table:table-cell>
          <table:table-cell office:value-type="float" office:value="400383.82">
            <text:p>400383.82</text:p>
          </table:table-cell>
          <table:table-cell office:value-type="float" office:value="134351.84">
            <text:p>134351.84</text:p>
          </table:table-cell>
          <table:table-cell office:value-type="float" office:value="38.87699771">
            <text:p>38.87699771</text:p>
          </table:table-cell>
          <table:table-cell office:value-type="float" office:value="-76.99557668">
            <text:p>-76.99557668</text:p>
          </table:table-cell>
          <table:table-cell office:value-type="string">
            <text:p>Ward 6</text:p>
          </table:table-cell>
          <table:table-cell office:value-type="float" office:value="7200">
            <text:p>7200</text:p>
          </table:table-cell>
          <table:table-cell office:value-type="float" office:value="20003">
            <text:p>20003</text:p>
          </table:table-cell>
          <table:table-cell office:value-type="float" office:value="288946">
            <text:p>28894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6]" office:value-type="float" office:value="38.87699771">
            <text:p>38.87699771</text:p>
          </table:table-cell>
          <table:table-cell table:formula="of:=[.AP146]" office:value-type="float" office:value="-76.99557668">
            <text:p>-76.99557668</text:p>
          </table:table-cell>
          <table:table-cell table:formula="of:=[.AQ146]" office:value-type="string" office:string-value="Ward 6">
            <text:p>Ward 6</text:p>
          </table:table-cell>
          <table:table-cell table:formula="of:=[.AR146]" office:value-type="float" office:value="7200">
            <text:p>7200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Basis DC PCS</text:p>
          </table:table-cell>
          <table:table-cell office:value-type="float" office:value="168">
            <text:p>168</text:p>
          </table:table-cell>
          <table:table-cell office:value-type="float" office:value="3068">
            <text:p>3068</text:p>
          </table:table-cell>
          <table:table-cell office:value-type="float" office:value="1100083">
            <text:p>1100083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basisdc.org</text:p>
          </table:table-cell>
          <table:table-cell office:value-type="string">
            <text:p>Yes</text:p>
          </table:table-cell>
          <table:table-cell office:value-type="string">
            <text:p>New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4">
            <text:p>20004</text:p>
          </table:table-cell>
          <table:table-cell office:value-type="string">
            <text:p>412 8th St NW</text:p>
          </table:table-cell>
          <table:table-cell office:value-type="string">
            <text:p>NULL</text:p>
          </table:table-cell>
          <table:table-cell office:value-type="float" office:value="20004">
            <text:p>20004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12 8TH STREET NW</text:p>
          </table:table-cell>
          <table:table-cell office:value-type="float" office:value="397979.04">
            <text:p>397979.04</text:p>
          </table:table-cell>
          <table:table-cell office:value-type="float" office:value="136380.31">
            <text:p>136380.31</text:p>
          </table:table-cell>
          <table:table-cell office:value-type="float" office:value="38.8952687">
            <text:p>38.8952687</text:p>
          </table:table-cell>
          <table:table-cell office:value-type="float" office:value="-77.02329647">
            <text:p>-77.02329647</text:p>
          </table:table-cell>
          <table:table-cell office:value-type="string">
            <text:p>Ward 2</text:p>
          </table:table-cell>
          <table:table-cell office:value-type="float" office:value="5800">
            <text:p>5800</text:p>
          </table:table-cell>
          <table:table-cell office:value-type="float" office:value="20004">
            <text:p>20004</text:p>
          </table:table-cell>
          <table:table-cell office:value-type="float" office:value="243246">
            <text:p>24324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7]" office:value-type="float" office:value="38.8952687">
            <text:p>38.8952687</text:p>
          </table:table-cell>
          <table:table-cell table:formula="of:=[.AP147]" office:value-type="float" office:value="-77.02329647">
            <text:p>-77.02329647</text:p>
          </table:table-cell>
          <table:table-cell table:formula="of:=[.AQ147]" office:value-type="string" office:string-value="Ward 2">
            <text:p>Ward 2</text:p>
          </table:table-cell>
          <table:table-cell table:formula="of:=[.AR147]" office:value-type="float" office:value="5800">
            <text:p>5800</text:p>
          </table:table-cell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Creative Minds International PCS</text:p>
          </table:table-cell>
          <table:table-cell office:value-type="float" office:value="169">
            <text:p>169</text:p>
          </table:table-cell>
          <table:table-cell office:value-type="float" office:value="3069">
            <text:p>3069</text:p>
          </table:table-cell>
          <table:table-cell office:value-type="float" office:value="1100084">
            <text:p>110008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http://www.creativemindspcs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3224 16th St 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1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224 16TH STREET NW</text:p>
          </table:table-cell>
          <table:table-cell office:value-type="float" office:value="396807.89">
            <text:p>396807.89</text:p>
          </table:table-cell>
          <table:table-cell office:value-type="float" office:value="140403.83">
            <text:p>140403.83</text:p>
          </table:table-cell>
          <table:table-cell office:value-type="float" office:value="38.93151044">
            <text:p>38.93151044</text:p>
          </table:table-cell>
          <table:table-cell office:value-type="float" office:value="-77.03681552">
            <text:p>-77.03681552</text:p>
          </table:table-cell>
          <table:table-cell office:value-type="string">
            <text:p>Ward 1</text:p>
          </table:table-cell>
          <table:table-cell office:value-type="float" office:value="2702">
            <text:p>2702</text:p>
          </table:table-cell>
          <table:table-cell office:value-type="float" office:value="20010">
            <text:p>20010</text:p>
          </table:table-cell>
          <table:table-cell office:value-type="float" office:value="233551">
            <text:p>23355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8]" office:value-type="float" office:value="38.93151044">
            <text:p>38.93151044</text:p>
          </table:table-cell>
          <table:table-cell table:formula="of:=[.AP148]" office:value-type="float" office:value="-77.03681552">
            <text:p>-77.03681552</text:p>
          </table:table-cell>
          <table:table-cell table:formula="of:=[.AQ148]" office:value-type="string" office:string-value="Ward 1">
            <text:p>Ward 1</text:p>
          </table:table-cell>
          <table:table-cell table:formula="of:=[.AR148]" office:value-type="float" office:value="2702">
            <text:p>27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avoy ES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400 Shannon Pl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400 SHANNON PLACE SE</text:p>
          </table:table-cell>
          <table:table-cell office:value-type="float" office:value="400555.08">
            <text:p>400555.08</text:p>
          </table:table-cell>
          <table:table-cell office:value-type="float" office:value="132781.57">
            <text:p>132781.57</text:p>
          </table:table-cell>
          <table:table-cell office:value-type="float" office:value="38.86285199">
            <text:p>38.86285199</text:p>
          </table:table-cell>
          <table:table-cell office:value-type="float" office:value="-76.99360426">
            <text:p>-76.99360426</text:p>
          </table:table-cell>
          <table:table-cell office:value-type="string">
            <text:p>Ward 8</text:p>
          </table:table-cell>
          <table:table-cell office:value-type="float" office:value="7401">
            <text:p>7401</text:p>
          </table:table-cell>
          <table:table-cell office:value-type="float" office:value="20020">
            <text:p>20020</text:p>
          </table:table-cell>
          <table:table-cell office:value-type="float" office:value="278153">
            <text:p>27815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49]" office:value-type="float" office:value="38.86285199">
            <text:p>38.86285199</text:p>
          </table:table-cell>
          <table:table-cell table:formula="of:=[.AP149]" office:value-type="float" office:value="-76.99360426">
            <text:p>-76.99360426</text:p>
          </table:table-cell>
          <table:table-cell table:formula="of:=[.AQ149]" office:value-type="string" office:string-value="Ward 8">
            <text:p>Ward 8</text:p>
          </table:table-cell>
          <table:table-cell table:formula="of:=[.AR149]" office:value-type="float" office:value="7401">
            <text:p>7401</text:p>
          </table:table-cell>
        </table:table-row>
        <table:table-row table:style-name="ro2">
          <table:table-cell office:value-type="string">
            <text:p>2012-2013</text:p>
          </table:table-cell>
          <table:table-cell table:number-columns-repeated="2" office:value-type="string">
            <text:p>DC Scholars PCS</text:p>
          </table:table-cell>
          <table:table-cell office:value-type="float" office:value="170">
            <text:p>170</text:p>
          </table:table-cell>
          <table:table-cell office:value-type="float" office:value="3070">
            <text:p>3070</text:p>
          </table:table-cell>
          <table:table-cell office:value-type="float" office:value="1100085">
            <text:p>1100085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scholars.org</text:p>
          </table:table-cell>
          <table:table-cell office:value-type="string">
            <text:p>Yes</text:p>
          </table:table-cell>
          <table:table-cell office:value-type="string">
            <text:p>New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5601 E <text:s/>Capitol SE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12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Street Type: Missing</text:p>
          </table:table-cell>
          <table:table-cell office:value-type="float" office:value="85">
            <text:p>85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8899">
            <text:p>38.8899</text:p>
          </table:table-cell>
          <table:table-cell table:style-name="ce1" office:value-type="float" office:value="-76.92033">
            <text:p>-76.92033</text:p>
          </table:table-cell>
          <table:table-cell office:value-type="string">
            <text:p>Ward 7</text:p>
          </table:table-cell>
          <table:table-cell/>
        </table:table-row>
        <table:table-row table:style-name="ro2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Heights Academy PCS</text:p>
          </table:table-cell>
          <table:table-cell office:value-type="float" office:value="129">
            <text:p>129</text:p>
          </table:table-cell>
          <table:table-cell office:value-type="float" office:value="3071">
            <text:p>3071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600 Douglass Rd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13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sion URL: http://dcatlas.dcgis.dc.gov/mar/submit_info.aspx?addressid=2600&amp;addsuf=&amp;stnm=DOUGLASS&amp;sttype=ROAD&amp;stquad=SE&amp;Flag=YSubmission URL: http://dcatlas.dcgis.dc.gov/mar/submit_info.aspx?addressid=2600&amp;addsuf=&amp;stnm=DOUGLASS&amp;sttype=ROAD&amp;stquad=SE&amp;Flag=Y</text:p>
          </table:table-cell>
          <table:table-cell office:value-type="float" office:value="88">
            <text:p>88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85654">
            <text:p>38.85654</text:p>
          </table:table-cell>
          <table:table-cell table:style-name="ce1" office:value-type="float" office:value="-76.99144">
            <text:p>-76.99144</text:p>
          </table:table-cell>
          <table:table-cell office:value-type="string">
            <text:p>Ward 8</text:p>
          </table:table-cell>
          <table:table-cell/>
        </table:table-row>
        <table:table-row table:style-name="ro1">
          <table:table-cell office:value-type="string">
            <text:p>2012-2013</text:p>
          </table:table-cell>
          <table:table-cell office:value-type="string">
            <text:p>AppleTree Early Learning Center PCS</text:p>
          </table:table-cell>
          <table:table-cell office:value-type="string">
            <text:p>AppleTree Early Learning Center PCS Douglass Knoll</text:p>
          </table:table-cell>
          <table:table-cell office:value-type="float" office:value="103">
            <text:p>103</text:p>
          </table:table-cell>
          <table:table-cell office:value-type="float" office:value="3072">
            <text:p>3072</text:p>
          </table:table-cell>
          <table:table-cell office:value-type="float" office:value="1100054">
            <text:p>110005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appletreeinstitute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017 Savannah Terrace,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017 SAVANNAH TERRACE SE</text:p>
          </table:table-cell>
          <table:table-cell office:value-type="float" office:value="402177.09">
            <text:p>402177.09</text:p>
          </table:table-cell>
          <table:table-cell office:value-type="float" office:value="131217.9">
            <text:p>131217.9</text:p>
          </table:table-cell>
          <table:table-cell office:value-type="float" office:value="38.84876326">
            <text:p>38.84876326</text:p>
          </table:table-cell>
          <table:table-cell office:value-type="float" office:value="-76.9749201">
            <text:p>-76.9749201</text:p>
          </table:table-cell>
          <table:table-cell office:value-type="string">
            <text:p>Ward 8</text:p>
          </table:table-cell>
          <table:table-cell office:value-type="float" office:value="7403">
            <text:p>7403</text:p>
          </table:table-cell>
          <table:table-cell office:value-type="float" office:value="20020">
            <text:p>20020</text:p>
          </table:table-cell>
          <table:table-cell office:value-type="float" office:value="278045">
            <text:p>27804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52]" office:value-type="float" office:value="38.84876326">
            <text:p>38.84876326</text:p>
          </table:table-cell>
          <table:table-cell table:formula="of:=[.AP152]" office:value-type="float" office:value="-76.9749201">
            <text:p>-76.9749201</text:p>
          </table:table-cell>
          <table:table-cell table:formula="of:=[.AQ152]" office:value-type="string" office:string-value="Ward 8">
            <text:p>Ward 8</text:p>
          </table:table-cell>
          <table:table-cell table:formula="of:=[.AR152]" office:value-type="float" office:value="7403">
            <text:p>7403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AppleTree Early Learning Center PCS</text:p>
          </table:table-cell>
          <table:table-cell office:value-type="string">
            <text:p>AppleTree Early Learning Center PCS Lincoln</text:p>
          </table:table-cell>
          <table:table-cell office:value-type="float" office:value="103">
            <text:p>103</text:p>
          </table:table-cell>
          <table:table-cell office:value-type="float" office:value="3073">
            <text:p>3073</text:p>
          </table:table-cell>
          <table:table-cell office:value-type="float" office:value="1100054">
            <text:p>110005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appletreeinstitute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38 12th Street,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8 12TH STREET NE</text:p>
          </table:table-cell>
          <table:table-cell office:value-type="float" office:value="400821.07">
            <text:p>400821.07</text:p>
          </table:table-cell>
          <table:table-cell office:value-type="float" office:value="135963.23">
            <text:p>135963.23</text:p>
          </table:table-cell>
          <table:table-cell office:value-type="float" office:value="38.89151343">
            <text:p>38.89151343</text:p>
          </table:table-cell>
          <table:table-cell office:value-type="float" office:value="-76.99053567">
            <text:p>-76.99053567</text:p>
          </table:table-cell>
          <table:table-cell office:value-type="string">
            <text:p>Ward 6</text:p>
          </table:table-cell>
          <table:table-cell office:value-type="float" office:value="8100">
            <text:p>8100</text:p>
          </table:table-cell>
          <table:table-cell office:value-type="float" office:value="20002">
            <text:p>20002</text:p>
          </table:table-cell>
          <table:table-cell office:value-type="float" office:value="65489">
            <text:p>6548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53]" office:value-type="float" office:value="38.89151343">
            <text:p>38.89151343</text:p>
          </table:table-cell>
          <table:table-cell table:formula="of:=[.AP153]" office:value-type="float" office:value="-76.99053567">
            <text:p>-76.99053567</text:p>
          </table:table-cell>
          <table:table-cell table:formula="of:=[.AQ153]" office:value-type="string" office:string-value="Ward 6">
            <text:p>Ward 6</text:p>
          </table:table-cell>
          <table:table-cell table:formula="of:=[.AR153]" office:value-type="float" office:value="8100">
            <text:p>8100</text:p>
          </table:table-cell>
        </table:table-row>
        <table:table-row table:style-name="ro2">
          <table:table-cell office:value-type="string">
            <text:p>2012-2013</text:p>
          </table:table-cell>
          <table:table-cell office:value-type="string">
            <text:p>AppleTree Early Learning Center PCS</text:p>
          </table:table-cell>
          <table:table-cell office:value-type="string">
            <text:p>AppleTree Early Learning Center PCS Parkland</text:p>
          </table:table-cell>
          <table:table-cell office:value-type="float" office:value="103">
            <text:p>103</text:p>
          </table:table-cell>
          <table:table-cell office:value-type="float" office:value="3074">
            <text:p>3074</text:p>
          </table:table-cell>
          <table:table-cell office:value-type="float" office:value="1100054">
            <text:p>1100054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appletreeinstitute.org</text:p>
          </table:table-cell>
          <table:table-cell office:value-type="string">
            <text:p>Yes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011 Savannah Terrace, 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Address Number/Street Name/Street Type: Not Valid</text:p>
          </table:table-cell>
          <table:table-cell office:value-type="float" office:value="94.94">
            <text:p>94.94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84943">
            <text:p>38.84943</text:p>
          </table:table-cell>
          <table:table-cell table:style-name="ce1" office:value-type="float" office:value="-76.97311">
            <text:p>-76.97311</text:p>
          </table:table-cell>
          <table:table-cell office:value-type="string">
            <text:p>Ward 8</text:p>
          </table:table-cell>
          <table:table-cell/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alcolm X ES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1351 Alabama Ave <text:s/>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51 ALABAMA AVENUE SE</text:p>
          </table:table-cell>
          <table:table-cell office:value-type="float" office:value="401202.63">
            <text:p>401202.63</text:p>
          </table:table-cell>
          <table:table-cell office:value-type="float" office:value="130797.63">
            <text:p>130797.63</text:p>
          </table:table-cell>
          <table:table-cell office:value-type="float" office:value="38.84497916">
            <text:p>38.84497916</text:p>
          </table:table-cell>
          <table:table-cell office:value-type="float" office:value="-76.98614653">
            <text:p>-76.98614653</text:p>
          </table:table-cell>
          <table:table-cell office:value-type="string">
            <text:p>Ward 8</text:p>
          </table:table-cell>
          <table:table-cell office:value-type="float" office:value="7304">
            <text:p>7304</text:p>
          </table:table-cell>
          <table:table-cell office:value-type="float" office:value="20032">
            <text:p>20032</text:p>
          </table:table-cell>
          <table:table-cell office:value-type="float" office:value="289201">
            <text:p>28920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55]" office:value-type="float" office:value="38.84497916">
            <text:p>38.84497916</text:p>
          </table:table-cell>
          <table:table-cell table:formula="of:=[.AP155]" office:value-type="float" office:value="-76.98614653">
            <text:p>-76.98614653</text:p>
          </table:table-cell>
          <table:table-cell table:formula="of:=[.AQ155]" office:value-type="string" office:string-value="Ward 8">
            <text:p>Ward 8</text:p>
          </table:table-cell>
          <table:table-cell table:formula="of:=[.AR155]" office:value-type="float" office:value="7304">
            <text:p>73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eaton ES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1503 10th St <text:s/>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503 10TH STREET NW</text:p>
          </table:table-cell>
          <table:table-cell office:value-type="float" office:value="397841.92">
            <text:p>397841.92</text:p>
          </table:table-cell>
          <table:table-cell office:value-type="float" office:value="138084.32">
            <text:p>138084.32</text:p>
          </table:table-cell>
          <table:table-cell office:value-type="float" office:value="38.9106187">
            <text:p>38.9106187</text:p>
          </table:table-cell>
          <table:table-cell office:value-type="float" office:value="-77.02488247">
            <text:p>-77.02488247</text:p>
          </table:table-cell>
          <table:table-cell office:value-type="string">
            <text:p>Ward 6</text:p>
          </table:table-cell>
          <table:table-cell office:value-type="float" office:value="4901">
            <text:p>4901</text:p>
          </table:table-cell>
          <table:table-cell office:value-type="float" office:value="20001">
            <text:p>20001</text:p>
          </table:table-cell>
          <table:table-cell office:value-type="float" office:value="279203">
            <text:p>27920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56]" office:value-type="float" office:value="38.9106187">
            <text:p>38.9106187</text:p>
          </table:table-cell>
          <table:table-cell table:formula="of:=[.AP156]" office:value-type="float" office:value="-77.02488247">
            <text:p>-77.02488247</text:p>
          </table:table-cell>
          <table:table-cell table:formula="of:=[.AQ156]" office:value-type="string" office:string-value="Ward 6">
            <text:p>Ward 6</text:p>
          </table:table-cell>
          <table:table-cell table:formula="of:=[.AR156]" office:value-type="float" office:value="4901">
            <text:p>49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harpe Health School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Special Education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4300 13th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300 13TH STREET NW</text:p>
          </table:table-cell>
          <table:table-cell office:value-type="float" office:value="397358.67">
            <text:p>397358.67</text:p>
          </table:table-cell>
          <table:table-cell office:value-type="float" office:value="141731.76">
            <text:p>141731.76</text:p>
          </table:table-cell>
          <table:table-cell office:value-type="float" office:value="38.94347466">
            <text:p>38.94347466</text:p>
          </table:table-cell>
          <table:table-cell office:value-type="float" office:value="-77.03046833">
            <text:p>-77.03046833</text:p>
          </table:table-cell>
          <table:table-cell office:value-type="string">
            <text:p>Ward 4</text:p>
          </table:table-cell>
          <table:table-cell office:value-type="float" office:value="2501">
            <text:p>2501</text:p>
          </table:table-cell>
          <table:table-cell office:value-type="float" office:value="20011">
            <text:p>20011</text:p>
          </table:table-cell>
          <table:table-cell office:value-type="float" office:value="255254">
            <text:p>25525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57]" office:value-type="float" office:value="38.94347466">
            <text:p>38.94347466</text:p>
          </table:table-cell>
          <table:table-cell table:formula="of:=[.AP157]" office:value-type="float" office:value="-77.03046833">
            <text:p>-77.03046833</text:p>
          </table:table-cell>
          <table:table-cell table:formula="of:=[.AQ157]" office:value-type="string" office:string-value="Ward 4">
            <text:p>Ward 4</text:p>
          </table:table-cell>
          <table:table-cell table:formula="of:=[.AR157]" office:value-type="float" office:value="2501">
            <text:p>25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hepherd ES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2">
            <text:p>20012</text:p>
          </table:table-cell>
          <table:table-cell office:value-type="string">
            <text:p>7800 14th St <text:s/>NW</text:p>
          </table:table-cell>
          <table:table-cell office:value-type="string">
            <text:p>NULL</text:p>
          </table:table-cell>
          <table:table-cell office:value-type="float" office:value="20012">
            <text:p>2001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800 14TH STREET NW</text:p>
          </table:table-cell>
          <table:table-cell office:value-type="float" office:value="397054.62">
            <text:p>397054.62</text:p>
          </table:table-cell>
          <table:table-cell office:value-type="float" office:value="146297.53">
            <text:p>146297.53</text:p>
          </table:table-cell>
          <table:table-cell office:value-type="float" office:value="38.98460328">
            <text:p>38.98460328</text:p>
          </table:table-cell>
          <table:table-cell office:value-type="float" office:value="-77.03399523">
            <text:p>-77.03399523</text:p>
          </table:table-cell>
          <table:table-cell office:value-type="string">
            <text:p>Ward 4</text:p>
          </table:table-cell>
          <table:table-cell office:value-type="float" office:value="1600">
            <text:p>1600</text:p>
          </table:table-cell>
          <table:table-cell office:value-type="float" office:value="20012">
            <text:p>20012</text:p>
          </table:table-cell>
          <table:table-cell office:value-type="float" office:value="256319">
            <text:p>25631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58]" office:value-type="float" office:value="38.98460328">
            <text:p>38.98460328</text:p>
          </table:table-cell>
          <table:table-cell table:formula="of:=[.AP158]" office:value-type="float" office:value="-77.03399523">
            <text:p>-77.03399523</text:p>
          </table:table-cell>
          <table:table-cell table:formula="of:=[.AQ158]" office:value-type="string" office:string-value="Ward 4">
            <text:p>Ward 4</text:p>
          </table:table-cell>
          <table:table-cell table:formula="of:=[.AR158]" office:value-type="float" office:value="1600">
            <text:p>16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imon ES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401 Mississippi Ave <text:s/>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01 MISSISSIPPI AVENUE SE</text:p>
          </table:table-cell>
          <table:table-cell office:value-type="float" office:value="399983.07">
            <text:p>399983.07</text:p>
          </table:table-cell>
          <table:table-cell office:value-type="float" office:value="129798.63">
            <text:p>129798.63</text:p>
          </table:table-cell>
          <table:table-cell office:value-type="float" office:value="38.83598054">
            <text:p>38.83598054</text:p>
          </table:table-cell>
          <table:table-cell office:value-type="float" office:value="-77.000195">
            <text:p>-77.000195</text:p>
          </table:table-cell>
          <table:table-cell office:value-type="string">
            <text:p>Ward 8</text:p>
          </table:table-cell>
          <table:table-cell office:value-type="float" office:value="9804">
            <text:p>9804</text:p>
          </table:table-cell>
          <table:table-cell office:value-type="float" office:value="20032">
            <text:p>20032</text:p>
          </table:table-cell>
          <table:table-cell office:value-type="float" office:value="294481">
            <text:p>29448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59]" office:value-type="float" office:value="38.83598054">
            <text:p>38.83598054</text:p>
          </table:table-cell>
          <table:table-cell table:formula="of:=[.AP159]" office:value-type="float" office:value="-77.000195">
            <text:p>-77.000195</text:p>
          </table:table-cell>
          <table:table-cell table:formula="of:=[.AQ159]" office:value-type="string" office:string-value="Ward 8">
            <text:p>Ward 8</text:p>
          </table:table-cell>
          <table:table-cell table:formula="of:=[.AR159]" office:value-type="float" office:value="9804">
            <text:p>98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Randle Highlands ES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1650 30th St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650 30TH STREET SE</text:p>
          </table:table-cell>
          <table:table-cell office:value-type="float" office:value="403093.17">
            <text:p>403093.17</text:p>
          </table:table-cell>
          <table:table-cell office:value-type="float" office:value="133585.82">
            <text:p>133585.82</text:p>
          </table:table-cell>
          <table:table-cell office:value-type="float" office:value="38.87009174">
            <text:p>38.87009174</text:p>
          </table:table-cell>
          <table:table-cell office:value-type="float" office:value="-76.96435628">
            <text:p>-76.96435628</text:p>
          </table:table-cell>
          <table:table-cell office:value-type="string">
            <text:p>Ward 7</text:p>
          </table:table-cell>
          <table:table-cell office:value-type="float" office:value="7604">
            <text:p>7604</text:p>
          </table:table-cell>
          <table:table-cell office:value-type="float" office:value="20020">
            <text:p>20020</text:p>
          </table:table-cell>
          <table:table-cell office:value-type="float" office:value="156337">
            <text:p>15633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0]" office:value-type="float" office:value="38.87009174">
            <text:p>38.87009174</text:p>
          </table:table-cell>
          <table:table-cell table:formula="of:=[.AP160]" office:value-type="float" office:value="-76.96435628">
            <text:p>-76.96435628</text:p>
          </table:table-cell>
          <table:table-cell table:formula="of:=[.AQ160]" office:value-type="string" office:string-value="Ward 7">
            <text:p>Ward 7</text:p>
          </table:table-cell>
          <table:table-cell table:formula="of:=[.AR160]" office:value-type="float" office:value="7604">
            <text:p>76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tanton ES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2701 Naylor Rd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9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701 NAYLOR ROAD SE</text:p>
          </table:table-cell>
          <table:table-cell office:value-type="float" office:value="402734.84">
            <text:p>402734.84</text:p>
          </table:table-cell>
          <table:table-cell office:value-type="float" office:value="132384.63">
            <text:p>132384.63</text:p>
          </table:table-cell>
          <table:table-cell office:value-type="float" office:value="38.85927211">
            <text:p>38.85927211</text:p>
          </table:table-cell>
          <table:table-cell office:value-type="float" office:value="-76.96849023">
            <text:p>-76.96849023</text:p>
          </table:table-cell>
          <table:table-cell office:value-type="string">
            <text:p>Ward 8</text:p>
          </table:table-cell>
          <table:table-cell office:value-type="float" office:value="7502">
            <text:p>7502</text:p>
          </table:table-cell>
          <table:table-cell office:value-type="float" office:value="20020">
            <text:p>20020</text:p>
          </table:table-cell>
          <table:table-cell office:value-type="float" office:value="294547">
            <text:p>29454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1]" office:value-type="float" office:value="38.85927211">
            <text:p>38.85927211</text:p>
          </table:table-cell>
          <table:table-cell table:formula="of:=[.AP161]" office:value-type="float" office:value="-76.96849023">
            <text:p>-76.96849023</text:p>
          </table:table-cell>
          <table:table-cell table:formula="of:=[.AQ161]" office:value-type="string" office:string-value="Ward 8">
            <text:p>Ward 8</text:p>
          </table:table-cell>
          <table:table-cell table:formula="of:=[.AR161]" office:value-type="float" office:value="7502">
            <text:p>75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toddert ES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7">
            <text:p>20007</text:p>
          </table:table-cell>
          <table:table-cell office:value-type="string">
            <text:p>4001 Calvert St <text:s/>NW</text:p>
          </table:table-cell>
          <table:table-cell office:value-type="string">
            <text:p>NULL</text:p>
          </table:table-cell>
          <table:table-cell office:value-type="float" office:value="20007">
            <text:p>20007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001 CALVERT STREET NW</text:p>
          </table:table-cell>
          <table:table-cell office:value-type="float" office:value="393143.05">
            <text:p>393143.05</text:p>
          </table:table-cell>
          <table:table-cell office:value-type="float" office:value="139466.38">
            <text:p>139466.38</text:p>
          </table:table-cell>
          <table:table-cell office:value-type="float" office:value="38.92304465">
            <text:p>38.92304465</text:p>
          </table:table-cell>
          <table:table-cell office:value-type="float" office:value="-77.0790738">
            <text:p>-77.0790738</text:p>
          </table:table-cell>
          <table:table-cell office:value-type="string">
            <text:p>Ward 3</text:p>
          </table:table-cell>
          <table:table-cell office:value-type="float" office:value="702">
            <text:p>702</text:p>
          </table:table-cell>
          <table:table-cell office:value-type="float" office:value="20007">
            <text:p>20007</text:p>
          </table:table-cell>
          <table:table-cell office:value-type="float" office:value="224730">
            <text:p>22473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2]" office:value-type="float" office:value="38.92304465">
            <text:p>38.92304465</text:p>
          </table:table-cell>
          <table:table-cell table:formula="of:=[.AP162]" office:value-type="float" office:value="-77.0790738">
            <text:p>-77.0790738</text:p>
          </table:table-cell>
          <table:table-cell table:formula="of:=[.AQ162]" office:value-type="string" office:string-value="Ward 3">
            <text:p>Ward 3</text:p>
          </table:table-cell>
          <table:table-cell table:formula="of:=[.AR162]" office:value-type="float" office:value="702">
            <text:p>7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mothers ES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4400 Brooks St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400 BROOKS STREET NE</text:p>
          </table:table-cell>
          <table:table-cell office:value-type="float" office:value="405337.95">
            <text:p>405337.95</text:p>
          </table:table-cell>
          <table:table-cell office:value-type="float" office:value="136191.51">
            <text:p>136191.51</text:p>
          </table:table-cell>
          <table:table-cell office:value-type="float" office:value="38.89355404">
            <text:p>38.89355404</text:p>
          </table:table-cell>
          <table:table-cell office:value-type="float" office:value="-76.93846864">
            <text:p>-76.93846864</text:p>
          </table:table-cell>
          <table:table-cell office:value-type="string">
            <text:p>Ward 7</text:p>
          </table:table-cell>
          <table:table-cell office:value-type="float" office:value="7803">
            <text:p>7803</text:p>
          </table:table-cell>
          <table:table-cell office:value-type="float" office:value="20019">
            <text:p>20019</text:p>
          </table:table-cell>
          <table:table-cell office:value-type="float" office:value="294596">
            <text:p>29459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3]" office:value-type="float" office:value="38.89355404">
            <text:p>38.89355404</text:p>
          </table:table-cell>
          <table:table-cell table:formula="of:=[.AP163]" office:value-type="float" office:value="-76.93846864">
            <text:p>-76.93846864</text:p>
          </table:table-cell>
          <table:table-cell table:formula="of:=[.AQ163]" office:value-type="string" office:string-value="Ward 7">
            <text:p>Ward 7</text:p>
          </table:table-cell>
          <table:table-cell table:formula="of:=[.AR163]" office:value-type="float" office:value="7803">
            <text:p>7803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Takoma EC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Vocational Shared Time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2">
            <text:p>20012</text:p>
          </table:table-cell>
          <table:table-cell office:value-type="string">
            <text:p>7010 Piney Branch Rd <text:s/>NW</text:p>
          </table:table-cell>
          <table:table-cell office:value-type="string">
            <text:p>NULL</text:p>
          </table:table-cell>
          <table:table-cell office:value-type="float" office:value="20012">
            <text:p>20012</text:p>
          </table:table-cell>
          <table:table-cell table:number-columns-repeated="1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010 PINEY BRANCH ROAD NW</text:p>
          </table:table-cell>
          <table:table-cell office:value-type="float" office:value="398024.76">
            <text:p>398024.76</text:p>
          </table:table-cell>
          <table:table-cell office:value-type="float" office:value="145235.93">
            <text:p>145235.93</text:p>
          </table:table-cell>
          <table:table-cell office:value-type="float" office:value="38.97504287">
            <text:p>38.97504287</text:p>
          </table:table-cell>
          <table:table-cell office:value-type="float" office:value="-77.02279493">
            <text:p>-77.02279493</text:p>
          </table:table-cell>
          <table:table-cell office:value-type="string">
            <text:p>Ward 4</text:p>
          </table:table-cell>
          <table:table-cell office:value-type="float" office:value="10300">
            <text:p>10300</text:p>
          </table:table-cell>
          <table:table-cell office:value-type="float" office:value="20012">
            <text:p>20012</text:p>
          </table:table-cell>
          <table:table-cell office:value-type="float" office:value="250934">
            <text:p>25093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4]" office:value-type="float" office:value="38.97504287">
            <text:p>38.97504287</text:p>
          </table:table-cell>
          <table:table-cell table:formula="of:=[.AP164]" office:value-type="float" office:value="-77.02279493">
            <text:p>-77.02279493</text:p>
          </table:table-cell>
          <table:table-cell table:formula="of:=[.AQ164]" office:value-type="string" office:string-value="Ward 4">
            <text:p>Ward 4</text:p>
          </table:table-cell>
          <table:table-cell table:formula="of:=[.AR164]" office:value-type="float" office:value="10300">
            <text:p>103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Thomas ES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650 Anacostia Ave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9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50 ANACOSTIA AVENUE NE</text:p>
          </table:table-cell>
          <table:table-cell office:value-type="float" office:value="404154.01">
            <text:p>404154.01</text:p>
          </table:table-cell>
          <table:table-cell office:value-type="float" office:value="137048.33">
            <text:p>137048.33</text:p>
          </table:table-cell>
          <table:table-cell office:value-type="float" office:value="38.90127897">
            <text:p>38.90127897</text:p>
          </table:table-cell>
          <table:table-cell office:value-type="float" office:value="-76.95211091">
            <text:p>-76.95211091</text:p>
          </table:table-cell>
          <table:table-cell office:value-type="string">
            <text:p>Ward 7</text:p>
          </table:table-cell>
          <table:table-cell office:value-type="float" office:value="9602">
            <text:p>9602</text:p>
          </table:table-cell>
          <table:table-cell office:value-type="float" office:value="20019">
            <text:p>20019</text:p>
          </table:table-cell>
          <table:table-cell office:value-type="float" office:value="294493">
            <text:p>29449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5]" office:value-type="float" office:value="38.90127897">
            <text:p>38.90127897</text:p>
          </table:table-cell>
          <table:table-cell table:formula="of:=[.AP165]" office:value-type="float" office:value="-76.95211091">
            <text:p>-76.95211091</text:p>
          </table:table-cell>
          <table:table-cell table:formula="of:=[.AQ165]" office:value-type="string" office:string-value="Ward 7">
            <text:p>Ward 7</text:p>
          </table:table-cell>
          <table:table-cell table:formula="of:=[.AR165]" office:value-type="float" office:value="9602">
            <text:p>96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Thomson ES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5">
            <text:p>20005</text:p>
          </table:table-cell>
          <table:table-cell office:value-type="string">
            <text:p>1200 L St <text:s/>NW</text:p>
          </table:table-cell>
          <table:table-cell office:value-type="string">
            <text:p>NULL</text:p>
          </table:table-cell>
          <table:table-cell office:value-type="float" office:value="20005">
            <text:p>20005</text:p>
          </table:table-cell>
          <table:table-cell table:number-columns-repeated="9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200 L STREET NW</text:p>
          </table:table-cell>
          <table:table-cell office:value-type="float" office:value="397533.99">
            <text:p>397533.99</text:p>
          </table:table-cell>
          <table:table-cell office:value-type="float" office:value="137293.77">
            <text:p>137293.77</text:p>
          </table:table-cell>
          <table:table-cell office:value-type="float" office:value="38.90349634">
            <text:p>38.90349634</text:p>
          </table:table-cell>
          <table:table-cell office:value-type="float" office:value="-77.02843003">
            <text:p>-77.02843003</text:p>
          </table:table-cell>
          <table:table-cell office:value-type="string">
            <text:p>Ward 2</text:p>
          </table:table-cell>
          <table:table-cell office:value-type="float" office:value="10100">
            <text:p>10100</text:p>
          </table:table-cell>
          <table:table-cell office:value-type="float" office:value="20005">
            <text:p>20005</text:p>
          </table:table-cell>
          <table:table-cell office:value-type="float" office:value="240922">
            <text:p>24092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6]" office:value-type="float" office:value="38.90349634">
            <text:p>38.90349634</text:p>
          </table:table-cell>
          <table:table-cell table:formula="of:=[.AP166]" office:value-type="float" office:value="-77.02843003">
            <text:p>-77.02843003</text:p>
          </table:table-cell>
          <table:table-cell table:formula="of:=[.AQ166]" office:value-type="string" office:string-value="Ward 2">
            <text:p>Ward 2</text:p>
          </table:table-cell>
          <table:table-cell table:formula="of:=[.AR166]" office:value-type="float" office:value="10100">
            <text:p>101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Truesdell EC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800 Ingraham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1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800 INGRAHAM STREET NW</text:p>
          </table:table-cell>
          <table:table-cell office:value-type="float" office:value="397826.84">
            <text:p>397826.84</text:p>
          </table:table-cell>
          <table:table-cell office:value-type="float" office:value="142896.55">
            <text:p>142896.55</text:p>
          </table:table-cell>
          <table:table-cell office:value-type="float" office:value="38.95396869">
            <text:p>38.95396869</text:p>
          </table:table-cell>
          <table:table-cell office:value-type="float" office:value="-77.02507158">
            <text:p>-77.02507158</text:p>
          </table:table-cell>
          <table:table-cell office:value-type="string">
            <text:p>Ward 4</text:p>
          </table:table-cell>
          <table:table-cell office:value-type="float" office:value="2101">
            <text:p>2101</text:p>
          </table:table-cell>
          <table:table-cell office:value-type="float" office:value="20011">
            <text:p>20011</text:p>
          </table:table-cell>
          <table:table-cell office:value-type="float" office:value="294497">
            <text:p>29449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7]" office:value-type="float" office:value="38.95396869">
            <text:p>38.95396869</text:p>
          </table:table-cell>
          <table:table-cell table:formula="of:=[.AP167]" office:value-type="float" office:value="-77.02507158">
            <text:p>-77.02507158</text:p>
          </table:table-cell>
          <table:table-cell table:formula="of:=[.AQ167]" office:value-type="string" office:string-value="Ward 4">
            <text:p>Ward 4</text:p>
          </table:table-cell>
          <table:table-cell table:formula="of:=[.AR167]" office:value-type="float" office:value="2101">
            <text:p>21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Tubman ES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3101 13th St <text:s/>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9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101 13TH STREET NW</text:p>
          </table:table-cell>
          <table:table-cell office:value-type="float" office:value="397447.02">
            <text:p>397447.02</text:p>
          </table:table-cell>
          <table:table-cell office:value-type="float" office:value="140146.96">
            <text:p>140146.96</text:p>
          </table:table-cell>
          <table:table-cell office:value-type="float" office:value="38.92919857">
            <text:p>38.92919857</text:p>
          </table:table-cell>
          <table:table-cell office:value-type="float" office:value="-77.0294433">
            <text:p>-77.0294433</text:p>
          </table:table-cell>
          <table:table-cell office:value-type="string">
            <text:p>Ward 1</text:p>
          </table:table-cell>
          <table:table-cell office:value-type="float" office:value="3000">
            <text:p>3000</text:p>
          </table:table-cell>
          <table:table-cell office:value-type="float" office:value="20010">
            <text:p>20010</text:p>
          </table:table-cell>
          <table:table-cell office:value-type="float" office:value="294555">
            <text:p>29455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8]" office:value-type="float" office:value="38.92919857">
            <text:p>38.92919857</text:p>
          </table:table-cell>
          <table:table-cell table:formula="of:=[.AP168]" office:value-type="float" office:value="-77.0294433">
            <text:p>-77.0294433</text:p>
          </table:table-cell>
          <table:table-cell table:formula="of:=[.AQ168]" office:value-type="string" office:string-value="Ward 1">
            <text:p>Ward 1</text:p>
          </table:table-cell>
          <table:table-cell table:formula="of:=[.AR168]" office:value-type="float" office:value="3000">
            <text:p>30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Turner ES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3264 Stanton Rd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9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264 STANTON ROAD SE</text:p>
          </table:table-cell>
          <table:table-cell office:value-type="float" office:value="401708.96">
            <text:p>401708.96</text:p>
          </table:table-cell>
          <table:table-cell office:value-type="float" office:value="131092.7">
            <text:p>131092.7</text:p>
          </table:table-cell>
          <table:table-cell office:value-type="float" office:value="38.84763644">
            <text:p>38.84763644</text:p>
          </table:table-cell>
          <table:table-cell office:value-type="float" office:value="-76.98031323">
            <text:p>-76.98031323</text:p>
          </table:table-cell>
          <table:table-cell office:value-type="string">
            <text:p>Ward 8</text:p>
          </table:table-cell>
          <table:table-cell office:value-type="float" office:value="7404">
            <text:p>7404</text:p>
          </table:table-cell>
          <table:table-cell office:value-type="float" office:value="20020">
            <text:p>20020</text:p>
          </table:table-cell>
          <table:table-cell office:value-type="float" office:value="294561">
            <text:p>29456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69]" office:value-type="float" office:value="38.84763644">
            <text:p>38.84763644</text:p>
          </table:table-cell>
          <table:table-cell table:formula="of:=[.AP169]" office:value-type="float" office:value="-76.98031323">
            <text:p>-76.98031323</text:p>
          </table:table-cell>
          <table:table-cell table:formula="of:=[.AQ169]" office:value-type="string" office:string-value="Ward 8">
            <text:p>Ward 8</text:p>
          </table:table-cell>
          <table:table-cell table:formula="of:=[.AR169]" office:value-type="float" office:value="7404">
            <text:p>7404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Tyler ES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1001 G St <text:s/>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9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01 G STREET SE</text:p>
          </table:table-cell>
          <table:table-cell office:value-type="float" office:value="400690.52">
            <text:p>400690.52</text:p>
          </table:table-cell>
          <table:table-cell office:value-type="float" office:value="134805.51">
            <text:p>134805.51</text:p>
          </table:table-cell>
          <table:table-cell office:value-type="float" office:value="38.88108436">
            <text:p>38.88108436</text:p>
          </table:table-cell>
          <table:table-cell office:value-type="float" office:value="-76.99204166">
            <text:p>-76.99204166</text:p>
          </table:table-cell>
          <table:table-cell office:value-type="string">
            <text:p>Ward 6</text:p>
          </table:table-cell>
          <table:table-cell office:value-type="float" office:value="7000">
            <text:p>7000</text:p>
          </table:table-cell>
          <table:table-cell office:value-type="float" office:value="20003">
            <text:p>20003</text:p>
          </table:table-cell>
          <table:table-cell office:value-type="float" office:value="294505">
            <text:p>29450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0]" office:value-type="float" office:value="38.88108436">
            <text:p>38.88108436</text:p>
          </table:table-cell>
          <table:table-cell table:formula="of:=[.AP170]" office:value-type="float" office:value="-76.99204166">
            <text:p>-76.99204166</text:p>
          </table:table-cell>
          <table:table-cell table:formula="of:=[.AQ170]" office:value-type="string" office:string-value="Ward 6">
            <text:p>Ward 6</text:p>
          </table:table-cell>
          <table:table-cell table:formula="of:=[.AR170]" office:value-type="float" office:value="7000">
            <text:p>70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Walker Jones EC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1125 New Jersey Ave 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1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125 NEW JERSEY AVENUE NW</text:p>
          </table:table-cell>
          <table:table-cell office:value-type="float" office:value="398792.97">
            <text:p>398792.97</text:p>
          </table:table-cell>
          <table:table-cell office:value-type="float" office:value="137370.7">
            <text:p>137370.7</text:p>
          </table:table-cell>
          <table:table-cell office:value-type="float" office:value="38.90419198">
            <text:p>38.90419198</text:p>
          </table:table-cell>
          <table:table-cell office:value-type="float" office:value="-77.01391569">
            <text:p>-77.01391569</text:p>
          </table:table-cell>
          <table:table-cell office:value-type="string">
            <text:p>Ward 6</text:p>
          </table:table-cell>
          <table:table-cell office:value-type="float" office:value="4701">
            <text:p>4701</text:p>
          </table:table-cell>
          <table:table-cell office:value-type="float" office:value="20001">
            <text:p>20001</text:p>
          </table:table-cell>
          <table:table-cell office:value-type="float" office:value="307735">
            <text:p>30773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1]" office:value-type="float" office:value="38.90419198">
            <text:p>38.90419198</text:p>
          </table:table-cell>
          <table:table-cell table:formula="of:=[.AP171]" office:value-type="float" office:value="-77.01391569">
            <text:p>-77.01391569</text:p>
          </table:table-cell>
          <table:table-cell table:formula="of:=[.AQ171]" office:value-type="string" office:string-value="Ward 6">
            <text:p>Ward 6</text:p>
          </table:table-cell>
          <table:table-cell table:formula="of:=[.AR171]" office:value-type="float" office:value="4701">
            <text:p>47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Watkins ES Capitol Hill Cluster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420 12th St <text:s/>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4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20 12TH STREET SE</text:p>
          </table:table-cell>
          <table:table-cell office:value-type="float" office:value="400867.92">
            <text:p>400867.92</text:p>
          </table:table-cell>
          <table:table-cell office:value-type="float" office:value="135070.02">
            <text:p>135070.02</text:p>
          </table:table-cell>
          <table:table-cell office:value-type="float" office:value="38.88346701">
            <text:p>38.88346701</text:p>
          </table:table-cell>
          <table:table-cell office:value-type="float" office:value="-76.98999677">
            <text:p>-76.98999677</text:p>
          </table:table-cell>
          <table:table-cell office:value-type="string">
            <text:p>Ward 6</text:p>
          </table:table-cell>
          <table:table-cell office:value-type="float" office:value="6900">
            <text:p>6900</text:p>
          </table:table-cell>
          <table:table-cell office:value-type="float" office:value="20003">
            <text:p>20003</text:p>
          </table:table-cell>
          <table:table-cell office:value-type="float" office:value="294486">
            <text:p>29448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2]" office:value-type="float" office:value="38.88346701">
            <text:p>38.88346701</text:p>
          </table:table-cell>
          <table:table-cell table:formula="of:=[.AP172]" office:value-type="float" office:value="-76.98999677">
            <text:p>-76.98999677</text:p>
          </table:table-cell>
          <table:table-cell table:formula="of:=[.AQ172]" office:value-type="string" office:string-value="Ward 6">
            <text:p>Ward 6</text:p>
          </table:table-cell>
          <table:table-cell table:formula="of:=[.AR172]" office:value-type="float" office:value="6900">
            <text:p>69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Wheatley EC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299 Neal S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12" office:value-type="string">
            <text:p>Y</text:p>
          </table:table-cell>
          <table:table-cell table:number-columns-repeated="6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1299 NEAL STREET NE</text:p>
          </table:table-cell>
          <table:table-cell office:value-type="float" office:value="400997.43">
            <text:p>400997.43</text:p>
          </table:table-cell>
          <table:table-cell office:value-type="float" office:value="137362.43">
            <text:p>137362.43</text:p>
          </table:table-cell>
          <table:table-cell office:value-type="float" office:value="38.90411774">
            <text:p>38.90411774</text:p>
          </table:table-cell>
          <table:table-cell office:value-type="float" office:value="-76.98850077">
            <text:p>-76.98850077</text:p>
          </table:table-cell>
          <table:table-cell office:value-type="string">
            <text:p>Ward 5</text:p>
          </table:table-cell>
          <table:table-cell office:value-type="float" office:value="8802">
            <text:p>8802</text:p>
          </table:table-cell>
          <table:table-cell office:value-type="float" office:value="20002">
            <text:p>20002</text:p>
          </table:table-cell>
          <table:table-cell office:value-type="float" office:value="294512">
            <text:p>29451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3]" office:value-type="float" office:value="38.90411774">
            <text:p>38.90411774</text:p>
          </table:table-cell>
          <table:table-cell table:formula="of:=[.AP173]" office:value-type="float" office:value="-76.98850077">
            <text:p>-76.98850077</text:p>
          </table:table-cell>
          <table:table-cell table:formula="of:=[.AQ173]" office:value-type="string" office:string-value="Ward 5">
            <text:p>Ward 5</text:p>
          </table:table-cell>
          <table:table-cell table:formula="of:=[.AR173]" office:value-type="float" office:value="8802">
            <text:p>88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West EC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338 Farragut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1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38 FARRAGUT STREET NW</text:p>
          </table:table-cell>
          <table:table-cell office:value-type="float" office:value="397204.26">
            <text:p>397204.26</text:p>
          </table:table-cell>
          <table:table-cell office:value-type="float" office:value="142607.98">
            <text:p>142607.98</text:p>
          </table:table-cell>
          <table:table-cell office:value-type="float" office:value="38.95136741">
            <text:p>38.95136741</text:p>
          </table:table-cell>
          <table:table-cell office:value-type="float" office:value="-77.03225306">
            <text:p>-77.03225306</text:p>
          </table:table-cell>
          <table:table-cell office:value-type="string">
            <text:p>Ward 4</text:p>
          </table:table-cell>
          <table:table-cell office:value-type="float" office:value="2002">
            <text:p>2002</text:p>
          </table:table-cell>
          <table:table-cell office:value-type="float" office:value="20011">
            <text:p>20011</text:p>
          </table:table-cell>
          <table:table-cell office:value-type="float" office:value="294517">
            <text:p>29451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4]" office:value-type="float" office:value="38.95136741">
            <text:p>38.95136741</text:p>
          </table:table-cell>
          <table:table-cell table:formula="of:=[.AP174]" office:value-type="float" office:value="-77.03225306">
            <text:p>-77.03225306</text:p>
          </table:table-cell>
          <table:table-cell table:formula="of:=[.AQ174]" office:value-type="string" office:string-value="Ward 4">
            <text:p>Ward 4</text:p>
          </table:table-cell>
          <table:table-cell table:formula="of:=[.AR174]" office:value-type="float" office:value="2002">
            <text:p>20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Whittier EC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6201 5th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1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201 5TH STREET NW</text:p>
          </table:table-cell>
          <table:table-cell office:value-type="float" office:value="398332.71">
            <text:p>398332.71</text:p>
          </table:table-cell>
          <table:table-cell office:value-type="float" office:value="144216.17">
            <text:p>144216.17</text:p>
          </table:table-cell>
          <table:table-cell office:value-type="float" office:value="38.96585727">
            <text:p>38.96585727</text:p>
          </table:table-cell>
          <table:table-cell office:value-type="float" office:value="-77.0192386">
            <text:p>-77.0192386</text:p>
          </table:table-cell>
          <table:table-cell office:value-type="string">
            <text:p>Ward 4</text:p>
          </table:table-cell>
          <table:table-cell office:value-type="float" office:value="1902">
            <text:p>1902</text:p>
          </table:table-cell>
          <table:table-cell office:value-type="float" office:value="20011">
            <text:p>20011</text:p>
          </table:table-cell>
          <table:table-cell office:value-type="float" office:value="294614">
            <text:p>29461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5]" office:value-type="float" office:value="38.96585727">
            <text:p>38.96585727</text:p>
          </table:table-cell>
          <table:table-cell table:formula="of:=[.AP175]" office:value-type="float" office:value="-77.0192386">
            <text:p>-77.0192386</text:p>
          </table:table-cell>
          <table:table-cell table:formula="of:=[.AQ175]" office:value-type="string" office:string-value="Ward 4">
            <text:p>Ward 4</text:p>
          </table:table-cell>
          <table:table-cell table:formula="of:=[.AR175]" office:value-type="float" office:value="1902">
            <text:p>1902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J O Wilson ES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660 K Stree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60 K STREET NE</text:p>
          </table:table-cell>
          <table:table-cell office:value-type="float" office:value="400295.87">
            <text:p>400295.87</text:p>
          </table:table-cell>
          <table:table-cell office:value-type="float" office:value="137211.43">
            <text:p>137211.43</text:p>
          </table:table-cell>
          <table:table-cell office:value-type="float" office:value="38.902758">
            <text:p>38.902758</text:p>
          </table:table-cell>
          <table:table-cell office:value-type="float" office:value="-76.99658902">
            <text:p>-76.99658902</text:p>
          </table:table-cell>
          <table:table-cell office:value-type="string">
            <text:p>Ward 6</text:p>
          </table:table-cell>
          <table:table-cell office:value-type="float" office:value="10600">
            <text:p>10600</text:p>
          </table:table-cell>
          <table:table-cell office:value-type="float" office:value="20002">
            <text:p>20002</text:p>
          </table:table-cell>
          <table:table-cell office:value-type="float" office:value="288841">
            <text:p>28884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6]" office:value-type="float" office:value="38.902758">
            <text:p>38.902758</text:p>
          </table:table-cell>
          <table:table-cell table:formula="of:=[.AP176]" office:value-type="float" office:value="-76.99658902">
            <text:p>-76.99658902</text:p>
          </table:table-cell>
          <table:table-cell table:formula="of:=[.AQ176]" office:value-type="string" office:string-value="Ward 6">
            <text:p>Ward 6</text:p>
          </table:table-cell>
          <table:table-cell table:formula="of:=[.AR176]" office:value-type="float" office:value="10600">
            <text:p>10600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Ferebee Hope ES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3999 8th St <text:s/>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999 8TH STREET SE</text:p>
          </table:table-cell>
          <table:table-cell office:value-type="float" office:value="400419.94">
            <text:p>400419.94</text:p>
          </table:table-cell>
          <table:table-cell office:value-type="float" office:value="129394.95">
            <text:p>129394.95</text:p>
          </table:table-cell>
          <table:table-cell office:value-type="float" office:value="38.8323439">
            <text:p>38.8323439</text:p>
          </table:table-cell>
          <table:table-cell office:value-type="float" office:value="-76.99516344">
            <text:p>-76.99516344</text:p>
          </table:table-cell>
          <table:table-cell office:value-type="string">
            <text:p>Ward 8</text:p>
          </table:table-cell>
          <table:table-cell office:value-type="float" office:value="9801">
            <text:p>9801</text:p>
          </table:table-cell>
          <table:table-cell office:value-type="float" office:value="20032">
            <text:p>20032</text:p>
          </table:table-cell>
          <table:table-cell office:value-type="float" office:value="294588">
            <text:p>29458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7]" office:value-type="float" office:value="38.8323439">
            <text:p>38.8323439</text:p>
          </table:table-cell>
          <table:table-cell table:formula="of:=[.AP177]" office:value-type="float" office:value="-76.99516344">
            <text:p>-76.99516344</text:p>
          </table:table-cell>
          <table:table-cell table:formula="of:=[.AQ177]" office:value-type="string" office:string-value="Ward 8">
            <text:p>Ward 8</text:p>
          </table:table-cell>
          <table:table-cell table:formula="of:=[.AR177]" office:value-type="float" office:value="9801">
            <text:p>9801</text:p>
          </table:table-cell>
        </table:table-row>
        <table:table-row table:style-name="ro1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King, M L ES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3200 6th St <text:s/>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200 6TH STREET SE</text:p>
          </table:table-cell>
          <table:table-cell office:value-type="float" office:value="400152.88">
            <text:p>400152.88</text:p>
          </table:table-cell>
          <table:table-cell office:value-type="float" office:value="130516.03">
            <text:p>130516.03</text:p>
          </table:table-cell>
          <table:table-cell office:value-type="float" office:value="38.84244319">
            <text:p>38.84244319</text:p>
          </table:table-cell>
          <table:table-cell office:value-type="float" office:value="-76.99823899">
            <text:p>-76.99823899</text:p>
          </table:table-cell>
          <table:table-cell office:value-type="string">
            <text:p>Ward 8</text:p>
          </table:table-cell>
          <table:table-cell office:value-type="float" office:value="9804">
            <text:p>9804</text:p>
          </table:table-cell>
          <table:table-cell office:value-type="float" office:value="20032">
            <text:p>20032</text:p>
          </table:table-cell>
          <table:table-cell office:value-type="float" office:value="294557">
            <text:p>29455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8]" office:value-type="float" office:value="38.84244319">
            <text:p>38.84244319</text:p>
          </table:table-cell>
          <table:table-cell table:formula="of:=[.AP178]" office:value-type="float" office:value="-76.99823899">
            <text:p>-76.99823899</text:p>
          </table:table-cell>
          <table:table-cell table:formula="of:=[.AQ178]" office:value-type="string" office:string-value="Ward 8">
            <text:p>Ward 8</text:p>
          </table:table-cell>
          <table:table-cell table:formula="of:=[.AR178]" office:value-type="float" office:value="9804">
            <text:p>98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rookland EC at Bunker Hill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1401 Michigan Ave <text:s/>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401 MICHIGAN AVENUE NE</text:p>
          </table:table-cell>
          <table:table-cell office:value-type="float" office:value="401300.77">
            <text:p>401300.77</text:p>
          </table:table-cell>
          <table:table-cell office:value-type="float" office:value="141569.11">
            <text:p>141569.11</text:p>
          </table:table-cell>
          <table:table-cell office:value-type="float" office:value="38.94201247">
            <text:p>38.94201247</text:p>
          </table:table-cell>
          <table:table-cell office:value-type="float" office:value="-76.98499564">
            <text:p>-76.98499564</text:p>
          </table:table-cell>
          <table:table-cell office:value-type="string">
            <text:p>Ward 5</text:p>
          </table:table-cell>
          <table:table-cell office:value-type="float" office:value="9503">
            <text:p>9503</text:p>
          </table:table-cell>
          <table:table-cell office:value-type="float" office:value="20017">
            <text:p>20017</text:p>
          </table:table-cell>
          <table:table-cell office:value-type="float" office:value="286131">
            <text:p>28613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79]" office:value-type="float" office:value="38.94201247">
            <text:p>38.94201247</text:p>
          </table:table-cell>
          <table:table-cell table:formula="of:=[.AP179]" office:value-type="float" office:value="-76.98499564">
            <text:p>-76.98499564</text:p>
          </table:table-cell>
          <table:table-cell table:formula="of:=[.AQ179]" office:value-type="string" office:string-value="Ward 5">
            <text:p>Ward 5</text:p>
          </table:table-cell>
          <table:table-cell table:formula="of:=[.AR179]" office:value-type="float" office:value="9503">
            <text:p>9503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arshall ES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8">
            <text:p>20018</text:p>
          </table:table-cell>
          <table:table-cell office:value-type="string">
            <text:p>3100 Fort Lincoln Dr <text:s/>NE</text:p>
          </table:table-cell>
          <table:table-cell office:value-type="string">
            <text:p>NULL</text:p>
          </table:table-cell>
          <table:table-cell office:value-type="float" office:value="20018">
            <text:p>20018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100 FORT LINCOLN DRIVE NE</text:p>
          </table:table-cell>
          <table:table-cell office:value-type="float" office:value="403673.61">
            <text:p>403673.61</text:p>
          </table:table-cell>
          <table:table-cell office:value-type="float" office:value="139937.34">
            <text:p>139937.34</text:p>
          </table:table-cell>
          <table:table-cell office:value-type="float" office:value="38.92730628">
            <text:p>38.92730628</text:p>
          </table:table-cell>
          <table:table-cell office:value-type="float" office:value="-76.9576337">
            <text:p>-76.9576337</text:p>
          </table:table-cell>
          <table:table-cell office:value-type="string">
            <text:p>Ward 5</text:p>
          </table:table-cell>
          <table:table-cell office:value-type="float" office:value="9000">
            <text:p>9000</text:p>
          </table:table-cell>
          <table:table-cell office:value-type="float" office:value="20018">
            <text:p>20018</text:p>
          </table:table-cell>
          <table:table-cell office:value-type="float" office:value="294553">
            <text:p>29455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0]" office:value-type="float" office:value="38.92730628">
            <text:p>38.92730628</text:p>
          </table:table-cell>
          <table:table-cell table:formula="of:=[.AP180]" office:value-type="float" office:value="-76.9576337">
            <text:p>-76.9576337</text:p>
          </table:table-cell>
          <table:table-cell table:formula="of:=[.AQ180]" office:value-type="string" office:string-value="Ward 5">
            <text:p>Ward 5</text:p>
          </table:table-cell>
          <table:table-cell table:formula="of:=[.AR180]" office:value-type="float" office:value="9000">
            <text:p>90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 C Terrell /McGogney ES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Special Education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3301 Wheeler Rd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301 WHEELER ROAD SE</text:p>
          </table:table-cell>
          <table:table-cell office:value-type="float" office:value="400512.16">
            <text:p>400512.16</text:p>
          </table:table-cell>
          <table:table-cell office:value-type="float" office:value="130413.48">
            <text:p>130413.48</text:p>
          </table:table-cell>
          <table:table-cell office:value-type="float" office:value="38.84151923">
            <text:p>38.84151923</text:p>
          </table:table-cell>
          <table:table-cell office:value-type="float" office:value="-76.99410056">
            <text:p>-76.99410056</text:p>
          </table:table-cell>
          <table:table-cell office:value-type="string">
            <text:p>Ward 8</text:p>
          </table:table-cell>
          <table:table-cell office:value-type="float" office:value="9804">
            <text:p>9804</text:p>
          </table:table-cell>
          <table:table-cell office:value-type="float" office:value="20032">
            <text:p>20032</text:p>
          </table:table-cell>
          <table:table-cell office:value-type="float" office:value="294563">
            <text:p>29456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1]" office:value-type="float" office:value="38.84151923">
            <text:p>38.84151923</text:p>
          </table:table-cell>
          <table:table-cell table:formula="of:=[.AP181]" office:value-type="float" office:value="-76.99410056">
            <text:p>-76.99410056</text:p>
          </table:table-cell>
          <table:table-cell table:formula="of:=[.AQ181]" office:value-type="string" office:string-value="Ward 8">
            <text:p>Ward 8</text:p>
          </table:table-cell>
          <table:table-cell table:formula="of:=[.AR181]" office:value-type="float" office:value="9804">
            <text:p>98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Winston EC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3100 Erie St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12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100 ERIE STREET SE</text:p>
          </table:table-cell>
          <table:table-cell office:value-type="float" office:value="403226.53">
            <text:p>403226.53</text:p>
          </table:table-cell>
          <table:table-cell office:value-type="float" office:value="132196.58">
            <text:p>132196.58</text:p>
          </table:table-cell>
          <table:table-cell office:value-type="float" office:value="38.85757641">
            <text:p>38.85757641</text:p>
          </table:table-cell>
          <table:table-cell office:value-type="float" office:value="-76.96282605">
            <text:p>-76.96282605</text:p>
          </table:table-cell>
          <table:table-cell office:value-type="string">
            <text:p>Ward 7</text:p>
          </table:table-cell>
          <table:table-cell office:value-type="float" office:value="7603">
            <text:p>7603</text:p>
          </table:table-cell>
          <table:table-cell office:value-type="float" office:value="20020">
            <text:p>20020</text:p>
          </table:table-cell>
          <table:table-cell office:value-type="float" office:value="294554">
            <text:p>29455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2]" office:value-type="float" office:value="38.85757641">
            <text:p>38.85757641</text:p>
          </table:table-cell>
          <table:table-cell table:formula="of:=[.AP182]" office:value-type="float" office:value="-76.96282605">
            <text:p>-76.96282605</text:p>
          </table:table-cell>
          <table:table-cell table:formula="of:=[.AQ182]" office:value-type="string" office:string-value="Ward 7">
            <text:p>Ward 7</text:p>
          </table:table-cell>
          <table:table-cell table:formula="of:=[.AR182]" office:value-type="float" office:value="7603">
            <text:p>7603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Capitol Hill Montessori School at Logan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215 G Stree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6" office:value-type="string">
            <text:p>Y</text:p>
          </table:table-cell>
          <table:table-cell table:number-columns-repeated="10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15 G STREET NE</text:p>
          </table:table-cell>
          <table:table-cell office:value-type="float" office:value="399777.37">
            <text:p>399777.37</text:p>
          </table:table-cell>
          <table:table-cell office:value-type="float" office:value="136742.12">
            <text:p>136742.12</text:p>
          </table:table-cell>
          <table:table-cell office:value-type="float" office:value="38.89853031">
            <text:p>38.89853031</text:p>
          </table:table-cell>
          <table:table-cell office:value-type="float" office:value="-77.00256647">
            <text:p>-77.00256647</text:p>
          </table:table-cell>
          <table:table-cell office:value-type="string">
            <text:p>Ward 6</text:p>
          </table:table-cell>
          <table:table-cell office:value-type="float" office:value="8301">
            <text:p>8301</text:p>
          </table:table-cell>
          <table:table-cell office:value-type="float" office:value="20002">
            <text:p>20002</text:p>
          </table:table-cell>
          <table:table-cell office:value-type="float" office:value="286687">
            <text:p>28668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3]" office:value-type="float" office:value="38.89853031">
            <text:p>38.89853031</text:p>
          </table:table-cell>
          <table:table-cell table:formula="of:=[.AP183]" office:value-type="float" office:value="-77.00256647">
            <text:p>-77.00256647</text:p>
          </table:table-cell>
          <table:table-cell table:formula="of:=[.AQ183]" office:value-type="string" office:string-value="Ward 6">
            <text:p>Ward 6</text:p>
          </table:table-cell>
          <table:table-cell table:formula="of:=[.AR183]" office:value-type="float" office:value="8301">
            <text:p>83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enjamin Banneker HS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1100030">
            <text:p>1100030</text:p>
          </table:table-cell>
          <table:table-cell office:value-type="string">
            <text:p>Magnet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800 Euclid St <text:s/>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800 EUCLID STREET NW</text:p>
          </table:table-cell>
          <table:table-cell office:value-type="float" office:value="397920.84">
            <text:p>397920.84</text:p>
          </table:table-cell>
          <table:table-cell office:value-type="float" office:value="139551.17">
            <text:p>139551.17</text:p>
          </table:table-cell>
          <table:table-cell office:value-type="float" office:value="38.92383276">
            <text:p>38.92383276</text:p>
          </table:table-cell>
          <table:table-cell office:value-type="float" office:value="-77.02397697">
            <text:p>-77.02397697</text:p>
          </table:table-cell>
          <table:table-cell office:value-type="string">
            <text:p>Ward 1</text:p>
          </table:table-cell>
          <table:table-cell office:value-type="float" office:value="3500">
            <text:p>3500</text:p>
          </table:table-cell>
          <table:table-cell office:value-type="float" office:value="20001">
            <text:p>20001</text:p>
          </table:table-cell>
          <table:table-cell office:value-type="float" office:value="294496">
            <text:p>29449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4]" office:value-type="float" office:value="38.92383276">
            <text:p>38.92383276</text:p>
          </table:table-cell>
          <table:table-cell table:formula="of:=[.AP184]" office:value-type="float" office:value="-77.02397697">
            <text:p>-77.02397697</text:p>
          </table:table-cell>
          <table:table-cell table:formula="of:=[.AQ184]" office:value-type="string" office:string-value="Ward 1">
            <text:p>Ward 1</text:p>
          </table:table-cell>
          <table:table-cell table:formula="of:=[.AR184]" office:value-type="float" office:value="3500">
            <text:p>35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rowne EC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850 26th St <text:s/>NE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850 26TH STREET NE</text:p>
          </table:table-cell>
          <table:table-cell office:value-type="float" office:value="402544.36">
            <text:p>402544.36</text:p>
          </table:table-cell>
          <table:table-cell office:value-type="float" office:value="137194.17">
            <text:p>137194.17</text:p>
          </table:table-cell>
          <table:table-cell office:value-type="float" office:value="38.90259888">
            <text:p>38.90259888</text:p>
          </table:table-cell>
          <table:table-cell office:value-type="float" office:value="-76.97066706">
            <text:p>-76.97066706</text:p>
          </table:table-cell>
          <table:table-cell office:value-type="string">
            <text:p>Ward 5</text:p>
          </table:table-cell>
          <table:table-cell office:value-type="float" office:value="8904">
            <text:p>8904</text:p>
          </table:table-cell>
          <table:table-cell office:value-type="float" office:value="20002">
            <text:p>20002</text:p>
          </table:table-cell>
          <table:table-cell office:value-type="float" office:value="294501">
            <text:p>29450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5]" office:value-type="float" office:value="38.90259888">
            <text:p>38.90259888</text:p>
          </table:table-cell>
          <table:table-cell table:formula="of:=[.AP185]" office:value-type="float" office:value="-76.97066706">
            <text:p>-76.97066706</text:p>
          </table:table-cell>
          <table:table-cell table:formula="of:=[.AQ185]" office:value-type="string" office:string-value="Ward 5">
            <text:p>Ward 5</text:p>
          </table:table-cell>
          <table:table-cell table:formula="of:=[.AR185]" office:value-type="float" office:value="8904">
            <text:p>89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Deal MS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6">
            <text:p>20016</text:p>
          </table:table-cell>
          <table:table-cell office:value-type="string">
            <text:p>3815 Fort Dr <text:s/>NW</text:p>
          </table:table-cell>
          <table:table-cell office:value-type="string">
            <text:p>NULL</text:p>
          </table:table-cell>
          <table:table-cell office:value-type="float" office:value="20016">
            <text:p>20016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815 FORT DRIVE NW</text:p>
          </table:table-cell>
          <table:table-cell office:value-type="float" office:value="393481.78">
            <text:p>393481.78</text:p>
          </table:table-cell>
          <table:table-cell office:value-type="float" office:value="142779.94">
            <text:p>142779.94</text:p>
          </table:table-cell>
          <table:table-cell office:value-type="float" office:value="38.95289674">
            <text:p>38.95289674</text:p>
          </table:table-cell>
          <table:table-cell office:value-type="float" office:value="-77.07519907">
            <text:p>-77.07519907</text:p>
          </table:table-cell>
          <table:table-cell office:value-type="string">
            <text:p>Ward 3</text:p>
          </table:table-cell>
          <table:table-cell office:value-type="float" office:value="1100">
            <text:p>1100</text:p>
          </table:table-cell>
          <table:table-cell office:value-type="float" office:value="20016">
            <text:p>20016</text:p>
          </table:table-cell>
          <table:table-cell office:value-type="float" office:value="277548">
            <text:p>27754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6]" office:value-type="float" office:value="38.95289674">
            <text:p>38.95289674</text:p>
          </table:table-cell>
          <table:table-cell table:formula="of:=[.AP186]" office:value-type="float" office:value="-77.07519907">
            <text:p>-77.07519907</text:p>
          </table:table-cell>
          <table:table-cell table:formula="of:=[.AQ186]" office:value-type="string" office:string-value="Ward 3">
            <text:p>Ward 3</text:p>
          </table:table-cell>
          <table:table-cell table:formula="of:=[.AR186]" office:value-type="float" office:value="1100">
            <text:p>11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Eliot Hine MS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830 Constitution Ave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830 CONSTITUTION AVENUE NE</text:p>
          </table:table-cell>
          <table:table-cell office:value-type="float" office:value="401823.73">
            <text:p>401823.73</text:p>
          </table:table-cell>
          <table:table-cell office:value-type="float" office:value="136065.31">
            <text:p>136065.31</text:p>
          </table:table-cell>
          <table:table-cell office:value-type="float" office:value="38.89243149">
            <text:p>38.89243149</text:p>
          </table:table-cell>
          <table:table-cell office:value-type="float" office:value="-76.97897792">
            <text:p>-76.97897792</text:p>
          </table:table-cell>
          <table:table-cell office:value-type="string">
            <text:p>Ward 6</text:p>
          </table:table-cell>
          <table:table-cell office:value-type="float" office:value="8002">
            <text:p>8002</text:p>
          </table:table-cell>
          <table:table-cell office:value-type="float" office:value="20002">
            <text:p>20002</text:p>
          </table:table-cell>
          <table:table-cell office:value-type="float" office:value="286499">
            <text:p>28649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7]" office:value-type="float" office:value="38.89243149">
            <text:p>38.89243149</text:p>
          </table:table-cell>
          <table:table-cell table:formula="of:=[.AP187]" office:value-type="float" office:value="-76.97897792">
            <text:p>-76.97897792</text:p>
          </table:table-cell>
          <table:table-cell table:formula="of:=[.AQ187]" office:value-type="string" office:string-value="Ward 6">
            <text:p>Ward 6</text:p>
          </table:table-cell>
          <table:table-cell table:formula="of:=[.AR187]" office:value-type="float" office:value="8002">
            <text:p>8002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Francis Stevens EC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7">
            <text:p>20037</text:p>
          </table:table-cell>
          <table:table-cell office:value-type="string">
            <text:p>2425 N St <text:s/>NW</text:p>
          </table:table-cell>
          <table:table-cell office:value-type="string">
            <text:p>NULL</text:p>
          </table:table-cell>
          <table:table-cell office:value-type="float" office:value="20037">
            <text:p>20037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425 N STREET NW</text:p>
          </table:table-cell>
          <table:table-cell office:value-type="float" office:value="395461.95">
            <text:p>395461.95</text:p>
          </table:table-cell>
          <table:table-cell office:value-type="float" office:value="137735.74">
            <text:p>137735.74</text:p>
          </table:table-cell>
          <table:table-cell office:value-type="float" office:value="38.9074695">
            <text:p>38.9074695</text:p>
          </table:table-cell>
          <table:table-cell office:value-type="float" office:value="-77.052321">
            <text:p>-77.052321</text:p>
          </table:table-cell>
          <table:table-cell office:value-type="string">
            <text:p>Ward 2</text:p>
          </table:table-cell>
          <table:table-cell office:value-type="float" office:value="5500">
            <text:p>5500</text:p>
          </table:table-cell>
          <table:table-cell office:value-type="float" office:value="20037">
            <text:p>20037</text:p>
          </table:table-cell>
          <table:table-cell office:value-type="float" office:value="294544">
            <text:p>29454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8]" office:value-type="float" office:value="38.9074695">
            <text:p>38.9074695</text:p>
          </table:table-cell>
          <table:table-cell table:formula="of:=[.AP188]" office:value-type="float" office:value="-77.052321">
            <text:p>-77.052321</text:p>
          </table:table-cell>
          <table:table-cell table:formula="of:=[.AQ188]" office:value-type="string" office:string-value="Ward 2">
            <text:p>Ward 2</text:p>
          </table:table-cell>
          <table:table-cell table:formula="of:=[.AR188]" office:value-type="float" office:value="5500">
            <text:p>55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Hart MS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601 Mississippi Ave <text:s/>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01 MISSISSIPPI AVENUE SE</text:p>
          </table:table-cell>
          <table:table-cell office:value-type="float" office:value="400244.94">
            <text:p>400244.94</text:p>
          </table:table-cell>
          <table:table-cell office:value-type="float" office:value="129993.71">
            <text:p>129993.71</text:p>
          </table:table-cell>
          <table:table-cell office:value-type="float" office:value="38.83773787">
            <text:p>38.83773787</text:p>
          </table:table-cell>
          <table:table-cell office:value-type="float" office:value="-76.99717875">
            <text:p>-76.99717875</text:p>
          </table:table-cell>
          <table:table-cell office:value-type="string">
            <text:p>Ward 8</text:p>
          </table:table-cell>
          <table:table-cell office:value-type="float" office:value="9804">
            <text:p>9804</text:p>
          </table:table-cell>
          <table:table-cell office:value-type="float" office:value="20032">
            <text:p>20032</text:p>
          </table:table-cell>
          <table:table-cell office:value-type="float" office:value="5534">
            <text:p>553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89]" office:value-type="float" office:value="38.83773787">
            <text:p>38.83773787</text:p>
          </table:table-cell>
          <table:table-cell table:formula="of:=[.AP189]" office:value-type="float" office:value="-76.99717875">
            <text:p>-76.99717875</text:p>
          </table:table-cell>
          <table:table-cell table:formula="of:=[.AQ189]" office:value-type="string" office:string-value="Ward 8">
            <text:p>Ward 8</text:p>
          </table:table-cell>
          <table:table-cell table:formula="of:=[.AR189]" office:value-type="float" office:value="9804">
            <text:p>98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Jefferson MS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4">
            <text:p>20024</text:p>
          </table:table-cell>
          <table:table-cell office:value-type="string">
            <text:p>801 7th St <text:s/>SW</text:p>
          </table:table-cell>
          <table:table-cell office:value-type="string">
            <text:p>NULL</text:p>
          </table:table-cell>
          <table:table-cell office:value-type="float" office:value="20024">
            <text:p>20024</text:p>
          </table:table-cell>
          <table:table-cell table:number-columns-repeated="11" office:value-type="string">
            <text:p>N</text:p>
          </table:table-cell>
          <table:table-cell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801 7TH STREET SW</text:p>
          </table:table-cell>
          <table:table-cell office:value-type="float" office:value="398012.08">
            <text:p>398012.08</text:p>
          </table:table-cell>
          <table:table-cell office:value-type="float" office:value="134671.03">
            <text:p>134671.03</text:p>
          </table:table-cell>
          <table:table-cell office:value-type="float" office:value="38.87987093">
            <text:p>38.87987093</text:p>
          </table:table-cell>
          <table:table-cell office:value-type="float" office:value="-77.02291066">
            <text:p>-77.02291066</text:p>
          </table:table-cell>
          <table:table-cell office:value-type="string">
            <text:p>Ward 6</text:p>
          </table:table-cell>
          <table:table-cell office:value-type="float" office:value="10200">
            <text:p>10200</text:p>
          </table:table-cell>
          <table:table-cell office:value-type="float" office:value="20024">
            <text:p>20024</text:p>
          </table:table-cell>
          <table:table-cell office:value-type="float" office:value="276812">
            <text:p>27681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0]" office:value-type="float" office:value="38.87987093">
            <text:p>38.87987093</text:p>
          </table:table-cell>
          <table:table-cell table:formula="of:=[.AP190]" office:value-type="float" office:value="-77.02291066">
            <text:p>-77.02291066</text:p>
          </table:table-cell>
          <table:table-cell table:formula="of:=[.AQ190]" office:value-type="string" office:string-value="Ward 6">
            <text:p>Ward 6</text:p>
          </table:table-cell>
          <table:table-cell table:formula="of:=[.AR190]" office:value-type="float" office:value="10200">
            <text:p>102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Johnson <text:s/>John Hayden MS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1400 Bruce Pl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400 BRUCE PLACE SE</text:p>
          </table:table-cell>
          <table:table-cell office:value-type="float" office:value="401414.57">
            <text:p>401414.57</text:p>
          </table:table-cell>
          <table:table-cell office:value-type="float" office:value="131503.42">
            <text:p>131503.42</text:p>
          </table:table-cell>
          <table:table-cell office:value-type="float" office:value="38.85133691">
            <text:p>38.85133691</text:p>
          </table:table-cell>
          <table:table-cell office:value-type="float" office:value="-76.98370368">
            <text:p>-76.98370368</text:p>
          </table:table-cell>
          <table:table-cell office:value-type="string">
            <text:p>Ward 8</text:p>
          </table:table-cell>
          <table:table-cell office:value-type="float" office:value="7404">
            <text:p>7404</text:p>
          </table:table-cell>
          <table:table-cell office:value-type="float" office:value="20020">
            <text:p>20020</text:p>
          </table:table-cell>
          <table:table-cell office:value-type="float" office:value="294520">
            <text:p>29452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1]" office:value-type="float" office:value="38.85133691">
            <text:p>38.85133691</text:p>
          </table:table-cell>
          <table:table-cell table:formula="of:=[.AP191]" office:value-type="float" office:value="-76.98370368">
            <text:p>-76.98370368</text:p>
          </table:table-cell>
          <table:table-cell table:formula="of:=[.AQ191]" office:value-type="string" office:string-value="Ward 8">
            <text:p>Ward 8</text:p>
          </table:table-cell>
          <table:table-cell table:formula="of:=[.AR191]" office:value-type="float" office:value="7404">
            <text:p>74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Kramer MS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1700 Q St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700 Q STREET SE</text:p>
          </table:table-cell>
          <table:table-cell office:value-type="float" office:value="401720.71">
            <text:p>401720.71</text:p>
          </table:table-cell>
          <table:table-cell office:value-type="float" office:value="133718.02">
            <text:p>133718.02</text:p>
          </table:table-cell>
          <table:table-cell office:value-type="float" office:value="38.8712864">
            <text:p>38.8712864</text:p>
          </table:table-cell>
          <table:table-cell office:value-type="float" office:value="-76.9801713">
            <text:p>-76.9801713</text:p>
          </table:table-cell>
          <table:table-cell office:value-type="string">
            <text:p>Ward 8</text:p>
          </table:table-cell>
          <table:table-cell office:value-type="float" office:value="7601">
            <text:p>7601</text:p>
          </table:table-cell>
          <table:table-cell office:value-type="float" office:value="20020">
            <text:p>20020</text:p>
          </table:table-cell>
          <table:table-cell office:value-type="float" office:value="289467">
            <text:p>28946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2]" office:value-type="float" office:value="38.8712864">
            <text:p>38.8712864</text:p>
          </table:table-cell>
          <table:table-cell table:formula="of:=[.AP192]" office:value-type="float" office:value="-76.9801713">
            <text:p>-76.9801713</text:p>
          </table:table-cell>
          <table:table-cell table:formula="of:=[.AQ192]" office:value-type="string" office:string-value="Ward 8">
            <text:p>Ward 8</text:p>
          </table:table-cell>
          <table:table-cell table:formula="of:=[.AR192]" office:value-type="float" office:value="7601">
            <text:p>76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acFarland MS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4400 Iowa Ave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400 IOWA AVENUE NW</text:p>
          </table:table-cell>
          <table:table-cell office:value-type="float" office:value="397592.04">
            <text:p>397592.04</text:p>
          </table:table-cell>
          <table:table-cell office:value-type="float" office:value="141746.55">
            <text:p>141746.55</text:p>
          </table:table-cell>
          <table:table-cell office:value-type="float" office:value="38.94360856">
            <text:p>38.94360856</text:p>
          </table:table-cell>
          <table:table-cell office:value-type="float" office:value="-77.02777641">
            <text:p>-77.02777641</text:p>
          </table:table-cell>
          <table:table-cell office:value-type="string">
            <text:p>Ward 4</text:p>
          </table:table-cell>
          <table:table-cell office:value-type="float" office:value="2501">
            <text:p>2501</text:p>
          </table:table-cell>
          <table:table-cell office:value-type="float" office:value="20011">
            <text:p>20011</text:p>
          </table:table-cell>
          <table:table-cell office:value-type="float" office:value="294595">
            <text:p>29459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3]" office:value-type="float" office:value="38.94360856">
            <text:p>38.94360856</text:p>
          </table:table-cell>
          <table:table-cell table:formula="of:=[.AP193]" office:value-type="float" office:value="-77.02777641">
            <text:p>-77.02777641</text:p>
          </table:table-cell>
          <table:table-cell table:formula="of:=[.AQ193]" office:value-type="string" office:string-value="Ward 4">
            <text:p>Ward 4</text:p>
          </table:table-cell>
          <table:table-cell table:formula="of:=[.AR193]" office:value-type="float" office:value="2501">
            <text:p>25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Kelly Miller MS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301 49th St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01 49TH STREET NE</text:p>
          </table:table-cell>
          <table:table-cell office:value-type="float" office:value="405859.65">
            <text:p>405859.65</text:p>
          </table:table-cell>
          <table:table-cell office:value-type="float" office:value="136165.39">
            <text:p>136165.39</text:p>
          </table:table-cell>
          <table:table-cell office:value-type="float" office:value="38.89331541">
            <text:p>38.89331541</text:p>
          </table:table-cell>
          <table:table-cell office:value-type="float" office:value="-76.93245515">
            <text:p>-76.93245515</text:p>
          </table:table-cell>
          <table:table-cell office:value-type="string">
            <text:p>Ward 7</text:p>
          </table:table-cell>
          <table:table-cell office:value-type="float" office:value="7804">
            <text:p>7804</text:p>
          </table:table-cell>
          <table:table-cell office:value-type="float" office:value="20019">
            <text:p>20019</text:p>
          </table:table-cell>
          <table:table-cell office:value-type="float" office:value="294476">
            <text:p>294476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4]" office:value-type="float" office:value="38.89331541">
            <text:p>38.89331541</text:p>
          </table:table-cell>
          <table:table-cell table:formula="of:=[.AP194]" office:value-type="float" office:value="-76.93245515">
            <text:p>-76.93245515</text:p>
          </table:table-cell>
          <table:table-cell table:formula="of:=[.AQ194]" office:value-type="string" office:string-value="Ward 7">
            <text:p>Ward 7</text:p>
          </table:table-cell>
          <table:table-cell table:formula="of:=[.AR194]" office:value-type="float" office:value="7804">
            <text:p>78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Ron Brown MS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4800 Meade St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800 MEADE STREET NE</text:p>
          </table:table-cell>
          <table:table-cell office:value-type="float" office:value="405836.91">
            <text:p>405836.91</text:p>
          </table:table-cell>
          <table:table-cell office:value-type="float" office:value="137635.93">
            <text:p>137635.93</text:p>
          </table:table-cell>
          <table:table-cell office:value-type="float" office:value="38.90656271">
            <text:p>38.90656271</text:p>
          </table:table-cell>
          <table:table-cell office:value-type="float" office:value="-76.93270478">
            <text:p>-76.93270478</text:p>
          </table:table-cell>
          <table:table-cell office:value-type="string">
            <text:p>Ward 7</text:p>
          </table:table-cell>
          <table:table-cell office:value-type="float" office:value="7806">
            <text:p>7806</text:p>
          </table:table-cell>
          <table:table-cell office:value-type="float" office:value="20019">
            <text:p>20019</text:p>
          </table:table-cell>
          <table:table-cell office:value-type="float" office:value="294601">
            <text:p>29460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5]" office:value-type="float" office:value="38.90656271">
            <text:p>38.90656271</text:p>
          </table:table-cell>
          <table:table-cell table:formula="of:=[.AP195]" office:value-type="float" office:value="-76.93270478">
            <text:p>-76.93270478</text:p>
          </table:table-cell>
          <table:table-cell table:formula="of:=[.AQ195]" office:value-type="string" office:string-value="Ward 7">
            <text:p>Ward 7</text:p>
          </table:table-cell>
          <table:table-cell table:formula="of:=[.AR195]" office:value-type="float" office:value="7806">
            <text:p>7806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ousa MS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3650 Ely Pl S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650 ELY PLACE SE</text:p>
          </table:table-cell>
          <table:table-cell office:value-type="float" office:value="404064.1">
            <text:p>404064.1</text:p>
          </table:table-cell>
          <table:table-cell office:value-type="float" office:value="135118.46">
            <text:p>135118.46</text:p>
          </table:table-cell>
          <table:table-cell office:value-type="float" office:value="38.88389441">
            <text:p>38.88389441</text:p>
          </table:table-cell>
          <table:table-cell office:value-type="float" office:value="-76.95315884">
            <text:p>-76.95315884</text:p>
          </table:table-cell>
          <table:table-cell office:value-type="string">
            <text:p>Ward 7</text:p>
          </table:table-cell>
          <table:table-cell office:value-type="float" office:value="7703">
            <text:p>7703</text:p>
          </table:table-cell>
          <table:table-cell office:value-type="float" office:value="20019">
            <text:p>20019</text:p>
          </table:table-cell>
          <table:table-cell office:value-type="float" office:value="294584">
            <text:p>29458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6]" office:value-type="float" office:value="38.88389441">
            <text:p>38.88389441</text:p>
          </table:table-cell>
          <table:table-cell table:formula="of:=[.AP196]" office:value-type="float" office:value="-76.95315884">
            <text:p>-76.95315884</text:p>
          </table:table-cell>
          <table:table-cell table:formula="of:=[.AQ196]" office:value-type="string" office:string-value="Ward 7">
            <text:p>Ward 7</text:p>
          </table:table-cell>
          <table:table-cell table:formula="of:=[.AR196]" office:value-type="float" office:value="7703">
            <text:p>7703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tuart Hobson MS (Capitol Hill Cluster)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410 E St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10 E STREET NE</text:p>
          </table:table-cell>
          <table:table-cell office:value-type="float" office:value="399999.62">
            <text:p>399999.62</text:p>
          </table:table-cell>
          <table:table-cell office:value-type="float" office:value="136494.28">
            <text:p>136494.28</text:p>
          </table:table-cell>
          <table:table-cell office:value-type="float" office:value="38.8962977">
            <text:p>38.8962977</text:p>
          </table:table-cell>
          <table:table-cell office:value-type="float" office:value="-77.00000438">
            <text:p>-77.00000438</text:p>
          </table:table-cell>
          <table:table-cell office:value-type="string">
            <text:p>Ward 6</text:p>
          </table:table-cell>
          <table:table-cell office:value-type="float" office:value="8301">
            <text:p>8301</text:p>
          </table:table-cell>
          <table:table-cell office:value-type="float" office:value="20002">
            <text:p>20002</text:p>
          </table:table-cell>
          <table:table-cell office:value-type="float" office:value="294483">
            <text:p>29448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7]" office:value-type="float" office:value="38.8962977">
            <text:p>38.8962977</text:p>
          </table:table-cell>
          <table:table-cell table:formula="of:=[.AP197]" office:value-type="float" office:value="-77.00000438">
            <text:p>-77.00000438</text:p>
          </table:table-cell>
          <table:table-cell table:formula="of:=[.AQ197]" office:value-type="string" office:string-value="Ward 6">
            <text:p>Ward 6</text:p>
          </table:table-cell>
          <table:table-cell table:formula="of:=[.AR197]" office:value-type="float" office:value="8301">
            <text:p>83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haw MS at Garnet Patterson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2001 10th St <text:s/>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001 10TH STREET NW</text:p>
          </table:table-cell>
          <table:table-cell office:value-type="float" office:value="397767">
            <text:p>397767</text:p>
          </table:table-cell>
          <table:table-cell office:value-type="float" office:value="138853.23">
            <text:p>138853.23</text:p>
          </table:table-cell>
          <table:table-cell office:value-type="float" office:value="38.91754511">
            <text:p>38.91754511</text:p>
          </table:table-cell>
          <table:table-cell office:value-type="float" office:value="-77.02574879">
            <text:p>-77.02574879</text:p>
          </table:table-cell>
          <table:table-cell office:value-type="string">
            <text:p>Ward 1</text:p>
          </table:table-cell>
          <table:table-cell office:value-type="float" office:value="4400">
            <text:p>4400</text:p>
          </table:table-cell>
          <table:table-cell office:value-type="float" office:value="20001">
            <text:p>20001</text:p>
          </table:table-cell>
          <table:table-cell office:value-type="float" office:value="294533">
            <text:p>29453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8]" office:value-type="float" office:value="38.91754511">
            <text:p>38.91754511</text:p>
          </table:table-cell>
          <table:table-cell table:formula="of:=[.AP198]" office:value-type="float" office:value="-77.02574879">
            <text:p>-77.02574879</text:p>
          </table:table-cell>
          <table:table-cell table:formula="of:=[.AQ198]" office:value-type="string" office:string-value="Ward 1">
            <text:p>Ward 1</text:p>
          </table:table-cell>
          <table:table-cell table:formula="of:=[.AR198]" office:value-type="float" office:value="4400">
            <text:p>44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Jefferson Middle School Academy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4">
            <text:p>20024</text:p>
          </table:table-cell>
          <table:table-cell office:value-type="string">
            <text:p>801 7th St SW</text:p>
          </table:table-cell>
          <table:table-cell office:value-type="string">
            <text:p>NULL</text:p>
          </table:table-cell>
          <table:table-cell office:value-type="float" office:value="20024">
            <text:p>20024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8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801 7TH STREET SW</text:p>
          </table:table-cell>
          <table:table-cell office:value-type="float" office:value="398012.08">
            <text:p>398012.08</text:p>
          </table:table-cell>
          <table:table-cell office:value-type="float" office:value="134671.03">
            <text:p>134671.03</text:p>
          </table:table-cell>
          <table:table-cell office:value-type="float" office:value="38.87987093">
            <text:p>38.87987093</text:p>
          </table:table-cell>
          <table:table-cell office:value-type="float" office:value="-77.02291066">
            <text:p>-77.02291066</text:p>
          </table:table-cell>
          <table:table-cell office:value-type="string">
            <text:p>Ward 6</text:p>
          </table:table-cell>
          <table:table-cell office:value-type="float" office:value="10200">
            <text:p>10200</text:p>
          </table:table-cell>
          <table:table-cell office:value-type="float" office:value="20024">
            <text:p>20024</text:p>
          </table:table-cell>
          <table:table-cell office:value-type="float" office:value="276812">
            <text:p>27681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199]" office:value-type="float" office:value="38.87987093">
            <text:p>38.87987093</text:p>
          </table:table-cell>
          <table:table-cell table:formula="of:=[.AP199]" office:value-type="float" office:value="-77.02291066">
            <text:p>-77.02291066</text:p>
          </table:table-cell>
          <table:table-cell table:formula="of:=[.AQ199]" office:value-type="string" office:string-value="Ward 6">
            <text:p>Ward 6</text:p>
          </table:table-cell>
          <table:table-cell table:formula="of:=[.AR199]" office:value-type="float" office:value="10200">
            <text:p>102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Columbia Heights EC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1100030">
            <text:p>1100030</text:p>
          </table:table-cell>
          <table:table-cell office:value-type="string">
            <text:p>Magnet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3101 16th St <text:s/>NW</text:p>
          </table:table-cell>
          <table:table-cell office:value-type="string">
            <text:p>NULL</text:p>
          </table:table-cell>
          <table:table-cell office:value-type="float" office:value="20010">
            <text:p>20010</text:p>
          </table:table-cell>
          <table:table-cell table:number-columns-repeated="9" office:value-type="string">
            <text:p>N</text:p>
          </table:table-cell>
          <table:table-cell table:number-columns-repeated="8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101 16TH STREET NW</text:p>
          </table:table-cell>
          <table:table-cell office:value-type="float" office:value="396890.8">
            <text:p>396890.8</text:p>
          </table:table-cell>
          <table:table-cell office:value-type="float" office:value="140185.59">
            <text:p>140185.59</text:p>
          </table:table-cell>
          <table:table-cell office:value-type="float" office:value="38.92954477">
            <text:p>38.92954477</text:p>
          </table:table-cell>
          <table:table-cell office:value-type="float" office:value="-77.03585831">
            <text:p>-77.03585831</text:p>
          </table:table-cell>
          <table:table-cell office:value-type="string">
            <text:p>Ward 1</text:p>
          </table:table-cell>
          <table:table-cell office:value-type="float" office:value="2802">
            <text:p>2802</text:p>
          </table:table-cell>
          <table:table-cell office:value-type="float" office:value="20010">
            <text:p>20010</text:p>
          </table:table-cell>
          <table:table-cell office:value-type="float" office:value="234375">
            <text:p>23437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0]" office:value-type="float" office:value="38.92954477">
            <text:p>38.92954477</text:p>
          </table:table-cell>
          <table:table-cell table:formula="of:=[.AP200]" office:value-type="float" office:value="-77.03585831">
            <text:p>-77.03585831</text:p>
          </table:table-cell>
          <table:table-cell table:formula="of:=[.AQ200]" office:value-type="string" office:string-value="Ward 1">
            <text:p>Ward 1</text:p>
          </table:table-cell>
          <table:table-cell table:formula="of:=[.AR200]" office:value-type="float" office:value="2802">
            <text:p>2802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Anacostia HS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20">
            <text:p>20020</text:p>
          </table:table-cell>
          <table:table-cell office:value-type="string">
            <text:p>1601 16th St <text:s/>SE</text:p>
          </table:table-cell>
          <table:table-cell office:value-type="string">
            <text:p>NULL</text:p>
          </table:table-cell>
          <table:table-cell office:value-type="float" office:value="20020">
            <text:p>20020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601 16TH STREET SE</text:p>
          </table:table-cell>
          <table:table-cell office:value-type="float" office:value="401468.56">
            <text:p>401468.56</text:p>
          </table:table-cell>
          <table:table-cell office:value-type="float" office:value="133584.5">
            <text:p>133584.5</text:p>
          </table:table-cell>
          <table:table-cell office:value-type="float" office:value="38.87008406">
            <text:p>38.87008406</text:p>
          </table:table-cell>
          <table:table-cell office:value-type="float" office:value="-76.98307725">
            <text:p>-76.98307725</text:p>
          </table:table-cell>
          <table:table-cell office:value-type="string">
            <text:p>Ward 8</text:p>
          </table:table-cell>
          <table:table-cell office:value-type="float" office:value="7601">
            <text:p>7601</text:p>
          </table:table-cell>
          <table:table-cell office:value-type="float" office:value="20020">
            <text:p>20020</text:p>
          </table:table-cell>
          <table:table-cell office:value-type="float" office:value="155922">
            <text:p>15592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1]" office:value-type="float" office:value="38.87008406">
            <text:p>38.87008406</text:p>
          </table:table-cell>
          <table:table-cell table:formula="of:=[.AP201]" office:value-type="float" office:value="-76.98307725">
            <text:p>-76.98307725</text:p>
          </table:table-cell>
          <table:table-cell table:formula="of:=[.AQ201]" office:value-type="string" office:string-value="Ward 8">
            <text:p>Ward 8</text:p>
          </table:table-cell>
          <table:table-cell table:formula="of:=[.AR201]" office:value-type="float" office:value="7601">
            <text:p>76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allou HS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3401 4th St <text:s/>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401 4TH STREET SE</text:p>
          </table:table-cell>
          <table:table-cell office:value-type="float" office:value="399915.33">
            <text:p>399915.33</text:p>
          </table:table-cell>
          <table:table-cell office:value-type="float" office:value="130176.29">
            <text:p>130176.29</text:p>
          </table:table-cell>
          <table:table-cell office:value-type="float" office:value="38.83938266">
            <text:p>38.83938266</text:p>
          </table:table-cell>
          <table:table-cell office:value-type="float" office:value="-77.00097526">
            <text:p>-77.00097526</text:p>
          </table:table-cell>
          <table:table-cell office:value-type="string">
            <text:p>Ward 8</text:p>
          </table:table-cell>
          <table:table-cell office:value-type="float" office:value="9803">
            <text:p>9803</text:p>
          </table:table-cell>
          <table:table-cell office:value-type="float" office:value="20032">
            <text:p>20032</text:p>
          </table:table-cell>
          <table:table-cell office:value-type="float" office:value="294567">
            <text:p>29456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2]" office:value-type="float" office:value="38.83938266">
            <text:p>38.83938266</text:p>
          </table:table-cell>
          <table:table-cell table:formula="of:=[.AP202]" office:value-type="float" office:value="-77.00097526">
            <text:p>-77.00097526</text:p>
          </table:table-cell>
          <table:table-cell table:formula="of:=[.AQ202]" office:value-type="string" office:string-value="Ward 8">
            <text:p>Ward 8</text:p>
          </table:table-cell>
          <table:table-cell table:formula="of:=[.AR202]" office:value-type="float" office:value="9803">
            <text:p>9803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Cardozo HS at Meyer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9">
            <text:p>20009</text:p>
          </table:table-cell>
          <table:table-cell office:value-type="string">
            <text:p>2501 11th Street NW</text:p>
          </table:table-cell>
          <table:table-cell office:value-type="string">
            <text:p>NULL</text:p>
          </table:table-cell>
          <table:table-cell office:value-type="float" office:value="20009">
            <text:p>20009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501 11TH STREET NW</text:p>
          </table:table-cell>
          <table:table-cell office:value-type="float" office:value="397694">
            <text:p>397694</text:p>
          </table:table-cell>
          <table:table-cell office:value-type="float" office:value="139439.5">
            <text:p>139439.5</text:p>
          </table:table-cell>
          <table:table-cell office:value-type="float" office:value="38.92282623">
            <text:p>38.92282623</text:p>
          </table:table-cell>
          <table:table-cell office:value-type="float" office:value="-77.02659252">
            <text:p>-77.02659252</text:p>
          </table:table-cell>
          <table:table-cell office:value-type="string">
            <text:p>Ward 1</text:p>
          </table:table-cell>
          <table:table-cell office:value-type="float" office:value="3500">
            <text:p>3500</text:p>
          </table:table-cell>
          <table:table-cell office:value-type="float" office:value="20001">
            <text:p>20001</text:p>
          </table:table-cell>
          <table:table-cell office:value-type="float" office:value="242979">
            <text:p>24297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3]" office:value-type="float" office:value="38.92282623">
            <text:p>38.92282623</text:p>
          </table:table-cell>
          <table:table-cell table:formula="of:=[.AP203]" office:value-type="float" office:value="-77.02659252">
            <text:p>-77.02659252</text:p>
          </table:table-cell>
          <table:table-cell table:formula="of:=[.AQ203]" office:value-type="string" office:string-value="Ward 1">
            <text:p>Ward 1</text:p>
          </table:table-cell>
          <table:table-cell table:formula="of:=[.AR203]" office:value-type="float" office:value="3500">
            <text:p>35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Coolidge HS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6315 5th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6315 5TH STREET NW</text:p>
          </table:table-cell>
          <table:table-cell office:value-type="float" office:value="398303.3">
            <text:p>398303.3</text:p>
          </table:table-cell>
          <table:table-cell office:value-type="float" office:value="144374.62">
            <text:p>144374.62</text:p>
          </table:table-cell>
          <table:table-cell office:value-type="float" office:value="38.96728457">
            <text:p>38.96728457</text:p>
          </table:table-cell>
          <table:table-cell office:value-type="float" office:value="-77.01957835">
            <text:p>-77.01957835</text:p>
          </table:table-cell>
          <table:table-cell office:value-type="string">
            <text:p>Ward 4</text:p>
          </table:table-cell>
          <table:table-cell office:value-type="float" office:value="1902">
            <text:p>1902</text:p>
          </table:table-cell>
          <table:table-cell office:value-type="float" office:value="20011">
            <text:p>20011</text:p>
          </table:table-cell>
          <table:table-cell office:value-type="float" office:value="294615">
            <text:p>29461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4]" office:value-type="float" office:value="38.96728457">
            <text:p>38.96728457</text:p>
          </table:table-cell>
          <table:table-cell table:formula="of:=[.AP204]" office:value-type="float" office:value="-77.01957835">
            <text:p>-77.01957835</text:p>
          </table:table-cell>
          <table:table-cell table:formula="of:=[.AQ204]" office:value-type="string" office:string-value="Ward 4">
            <text:p>Ward 4</text:p>
          </table:table-cell>
          <table:table-cell table:formula="of:=[.AR204]" office:value-type="float" office:value="1902">
            <text:p>1902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Roosevelt STAY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4301 13th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1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4301 13TH STREET NW</text:p>
          </table:table-cell>
          <table:table-cell office:value-type="float" office:value="397468.88">
            <text:p>397468.88</text:p>
          </table:table-cell>
          <table:table-cell office:value-type="float" office:value="141682.3">
            <text:p>141682.3</text:p>
          </table:table-cell>
          <table:table-cell office:value-type="float" office:value="38.94302943">
            <text:p>38.94302943</text:p>
          </table:table-cell>
          <table:table-cell office:value-type="float" office:value="-77.02919685">
            <text:p>-77.02919685</text:p>
          </table:table-cell>
          <table:table-cell office:value-type="string">
            <text:p>Ward 4</text:p>
          </table:table-cell>
          <table:table-cell office:value-type="float" office:value="2501">
            <text:p>2501</text:p>
          </table:table-cell>
          <table:table-cell office:value-type="float" office:value="20011">
            <text:p>20011</text:p>
          </table:table-cell>
          <table:table-cell office:value-type="float" office:value="252605">
            <text:p>25260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5]" office:value-type="float" office:value="38.94302943">
            <text:p>38.94302943</text:p>
          </table:table-cell>
          <table:table-cell table:formula="of:=[.AP205]" office:value-type="float" office:value="-77.02919685">
            <text:p>-77.02919685</text:p>
          </table:table-cell>
          <table:table-cell table:formula="of:=[.AQ205]" office:value-type="string" office:string-value="Ward 4">
            <text:p>Ward 4</text:p>
          </table:table-cell>
          <table:table-cell table:formula="of:=[.AR205]" office:value-type="float" office:value="2501">
            <text:p>25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Eastern HS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1700 East Capitol St <text:s/>N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1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700 EAST CAPITOL STREET NE</text:p>
          </table:table-cell>
          <table:table-cell office:value-type="float" office:value="401762.5">
            <text:p>401762.5</text:p>
          </table:table-cell>
          <table:table-cell office:value-type="float" office:value="135840.08">
            <text:p>135840.08</text:p>
          </table:table-cell>
          <table:table-cell office:value-type="float" office:value="38.89040266">
            <text:p>38.89040266</text:p>
          </table:table-cell>
          <table:table-cell office:value-type="float" office:value="-76.97968429">
            <text:p>-76.97968429</text:p>
          </table:table-cell>
          <table:table-cell office:value-type="string">
            <text:p>Ward 6</text:p>
          </table:table-cell>
          <table:table-cell office:value-type="float" office:value="8002">
            <text:p>8002</text:p>
          </table:table-cell>
          <table:table-cell office:value-type="float" office:value="20003">
            <text:p>20003</text:p>
          </table:table-cell>
          <table:table-cell office:value-type="float" office:value="289529">
            <text:p>28952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6]" office:value-type="float" office:value="38.89040266">
            <text:p>38.89040266</text:p>
          </table:table-cell>
          <table:table-cell table:formula="of:=[.AP206]" office:value-type="float" office:value="-76.97968429">
            <text:p>-76.97968429</text:p>
          </table:table-cell>
          <table:table-cell table:formula="of:=[.AQ206]" office:value-type="string" office:string-value="Ward 6">
            <text:p>Ward 6</text:p>
          </table:table-cell>
          <table:table-cell table:formula="of:=[.AR206]" office:value-type="float" office:value="8002">
            <text:p>8002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McKinley Technology HS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float" office:value="1100030">
            <text:p>1100030</text:p>
          </table:table-cell>
          <table:table-cell office:value-type="string">
            <text:p>Magnet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51 T St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51 T STREET NE</text:p>
          </table:table-cell>
          <table:table-cell office:value-type="float" office:value="399642.48">
            <text:p>399642.48</text:p>
          </table:table-cell>
          <table:table-cell office:value-type="float" office:value="138594.83">
            <text:p>138594.83</text:p>
          </table:table-cell>
          <table:table-cell office:value-type="float" office:value="38.91522012">
            <text:p>38.91522012</text:p>
          </table:table-cell>
          <table:table-cell office:value-type="float" office:value="-77.00412244">
            <text:p>-77.00412244</text:p>
          </table:table-cell>
          <table:table-cell office:value-type="string">
            <text:p>Ward 5</text:p>
          </table:table-cell>
          <table:table-cell office:value-type="float" office:value="8701">
            <text:p>8701</text:p>
          </table:table-cell>
          <table:table-cell office:value-type="float" office:value="20002">
            <text:p>20002</text:p>
          </table:table-cell>
          <table:table-cell office:value-type="float" office:value="296345">
            <text:p>29634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7]" office:value-type="float" office:value="38.91522012">
            <text:p>38.91522012</text:p>
          </table:table-cell>
          <table:table-cell table:formula="of:=[.AP207]" office:value-type="float" office:value="-77.00412244">
            <text:p>-77.00412244</text:p>
          </table:table-cell>
          <table:table-cell table:formula="of:=[.AQ207]" office:value-type="string" office:string-value="Ward 5">
            <text:p>Ward 5</text:p>
          </table:table-cell>
          <table:table-cell table:formula="of:=[.AR207]" office:value-type="float" office:value="8701">
            <text:p>87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Roosevelt HS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4301 13th St <text:s/>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301 13TH STREET NW</text:p>
          </table:table-cell>
          <table:table-cell office:value-type="float" office:value="397468.88">
            <text:p>397468.88</text:p>
          </table:table-cell>
          <table:table-cell office:value-type="float" office:value="141682.3">
            <text:p>141682.3</text:p>
          </table:table-cell>
          <table:table-cell office:value-type="float" office:value="38.94302943">
            <text:p>38.94302943</text:p>
          </table:table-cell>
          <table:table-cell office:value-type="float" office:value="-77.02919685">
            <text:p>-77.02919685</text:p>
          </table:table-cell>
          <table:table-cell office:value-type="string">
            <text:p>Ward 4</text:p>
          </table:table-cell>
          <table:table-cell office:value-type="float" office:value="2501">
            <text:p>2501</text:p>
          </table:table-cell>
          <table:table-cell office:value-type="float" office:value="20011">
            <text:p>20011</text:p>
          </table:table-cell>
          <table:table-cell office:value-type="float" office:value="252605">
            <text:p>25260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8]" office:value-type="float" office:value="38.94302943">
            <text:p>38.94302943</text:p>
          </table:table-cell>
          <table:table-cell table:formula="of:=[.AP208]" office:value-type="float" office:value="-77.02919685">
            <text:p>-77.02919685</text:p>
          </table:table-cell>
          <table:table-cell table:formula="of:=[.AQ208]" office:value-type="string" office:string-value="Ward 4">
            <text:p>Ward 4</text:p>
          </table:table-cell>
          <table:table-cell table:formula="of:=[.AR208]" office:value-type="float" office:value="2501">
            <text:p>25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pingarn HS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2500 Benning Rd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500 BENNING ROAD NE</text:p>
          </table:table-cell>
          <table:table-cell office:value-type="float" office:value="402516.7">
            <text:p>402516.7</text:p>
          </table:table-cell>
          <table:table-cell office:value-type="float" office:value="136805.15">
            <text:p>136805.15</text:p>
          </table:table-cell>
          <table:table-cell office:value-type="float" office:value="38.89909453">
            <text:p>38.89909453</text:p>
          </table:table-cell>
          <table:table-cell office:value-type="float" office:value="-76.97098736">
            <text:p>-76.97098736</text:p>
          </table:table-cell>
          <table:table-cell office:value-type="string">
            <text:p>Ward 5</text:p>
          </table:table-cell>
          <table:table-cell office:value-type="float" office:value="8904">
            <text:p>8904</text:p>
          </table:table-cell>
          <table:table-cell office:value-type="float" office:value="20002">
            <text:p>20002</text:p>
          </table:table-cell>
          <table:table-cell office:value-type="float" office:value="294545">
            <text:p>29454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09]" office:value-type="float" office:value="38.89909453">
            <text:p>38.89909453</text:p>
          </table:table-cell>
          <table:table-cell table:formula="of:=[.AP209]" office:value-type="float" office:value="-76.97098736">
            <text:p>-76.97098736</text:p>
          </table:table-cell>
          <table:table-cell table:formula="of:=[.AQ209]" office:value-type="string" office:string-value="Ward 5">
            <text:p>Ward 5</text:p>
          </table:table-cell>
          <table:table-cell table:formula="of:=[.AR209]" office:value-type="float" office:value="8904">
            <text:p>89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pingarn STAY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2500 Benning Rd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15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2500 BENNING ROAD NE</text:p>
          </table:table-cell>
          <table:table-cell office:value-type="float" office:value="402516.7">
            <text:p>402516.7</text:p>
          </table:table-cell>
          <table:table-cell office:value-type="float" office:value="136805.15">
            <text:p>136805.15</text:p>
          </table:table-cell>
          <table:table-cell office:value-type="float" office:value="38.89909453">
            <text:p>38.89909453</text:p>
          </table:table-cell>
          <table:table-cell office:value-type="float" office:value="-76.97098736">
            <text:p>-76.97098736</text:p>
          </table:table-cell>
          <table:table-cell office:value-type="string">
            <text:p>Ward 5</text:p>
          </table:table-cell>
          <table:table-cell office:value-type="float" office:value="8904">
            <text:p>8904</text:p>
          </table:table-cell>
          <table:table-cell office:value-type="float" office:value="20002">
            <text:p>20002</text:p>
          </table:table-cell>
          <table:table-cell office:value-type="float" office:value="294545">
            <text:p>29454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0]" office:value-type="float" office:value="38.89909453">
            <text:p>38.89909453</text:p>
          </table:table-cell>
          <table:table-cell table:formula="of:=[.AP210]" office:value-type="float" office:value="-76.97098736">
            <text:p>-76.97098736</text:p>
          </table:table-cell>
          <table:table-cell table:formula="of:=[.AQ210]" office:value-type="string" office:string-value="Ward 5">
            <text:p>Ward 5</text:p>
          </table:table-cell>
          <table:table-cell table:formula="of:=[.AR210]" office:value-type="float" office:value="8904">
            <text:p>89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Ballou STAY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Alternative Education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3401 4th St <text:s/>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1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3401 4TH STREET SE</text:p>
          </table:table-cell>
          <table:table-cell office:value-type="float" office:value="399915.33">
            <text:p>399915.33</text:p>
          </table:table-cell>
          <table:table-cell office:value-type="float" office:value="130176.29">
            <text:p>130176.29</text:p>
          </table:table-cell>
          <table:table-cell office:value-type="float" office:value="38.83938266">
            <text:p>38.83938266</text:p>
          </table:table-cell>
          <table:table-cell office:value-type="float" office:value="-77.00097526">
            <text:p>-77.00097526</text:p>
          </table:table-cell>
          <table:table-cell office:value-type="string">
            <text:p>Ward 8</text:p>
          </table:table-cell>
          <table:table-cell office:value-type="float" office:value="9803">
            <text:p>9803</text:p>
          </table:table-cell>
          <table:table-cell office:value-type="float" office:value="20032">
            <text:p>20032</text:p>
          </table:table-cell>
          <table:table-cell office:value-type="float" office:value="294567">
            <text:p>29456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1]" office:value-type="float" office:value="38.83938266">
            <text:p>38.83938266</text:p>
          </table:table-cell>
          <table:table-cell table:formula="of:=[.AP211]" office:value-type="float" office:value="-77.00097526">
            <text:p>-77.00097526</text:p>
          </table:table-cell>
          <table:table-cell table:formula="of:=[.AQ211]" office:value-type="string" office:string-value="Ward 8">
            <text:p>Ward 8</text:p>
          </table:table-cell>
          <table:table-cell table:formula="of:=[.AR211]" office:value-type="float" office:value="9803">
            <text:p>9803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Wilson HS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8">
            <text:p>20008</text:p>
          </table:table-cell>
          <table:table-cell office:value-type="string">
            <text:p>3950 Chesapeake St NW</text:p>
          </table:table-cell>
          <table:table-cell office:value-type="string">
            <text:p>NULL</text:p>
          </table:table-cell>
          <table:table-cell office:value-type="float" office:value="20008">
            <text:p>20008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950 CHESAPEAKE STREET NW</text:p>
          </table:table-cell>
          <table:table-cell office:value-type="float" office:value="393258.18">
            <text:p>393258.18</text:p>
          </table:table-cell>
          <table:table-cell office:value-type="float" office:value="142475.96">
            <text:p>142475.96</text:p>
          </table:table-cell>
          <table:table-cell office:value-type="float" office:value="38.95015672">
            <text:p>38.95015672</text:p>
          </table:table-cell>
          <table:table-cell office:value-type="float" office:value="-77.0777757">
            <text:p>-77.0777757</text:p>
          </table:table-cell>
          <table:table-cell office:value-type="string">
            <text:p>Ward 3</text:p>
          </table:table-cell>
          <table:table-cell office:value-type="float" office:value="1100">
            <text:p>1100</text:p>
          </table:table-cell>
          <table:table-cell office:value-type="float" office:value="20016">
            <text:p>20016</text:p>
          </table:table-cell>
          <table:table-cell office:value-type="float" office:value="294587">
            <text:p>29458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2]" office:value-type="float" office:value="38.95015672">
            <text:p>38.95015672</text:p>
          </table:table-cell>
          <table:table-cell table:formula="of:=[.AP212]" office:value-type="float" office:value="-77.0777757">
            <text:p>-77.0777757</text:p>
          </table:table-cell>
          <table:table-cell table:formula="of:=[.AQ212]" office:value-type="string" office:string-value="Ward 3">
            <text:p>Ward 3</text:p>
          </table:table-cell>
          <table:table-cell table:formula="of:=[.AR212]" office:value-type="float" office:value="1100">
            <text:p>11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Woodson H D HS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540 55th St. 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13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540 55TH STREET NE</text:p>
          </table:table-cell>
          <table:table-cell office:value-type="float" office:value="406737.85">
            <text:p>406737.85</text:p>
          </table:table-cell>
          <table:table-cell office:value-type="float" office:value="136551.42">
            <text:p>136551.42</text:p>
          </table:table-cell>
          <table:table-cell office:value-type="float" office:value="38.89678662">
            <text:p>38.89678662</text:p>
          </table:table-cell>
          <table:table-cell office:value-type="float" office:value="-76.92232826">
            <text:p>-76.92232826</text:p>
          </table:table-cell>
          <table:table-cell office:value-type="string">
            <text:p>Ward 7</text:p>
          </table:table-cell>
          <table:table-cell office:value-type="float" office:value="7807">
            <text:p>7807</text:p>
          </table:table-cell>
          <table:table-cell office:value-type="float" office:value="20019">
            <text:p>20019</text:p>
          </table:table-cell>
          <table:table-cell office:value-type="float" office:value="309633">
            <text:p>30963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3]" office:value-type="float" office:value="38.89678662">
            <text:p>38.89678662</text:p>
          </table:table-cell>
          <table:table-cell table:formula="of:=[.AP213]" office:value-type="float" office:value="-76.92232826">
            <text:p>-76.92232826</text:p>
          </table:table-cell>
          <table:table-cell table:formula="of:=[.AQ213]" office:value-type="string" office:string-value="Ward 7">
            <text:p>Ward 7</text:p>
          </table:table-cell>
          <table:table-cell table:formula="of:=[.AR213]" office:value-type="float" office:value="7807">
            <text:p>7807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Tuition Grant DCPS Non Public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200 First S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14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1200 1ST STREET NE</text:p>
          </table:table-cell>
          <table:table-cell office:value-type="float" office:value="399448.73">
            <text:p>399448.73</text:p>
          </table:table-cell>
          <table:table-cell office:value-type="float" office:value="137581.05">
            <text:p>137581.05</text:p>
          </table:table-cell>
          <table:table-cell office:value-type="float" office:value="38.90608754">
            <text:p>38.90608754</text:p>
          </table:table-cell>
          <table:table-cell office:value-type="float" office:value="-77.00635569">
            <text:p>-77.00635569</text:p>
          </table:table-cell>
          <table:table-cell office:value-type="string">
            <text:p>Ward 6</text:p>
          </table:table-cell>
          <table:table-cell office:value-type="float" office:value="10600">
            <text:p>10600</text:p>
          </table:table-cell>
          <table:table-cell office:value-type="float" office:value="20002">
            <text:p>20002</text:p>
          </table:table-cell>
          <table:table-cell office:value-type="float" office:value="302635">
            <text:p>30263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4]" office:value-type="float" office:value="38.90608754">
            <text:p>38.90608754</text:p>
          </table:table-cell>
          <table:table-cell table:formula="of:=[.AP214]" office:value-type="float" office:value="-77.00635569">
            <text:p>-77.00635569</text:p>
          </table:table-cell>
          <table:table-cell table:formula="of:=[.AQ214]" office:value-type="string" office:string-value="Ward 6">
            <text:p>Ward 6</text:p>
          </table:table-cell>
          <table:table-cell table:formula="of:=[.AR214]" office:value-type="float" office:value="10600">
            <text:p>106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chool Without Walls SHS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1100030">
            <text:p>1100030</text:p>
          </table:table-cell>
          <table:table-cell office:value-type="string">
            <text:p>Magnet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7">
            <text:p>20037</text:p>
          </table:table-cell>
          <table:table-cell office:value-type="string">
            <text:p>2130 G St <text:s/>NW</text:p>
          </table:table-cell>
          <table:table-cell office:value-type="string">
            <text:p>NULL</text:p>
          </table:table-cell>
          <table:table-cell office:value-type="float" office:value="20037">
            <text:p>20037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130 G STREET NW</text:p>
          </table:table-cell>
          <table:table-cell office:value-type="float" office:value="395820.01">
            <text:p>395820.01</text:p>
          </table:table-cell>
          <table:table-cell office:value-type="float" office:value="136698.13">
            <text:p>136698.13</text:p>
          </table:table-cell>
          <table:table-cell office:value-type="float" office:value="38.89812412">
            <text:p>38.89812412</text:p>
          </table:table-cell>
          <table:table-cell office:value-type="float" office:value="-77.04818647">
            <text:p>-77.04818647</text:p>
          </table:table-cell>
          <table:table-cell office:value-type="string">
            <text:p>Ward 2</text:p>
          </table:table-cell>
          <table:table-cell office:value-type="float" office:value="10800">
            <text:p>10800</text:p>
          </table:table-cell>
          <table:table-cell office:value-type="float" office:value="20037">
            <text:p>20037</text:p>
          </table:table-cell>
          <table:table-cell office:value-type="float" office:value="242528">
            <text:p>24252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5]" office:value-type="float" office:value="38.89812412">
            <text:p>38.89812412</text:p>
          </table:table-cell>
          <table:table-cell table:formula="of:=[.AP215]" office:value-type="float" office:value="-77.04818647">
            <text:p>-77.04818647</text:p>
          </table:table-cell>
          <table:table-cell table:formula="of:=[.AQ215]" office:value-type="string" office:string-value="Ward 2">
            <text:p>Ward 2</text:p>
          </table:table-cell>
          <table:table-cell table:formula="of:=[.AR215]" office:value-type="float" office:value="10800">
            <text:p>108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Dunbar HS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1301 New Jersey Ave <text:s/>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01 NEW JERSEY AVENUE NW</text:p>
          </table:table-cell>
          <table:table-cell office:value-type="float" office:value="398725.55">
            <text:p>398725.55</text:p>
          </table:table-cell>
          <table:table-cell office:value-type="float" office:value="137851.55">
            <text:p>137851.55</text:p>
          </table:table-cell>
          <table:table-cell office:value-type="float" office:value="38.90852355">
            <text:p>38.90852355</text:p>
          </table:table-cell>
          <table:table-cell office:value-type="float" office:value="-77.01469386">
            <text:p>-77.01469386</text:p>
          </table:table-cell>
          <table:table-cell office:value-type="string">
            <text:p>Ward 5</text:p>
          </table:table-cell>
          <table:table-cell office:value-type="float" office:value="4600">
            <text:p>4600</text:p>
          </table:table-cell>
          <table:table-cell office:value-type="float" office:value="20001">
            <text:p>20001</text:p>
          </table:table-cell>
          <table:table-cell office:value-type="float" office:value="279021">
            <text:p>27902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6]" office:value-type="float" office:value="38.90852355">
            <text:p>38.90852355</text:p>
          </table:table-cell>
          <table:table-cell table:formula="of:=[.AP216]" office:value-type="float" office:value="-77.01469386">
            <text:p>-77.01469386</text:p>
          </table:table-cell>
          <table:table-cell table:formula="of:=[.AQ216]" office:value-type="string" office:string-value="Ward 5">
            <text:p>Ward 5</text:p>
          </table:table-cell>
          <table:table-cell table:formula="of:=[.AR216]" office:value-type="float" office:value="4600">
            <text:p>46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Ellington School of the Arts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office:value-type="float" office:value="1100030">
            <text:p>1100030</text:p>
          </table:table-cell>
          <table:table-cell office:value-type="string">
            <text:p>Magnet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7">
            <text:p>20007</text:p>
          </table:table-cell>
          <table:table-cell office:value-type="string">
            <text:p>3500 R St <text:s/>NW</text:p>
          </table:table-cell>
          <table:table-cell office:value-type="string">
            <text:p>NULL</text:p>
          </table:table-cell>
          <table:table-cell office:value-type="float" office:value="20007">
            <text:p>20007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500 R STREET NW</text:p>
          </table:table-cell>
          <table:table-cell office:value-type="float" office:value="393902.4">
            <text:p>393902.4</text:p>
          </table:table-cell>
          <table:table-cell office:value-type="float" office:value="138400.27">
            <text:p>138400.27</text:p>
          </table:table-cell>
          <table:table-cell office:value-type="float" office:value="38.91344638">
            <text:p>38.91344638</text:p>
          </table:table-cell>
          <table:table-cell office:value-type="float" office:value="-77.07030757">
            <text:p>-77.07030757</text:p>
          </table:table-cell>
          <table:table-cell office:value-type="string">
            <text:p>Ward 2</text:p>
          </table:table-cell>
          <table:table-cell office:value-type="float" office:value="300">
            <text:p>300</text:p>
          </table:table-cell>
          <table:table-cell office:value-type="float" office:value="20007">
            <text:p>20007</text:p>
          </table:table-cell>
          <table:table-cell office:value-type="float" office:value="294569">
            <text:p>29456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7]" office:value-type="float" office:value="38.91344638">
            <text:p>38.91344638</text:p>
          </table:table-cell>
          <table:table-cell table:formula="of:=[.AP217]" office:value-type="float" office:value="-77.07030757">
            <text:p>-77.07030757</text:p>
          </table:table-cell>
          <table:table-cell table:formula="of:=[.AQ217]" office:value-type="string" office:string-value="Ward 2">
            <text:p>Ward 2</text:p>
          </table:table-cell>
          <table:table-cell table:formula="of:=[.AR217]" office:value-type="float" office:value="300">
            <text:p>3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Residential Schools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200 First S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16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200 1ST STREET NE</text:p>
          </table:table-cell>
          <table:table-cell office:value-type="float" office:value="399448.73">
            <text:p>399448.73</text:p>
          </table:table-cell>
          <table:table-cell office:value-type="float" office:value="137581.05">
            <text:p>137581.05</text:p>
          </table:table-cell>
          <table:table-cell office:value-type="float" office:value="38.90608754">
            <text:p>38.90608754</text:p>
          </table:table-cell>
          <table:table-cell office:value-type="float" office:value="-77.00635569">
            <text:p>-77.00635569</text:p>
          </table:table-cell>
          <table:table-cell office:value-type="string">
            <text:p>Ward 6</text:p>
          </table:table-cell>
          <table:table-cell office:value-type="float" office:value="10600">
            <text:p>10600</text:p>
          </table:table-cell>
          <table:table-cell office:value-type="float" office:value="20002">
            <text:p>20002</text:p>
          </table:table-cell>
          <table:table-cell office:value-type="float" office:value="302635">
            <text:p>30263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8]" office:value-type="float" office:value="38.90608754">
            <text:p>38.90608754</text:p>
          </table:table-cell>
          <table:table-cell table:formula="of:=[.AP218]" office:value-type="float" office:value="-77.00635569">
            <text:p>-77.00635569</text:p>
          </table:table-cell>
          <table:table-cell table:formula="of:=[.AQ218]" office:value-type="string" office:string-value="Ward 6">
            <text:p>Ward 6</text:p>
          </table:table-cell>
          <table:table-cell table:formula="of:=[.AR218]" office:value-type="float" office:value="10600">
            <text:p>106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Washington Metropolitan HS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300 Bryant St 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00 BRYANT STREET NW</text:p>
          </table:table-cell>
          <table:table-cell office:value-type="float" office:value="398648.83">
            <text:p>398648.83</text:p>
          </table:table-cell>
          <table:table-cell office:value-type="float" office:value="139173.33">
            <text:p>139173.33</text:p>
          </table:table-cell>
          <table:table-cell office:value-type="float" office:value="38.92043047">
            <text:p>38.92043047</text:p>
          </table:table-cell>
          <table:table-cell office:value-type="float" office:value="-77.01558101">
            <text:p>-77.01558101</text:p>
          </table:table-cell>
          <table:table-cell office:value-type="string">
            <text:p>Ward 1</text:p>
          </table:table-cell>
          <table:table-cell office:value-type="float" office:value="3400">
            <text:p>3400</text:p>
          </table:table-cell>
          <table:table-cell office:value-type="float" office:value="20001">
            <text:p>20001</text:p>
          </table:table-cell>
          <table:table-cell office:value-type="float" office:value="294475">
            <text:p>29447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19]" office:value-type="float" office:value="38.92043047">
            <text:p>38.92043047</text:p>
          </table:table-cell>
          <table:table-cell table:formula="of:=[.AP219]" office:value-type="float" office:value="-77.01558101">
            <text:p>-77.01558101</text:p>
          </table:table-cell>
          <table:table-cell table:formula="of:=[.AQ219]" office:value-type="string" office:string-value="Ward 1">
            <text:p>Ward 1</text:p>
          </table:table-cell>
          <table:table-cell table:formula="of:=[.AR219]" office:value-type="float" office:value="3400">
            <text:p>34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Phelps Architecture Construction and Engineering HS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1100030">
            <text:p>1100030</text:p>
          </table:table-cell>
          <table:table-cell office:value-type="string">
            <text:p>Magnet School/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704 26th Stree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704 26TH STREET NE</text:p>
          </table:table-cell>
          <table:table-cell office:value-type="float" office:value="402437.64">
            <text:p>402437.64</text:p>
          </table:table-cell>
          <table:table-cell office:value-type="float" office:value="137126.77">
            <text:p>137126.77</text:p>
          </table:table-cell>
          <table:table-cell office:value-type="float" office:value="38.90199202">
            <text:p>38.90199202</text:p>
          </table:table-cell>
          <table:table-cell office:value-type="float" office:value="-76.97189763">
            <text:p>-76.97189763</text:p>
          </table:table-cell>
          <table:table-cell office:value-type="string">
            <text:p>Ward 5</text:p>
          </table:table-cell>
          <table:table-cell office:value-type="float" office:value="8904">
            <text:p>8904</text:p>
          </table:table-cell>
          <table:table-cell office:value-type="float" office:value="20002">
            <text:p>20002</text:p>
          </table:table-cell>
          <table:table-cell office:value-type="float" office:value="294495">
            <text:p>29449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20]" office:value-type="float" office:value="38.90199202">
            <text:p>38.90199202</text:p>
          </table:table-cell>
          <table:table-cell table:formula="of:=[.AP220]" office:value-type="float" office:value="-76.97189763">
            <text:p>-76.97189763</text:p>
          </table:table-cell>
          <table:table-cell table:formula="of:=[.AQ220]" office:value-type="string" office:string-value="Ward 5">
            <text:p>Ward 5</text:p>
          </table:table-cell>
          <table:table-cell table:formula="of:=[.AR220]" office:value-type="float" office:value="8904">
            <text:p>89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Incarcerated Youth Program, Correctional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Alternative Education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1901 D Street S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12" office:value-type="string">
            <text:p>N</text:p>
          </table:table-cell>
          <table:table-cell table:number-columns-repeated="5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1901 D STREET SE</text:p>
          </table:table-cell>
          <table:table-cell office:value-type="float" office:value="402049.46">
            <text:p>402049.46</text:p>
          </table:table-cell>
          <table:table-cell office:value-type="float" office:value="135066.23">
            <text:p>135066.23</text:p>
          </table:table-cell>
          <table:table-cell office:value-type="float" office:value="38.88343091">
            <text:p>38.88343091</text:p>
          </table:table-cell>
          <table:table-cell office:value-type="float" office:value="-76.97637892">
            <text:p>-76.97637892</text:p>
          </table:table-cell>
          <table:table-cell office:value-type="string">
            <text:p>Ward 7</text:p>
          </table:table-cell>
          <table:table-cell office:value-type="float" office:value="6804">
            <text:p>6804</text:p>
          </table:table-cell>
          <table:table-cell office:value-type="float" office:value="20003">
            <text:p>20003</text:p>
          </table:table-cell>
          <table:table-cell office:value-type="float" office:value="295133">
            <text:p>29513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21]" office:value-type="float" office:value="38.88343091">
            <text:p>38.88343091</text:p>
          </table:table-cell>
          <table:table-cell table:formula="of:=[.AP221]" office:value-type="float" office:value="-76.97637892">
            <text:p>-76.97637892</text:p>
          </table:table-cell>
          <table:table-cell table:formula="of:=[.AQ221]" office:value-type="string" office:string-value="Ward 7">
            <text:p>Ward 7</text:p>
          </table:table-cell>
          <table:table-cell table:formula="of:=[.AR221]" office:value-type="float" office:value="6804">
            <text:p>6804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Prospect LC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Special Education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920 F St <text:s/>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9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920 F STREET NE</text:p>
          </table:table-cell>
          <table:table-cell office:value-type="float" office:value="400591.35">
            <text:p>400591.35</text:p>
          </table:table-cell>
          <table:table-cell office:value-type="float" office:value="136634.98">
            <text:p>136634.98</text:p>
          </table:table-cell>
          <table:table-cell office:value-type="float" office:value="38.89756498">
            <text:p>38.89756498</text:p>
          </table:table-cell>
          <table:table-cell office:value-type="float" office:value="-76.99318304">
            <text:p>-76.99318304</text:p>
          </table:table-cell>
          <table:table-cell office:value-type="string">
            <text:p>Ward 6</text:p>
          </table:table-cell>
          <table:table-cell office:value-type="float" office:value="8402">
            <text:p>8402</text:p>
          </table:table-cell>
          <table:table-cell office:value-type="float" office:value="20002">
            <text:p>20002</text:p>
          </table:table-cell>
          <table:table-cell office:value-type="float" office:value="289072">
            <text:p>28907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22]" office:value-type="float" office:value="38.89756498">
            <text:p>38.89756498</text:p>
          </table:table-cell>
          <table:table-cell table:formula="of:=[.AP222]" office:value-type="float" office:value="-76.99318304">
            <text:p>-76.99318304</text:p>
          </table:table-cell>
          <table:table-cell table:formula="of:=[.AQ222]" office:value-type="string" office:string-value="Ward 6">
            <text:p>Ward 6</text:p>
          </table:table-cell>
          <table:table-cell table:formula="of:=[.AR222]" office:value-type="float" office:value="8402">
            <text:p>8402</text:p>
          </table:table-cell>
        </table:table-row>
        <table:table-row table:style-name="ro2">
          <table:table-cell office:value-type="string">
            <text:p>2012-2013</text:p>
          </table:table-cell>
          <table:table-cell office:value-type="string">
            <text:p>DYRS</text:p>
          </table:table-cell>
          <table:table-cell office:value-type="string">
            <text:p>Maya Angelou Academy at New Beginnings (formerly Oak Hill)</text:p>
          </table:table-cell>
          <table:table-cell office:value-type="float" office:value="4002">
            <text:p>4002</text:p>
          </table:table-cell>
          <table:table-cell office:value-type="float" office:value="860">
            <text:p>860</text:p>
          </table:table-cell>
          <table:table-cell office:value-type="float" office:value="1100087">
            <text:p>1100087</text:p>
          </table:table-cell>
          <table:table-cell office:value-type="string">
            <text:p>Vocational Shared Time/Other/alternative school</text:p>
          </table:table-cell>
          <table:table-cell office:value-type="string">
            <text:p>Other/alternative school</text:p>
          </table:table-cell>
          <table:table-cell office:value-type="string">
            <text:p>www.dyr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Laurel</text:p>
          </table:table-cell>
          <table:table-cell office:value-type="float" office:value="20724">
            <text:p>20724</text:p>
          </table:table-cell>
          <table:table-cell office:value-type="string">
            <text:p>3201 Oak Hill Drive</text:p>
          </table:table-cell>
          <table:table-cell office:value-type="string">
            <text:p>NULL</text:p>
          </table:table-cell>
          <table:table-cell office:value-type="float" office:value="20724">
            <text:p>20724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Quad: MissingStreet Name: Not Valid</text:p>
          </table:table-cell>
          <table:table-cell table:number-columns-repeated="3"/>
          <table:table-cell table:style-name="ce1" office:value-type="float" office:value="39.10862">
            <text:p>39.10862</text:p>
          </table:table-cell>
          <table:table-cell table:style-name="ce1" office:value-type="float" office:value="-76.78012">
            <text:p>-76.78012</text:p>
          </table:table-cell>
          <table:table-cell table:number-columns-repeated="2"/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Youth Services Center</text:p>
          </table:table-cell>
          <table:table-cell office:value-type="float" office:value="1">
            <text:p>1</text:p>
          </table:table-cell>
          <table:table-cell office:value-type="float" office:value="861">
            <text:p>861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Alternative Education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3">
            <text:p>20003</text:p>
          </table:table-cell>
          <table:table-cell office:value-type="string">
            <text:p>1000 Mt <text:s/>Olivet Rd <text:s/>NE</text:p>
          </table:table-cell>
          <table:table-cell office:value-type="string">
            <text:p>NULL</text:p>
          </table:table-cell>
          <table:table-cell office:value-type="float" office:value="20003">
            <text:p>20003</text:p>
          </table:table-cell>
          <table:table-cell table:number-columns-repeated="9" office:value-type="string">
            <text:p>N</text:p>
          </table:table-cell>
          <table:table-cell table:number-columns-repeated="7"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1000 MOUNT OLIVET ROAD NE</text:p>
          </table:table-cell>
          <table:table-cell office:value-type="float" office:value="400989.94">
            <text:p>400989.94</text:p>
          </table:table-cell>
          <table:table-cell office:value-type="float" office:value="138252.92">
            <text:p>138252.92</text:p>
          </table:table-cell>
          <table:table-cell office:value-type="float" office:value="38.91213959">
            <text:p>38.91213959</text:p>
          </table:table-cell>
          <table:table-cell office:value-type="float" office:value="-76.98858584">
            <text:p>-76.98858584</text:p>
          </table:table-cell>
          <table:table-cell office:value-type="string">
            <text:p>Ward 5</text:p>
          </table:table-cell>
          <table:table-cell office:value-type="float" office:value="8803">
            <text:p>8803</text:p>
          </table:table-cell>
          <table:table-cell office:value-type="float" office:value="20002">
            <text:p>20002</text:p>
          </table:table-cell>
          <table:table-cell office:value-type="float" office:value="290013">
            <text:p>29001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24]" office:value-type="float" office:value="38.91213959">
            <text:p>38.91213959</text:p>
          </table:table-cell>
          <table:table-cell table:formula="of:=[.AP224]" office:value-type="float" office:value="-76.98858584">
            <text:p>-76.98858584</text:p>
          </table:table-cell>
          <table:table-cell table:formula="of:=[.AQ224]" office:value-type="string" office:string-value="Ward 5">
            <text:p>Ward 5</text:p>
          </table:table-cell>
          <table:table-cell table:formula="of:=[.AR224]" office:value-type="float" office:value="8803">
            <text:p>8803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Luke Moore Alternative HS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float" office:value="1100030">
            <text:p>1100030</text:p>
          </table:table-cell>
          <table:table-cell office:value-type="string">
            <text:p>Vocational Shared Time</text:p>
          </table:table-cell>
          <table:table-cell office:value-type="string">
            <text:p>Regular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7">
            <text:p>20017</text:p>
          </table:table-cell>
          <table:table-cell office:value-type="string">
            <text:p>1001 Monroe St <text:s/>NE</text:p>
          </table:table-cell>
          <table:table-cell office:value-type="string">
            <text:p>NULL</text:p>
          </table:table-cell>
          <table:table-cell office:value-type="float" office:value="20017">
            <text:p>20017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01 MONROE STREET NE</text:p>
          </table:table-cell>
          <table:table-cell office:value-type="float" office:value="400666.21">
            <text:p>400666.21</text:p>
          </table:table-cell>
          <table:table-cell office:value-type="float" office:value="140488.24">
            <text:p>140488.24</text:p>
          </table:table-cell>
          <table:table-cell office:value-type="float" office:value="38.93227638">
            <text:p>38.93227638</text:p>
          </table:table-cell>
          <table:table-cell office:value-type="float" office:value="-76.99231633">
            <text:p>-76.99231633</text:p>
          </table:table-cell>
          <table:table-cell office:value-type="string">
            <text:p>Ward 5</text:p>
          </table:table-cell>
          <table:table-cell office:value-type="float" office:value="9301">
            <text:p>9301</text:p>
          </table:table-cell>
          <table:table-cell office:value-type="float" office:value="20017">
            <text:p>20017</text:p>
          </table:table-cell>
          <table:table-cell office:value-type="float" office:value="294504">
            <text:p>29450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25]" office:value-type="float" office:value="38.93227638">
            <text:p>38.93227638</text:p>
          </table:table-cell>
          <table:table-cell table:formula="of:=[.AP225]" office:value-type="float" office:value="-76.99231633">
            <text:p>-76.99231633</text:p>
          </table:table-cell>
          <table:table-cell table:formula="of:=[.AQ225]" office:value-type="string" office:string-value="Ward 5">
            <text:p>Ward 5</text:p>
          </table:table-cell>
          <table:table-cell table:formula="of:=[.AR225]" office:value-type="float" office:value="9301">
            <text:p>9301</text:p>
          </table:table-cell>
        </table:table-row>
        <table:table-row table:style-name="ro2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CHOICE Academy MS/SHS</text:p>
          </table:table-cell>
          <table:table-cell office:value-type="float" office:value="1">
            <text:p>1</text:p>
          </table:table-cell>
          <table:table-cell office:value-type="float" office:value="947">
            <text:p>947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Alternative Education School</text:p>
          </table:table-cell>
          <table:table-cell office:value-type="string">
            <text:p>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401 Brentwood Pkwy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4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Quad: Missing</text:p>
          </table:table-cell>
          <table:table-cell office:value-type="float" office:value="85">
            <text:p>85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90957">
            <text:p>38.90957</text:p>
          </table:table-cell>
          <table:table-cell table:style-name="ce1" office:value-type="float" office:value="-76.99562">
            <text:p>-76.99562</text:p>
          </table:table-cell>
          <table:table-cell office:value-type="string">
            <text:p>Ward 5</text:p>
          </table:table-cell>
          <table:table-cell/>
        </table:table-row>
        <table:table-row table:style-name="ro3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LEAD Academy</text:p>
          </table:table-cell>
          <table:table-cell office:value-type="float" office:value="129">
            <text:p>129</text:p>
          </table:table-cell>
          <table:table-cell office:value-type="float" office:value="190">
            <text:p>190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New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421 P St 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4" office:value-type="string">
            <text:p>N</text:p>
          </table:table-cell>
          <table:table-cell office:value-type="string">
            <text:p>Y</text:p>
          </table:table-cell>
          <table:table-cell table:number-columns-repeated="14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421 P STREET NW</text:p>
          </table:table-cell>
          <table:table-cell office:value-type="float" office:value="398428.65">
            <text:p>398428.65</text:p>
          </table:table-cell>
          <table:table-cell office:value-type="float" office:value="138002.89">
            <text:p>138002.89</text:p>
          </table:table-cell>
          <table:table-cell office:value-type="float" office:value="38.90988639">
            <text:p>38.90988639</text:p>
          </table:table-cell>
          <table:table-cell office:value-type="float" office:value="-77.01811734">
            <text:p>-77.01811734</text:p>
          </table:table-cell>
          <table:table-cell office:value-type="string">
            <text:p>Ward 6</text:p>
          </table:table-cell>
          <table:table-cell office:value-type="float" office:value="4801">
            <text:p>4801</text:p>
          </table:table-cell>
          <table:table-cell office:value-type="float" office:value="20001">
            <text:p>20001</text:p>
          </table:table-cell>
          <table:table-cell office:value-type="float" office:value="294487">
            <text:p>29448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27]" office:value-type="float" office:value="38.90988639">
            <text:p>38.90988639</text:p>
          </table:table-cell>
          <table:table-cell table:formula="of:=[.AP227]" office:value-type="float" office:value="-77.01811734">
            <text:p>-77.01811734</text:p>
          </table:table-cell>
          <table:table-cell table:formula="of:=[.AQ227]" office:value-type="string" office:string-value="Ward 6">
            <text:p>Ward 6</text:p>
          </table:table-cell>
          <table:table-cell table:formula="of:=[.AR227]" office:value-type="float" office:value="4801">
            <text:p>48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Maya Angelou PCS</text:p>
          </table:table-cell>
          <table:table-cell office:value-type="string">
            <text:p>Maya Angelou Young Adult Learning Center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100014">
            <text:p>1100014</text:p>
          </table:table-cell>
          <table:table-cell office:value-type="string">
            <text:p>Adult Education</text:p>
          </table:table-cell>
          <table:table-cell office:value-type="string">
            <text:p>Other/alternative school</text:p>
          </table:table-cell>
          <table:table-cell office:value-type="string">
            <text:p>www.seeforever.org</text:p>
          </table:table-cell>
          <table:table-cell office:value-type="string">
            <text:p>No</text:p>
          </table:table-cell>
          <table:table-cell office:value-type="string">
            <text:p>New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5600 E Capitol St 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1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5600 EAST CAPITOL STREET NE</text:p>
          </table:table-cell>
          <table:table-cell office:value-type="float" office:value="406885.34">
            <text:p>406885.34</text:p>
          </table:table-cell>
          <table:table-cell office:value-type="float" office:value="135830.53">
            <text:p>135830.53</text:p>
          </table:table-cell>
          <table:table-cell office:value-type="float" office:value="38.89029144">
            <text:p>38.89029144</text:p>
          </table:table-cell>
          <table:table-cell office:value-type="float" office:value="-76.92063526">
            <text:p>-76.92063526</text:p>
          </table:table-cell>
          <table:table-cell office:value-type="string">
            <text:p>Ward 7</text:p>
          </table:table-cell>
          <table:table-cell office:value-type="float" office:value="7808">
            <text:p>7808</text:p>
          </table:table-cell>
          <table:table-cell office:value-type="float" office:value="20019">
            <text:p>20019</text:p>
          </table:table-cell>
          <table:table-cell office:value-type="float" office:value="289793">
            <text:p>28979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28]" office:value-type="float" office:value="38.89029144">
            <text:p>38.89029144</text:p>
          </table:table-cell>
          <table:table-cell table:formula="of:=[.AP228]" office:value-type="float" office:value="-76.92063526">
            <text:p>-76.92063526</text:p>
          </table:table-cell>
          <table:table-cell table:formula="of:=[.AQ228]" office:value-type="string" office:string-value="Ward 7">
            <text:p>Ward 7</text:p>
          </table:table-cell>
          <table:table-cell table:formula="of:=[.AR228]" office:value-type="float" office:value="7808">
            <text:p>7808</text:p>
          </table:table-cell>
        </table:table-row>
        <table:table-row table:style-name="ro2">
          <table:table-cell office:value-type="string">
            <text:p>2012-2013</text:p>
          </table:table-cell>
          <table:table-cell office:value-type="string">
            <text:p>Cesar Chavez PCS</text:p>
          </table:table-cell>
          <table:table-cell office:value-type="string">
            <text:p>Cesar Chavez PCS Parkside Upper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100005">
            <text:p>1100005</text:p>
          </table:table-cell>
          <table:table-cell table:number-columns-repeated="2" office:value-type="string">
            <text:p>Regular School</text:p>
          </table:table-cell>
          <table:table-cell office:value-type="string">
            <text:p>www.chavezschools.org</text:p>
          </table:table-cell>
          <table:table-cell office:value-type="string">
            <text:p>Yes</text:p>
          </table:table-cell>
          <table:table-cell office:value-type="string">
            <text:p>New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9">
            <text:p>20019</text:p>
          </table:table-cell>
          <table:table-cell office:value-type="string">
            <text:p>3701 Haynes St <text:s/>NE</text:p>
          </table:table-cell>
          <table:table-cell office:value-type="string">
            <text:p>NULL</text:p>
          </table:table-cell>
          <table:table-cell office:value-type="float" office:value="20019">
            <text:p>20019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Street Name: Not Valid</text:p>
          </table:table-cell>
          <table:table-cell office:value-type="float" office:value="98.44">
            <text:p>98.44</text:p>
          </table:table-cell>
          <table:table-cell office:value-type="string">
            <text:p>DC Address</text:p>
          </table:table-cell>
          <table:table-cell/>
          <table:table-cell office:value-type="float" office:value="38.9018">
            <text:p>38.9018</text:p>
          </table:table-cell>
          <table:table-cell office:value-type="float" office:value="-76.9495">
            <text:p>-76.9495</text:p>
          </table:table-cell>
          <table:table-cell office:value-type="string">
            <text:p>Ward 7</text:p>
          </table:table-cell>
          <table:table-cell/>
        </table:table-row>
        <table:table-row table:style-name="ro3">
          <table:table-cell office:value-type="string">
            <text:p>2012-2013</text:p>
          </table:table-cell>
          <table:table-cell office:value-type="string">
            <text:p>Capital City PCS</text:p>
          </table:table-cell>
          <table:table-cell office:value-type="string">
            <text:p>Capital City Middle School</text:p>
          </table:table-cell>
          <table:table-cell office:value-type="float" office:value="108">
            <text:p>108</text:p>
          </table:table-cell>
          <table:table-cell office:value-type="float" office:value="182">
            <text:p>182</text:p>
          </table:table-cell>
          <table:table-cell office:value-type="string">
            <text:p>NULL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ccpcs.org</text:p>
          </table:table-cell>
          <table:table-cell office:value-type="string">
            <text:p>Yes</text:p>
          </table:table-cell>
          <table:table-cell office:value-type="string">
            <text:p>New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1">
            <text:p>20011</text:p>
          </table:table-cell>
          <table:table-cell office:value-type="string">
            <text:p>100 Peabody St NW</text:p>
          </table:table-cell>
          <table:table-cell office:value-type="string">
            <text:p>NULL</text:p>
          </table:table-cell>
          <table:table-cell office:value-type="float" office:value="20011">
            <text:p>20011</text:p>
          </table:table-cell>
          <table:table-cell table:number-columns-repeated="8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00 PEABODY STREET NW</text:p>
          </table:table-cell>
          <table:table-cell office:value-type="float" office:value="398884.8">
            <text:p>398884.8</text:p>
          </table:table-cell>
          <table:table-cell office:value-type="float" office:value="143806.18">
            <text:p>143806.18</text:p>
          </table:table-cell>
          <table:table-cell office:value-type="float" office:value="38.96216486">
            <text:p>38.96216486</text:p>
          </table:table-cell>
          <table:table-cell office:value-type="float" office:value="-77.01286745">
            <text:p>-77.01286745</text:p>
          </table:table-cell>
          <table:table-cell office:value-type="string">
            <text:p>Ward 4</text:p>
          </table:table-cell>
          <table:table-cell office:value-type="float" office:value="1902">
            <text:p>1902</text:p>
          </table:table-cell>
          <table:table-cell office:value-type="float" office:value="20011">
            <text:p>20011</text:p>
          </table:table-cell>
          <table:table-cell office:value-type="float" office:value="277545">
            <text:p>27754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0]" office:value-type="float" office:value="38.96216486">
            <text:p>38.96216486</text:p>
          </table:table-cell>
          <table:table-cell table:formula="of:=[.AP230]" office:value-type="float" office:value="-77.01286745">
            <text:p>-77.01286745</text:p>
          </table:table-cell>
          <table:table-cell table:formula="of:=[.AQ230]" office:value-type="string" office:string-value="Ward 4">
            <text:p>Ward 4</text:p>
          </table:table-cell>
          <table:table-cell table:formula="of:=[.AR230]" office:value-type="float" office:value="1902">
            <text:p>1902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Ingenuity Preparatory PCS</text:p>
          </table:table-cell>
          <table:table-cell office:value-type="string">
            <text:p>Ingenuity Preparatory</text:p>
          </table:table-cell>
          <table:table-cell office:value-type="float" office:value="173">
            <text:p>173</text:p>
          </table:table-cell>
          <table:table-cell office:value-type="float" office:value="200">
            <text:p>200</text:p>
          </table:table-cell>
          <table:table-cell office:value-type="float" office:value="1100090">
            <text:p>110009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http://www.ingenuityprep.org/</text:p>
          </table:table-cell>
          <table:table-cell office:value-type="string">
            <text:p>Yes</text:p>
          </table:table-cell>
          <table:table-cell office:value-type="string">
            <text:p>Future School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3333 14th Street, NW</text:p>
          </table:table-cell>
          <table:table-cell office:value-type="string">
            <text:p>Suite 210</text:p>
          </table:table-cell>
          <table:table-cell office:value-type="float" office:value="20010">
            <text:p>20010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333 14TH STREET NW</text:p>
          </table:table-cell>
          <table:table-cell office:value-type="float" office:value="397187.18">
            <text:p>397187.18</text:p>
          </table:table-cell>
          <table:table-cell office:value-type="float" office:value="140338.09">
            <text:p>140338.09</text:p>
          </table:table-cell>
          <table:table-cell office:value-type="float" office:value="38.93091953">
            <text:p>38.93091953</text:p>
          </table:table-cell>
          <table:table-cell office:value-type="float" office:value="-77.03244079">
            <text:p>-77.03244079</text:p>
          </table:table-cell>
          <table:table-cell office:value-type="string">
            <text:p>Ward 1</text:p>
          </table:table-cell>
          <table:table-cell office:value-type="float" office:value="2900">
            <text:p>2900</text:p>
          </table:table-cell>
          <table:table-cell office:value-type="float" office:value="20010">
            <text:p>20010</text:p>
          </table:table-cell>
          <table:table-cell office:value-type="float" office:value="299650">
            <text:p>29965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1]" office:value-type="float" office:value="38.93091953">
            <text:p>38.93091953</text:p>
          </table:table-cell>
          <table:table-cell table:formula="of:=[.AP231]" office:value-type="float" office:value="-77.03244079">
            <text:p>-77.03244079</text:p>
          </table:table-cell>
          <table:table-cell table:formula="of:=[.AQ231]" office:value-type="string" office:string-value="Ward 1">
            <text:p>Ward 1</text:p>
          </table:table-cell>
          <table:table-cell table:formula="of:=[.AR231]" office:value-type="float" office:value="2900">
            <text:p>29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Sela PCS</text:p>
          </table:table-cell>
          <table:table-cell office:value-type="string">
            <text:p>Sela PCS</text:p>
          </table:table-cell>
          <table:table-cell office:value-type="float" office:value="174">
            <text:p>174</text:p>
          </table:table-cell>
          <table:table-cell office:value-type="float" office:value="197">
            <text:p>197</text:p>
          </table:table-cell>
          <table:table-cell office:value-type="float" office:value="1100088">
            <text:p>1100088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http://www.selapcs.org</text:p>
          </table:table-cell>
          <table:table-cell office:value-type="string">
            <text:p>Yes</text:p>
          </table:table-cell>
          <table:table-cell office:value-type="string">
            <text:p>Future School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3333 14th Street, NW</text:p>
          </table:table-cell>
          <table:table-cell office:value-type="string">
            <text:p>Suite 210</text:p>
          </table:table-cell>
          <table:table-cell office:value-type="float" office:value="20010">
            <text:p>20010</text:p>
          </table:table-cell>
          <table:table-cell table:number-columns-repeated="19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333 14TH STREET NW</text:p>
          </table:table-cell>
          <table:table-cell office:value-type="float" office:value="397187.18">
            <text:p>397187.18</text:p>
          </table:table-cell>
          <table:table-cell office:value-type="float" office:value="140338.09">
            <text:p>140338.09</text:p>
          </table:table-cell>
          <table:table-cell office:value-type="float" office:value="38.93091953">
            <text:p>38.93091953</text:p>
          </table:table-cell>
          <table:table-cell office:value-type="float" office:value="-77.03244079">
            <text:p>-77.03244079</text:p>
          </table:table-cell>
          <table:table-cell office:value-type="string">
            <text:p>Ward 1</text:p>
          </table:table-cell>
          <table:table-cell office:value-type="float" office:value="2900">
            <text:p>2900</text:p>
          </table:table-cell>
          <table:table-cell office:value-type="float" office:value="20010">
            <text:p>20010</text:p>
          </table:table-cell>
          <table:table-cell office:value-type="float" office:value="299650">
            <text:p>29965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2]" office:value-type="float" office:value="38.93091953">
            <text:p>38.93091953</text:p>
          </table:table-cell>
          <table:table-cell table:formula="of:=[.AP232]" office:value-type="float" office:value="-77.03244079">
            <text:p>-77.03244079</text:p>
          </table:table-cell>
          <table:table-cell table:formula="of:=[.AQ232]" office:value-type="string" office:string-value="Ward 1">
            <text:p>Ward 1</text:p>
          </table:table-cell>
          <table:table-cell table:formula="of:=[.AR232]" office:value-type="float" office:value="2900">
            <text:p>2900</text:p>
          </table:table-cell>
        </table:table-row>
        <table:table-row table:style-name="ro3">
          <table:table-cell office:value-type="string">
            <text:p>2012-2013</text:p>
          </table:table-cell>
          <table:table-cell table:number-columns-repeated="2" office:value-type="string">
            <text:p>Somerset PCS</text:p>
          </table:table-cell>
          <table:table-cell office:value-type="float" office:value="175">
            <text:p>175</text:p>
          </table:table-cell>
          <table:table-cell office:value-type="float" office:value="187">
            <text:p>187</text:p>
          </table:table-cell>
          <table:table-cell office:value-type="float" office:value="1100089">
            <text:p>1100089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dcpublic@dcpcsb.org</text:p>
          </table:table-cell>
          <table:table-cell office:value-type="string">
            <text:p>Yes</text:p>
          </table:table-cell>
          <table:table-cell office:value-type="string">
            <text:p>Future School</text:p>
          </table:table-cell>
          <table:table-cell office:value-type="string">
            <text:p>Suite 210</text:p>
          </table:table-cell>
          <table:table-cell office:value-type="string">
            <text:p>Washington</text:p>
          </table:table-cell>
          <table:table-cell office:value-type="float" office:value="20010">
            <text:p>20010</text:p>
          </table:table-cell>
          <table:table-cell office:value-type="string">
            <text:p>3333 14th Street, NW</text:p>
          </table:table-cell>
          <table:table-cell office:value-type="string">
            <text:p>Suite 210</text:p>
          </table:table-cell>
          <table:table-cell office:value-type="float" office:value="20010">
            <text:p>20010</text:p>
          </table:table-cell>
          <table:table-cell table:number-columns-repeated="19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3333 14TH STREET NW</text:p>
          </table:table-cell>
          <table:table-cell office:value-type="float" office:value="397187.18">
            <text:p>397187.18</text:p>
          </table:table-cell>
          <table:table-cell office:value-type="float" office:value="140338.09">
            <text:p>140338.09</text:p>
          </table:table-cell>
          <table:table-cell office:value-type="float" office:value="38.93091953">
            <text:p>38.93091953</text:p>
          </table:table-cell>
          <table:table-cell office:value-type="float" office:value="-77.03244079">
            <text:p>-77.03244079</text:p>
          </table:table-cell>
          <table:table-cell office:value-type="string">
            <text:p>Ward 1</text:p>
          </table:table-cell>
          <table:table-cell office:value-type="float" office:value="2900">
            <text:p>2900</text:p>
          </table:table-cell>
          <table:table-cell office:value-type="float" office:value="20010">
            <text:p>20010</text:p>
          </table:table-cell>
          <table:table-cell office:value-type="float" office:value="299650">
            <text:p>29965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3]" office:value-type="float" office:value="38.93091953">
            <text:p>38.93091953</text:p>
          </table:table-cell>
          <table:table-cell table:formula="of:=[.AP233]" office:value-type="float" office:value="-77.03244079">
            <text:p>-77.03244079</text:p>
          </table:table-cell>
          <table:table-cell table:formula="of:=[.AQ233]" office:value-type="string" office:string-value="Ward 1">
            <text:p>Ward 1</text:p>
          </table:table-cell>
          <table:table-cell table:formula="of:=[.AR233]" office:value-type="float" office:value="2900">
            <text:p>29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Early S.T.A.G.E.S. at Walker Jones EC</text:p>
          </table:table-cell>
          <table:table-cell office:value-type="float" office:value="1">
            <text:p>1</text:p>
          </table:table-cell>
          <table:table-cell office:value-type="float" office:value="6000">
            <text:p>6000</text:p>
          </table:table-cell>
          <table:table-cell office:value-type="string">
            <text:p>NULL</text:p>
          </table:table-cell>
          <table:table-cell table:number-columns-repeated="2" office:value-type="string">
            <text:p>Program-Non Reportable</text:p>
          </table:table-cell>
          <table:table-cell office:value-type="string">
            <text:p>http://www.earlystagesdc.org/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1125 New Jersey Avenue, 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20" office:value-type="string">
            <text:p>NULL</text:p>
          </table:table-cell>
          <table:table-cell office:value-type="string">
            <text:p>1125 NEW JERSEY AVENUE NW</text:p>
          </table:table-cell>
          <table:table-cell office:value-type="float" office:value="398792.97">
            <text:p>398792.97</text:p>
          </table:table-cell>
          <table:table-cell office:value-type="float" office:value="137370.7">
            <text:p>137370.7</text:p>
          </table:table-cell>
          <table:table-cell office:value-type="float" office:value="38.90419198">
            <text:p>38.90419198</text:p>
          </table:table-cell>
          <table:table-cell office:value-type="float" office:value="-77.01391569">
            <text:p>-77.01391569</text:p>
          </table:table-cell>
          <table:table-cell office:value-type="string">
            <text:p>Ward 6</text:p>
          </table:table-cell>
          <table:table-cell office:value-type="float" office:value="4701">
            <text:p>4701</text:p>
          </table:table-cell>
          <table:table-cell office:value-type="float" office:value="20001">
            <text:p>20001</text:p>
          </table:table-cell>
          <table:table-cell office:value-type="float" office:value="307735">
            <text:p>30773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4]" office:value-type="float" office:value="38.90419198">
            <text:p>38.90419198</text:p>
          </table:table-cell>
          <table:table-cell table:formula="of:=[.AP234]" office:value-type="float" office:value="-77.01391569">
            <text:p>-77.01391569</text:p>
          </table:table-cell>
          <table:table-cell table:formula="of:=[.AQ234]" office:value-type="string" office:string-value="Ward 6">
            <text:p>Ward 6</text:p>
          </table:table-cell>
          <table:table-cell table:formula="of:=[.AR234]" office:value-type="float" office:value="4701">
            <text:p>47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Private/Religious School Enrollment (PRO)</text:p>
          </table:table-cell>
          <table:table-cell office:value-type="float" office:value="1">
            <text:p>1</text:p>
          </table:table-cell>
          <table:table-cell office:value-type="float" office:value="7000">
            <text:p>7000</text:p>
          </table:table-cell>
          <table:table-cell office:value-type="string">
            <text:p>NULL</text:p>
          </table:table-cell>
          <table:table-cell table:number-columns-repeated="2" office:value-type="string">
            <text:p>Program-Non Reportable</text:p>
          </table:table-cell>
          <table:table-cell office:value-type="string">
            <text:p>http://www.dcps.dc.gov</text:p>
          </table:table-cell>
          <table:table-cell office:value-type="string">
            <text:p>NULL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200 First S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0" office:value-type="string">
            <text:p>NULL</text:p>
          </table:table-cell>
          <table:table-cell office:value-type="string">
            <text:p>1200 1ST STREET NE</text:p>
          </table:table-cell>
          <table:table-cell office:value-type="float" office:value="399448.73">
            <text:p>399448.73</text:p>
          </table:table-cell>
          <table:table-cell office:value-type="float" office:value="137581.05">
            <text:p>137581.05</text:p>
          </table:table-cell>
          <table:table-cell office:value-type="float" office:value="38.90608754">
            <text:p>38.90608754</text:p>
          </table:table-cell>
          <table:table-cell office:value-type="float" office:value="-77.00635569">
            <text:p>-77.00635569</text:p>
          </table:table-cell>
          <table:table-cell office:value-type="string">
            <text:p>Ward 6</text:p>
          </table:table-cell>
          <table:table-cell office:value-type="float" office:value="10600">
            <text:p>10600</text:p>
          </table:table-cell>
          <table:table-cell office:value-type="float" office:value="20002">
            <text:p>20002</text:p>
          </table:table-cell>
          <table:table-cell office:value-type="float" office:value="302635">
            <text:p>30263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5]" office:value-type="float" office:value="38.90608754">
            <text:p>38.90608754</text:p>
          </table:table-cell>
          <table:table-cell table:formula="of:=[.AP235]" office:value-type="float" office:value="-77.00635569">
            <text:p>-77.00635569</text:p>
          </table:table-cell>
          <table:table-cell table:formula="of:=[.AQ235]" office:value-type="string" office:string-value="Ward 6">
            <text:p>Ward 6</text:p>
          </table:table-cell>
          <table:table-cell table:formula="of:=[.AR235]" office:value-type="float" office:value="10600">
            <text:p>106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School Within School at Logan Annex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Program-Non Reportable</text:p>
          </table:table-cell>
          <table:table-cell office:value-type="string">
            <text:p>http://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215 G S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office:value-type="string">
            <text:p>NULL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15 G STREET NE</text:p>
          </table:table-cell>
          <table:table-cell office:value-type="float" office:value="399777.37">
            <text:p>399777.37</text:p>
          </table:table-cell>
          <table:table-cell office:value-type="float" office:value="136742.12">
            <text:p>136742.12</text:p>
          </table:table-cell>
          <table:table-cell office:value-type="float" office:value="38.89853031">
            <text:p>38.89853031</text:p>
          </table:table-cell>
          <table:table-cell office:value-type="float" office:value="-77.00256647">
            <text:p>-77.00256647</text:p>
          </table:table-cell>
          <table:table-cell office:value-type="string">
            <text:p>Ward 6</text:p>
          </table:table-cell>
          <table:table-cell office:value-type="float" office:value="8301">
            <text:p>8301</text:p>
          </table:table-cell>
          <table:table-cell office:value-type="float" office:value="20002">
            <text:p>20002</text:p>
          </table:table-cell>
          <table:table-cell office:value-type="float" office:value="286687">
            <text:p>28668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6]" office:value-type="float" office:value="38.89853031">
            <text:p>38.89853031</text:p>
          </table:table-cell>
          <table:table-cell table:formula="of:=[.AP236]" office:value-type="float" office:value="-77.00256647">
            <text:p>-77.00256647</text:p>
          </table:table-cell>
          <table:table-cell table:formula="of:=[.AQ236]" office:value-type="string" office:string-value="Ward 6">
            <text:p>Ward 6</text:p>
          </table:table-cell>
          <table:table-cell table:formula="of:=[.AR236]" office:value-type="float" office:value="8301">
            <text:p>8301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Pre-Engineering SWSC at Dunbar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office:value-type="float" office:value="1100030">
            <text:p>1100030</text:p>
          </table:table-cell>
          <table:table-cell table:number-columns-repeated="2" office:value-type="string">
            <text:p>Program-Non Reportable</text:p>
          </table:table-cell>
          <table:table-cell office:value-type="string">
            <text:p>http://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1">
            <text:p>20001</text:p>
          </table:table-cell>
          <table:table-cell office:value-type="string">
            <text:p>1301 NEW JERSEY AVE NW</text:p>
          </table:table-cell>
          <table:table-cell office:value-type="string">
            <text:p>NULL</text:p>
          </table:table-cell>
          <table:table-cell office:value-type="float" office:value="20001">
            <text:p>20001</text:p>
          </table:table-cell>
          <table:table-cell table:number-columns-repeated="12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301 NEW JERSEY AVENUE NW</text:p>
          </table:table-cell>
          <table:table-cell office:value-type="float" office:value="398725.55">
            <text:p>398725.55</text:p>
          </table:table-cell>
          <table:table-cell office:value-type="float" office:value="137851.55">
            <text:p>137851.55</text:p>
          </table:table-cell>
          <table:table-cell office:value-type="float" office:value="38.90852355">
            <text:p>38.90852355</text:p>
          </table:table-cell>
          <table:table-cell office:value-type="float" office:value="-77.01469386">
            <text:p>-77.01469386</text:p>
          </table:table-cell>
          <table:table-cell office:value-type="string">
            <text:p>Ward 5</text:p>
          </table:table-cell>
          <table:table-cell office:value-type="float" office:value="4600">
            <text:p>4600</text:p>
          </table:table-cell>
          <table:table-cell office:value-type="float" office:value="20001">
            <text:p>20001</text:p>
          </table:table-cell>
          <table:table-cell office:value-type="float" office:value="279021">
            <text:p>27902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7]" office:value-type="float" office:value="38.90852355">
            <text:p>38.90852355</text:p>
          </table:table-cell>
          <table:table-cell table:formula="of:=[.AP237]" office:value-type="float" office:value="-77.01469386">
            <text:p>-77.01469386</text:p>
          </table:table-cell>
          <table:table-cell table:formula="of:=[.AQ237]" office:value-type="string" office:string-value="Ward 5">
            <text:p>Ward 5</text:p>
          </table:table-cell>
          <table:table-cell table:formula="of:=[.AR237]" office:value-type="float" office:value="4600">
            <text:p>46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LaShawn - DCPS Non Public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1100030">
            <text:p>1100030</text:p>
          </table:table-cell>
          <table:table-cell office:value-type="string">
            <text:p>NULL</text:p>
          </table:table-cell>
          <table:table-cell office:value-type="string">
            <text:p>Other/alternative school</text:p>
          </table:table-cell>
          <table:table-cell office:value-type="string">
            <text:p>http://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825 N. Capitol S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3" office:value-type="string">
            <text:p>N</text:p>
          </table:table-cell>
          <table:table-cell table:number-columns-repeated="1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825 NORTH CAPITOL STREET NE</text:p>
          </table:table-cell>
          <table:table-cell office:value-type="float" office:value="399267.37">
            <text:p>399267.37</text:p>
          </table:table-cell>
          <table:table-cell office:value-type="float" office:value="137018.38">
            <text:p>137018.38</text:p>
          </table:table-cell>
          <table:table-cell office:value-type="float" office:value="38.90101868">
            <text:p>38.90101868</text:p>
          </table:table-cell>
          <table:table-cell office:value-type="float" office:value="-77.00844602">
            <text:p>-77.00844602</text:p>
          </table:table-cell>
          <table:table-cell office:value-type="string">
            <text:p>Ward 6</text:p>
          </table:table-cell>
          <table:table-cell office:value-type="float" office:value="10600">
            <text:p>10600</text:p>
          </table:table-cell>
          <table:table-cell office:value-type="float" office:value="20002">
            <text:p>20002</text:p>
          </table:table-cell>
          <table:table-cell office:value-type="float" office:value="289003">
            <text:p>28900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8]" office:value-type="float" office:value="38.90101868">
            <text:p>38.90101868</text:p>
          </table:table-cell>
          <table:table-cell table:formula="of:=[.AP238]" office:value-type="float" office:value="-77.00844602">
            <text:p>-77.00844602</text:p>
          </table:table-cell>
          <table:table-cell table:formula="of:=[.AQ238]" office:value-type="string" office:string-value="Ward 6">
            <text:p>Ward 6</text:p>
          </table:table-cell>
          <table:table-cell table:formula="of:=[.AR238]" office:value-type="float" office:value="10600">
            <text:p>10600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Oyster Adams <text:s/>Bilingual School (Adams)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100030">
            <text:p>1100030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http://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8">
            <text:p>20008</text:p>
          </table:table-cell>
          <table:table-cell office:value-type="string">
            <text:p>2020 19th St. NW</text:p>
          </table:table-cell>
          <table:table-cell office:value-type="string">
            <text:p>NULL</text:p>
          </table:table-cell>
          <table:table-cell office:value-type="float" office:value="20008">
            <text:p>20008</text:p>
          </table:table-cell>
          <table:table-cell table:number-columns-repeated="7" office:value-type="string">
            <text:p>N</text:p>
          </table:table-cell>
          <table:table-cell table:number-columns-repeated="5" office:value-type="string">
            <text:p>Y</text:p>
          </table:table-cell>
          <table:table-cell table:number-columns-repeated="7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2020 19TH STREET NW</text:p>
          </table:table-cell>
          <table:table-cell office:value-type="float" office:value="396151.48">
            <text:p>396151.48</text:p>
          </table:table-cell>
          <table:table-cell office:value-type="float" office:value="138827.7">
            <text:p>138827.7</text:p>
          </table:table-cell>
          <table:table-cell office:value-type="float" office:value="38.91730954">
            <text:p>38.91730954</text:p>
          </table:table-cell>
          <table:table-cell office:value-type="float" office:value="-77.04437725">
            <text:p>-77.04437725</text:p>
          </table:table-cell>
          <table:table-cell office:value-type="string">
            <text:p>Ward 1</text:p>
          </table:table-cell>
          <table:table-cell office:value-type="float" office:value="4002">
            <text:p>4002</text:p>
          </table:table-cell>
          <table:table-cell office:value-type="float" office:value="20009">
            <text:p>20009</text:p>
          </table:table-cell>
          <table:table-cell office:value-type="float" office:value="294534">
            <text:p>29453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39]" office:value-type="float" office:value="38.91730954">
            <text:p>38.91730954</text:p>
          </table:table-cell>
          <table:table-cell table:formula="of:=[.AP239]" office:value-type="float" office:value="-77.04437725">
            <text:p>-77.04437725</text:p>
          </table:table-cell>
          <table:table-cell table:formula="of:=[.AQ239]" office:value-type="string" office:string-value="Ward 1">
            <text:p>Ward 1</text:p>
          </table:table-cell>
          <table:table-cell table:formula="of:=[.AR239]" office:value-type="float" office:value="4002">
            <text:p>4002</text:p>
          </table:table-cell>
        </table:table-row>
        <table:table-row table:style-name="ro3">
          <table:table-cell office:value-type="string">
            <text:p>2012-2013</text:p>
          </table:table-cell>
          <table:table-cell office:value-type="string">
            <text:p>District of Columbia Public Schools</text:p>
          </table:table-cell>
          <table:table-cell office:value-type="string">
            <text:p>Child &amp; Family Services- Regular Ed</text:p>
          </table:table-cell>
          <table:table-cell office:value-type="float" office:value="1">
            <text:p>1</text:p>
          </table:table-cell>
          <table:table-cell office:value-type="float" office:value="958">
            <text:p>958</text:p>
          </table:table-cell>
          <table:table-cell office:value-type="float" office:value="1100030">
            <text:p>1100030</text:p>
          </table:table-cell>
          <table:table-cell office:value-type="string">
            <text:p>NULL</text:p>
          </table:table-cell>
          <table:table-cell office:value-type="string">
            <text:p>Regular School</text:p>
          </table:table-cell>
          <table:table-cell office:value-type="string">
            <text:p>http://www.dcps.dc.gov</text:p>
          </table:table-cell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200 First Street NE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office:value-type="string">
            <text:p>NULL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table:number-columns-repeated="13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ULL</text:p>
          </table:table-cell>
          <table:table-cell office:value-type="string">
            <text:p>1200 1ST STREET NE</text:p>
          </table:table-cell>
          <table:table-cell office:value-type="float" office:value="399448.73">
            <text:p>399448.73</text:p>
          </table:table-cell>
          <table:table-cell office:value-type="float" office:value="137581.05">
            <text:p>137581.05</text:p>
          </table:table-cell>
          <table:table-cell office:value-type="float" office:value="38.90608754">
            <text:p>38.90608754</text:p>
          </table:table-cell>
          <table:table-cell office:value-type="float" office:value="-77.00635569">
            <text:p>-77.00635569</text:p>
          </table:table-cell>
          <table:table-cell office:value-type="string">
            <text:p>Ward 6</text:p>
          </table:table-cell>
          <table:table-cell office:value-type="float" office:value="10600">
            <text:p>10600</text:p>
          </table:table-cell>
          <table:table-cell office:value-type="float" office:value="20002">
            <text:p>20002</text:p>
          </table:table-cell>
          <table:table-cell office:value-type="float" office:value="302635">
            <text:p>30263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DC Address</text:p>
          </table:table-cell>
          <table:table-cell/>
          <table:table-cell table:formula="of:=[.AO240]" office:value-type="float" office:value="38.90608754">
            <text:p>38.90608754</text:p>
          </table:table-cell>
          <table:table-cell table:formula="of:=[.AP240]" office:value-type="float" office:value="-77.00635569">
            <text:p>-77.00635569</text:p>
          </table:table-cell>
          <table:table-cell table:formula="of:=[.AQ240]" office:value-type="string" office:string-value="Ward 6">
            <text:p>Ward 6</text:p>
          </table:table-cell>
          <table:table-cell table:formula="of:=[.AR240]" office:value-type="float" office:value="10600">
            <text:p>10600</text:p>
          </table:table-cell>
        </table:table-row>
        <table:table-row table:style-name="ro2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Connect Academy</text:p>
          </table:table-cell>
          <table:table-cell office:value-type="float" office:value="129">
            <text:p>129</text:p>
          </table:table-cell>
          <table:table-cell office:value-type="float" office:value="209">
            <text:p>209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Future School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375 Mt Olivet Road NEA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2" office:value-type="string">
            <text:p>Y</text:p>
          </table:table-cell>
          <table:table-cell table:number-columns-repeated="17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Quad: Missing</text:p>
          </table:table-cell>
          <table:table-cell office:value-type="float" office:value="85">
            <text:p>85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90738">
            <text:p>38.90738</text:p>
          </table:table-cell>
          <table:table-cell table:style-name="ce1" office:value-type="float" office:value="-76.98131">
            <text:p>-76.98131</text:p>
          </table:table-cell>
          <table:table-cell office:value-type="string">
            <text:p>Ward 5</text:p>
          </table:table-cell>
          <table:table-cell/>
        </table:table-row>
        <table:table-row table:style-name="ro2">
          <table:table-cell office:value-type="string">
            <text:p>2012-2013</text:p>
          </table:table-cell>
          <table:table-cell office:value-type="string">
            <text:p>KIPP DC PCS</text:p>
          </table:table-cell>
          <table:table-cell office:value-type="string">
            <text:p>KIPP DC Spring Academy</text:p>
          </table:table-cell>
          <table:table-cell office:value-type="float" office:value="129">
            <text:p>129</text:p>
          </table:table-cell>
          <table:table-cell office:value-type="float" office:value="214">
            <text:p>214</text:p>
          </table:table-cell>
          <table:table-cell office:value-type="float" office:value="1100031">
            <text:p>1100031</text:p>
          </table:table-cell>
          <table:table-cell office:value-type="string">
            <text:p>Regular school</text:p>
          </table:table-cell>
          <table:table-cell office:value-type="string">
            <text:p>Regular School</text:p>
          </table:table-cell>
          <table:table-cell office:value-type="string">
            <text:p>www.kippdc.org</text:p>
          </table:table-cell>
          <table:table-cell office:value-type="string">
            <text:p>Yes</text:p>
          </table:table-cell>
          <table:table-cell office:value-type="string">
            <text:p>Future School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02">
            <text:p>20002</text:p>
          </table:table-cell>
          <table:table-cell office:value-type="string">
            <text:p>1375 Mt Olivet Road NEA</text:p>
          </table:table-cell>
          <table:table-cell office:value-type="string">
            <text:p>NULL</text:p>
          </table:table-cell>
          <table:table-cell office:value-type="float" office:value="20002">
            <text:p>20002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table:number-columns-repeated="15" office:value-type="string">
            <text:p>N</text:p>
          </table:table-cell>
          <table:table-cell office:value-type="string">
            <text:p>NULL</text:p>
          </table:table-cell>
          <table:table-cell table:number-columns-repeated="9"/>
          <table:table-cell office:value-type="string">
            <text:p>Quad: Missing</text:p>
          </table:table-cell>
          <table:table-cell office:value-type="float" office:value="85">
            <text:p>85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90738">
            <text:p>38.90738</text:p>
          </table:table-cell>
          <table:table-cell table:style-name="ce1" office:value-type="float" office:value="-76.98131">
            <text:p>-76.98131</text:p>
          </table:table-cell>
          <table:table-cell office:value-type="string">
            <text:p>Ward 5</text:p>
          </table:table-cell>
          <table:table-cell/>
        </table:table-row>
        <table:table-row table:style-name="ro1">
          <table:table-cell office:value-type="string">
            <text:p>2012-2013</text:p>
          </table:table-cell>
          <table:table-cell table:number-columns-repeated="2" office:value-type="string">
            <text:p>Community College Preparatory Academy PCS</text:p>
          </table:table-cell>
          <table:table-cell office:value-type="float" office:value="176">
            <text:p>176</text:p>
          </table:table-cell>
          <table:table-cell office:value-type="float" office:value="216">
            <text:p>216</text:p>
          </table:table-cell>
          <table:table-cell office:value-type="float" office:value="1100092">
            <text:p>1100092</text:p>
          </table:table-cell>
          <table:table-cell table:number-columns-repeated="2" office:value-type="string">
            <text:p>Regular School</text:p>
          </table:table-cell>
          <table:table-cell office:value-type="string">
            <text:p>www.ccprepacademy.com</text:p>
          </table:table-cell>
          <table:table-cell office:value-type="string">
            <text:p>Yes</text:p>
          </table:table-cell>
          <table:table-cell office:value-type="string">
            <text:p>Future School</text:p>
          </table:table-cell>
          <table:table-cell office:value-type="string">
            <text:p>NULL</text:p>
          </table:table-cell>
          <table:table-cell office:value-type="string">
            <text:p>Washington</text:p>
          </table:table-cell>
          <table:table-cell office:value-type="float" office:value="20032">
            <text:p>20032</text:p>
          </table:table-cell>
          <table:table-cell office:value-type="string">
            <text:p>2495 Martin Luther King Jr. Ave SE</text:p>
          </table:table-cell>
          <table:table-cell office:value-type="string">
            <text:p>NULL</text:p>
          </table:table-cell>
          <table:table-cell office:value-type="float" office:value="20032">
            <text:p>20032</text:p>
          </table:table-cell>
          <table:table-cell table:number-columns-repeated="18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ULL</text:p>
          </table:table-cell>
          <table:table-cell table:number-columns-repeated="6"/>
          <table:table-cell/>
          <table:table-cell table:number-columns-repeated="2"/>
          <table:table-cell office:value-type="string">
            <text:p>.dc.gov/mar/submit_info.aspx?addressid=2495&amp;addsuf=&amp;stnm=MARTIN LUTHER KING JR&amp;sttype=AVENUE&amp;stquad=SE&amp;Flag=YSubmission URL: http://dcatlas.dcgis.dc.gov/mar/submit_info.aspx?addressid=2495&amp;addsuf=&amp;stnm=MARTIN LUTHER KING JR&amp;sttype=AVENUE&amp;stquad=SE&amp;Flag=Y</text:p>
          </table:table-cell>
          <table:table-cell office:value-type="float" office:value="82">
            <text:p>82</text:p>
          </table:table-cell>
          <table:table-cell office:value-type="string">
            <text:p>DC Address</text:p>
          </table:table-cell>
          <table:table-cell/>
          <table:table-cell table:style-name="ce1" office:value-type="float" office:value="38.86158">
            <text:p>38.86158</text:p>
          </table:table-cell>
          <table:table-cell table:style-name="ce1" office:value-type="float" office:value="-76.99352">
            <text:p>-76.99352</text:p>
          </table:table-cell>
          <table:table-cell office:value-type="string">
            <text:p>Ward 8</text:p>
          </table:table-cell>
          <table:table-cell table:formula="of:=[.AR243]" office:value-type="float" office:value="0">
            <text:p>0</text:p>
          </table:table-cell>
        </table:table-row>
        <table:table-row table:style-name="ro3" table:number-rows-repeated="1048332">
          <table:table-cell table:number-columns-repeated="54"/>
        </table:table-row>
        <table:table-row table:style-name="ro3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3:56:23</dc:date>
    <meta:generator>LibreOffice/4.0.2.2$MacOSX_x86 LibreOffice_project/4c82dcdd6efcd48b1d8bba66bfe1989deee49c3</meta:generator>
    <meta:editing-duration>PT4H2M30S</meta:editing-duration>
    <meta:editing-cycles>10</meta:editing-cycles>
    <meta:document-statistic meta:table-count="1" meta:cell-count="12506" meta:object-count="0"/>
    <meta:user-defined meta:name=""/>
  </office:meta>
</office:document-meta>
</file>